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eel diameter</text:p>
          </table:table-cell>
          <table:table-cell office:value-type="string" calcext:value-type="string">
            <text:p>Wheel circumference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Clock</text:p>
          </table:table-cell>
          <table:table-cell table:number-columns-repeated="6"/>
          <table:table-cell table:number-columns-repeated="2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]*3.1419" office:value-type="float" office:value="116.2503" calcext:value-type="float">
            <text:p>116.2503</text:p>
          </table:table-cell>
          <table:table-cell office:value-type="float" office:value="48" calcext:value-type="float">
            <text:p>48</text:p>
          </table:table-cell>
          <table:table-cell office:value-type="float" office:value="16000000" calcext:value-type="float">
            <text:p>16000000</text:p>
          </table:table-cell>
          <table:table-cell table:number-columns-repeated="6"/>
          <table:table-cell table:number-columns-repeated="2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number-columns-repeated="2" office:value-type="float" office:value="1024" calcext:value-type="float">
            <text:p>1024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uSteps</text:p>
          </table:table-cell>
          <table:table-cell table:style-name="ce1" office:value-type="string" calcext:value-type="string">
            <text:p>Clock prescaler</text:p>
          </table:table-cell>
          <table:table-cell table:style-name="ce1" office:value-type="string" calcext:value-type="string">
            <text:p>Slopes per cycle</text:p>
          </table:table-cell>
          <table:table-cell table:style-name="ce1" office:value-type="string" calcext:value-type="string">
            <text:p>uSteps per rotation</text:p>
          </table:table-cell>
          <table:table-cell table:style-name="ce1" office:value-type="string" calcext:value-type="string">
            <text:p>mm per uStep</text:p>
          </table:table-cell>
          <table:table-cell table:style-name="ce1" office:value-type="string" calcext:value-type="string">
            <text:p>Timer clock</text:p>
          </table:table-cell>
          <table:table-cell table:style-name="ce1" office:value-type="string" calcext:value-type="string">
            <text:p>Max uSteps per second</text:p>
          </table:table-cell>
          <table:table-cell table:style-name="ce1" office:value-type="string" calcext:value-type="string">
            <text:p>Min uSteps per second</text:p>
          </table:table-cell>
          <table:table-cell table:style-name="ce1" office:value-type="string" calcext:value-type="string">
            <text:p>Max mm/second</text:p>
          </table:table-cell>
          <table:table-cell table:style-name="ce1" office:value-type="string" calcext:value-type="string">
            <text:p>Min mm/second</text:p>
          </table:table-cell>
          <table:table-cell table:style-name="ce1"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$C$4]*[.A7]" office:value-type="float" office:value="48" calcext:value-type="float">
            <text:p>48</text:p>
          </table:table-cell>
          <table:table-cell table:formula="of:=[.$B$4]/[.D7]" office:value-type="float" office:value="2.42188125" calcext:value-type="float">
            <text:p>2.42188125</text:p>
          </table:table-cell>
          <table:table-cell table:formula="of:=[.$D$4]/[.B7]" office:value-type="float" office:value="16000000" calcext:value-type="float">
            <text:p>16000000</text:p>
          </table:table-cell>
          <table:table-cell table:formula="of:=[.F7]/(2*[.C7])" office:value-type="float" office:value="8000000" calcext:value-type="float">
            <text:p>8000000</text:p>
          </table:table-cell>
          <table:table-cell table:formula="of:=[.G7]/255" office:value-type="float" office:value="31372.5490196078" calcext:value-type="float">
            <text:p>31372.5490196078</text:p>
          </table:table-cell>
          <table:table-cell table:formula="of:=[.E7]*[.G7]" office:value-type="float" office:value="19375050" calcext:value-type="float">
            <text:p>19375050</text:p>
          </table:table-cell>
          <table:table-cell table:formula="of:=[.E7]*[.H7]" office:value-type="float" office:value="75980.5882352941" calcext:value-type="float">
            <text:p>75980.588235294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8]" office:value-type="float" office:value="96" calcext:value-type="float">
            <text:p>96</text:p>
          </table:table-cell>
          <table:table-cell table:formula="of:=[.$B$4]/[.D8]" office:value-type="float" office:value="1.210940625" calcext:value-type="float">
            <text:p>1.210940625</text:p>
          </table:table-cell>
          <table:table-cell table:formula="of:=[.$D$4]/[.B8]" office:value-type="float" office:value="16000000" calcext:value-type="float">
            <text:p>16000000</text:p>
          </table:table-cell>
          <table:table-cell table:formula="of:=[.F8]/(2*[.C8])" office:value-type="float" office:value="8000000" calcext:value-type="float">
            <text:p>8000000</text:p>
          </table:table-cell>
          <table:table-cell table:formula="of:=[.G8]/255" office:value-type="float" office:value="31372.5490196078" calcext:value-type="float">
            <text:p>31372.5490196078</text:p>
          </table:table-cell>
          <table:table-cell table:formula="of:=[.E8]*[.G8]" office:value-type="float" office:value="9687525" calcext:value-type="float">
            <text:p>9687525</text:p>
          </table:table-cell>
          <table:table-cell table:formula="of:=[.E8]*[.H8]" office:value-type="float" office:value="37990.2941176471" calcext:value-type="float">
            <text:p>37990.294117647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9]" office:value-type="float" office:value="192" calcext:value-type="float">
            <text:p>192</text:p>
          </table:table-cell>
          <table:table-cell table:formula="of:=[.$B$4]/[.D9]" office:value-type="float" office:value="0.6054703125" calcext:value-type="float">
            <text:p>0.6054703125</text:p>
          </table:table-cell>
          <table:table-cell table:formula="of:=[.$D$4]/[.B9]" office:value-type="float" office:value="16000000" calcext:value-type="float">
            <text:p>16000000</text:p>
          </table:table-cell>
          <table:table-cell table:formula="of:=[.F9]/(2*[.C9])" office:value-type="float" office:value="8000000" calcext:value-type="float">
            <text:p>8000000</text:p>
          </table:table-cell>
          <table:table-cell table:formula="of:=[.G9]/255" office:value-type="float" office:value="31372.5490196078" calcext:value-type="float">
            <text:p>31372.5490196078</text:p>
          </table:table-cell>
          <table:table-cell table:formula="of:=[.E9]*[.G9]" office:value-type="float" office:value="4843762.5" calcext:value-type="float">
            <text:p>4843762.5</text:p>
          </table:table-cell>
          <table:table-cell table:formula="of:=[.E9]*[.H9]" office:value-type="float" office:value="18995.1470588235" calcext:value-type="float">
            <text:p>18995.147058823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10]" office:value-type="float" office:value="384" calcext:value-type="float">
            <text:p>384</text:p>
          </table:table-cell>
          <table:table-cell table:formula="of:=[.$B$4]/[.D10]" office:value-type="float" office:value="0.30273515625" calcext:value-type="float">
            <text:p>0.30273515625</text:p>
          </table:table-cell>
          <table:table-cell table:formula="of:=[.$D$4]/[.B10]" office:value-type="float" office:value="16000000" calcext:value-type="float">
            <text:p>16000000</text:p>
          </table:table-cell>
          <table:table-cell table:formula="of:=[.F10]/(2*[.C10])" office:value-type="float" office:value="8000000" calcext:value-type="float">
            <text:p>8000000</text:p>
          </table:table-cell>
          <table:table-cell table:formula="of:=[.G10]/255" office:value-type="float" office:value="31372.5490196078" calcext:value-type="float">
            <text:p>31372.5490196078</text:p>
          </table:table-cell>
          <table:table-cell table:formula="of:=[.E10]*[.G10]" office:value-type="float" office:value="2421881.25" calcext:value-type="float">
            <text:p>2421881.25</text:p>
          </table:table-cell>
          <table:table-cell table:formula="of:=[.E10]*[.H10]" office:value-type="float" office:value="9497.57352941177" calcext:value-type="float">
            <text:p>9497.5735294117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11]" office:value-type="float" office:value="768" calcext:value-type="float">
            <text:p>768</text:p>
          </table:table-cell>
          <table:table-cell table:formula="of:=[.$B$4]/[.D11]" office:value-type="float" office:value="0.151367578125" calcext:value-type="float">
            <text:p>0.151367578125</text:p>
          </table:table-cell>
          <table:table-cell table:formula="of:=[.$D$4]/[.B11]" office:value-type="float" office:value="16000000" calcext:value-type="float">
            <text:p>16000000</text:p>
          </table:table-cell>
          <table:table-cell table:formula="of:=[.F11]/(2*[.C11])" office:value-type="float" office:value="8000000" calcext:value-type="float">
            <text:p>8000000</text:p>
          </table:table-cell>
          <table:table-cell table:formula="of:=[.G11]/255" office:value-type="float" office:value="31372.5490196078" calcext:value-type="float">
            <text:p>31372.5490196078</text:p>
          </table:table-cell>
          <table:table-cell table:formula="of:=[.E11]*[.G11]" office:value-type="float" office:value="1210940.625" calcext:value-type="float">
            <text:p>1210940.625</text:p>
          </table:table-cell>
          <table:table-cell table:formula="of:=[.E11]*[.H11]" office:value-type="float" office:value="4748.78676470588" calcext:value-type="float">
            <text:p>4748.78676470588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12]" office:value-type="float" office:value="1536" calcext:value-type="float">
            <text:p>1536</text:p>
          </table:table-cell>
          <table:table-cell table:formula="of:=[.$B$4]/[.D12]" office:value-type="float" office:value="0.0756837890625" calcext:value-type="float">
            <text:p>0.0756837890625</text:p>
          </table:table-cell>
          <table:table-cell table:formula="of:=[.$D$4]/[.B12]" office:value-type="float" office:value="16000000" calcext:value-type="float">
            <text:p>16000000</text:p>
          </table:table-cell>
          <table:table-cell table:formula="of:=[.F12]/(2*[.C12])" office:value-type="float" office:value="8000000" calcext:value-type="float">
            <text:p>8000000</text:p>
          </table:table-cell>
          <table:table-cell table:formula="of:=[.G12]/255" office:value-type="float" office:value="31372.5490196078" calcext:value-type="float">
            <text:p>31372.5490196078</text:p>
          </table:table-cell>
          <table:table-cell table:formula="of:=[.E12]*[.G12]" office:value-type="float" office:value="605470.3125" calcext:value-type="float">
            <text:p>605470.3125</text:p>
          </table:table-cell>
          <table:table-cell table:formula="of:=[.E12]*[.H12]" office:value-type="float" office:value="2374.39338235294" calcext:value-type="float">
            <text:p>2374.3933823529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3]" office:value-type="float" office:value="48" calcext:value-type="float">
            <text:p>48</text:p>
          </table:table-cell>
          <table:table-cell table:formula="of:=[.$B$4]/[.D13]" office:value-type="float" office:value="2.42188125" calcext:value-type="float">
            <text:p>2.42188125</text:p>
          </table:table-cell>
          <table:table-cell table:formula="of:=[.$D$4]/[.B13]" office:value-type="float" office:value="2000000" calcext:value-type="float">
            <text:p>2000000</text:p>
          </table:table-cell>
          <table:table-cell table:formula="of:=[.F13]/(2*[.C13])" office:value-type="float" office:value="1000000" calcext:value-type="float">
            <text:p>1000000</text:p>
          </table:table-cell>
          <table:table-cell table:formula="of:=[.G13]/255" office:value-type="float" office:value="3921.56862745098" calcext:value-type="float">
            <text:p>3921.56862745098</text:p>
          </table:table-cell>
          <table:table-cell table:formula="of:=[.E13]*[.G13]" office:value-type="float" office:value="2421881.25" calcext:value-type="float">
            <text:p>2421881.25</text:p>
          </table:table-cell>
          <table:table-cell table:formula="of:=[.E13]*[.H13]" office:value-type="float" office:value="9497.57352941177" calcext:value-type="float">
            <text:p>9497.5735294117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4]" office:value-type="float" office:value="96" calcext:value-type="float">
            <text:p>96</text:p>
          </table:table-cell>
          <table:table-cell table:formula="of:=[.$B$4]/[.D14]" office:value-type="float" office:value="1.210940625" calcext:value-type="float">
            <text:p>1.210940625</text:p>
          </table:table-cell>
          <table:table-cell table:formula="of:=[.$D$4]/[.B14]" office:value-type="float" office:value="2000000" calcext:value-type="float">
            <text:p>2000000</text:p>
          </table:table-cell>
          <table:table-cell table:formula="of:=[.F14]/(2*[.C14])" office:value-type="float" office:value="1000000" calcext:value-type="float">
            <text:p>1000000</text:p>
          </table:table-cell>
          <table:table-cell table:formula="of:=[.G14]/255" office:value-type="float" office:value="3921.56862745098" calcext:value-type="float">
            <text:p>3921.56862745098</text:p>
          </table:table-cell>
          <table:table-cell table:formula="of:=[.E14]*[.G14]" office:value-type="float" office:value="1210940.625" calcext:value-type="float">
            <text:p>1210940.625</text:p>
          </table:table-cell>
          <table:table-cell table:formula="of:=[.E14]*[.H14]" office:value-type="float" office:value="4748.78676470588" calcext:value-type="float">
            <text:p>4748.7867647058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5]" office:value-type="float" office:value="192" calcext:value-type="float">
            <text:p>192</text:p>
          </table:table-cell>
          <table:table-cell table:formula="of:=[.$B$4]/[.D15]" office:value-type="float" office:value="0.6054703125" calcext:value-type="float">
            <text:p>0.6054703125</text:p>
          </table:table-cell>
          <table:table-cell table:formula="of:=[.$D$4]/[.B15]" office:value-type="float" office:value="2000000" calcext:value-type="float">
            <text:p>2000000</text:p>
          </table:table-cell>
          <table:table-cell table:formula="of:=[.F15]/(2*[.C15])" office:value-type="float" office:value="1000000" calcext:value-type="float">
            <text:p>1000000</text:p>
          </table:table-cell>
          <table:table-cell table:formula="of:=[.G15]/255" office:value-type="float" office:value="3921.56862745098" calcext:value-type="float">
            <text:p>3921.56862745098</text:p>
          </table:table-cell>
          <table:table-cell table:formula="of:=[.E15]*[.G15]" office:value-type="float" office:value="605470.3125" calcext:value-type="float">
            <text:p>605470.3125</text:p>
          </table:table-cell>
          <table:table-cell table:formula="of:=[.E15]*[.H15]" office:value-type="float" office:value="2374.39338235294" calcext:value-type="float">
            <text:p>2374.3933823529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6]" office:value-type="float" office:value="384" calcext:value-type="float">
            <text:p>384</text:p>
          </table:table-cell>
          <table:table-cell table:formula="of:=[.$B$4]/[.D16]" office:value-type="float" office:value="0.30273515625" calcext:value-type="float">
            <text:p>0.30273515625</text:p>
          </table:table-cell>
          <table:table-cell table:formula="of:=[.$D$4]/[.B16]" office:value-type="float" office:value="2000000" calcext:value-type="float">
            <text:p>2000000</text:p>
          </table:table-cell>
          <table:table-cell table:formula="of:=[.F16]/(2*[.C16])" office:value-type="float" office:value="1000000" calcext:value-type="float">
            <text:p>1000000</text:p>
          </table:table-cell>
          <table:table-cell table:formula="of:=[.G16]/255" office:value-type="float" office:value="3921.56862745098" calcext:value-type="float">
            <text:p>3921.56862745098</text:p>
          </table:table-cell>
          <table:table-cell table:formula="of:=[.E16]*[.G16]" office:value-type="float" office:value="302735.15625" calcext:value-type="float">
            <text:p>302735.15625</text:p>
          </table:table-cell>
          <table:table-cell table:formula="of:=[.E16]*[.H16]" office:value-type="float" office:value="1187.19669117647" calcext:value-type="float">
            <text:p>1187.1966911764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7]" office:value-type="float" office:value="768" calcext:value-type="float">
            <text:p>768</text:p>
          </table:table-cell>
          <table:table-cell table:formula="of:=[.$B$4]/[.D17]" office:value-type="float" office:value="0.151367578125" calcext:value-type="float">
            <text:p>0.151367578125</text:p>
          </table:table-cell>
          <table:table-cell table:formula="of:=[.$D$4]/[.B17]" office:value-type="float" office:value="2000000" calcext:value-type="float">
            <text:p>2000000</text:p>
          </table:table-cell>
          <table:table-cell table:formula="of:=[.F17]/(2*[.C17])" office:value-type="float" office:value="1000000" calcext:value-type="float">
            <text:p>1000000</text:p>
          </table:table-cell>
          <table:table-cell table:formula="of:=[.G17]/255" office:value-type="float" office:value="3921.56862745098" calcext:value-type="float">
            <text:p>3921.56862745098</text:p>
          </table:table-cell>
          <table:table-cell table:formula="of:=[.E17]*[.G17]" office:value-type="float" office:value="151367.578125" calcext:value-type="float">
            <text:p>151367.578125</text:p>
          </table:table-cell>
          <table:table-cell table:formula="of:=[.E17]*[.H17]" office:value-type="float" office:value="593.598345588235" calcext:value-type="float">
            <text:p>593.59834558823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8]" office:value-type="float" office:value="1536" calcext:value-type="float">
            <text:p>1536</text:p>
          </table:table-cell>
          <table:table-cell table:formula="of:=[.$B$4]/[.D18]" office:value-type="float" office:value="0.0756837890625" calcext:value-type="float">
            <text:p>0.0756837890625</text:p>
          </table:table-cell>
          <table:table-cell table:formula="of:=[.$D$4]/[.B18]" office:value-type="float" office:value="2000000" calcext:value-type="float">
            <text:p>2000000</text:p>
          </table:table-cell>
          <table:table-cell table:formula="of:=[.F18]/(2*[.C18])" office:value-type="float" office:value="1000000" calcext:value-type="float">
            <text:p>1000000</text:p>
          </table:table-cell>
          <table:table-cell table:formula="of:=[.G18]/255" office:value-type="float" office:value="3921.56862745098" calcext:value-type="float">
            <text:p>3921.56862745098</text:p>
          </table:table-cell>
          <table:table-cell table:formula="of:=[.E18]*[.G18]" office:value-type="float" office:value="75683.7890625" calcext:value-type="float">
            <text:p>75683.7890625</text:p>
          </table:table-cell>
          <table:table-cell table:formula="of:=[.E18]*[.H18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19]" office:value-type="float" office:value="48" calcext:value-type="float">
            <text:p>48</text:p>
          </table:table-cell>
          <table:table-cell table:formula="of:=[.$B$4]/[.D19]" office:value-type="float" office:value="2.42188125" calcext:value-type="float">
            <text:p>2.42188125</text:p>
          </table:table-cell>
          <table:table-cell table:formula="of:=[.$D$4]/[.B19]" office:value-type="float" office:value="250000" calcext:value-type="float">
            <text:p>250000</text:p>
          </table:table-cell>
          <table:table-cell table:formula="of:=[.F19]/(2*[.C19])" office:value-type="float" office:value="125000" calcext:value-type="float">
            <text:p>125000</text:p>
          </table:table-cell>
          <table:table-cell table:formula="of:=[.G19]/255" office:value-type="float" office:value="490.196078431373" calcext:value-type="float">
            <text:p>490.196078431373</text:p>
          </table:table-cell>
          <table:table-cell table:formula="of:=[.E19]*[.G19]" office:value-type="float" office:value="302735.15625" calcext:value-type="float">
            <text:p>302735.15625</text:p>
          </table:table-cell>
          <table:table-cell table:formula="of:=[.E19]*[.H19]" office:value-type="float" office:value="1187.19669117647" calcext:value-type="float">
            <text:p>1187.1966911764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0]" office:value-type="float" office:value="96" calcext:value-type="float">
            <text:p>96</text:p>
          </table:table-cell>
          <table:table-cell table:formula="of:=[.$B$4]/[.D20]" office:value-type="float" office:value="1.210940625" calcext:value-type="float">
            <text:p>1.210940625</text:p>
          </table:table-cell>
          <table:table-cell table:formula="of:=[.$D$4]/[.B20]" office:value-type="float" office:value="250000" calcext:value-type="float">
            <text:p>250000</text:p>
          </table:table-cell>
          <table:table-cell table:formula="of:=[.F20]/(2*[.C20])" office:value-type="float" office:value="125000" calcext:value-type="float">
            <text:p>125000</text:p>
          </table:table-cell>
          <table:table-cell table:formula="of:=[.G20]/255" office:value-type="float" office:value="490.196078431373" calcext:value-type="float">
            <text:p>490.196078431373</text:p>
          </table:table-cell>
          <table:table-cell table:formula="of:=[.E20]*[.G20]" office:value-type="float" office:value="151367.578125" calcext:value-type="float">
            <text:p>151367.578125</text:p>
          </table:table-cell>
          <table:table-cell table:formula="of:=[.E20]*[.H20]" office:value-type="float" office:value="593.598345588235" calcext:value-type="float">
            <text:p>593.59834558823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1]" office:value-type="float" office:value="192" calcext:value-type="float">
            <text:p>192</text:p>
          </table:table-cell>
          <table:table-cell table:formula="of:=[.$B$4]/[.D21]" office:value-type="float" office:value="0.6054703125" calcext:value-type="float">
            <text:p>0.6054703125</text:p>
          </table:table-cell>
          <table:table-cell table:formula="of:=[.$D$4]/[.B21]" office:value-type="float" office:value="250000" calcext:value-type="float">
            <text:p>250000</text:p>
          </table:table-cell>
          <table:table-cell table:formula="of:=[.F21]/(2*[.C21])" office:value-type="float" office:value="125000" calcext:value-type="float">
            <text:p>125000</text:p>
          </table:table-cell>
          <table:table-cell table:formula="of:=[.G21]/255" office:value-type="float" office:value="490.196078431373" calcext:value-type="float">
            <text:p>490.196078431373</text:p>
          </table:table-cell>
          <table:table-cell table:formula="of:=[.E21]*[.G21]" office:value-type="float" office:value="75683.7890625" calcext:value-type="float">
            <text:p>75683.7890625</text:p>
          </table:table-cell>
          <table:table-cell table:formula="of:=[.E21]*[.H21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2]" office:value-type="float" office:value="384" calcext:value-type="float">
            <text:p>384</text:p>
          </table:table-cell>
          <table:table-cell table:formula="of:=[.$B$4]/[.D22]" office:value-type="float" office:value="0.30273515625" calcext:value-type="float">
            <text:p>0.30273515625</text:p>
          </table:table-cell>
          <table:table-cell table:formula="of:=[.$D$4]/[.B22]" office:value-type="float" office:value="250000" calcext:value-type="float">
            <text:p>250000</text:p>
          </table:table-cell>
          <table:table-cell table:formula="of:=[.F22]/(2*[.C22])" office:value-type="float" office:value="125000" calcext:value-type="float">
            <text:p>125000</text:p>
          </table:table-cell>
          <table:table-cell table:formula="of:=[.G22]/255" office:value-type="float" office:value="490.196078431373" calcext:value-type="float">
            <text:p>490.196078431373</text:p>
          </table:table-cell>
          <table:table-cell table:formula="of:=[.E22]*[.G22]" office:value-type="float" office:value="37841.89453125" calcext:value-type="float">
            <text:p>37841.89453125</text:p>
          </table:table-cell>
          <table:table-cell table:formula="of:=[.E22]*[.H22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3]" office:value-type="float" office:value="768" calcext:value-type="float">
            <text:p>768</text:p>
          </table:table-cell>
          <table:table-cell table:formula="of:=[.$B$4]/[.D23]" office:value-type="float" office:value="0.151367578125" calcext:value-type="float">
            <text:p>0.151367578125</text:p>
          </table:table-cell>
          <table:table-cell table:formula="of:=[.$D$4]/[.B23]" office:value-type="float" office:value="250000" calcext:value-type="float">
            <text:p>250000</text:p>
          </table:table-cell>
          <table:table-cell table:formula="of:=[.F23]/(2*[.C23])" office:value-type="float" office:value="125000" calcext:value-type="float">
            <text:p>125000</text:p>
          </table:table-cell>
          <table:table-cell table:formula="of:=[.G23]/255" office:value-type="float" office:value="490.196078431373" calcext:value-type="float">
            <text:p>490.196078431373</text:p>
          </table:table-cell>
          <table:table-cell table:formula="of:=[.E23]*[.G23]" office:value-type="float" office:value="18920.947265625" calcext:value-type="float">
            <text:p>18920.947265625</text:p>
          </table:table-cell>
          <table:table-cell table:formula="of:=[.E23]*[.H23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4]" office:value-type="float" office:value="1536" calcext:value-type="float">
            <text:p>1536</text:p>
          </table:table-cell>
          <table:table-cell table:formula="of:=[.$B$4]/[.D24]" office:value-type="float" office:value="0.0756837890625" calcext:value-type="float">
            <text:p>0.0756837890625</text:p>
          </table:table-cell>
          <table:table-cell table:formula="of:=[.$D$4]/[.B24]" office:value-type="float" office:value="250000" calcext:value-type="float">
            <text:p>250000</text:p>
          </table:table-cell>
          <table:table-cell table:formula="of:=[.F24]/(2*[.C24])" office:value-type="float" office:value="125000" calcext:value-type="float">
            <text:p>125000</text:p>
          </table:table-cell>
          <table:table-cell table:formula="of:=[.G24]/255" office:value-type="float" office:value="490.196078431373" calcext:value-type="float">
            <text:p>490.196078431373</text:p>
          </table:table-cell>
          <table:table-cell table:formula="of:=[.E24]*[.G24]" office:value-type="float" office:value="9460.4736328125" calcext:value-type="float">
            <text:p>9460.4736328125</text:p>
          </table:table-cell>
          <table:table-cell table:formula="of:=[.E24]*[.H24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5]" office:value-type="float" office:value="48" calcext:value-type="float">
            <text:p>48</text:p>
          </table:table-cell>
          <table:table-cell table:formula="of:=[.$B$4]/[.D25]" office:value-type="float" office:value="2.42188125" calcext:value-type="float">
            <text:p>2.42188125</text:p>
          </table:table-cell>
          <table:table-cell table:formula="of:=[.$D$4]/[.B25]" office:value-type="float" office:value="62500" calcext:value-type="float">
            <text:p>62500</text:p>
          </table:table-cell>
          <table:table-cell table:formula="of:=[.F25]/(2*[.C25])" office:value-type="float" office:value="31250" calcext:value-type="float">
            <text:p>31250</text:p>
          </table:table-cell>
          <table:table-cell table:formula="of:=[.G25]/255" office:value-type="float" office:value="122.549019607843" calcext:value-type="float">
            <text:p>122.549019607843</text:p>
          </table:table-cell>
          <table:table-cell table:formula="of:=[.E25]*[.G25]" office:value-type="float" office:value="75683.7890625" calcext:value-type="float">
            <text:p>75683.7890625</text:p>
          </table:table-cell>
          <table:table-cell table:formula="of:=[.E25]*[.H25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6]" office:value-type="float" office:value="96" calcext:value-type="float">
            <text:p>96</text:p>
          </table:table-cell>
          <table:table-cell table:formula="of:=[.$B$4]/[.D26]" office:value-type="float" office:value="1.210940625" calcext:value-type="float">
            <text:p>1.210940625</text:p>
          </table:table-cell>
          <table:table-cell table:formula="of:=[.$D$4]/[.B26]" office:value-type="float" office:value="62500" calcext:value-type="float">
            <text:p>62500</text:p>
          </table:table-cell>
          <table:table-cell table:formula="of:=[.F26]/(2*[.C26])" office:value-type="float" office:value="31250" calcext:value-type="float">
            <text:p>31250</text:p>
          </table:table-cell>
          <table:table-cell table:formula="of:=[.G26]/255" office:value-type="float" office:value="122.549019607843" calcext:value-type="float">
            <text:p>122.549019607843</text:p>
          </table:table-cell>
          <table:table-cell table:formula="of:=[.E26]*[.G26]" office:value-type="float" office:value="37841.89453125" calcext:value-type="float">
            <text:p>37841.89453125</text:p>
          </table:table-cell>
          <table:table-cell table:formula="of:=[.E26]*[.H26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7]" office:value-type="float" office:value="192" calcext:value-type="float">
            <text:p>192</text:p>
          </table:table-cell>
          <table:table-cell table:formula="of:=[.$B$4]/[.D27]" office:value-type="float" office:value="0.6054703125" calcext:value-type="float">
            <text:p>0.6054703125</text:p>
          </table:table-cell>
          <table:table-cell table:formula="of:=[.$D$4]/[.B27]" office:value-type="float" office:value="62500" calcext:value-type="float">
            <text:p>62500</text:p>
          </table:table-cell>
          <table:table-cell table:formula="of:=[.F27]/(2*[.C27])" office:value-type="float" office:value="31250" calcext:value-type="float">
            <text:p>31250</text:p>
          </table:table-cell>
          <table:table-cell table:formula="of:=[.G27]/255" office:value-type="float" office:value="122.549019607843" calcext:value-type="float">
            <text:p>122.549019607843</text:p>
          </table:table-cell>
          <table:table-cell table:formula="of:=[.E27]*[.G27]" office:value-type="float" office:value="18920.947265625" calcext:value-type="float">
            <text:p>18920.947265625</text:p>
          </table:table-cell>
          <table:table-cell table:formula="of:=[.E27]*[.H27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8]" office:value-type="float" office:value="384" calcext:value-type="float">
            <text:p>384</text:p>
          </table:table-cell>
          <table:table-cell table:formula="of:=[.$B$4]/[.D28]" office:value-type="float" office:value="0.30273515625" calcext:value-type="float">
            <text:p>0.30273515625</text:p>
          </table:table-cell>
          <table:table-cell table:formula="of:=[.$D$4]/[.B28]" office:value-type="float" office:value="62500" calcext:value-type="float">
            <text:p>62500</text:p>
          </table:table-cell>
          <table:table-cell table:formula="of:=[.F28]/(2*[.C28])" office:value-type="float" office:value="31250" calcext:value-type="float">
            <text:p>31250</text:p>
          </table:table-cell>
          <table:table-cell table:formula="of:=[.G28]/255" office:value-type="float" office:value="122.549019607843" calcext:value-type="float">
            <text:p>122.549019607843</text:p>
          </table:table-cell>
          <table:table-cell table:formula="of:=[.E28]*[.G28]" office:value-type="float" office:value="9460.4736328125" calcext:value-type="float">
            <text:p>9460.4736328125</text:p>
          </table:table-cell>
          <table:table-cell table:formula="of:=[.E28]*[.H28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9]" office:value-type="float" office:value="768" calcext:value-type="float">
            <text:p>768</text:p>
          </table:table-cell>
          <table:table-cell table:formula="of:=[.$B$4]/[.D29]" office:value-type="float" office:value="0.151367578125" calcext:value-type="float">
            <text:p>0.151367578125</text:p>
          </table:table-cell>
          <table:table-cell table:formula="of:=[.$D$4]/[.B29]" office:value-type="float" office:value="62500" calcext:value-type="float">
            <text:p>62500</text:p>
          </table:table-cell>
          <table:table-cell table:formula="of:=[.F29]/(2*[.C29])" office:value-type="float" office:value="31250" calcext:value-type="float">
            <text:p>31250</text:p>
          </table:table-cell>
          <table:table-cell table:formula="of:=[.G29]/255" office:value-type="float" office:value="122.549019607843" calcext:value-type="float">
            <text:p>122.549019607843</text:p>
          </table:table-cell>
          <table:table-cell table:formula="of:=[.E29]*[.G29]" office:value-type="float" office:value="4730.23681640625" calcext:value-type="float">
            <text:p>4730.23681640625</text:p>
          </table:table-cell>
          <table:table-cell table:formula="of:=[.E29]*[.H29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30]" office:value-type="float" office:value="1536" calcext:value-type="float">
            <text:p>1536</text:p>
          </table:table-cell>
          <table:table-cell table:formula="of:=[.$B$4]/[.D30]" office:value-type="float" office:value="0.0756837890625" calcext:value-type="float">
            <text:p>0.0756837890625</text:p>
          </table:table-cell>
          <table:table-cell table:formula="of:=[.$D$4]/[.B30]" office:value-type="float" office:value="62500" calcext:value-type="float">
            <text:p>62500</text:p>
          </table:table-cell>
          <table:table-cell table:formula="of:=[.F30]/(2*[.C30])" office:value-type="float" office:value="31250" calcext:value-type="float">
            <text:p>31250</text:p>
          </table:table-cell>
          <table:table-cell table:formula="of:=[.G30]/255" office:value-type="float" office:value="122.549019607843" calcext:value-type="float">
            <text:p>122.549019607843</text:p>
          </table:table-cell>
          <table:table-cell table:formula="of:=[.E30]*[.G30]" office:value-type="float" office:value="2365.11840820312" calcext:value-type="float">
            <text:p>2365.11840820312</text:p>
          </table:table-cell>
          <table:table-cell table:formula="of:=[.E30]*[.H30]" office:value-type="float" office:value="9.27497414981618" calcext:value-type="float">
            <text:p>9.274974149816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1]" office:value-type="float" office:value="48" calcext:value-type="float">
            <text:p>48</text:p>
          </table:table-cell>
          <table:table-cell table:formula="of:=[.$B$4]/[.D31]" office:value-type="float" office:value="2.42188125" calcext:value-type="float">
            <text:p>2.42188125</text:p>
          </table:table-cell>
          <table:table-cell table:formula="of:=[.$D$4]/[.B31]" office:value-type="float" office:value="15625" calcext:value-type="float">
            <text:p>15625</text:p>
          </table:table-cell>
          <table:table-cell table:formula="of:=[.F31]/(2*[.C31])" office:value-type="float" office:value="7812.5" calcext:value-type="float">
            <text:p>7812.5</text:p>
          </table:table-cell>
          <table:table-cell table:formula="of:=[.G31]/255" office:value-type="float" office:value="30.6372549019608" calcext:value-type="float">
            <text:p>30.6372549019608</text:p>
          </table:table-cell>
          <table:table-cell table:formula="of:=[.E31]*[.G31]" office:value-type="float" office:value="18920.947265625" calcext:value-type="float">
            <text:p>18920.947265625</text:p>
          </table:table-cell>
          <table:table-cell table:formula="of:=[.E31]*[.H31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2]" office:value-type="float" office:value="96" calcext:value-type="float">
            <text:p>96</text:p>
          </table:table-cell>
          <table:table-cell table:formula="of:=[.$B$4]/[.D32]" office:value-type="float" office:value="1.210940625" calcext:value-type="float">
            <text:p>1.210940625</text:p>
          </table:table-cell>
          <table:table-cell table:formula="of:=[.$D$4]/[.B32]" office:value-type="float" office:value="15625" calcext:value-type="float">
            <text:p>15625</text:p>
          </table:table-cell>
          <table:table-cell table:formula="of:=[.F32]/(2*[.C32])" office:value-type="float" office:value="7812.5" calcext:value-type="float">
            <text:p>7812.5</text:p>
          </table:table-cell>
          <table:table-cell table:formula="of:=[.G32]/255" office:value-type="float" office:value="30.6372549019608" calcext:value-type="float">
            <text:p>30.6372549019608</text:p>
          </table:table-cell>
          <table:table-cell table:formula="of:=[.E32]*[.G32]" office:value-type="float" office:value="9460.4736328125" calcext:value-type="float">
            <text:p>9460.4736328125</text:p>
          </table:table-cell>
          <table:table-cell table:formula="of:=[.E32]*[.H32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3]" office:value-type="float" office:value="192" calcext:value-type="float">
            <text:p>192</text:p>
          </table:table-cell>
          <table:table-cell table:formula="of:=[.$B$4]/[.D33]" office:value-type="float" office:value="0.6054703125" calcext:value-type="float">
            <text:p>0.6054703125</text:p>
          </table:table-cell>
          <table:table-cell table:formula="of:=[.$D$4]/[.B33]" office:value-type="float" office:value="15625" calcext:value-type="float">
            <text:p>15625</text:p>
          </table:table-cell>
          <table:table-cell table:formula="of:=[.F33]/(2*[.C33])" office:value-type="float" office:value="7812.5" calcext:value-type="float">
            <text:p>7812.5</text:p>
          </table:table-cell>
          <table:table-cell table:formula="of:=[.G33]/255" office:value-type="float" office:value="30.6372549019608" calcext:value-type="float">
            <text:p>30.6372549019608</text:p>
          </table:table-cell>
          <table:table-cell table:formula="of:=[.E33]*[.G33]" office:value-type="float" office:value="4730.23681640625" calcext:value-type="float">
            <text:p>4730.23681640625</text:p>
          </table:table-cell>
          <table:table-cell table:formula="of:=[.E33]*[.H33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4]" office:value-type="float" office:value="384" calcext:value-type="float">
            <text:p>384</text:p>
          </table:table-cell>
          <table:table-cell table:formula="of:=[.$B$4]/[.D34]" office:value-type="float" office:value="0.30273515625" calcext:value-type="float">
            <text:p>0.30273515625</text:p>
          </table:table-cell>
          <table:table-cell table:formula="of:=[.$D$4]/[.B34]" office:value-type="float" office:value="15625" calcext:value-type="float">
            <text:p>15625</text:p>
          </table:table-cell>
          <table:table-cell table:formula="of:=[.F34]/(2*[.C34])" office:value-type="float" office:value="7812.5" calcext:value-type="float">
            <text:p>7812.5</text:p>
          </table:table-cell>
          <table:table-cell table:formula="of:=[.G34]/255" office:value-type="float" office:value="30.6372549019608" calcext:value-type="float">
            <text:p>30.6372549019608</text:p>
          </table:table-cell>
          <table:table-cell table:formula="of:=[.E34]*[.G34]" office:value-type="float" office:value="2365.11840820312" calcext:value-type="float">
            <text:p>2365.11840820312</text:p>
          </table:table-cell>
          <table:table-cell table:formula="of:=[.E34]*[.H34]" office:value-type="float" office:value="9.27497414981618" calcext:value-type="float">
            <text:p>9.2749741498161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5]" office:value-type="float" office:value="768" calcext:value-type="float">
            <text:p>768</text:p>
          </table:table-cell>
          <table:table-cell table:formula="of:=[.$B$4]/[.D35]" office:value-type="float" office:value="0.151367578125" calcext:value-type="float">
            <text:p>0.151367578125</text:p>
          </table:table-cell>
          <table:table-cell table:formula="of:=[.$D$4]/[.B35]" office:value-type="float" office:value="15625" calcext:value-type="float">
            <text:p>15625</text:p>
          </table:table-cell>
          <table:table-cell table:formula="of:=[.F35]/(2*[.C35])" office:value-type="float" office:value="7812.5" calcext:value-type="float">
            <text:p>7812.5</text:p>
          </table:table-cell>
          <table:table-cell table:formula="of:=[.G35]/255" office:value-type="float" office:value="30.6372549019608" calcext:value-type="float">
            <text:p>30.6372549019608</text:p>
          </table:table-cell>
          <table:table-cell table:formula="of:=[.E35]*[.G35]" office:value-type="float" office:value="1182.55920410156" calcext:value-type="float">
            <text:p>1182.55920410156</text:p>
          </table:table-cell>
          <table:table-cell table:formula="of:=[.E35]*[.H35]" office:value-type="float" office:value="4.63748707490809" calcext:value-type="float">
            <text:p>4.63748707490809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6]" office:value-type="float" office:value="1536" calcext:value-type="float">
            <text:p>1536</text:p>
          </table:table-cell>
          <table:table-cell table:formula="of:=[.$B$4]/[.D36]" office:value-type="float" office:value="0.0756837890625" calcext:value-type="float">
            <text:p>0.0756837890625</text:p>
          </table:table-cell>
          <table:table-cell table:formula="of:=[.$D$4]/[.B36]" office:value-type="float" office:value="15625" calcext:value-type="float">
            <text:p>15625</text:p>
          </table:table-cell>
          <table:table-cell table:formula="of:=[.F36]/(2*[.C36])" office:value-type="float" office:value="7812.5" calcext:value-type="float">
            <text:p>7812.5</text:p>
          </table:table-cell>
          <table:table-cell table:formula="of:=[.G36]/255" office:value-type="float" office:value="30.6372549019608" calcext:value-type="float">
            <text:p>30.6372549019608</text:p>
          </table:table-cell>
          <table:table-cell table:formula="of:=[.E36]*[.G36]" office:value-type="float" office:value="591.279602050781" calcext:value-type="float">
            <text:p>591.279602050781</text:p>
          </table:table-cell>
          <table:table-cell table:formula="of:=[.E36]*[.H36]" office:value-type="float" office:value="2.31874353745404" calcext:value-type="float">
            <text:p>2.3187435374540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37]" office:value-type="float" office:value="48" calcext:value-type="float">
            <text:p>48</text:p>
          </table:table-cell>
          <table:table-cell table:formula="of:=[.$B$4]/[.D37]" office:value-type="float" office:value="2.42188125" calcext:value-type="float">
            <text:p>2.42188125</text:p>
          </table:table-cell>
          <table:table-cell table:formula="of:=[.$D$4]/[.B37]" office:value-type="float" office:value="16000000" calcext:value-type="float">
            <text:p>16000000</text:p>
          </table:table-cell>
          <table:table-cell table:formula="of:=[.F37]/(2*[.C37])" office:value-type="float" office:value="4000000" calcext:value-type="float">
            <text:p>4000000</text:p>
          </table:table-cell>
          <table:table-cell table:formula="of:=[.G37]/255" office:value-type="float" office:value="15686.2745098039" calcext:value-type="float">
            <text:p>15686.2745098039</text:p>
          </table:table-cell>
          <table:table-cell table:formula="of:=[.E37]*[.G37]" office:value-type="float" office:value="9687525" calcext:value-type="float">
            <text:p>9687525</text:p>
          </table:table-cell>
          <table:table-cell table:formula="of:=[.E37]*[.H37]" office:value-type="float" office:value="37990.2941176471" calcext:value-type="float">
            <text:p>37990.294117647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38]" office:value-type="float" office:value="96" calcext:value-type="float">
            <text:p>96</text:p>
          </table:table-cell>
          <table:table-cell table:formula="of:=[.$B$4]/[.D38]" office:value-type="float" office:value="1.210940625" calcext:value-type="float">
            <text:p>1.210940625</text:p>
          </table:table-cell>
          <table:table-cell table:formula="of:=[.$D$4]/[.B38]" office:value-type="float" office:value="16000000" calcext:value-type="float">
            <text:p>16000000</text:p>
          </table:table-cell>
          <table:table-cell table:formula="of:=[.F38]/(2*[.C38])" office:value-type="float" office:value="4000000" calcext:value-type="float">
            <text:p>4000000</text:p>
          </table:table-cell>
          <table:table-cell table:formula="of:=[.G38]/255" office:value-type="float" office:value="15686.2745098039" calcext:value-type="float">
            <text:p>15686.2745098039</text:p>
          </table:table-cell>
          <table:table-cell table:formula="of:=[.E38]*[.G38]" office:value-type="float" office:value="4843762.5" calcext:value-type="float">
            <text:p>4843762.5</text:p>
          </table:table-cell>
          <table:table-cell table:formula="of:=[.E38]*[.H38]" office:value-type="float" office:value="18995.1470588235" calcext:value-type="float">
            <text:p>18995.147058823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39]" office:value-type="float" office:value="192" calcext:value-type="float">
            <text:p>192</text:p>
          </table:table-cell>
          <table:table-cell table:formula="of:=[.$B$4]/[.D39]" office:value-type="float" office:value="0.6054703125" calcext:value-type="float">
            <text:p>0.6054703125</text:p>
          </table:table-cell>
          <table:table-cell table:formula="of:=[.$D$4]/[.B39]" office:value-type="float" office:value="16000000" calcext:value-type="float">
            <text:p>16000000</text:p>
          </table:table-cell>
          <table:table-cell table:formula="of:=[.F39]/(2*[.C39])" office:value-type="float" office:value="4000000" calcext:value-type="float">
            <text:p>4000000</text:p>
          </table:table-cell>
          <table:table-cell table:formula="of:=[.G39]/255" office:value-type="float" office:value="15686.2745098039" calcext:value-type="float">
            <text:p>15686.2745098039</text:p>
          </table:table-cell>
          <table:table-cell table:formula="of:=[.E39]*[.G39]" office:value-type="float" office:value="2421881.25" calcext:value-type="float">
            <text:p>2421881.25</text:p>
          </table:table-cell>
          <table:table-cell table:formula="of:=[.E39]*[.H39]" office:value-type="float" office:value="9497.57352941177" calcext:value-type="float">
            <text:p>9497.5735294117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40]" office:value-type="float" office:value="384" calcext:value-type="float">
            <text:p>384</text:p>
          </table:table-cell>
          <table:table-cell table:formula="of:=[.$B$4]/[.D40]" office:value-type="float" office:value="0.30273515625" calcext:value-type="float">
            <text:p>0.30273515625</text:p>
          </table:table-cell>
          <table:table-cell table:formula="of:=[.$D$4]/[.B40]" office:value-type="float" office:value="16000000" calcext:value-type="float">
            <text:p>16000000</text:p>
          </table:table-cell>
          <table:table-cell table:formula="of:=[.F40]/(2*[.C40])" office:value-type="float" office:value="4000000" calcext:value-type="float">
            <text:p>4000000</text:p>
          </table:table-cell>
          <table:table-cell table:formula="of:=[.G40]/255" office:value-type="float" office:value="15686.2745098039" calcext:value-type="float">
            <text:p>15686.2745098039</text:p>
          </table:table-cell>
          <table:table-cell table:formula="of:=[.E40]*[.G40]" office:value-type="float" office:value="1210940.625" calcext:value-type="float">
            <text:p>1210940.625</text:p>
          </table:table-cell>
          <table:table-cell table:formula="of:=[.E40]*[.H40]" office:value-type="float" office:value="4748.78676470588" calcext:value-type="float">
            <text:p>4748.7867647058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41]" office:value-type="float" office:value="768" calcext:value-type="float">
            <text:p>768</text:p>
          </table:table-cell>
          <table:table-cell table:formula="of:=[.$B$4]/[.D41]" office:value-type="float" office:value="0.151367578125" calcext:value-type="float">
            <text:p>0.151367578125</text:p>
          </table:table-cell>
          <table:table-cell table:formula="of:=[.$D$4]/[.B41]" office:value-type="float" office:value="16000000" calcext:value-type="float">
            <text:p>16000000</text:p>
          </table:table-cell>
          <table:table-cell table:formula="of:=[.F41]/(2*[.C41])" office:value-type="float" office:value="4000000" calcext:value-type="float">
            <text:p>4000000</text:p>
          </table:table-cell>
          <table:table-cell table:formula="of:=[.G41]/255" office:value-type="float" office:value="15686.2745098039" calcext:value-type="float">
            <text:p>15686.2745098039</text:p>
          </table:table-cell>
          <table:table-cell table:formula="of:=[.E41]*[.G41]" office:value-type="float" office:value="605470.3125" calcext:value-type="float">
            <text:p>605470.3125</text:p>
          </table:table-cell>
          <table:table-cell table:formula="of:=[.E41]*[.H41]" office:value-type="float" office:value="2374.39338235294" calcext:value-type="float">
            <text:p>2374.39338235294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42]" office:value-type="float" office:value="1536" calcext:value-type="float">
            <text:p>1536</text:p>
          </table:table-cell>
          <table:table-cell table:formula="of:=[.$B$4]/[.D42]" office:value-type="float" office:value="0.0756837890625" calcext:value-type="float">
            <text:p>0.0756837890625</text:p>
          </table:table-cell>
          <table:table-cell table:formula="of:=[.$D$4]/[.B42]" office:value-type="float" office:value="16000000" calcext:value-type="float">
            <text:p>16000000</text:p>
          </table:table-cell>
          <table:table-cell table:formula="of:=[.F42]/(2*[.C42])" office:value-type="float" office:value="4000000" calcext:value-type="float">
            <text:p>4000000</text:p>
          </table:table-cell>
          <table:table-cell table:formula="of:=[.G42]/255" office:value-type="float" office:value="15686.2745098039" calcext:value-type="float">
            <text:p>15686.2745098039</text:p>
          </table:table-cell>
          <table:table-cell table:formula="of:=[.E42]*[.G42]" office:value-type="float" office:value="302735.15625" calcext:value-type="float">
            <text:p>302735.15625</text:p>
          </table:table-cell>
          <table:table-cell table:formula="of:=[.E42]*[.H42]" office:value-type="float" office:value="1187.19669117647" calcext:value-type="float">
            <text:p>1187.1966911764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3]" office:value-type="float" office:value="48" calcext:value-type="float">
            <text:p>48</text:p>
          </table:table-cell>
          <table:table-cell table:formula="of:=[.$B$4]/[.D43]" office:value-type="float" office:value="2.42188125" calcext:value-type="float">
            <text:p>2.42188125</text:p>
          </table:table-cell>
          <table:table-cell table:formula="of:=[.$D$4]/[.B43]" office:value-type="float" office:value="2000000" calcext:value-type="float">
            <text:p>2000000</text:p>
          </table:table-cell>
          <table:table-cell table:formula="of:=[.F43]/(2*[.C43])" office:value-type="float" office:value="500000" calcext:value-type="float">
            <text:p>500000</text:p>
          </table:table-cell>
          <table:table-cell table:formula="of:=[.G43]/255" office:value-type="float" office:value="1960.78431372549" calcext:value-type="float">
            <text:p>1960.78431372549</text:p>
          </table:table-cell>
          <table:table-cell table:formula="of:=[.E43]*[.G43]" office:value-type="float" office:value="1210940.625" calcext:value-type="float">
            <text:p>1210940.625</text:p>
          </table:table-cell>
          <table:table-cell table:formula="of:=[.E43]*[.H43]" office:value-type="float" office:value="4748.78676470588" calcext:value-type="float">
            <text:p>4748.7867647058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4]" office:value-type="float" office:value="96" calcext:value-type="float">
            <text:p>96</text:p>
          </table:table-cell>
          <table:table-cell table:formula="of:=[.$B$4]/[.D44]" office:value-type="float" office:value="1.210940625" calcext:value-type="float">
            <text:p>1.210940625</text:p>
          </table:table-cell>
          <table:table-cell table:formula="of:=[.$D$4]/[.B44]" office:value-type="float" office:value="2000000" calcext:value-type="float">
            <text:p>2000000</text:p>
          </table:table-cell>
          <table:table-cell table:formula="of:=[.F44]/(2*[.C44])" office:value-type="float" office:value="500000" calcext:value-type="float">
            <text:p>500000</text:p>
          </table:table-cell>
          <table:table-cell table:formula="of:=[.G44]/255" office:value-type="float" office:value="1960.78431372549" calcext:value-type="float">
            <text:p>1960.78431372549</text:p>
          </table:table-cell>
          <table:table-cell table:formula="of:=[.E44]*[.G44]" office:value-type="float" office:value="605470.3125" calcext:value-type="float">
            <text:p>605470.3125</text:p>
          </table:table-cell>
          <table:table-cell table:formula="of:=[.E44]*[.H44]" office:value-type="float" office:value="2374.39338235294" calcext:value-type="float">
            <text:p>2374.3933823529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5]" office:value-type="float" office:value="192" calcext:value-type="float">
            <text:p>192</text:p>
          </table:table-cell>
          <table:table-cell table:formula="of:=[.$B$4]/[.D45]" office:value-type="float" office:value="0.6054703125" calcext:value-type="float">
            <text:p>0.6054703125</text:p>
          </table:table-cell>
          <table:table-cell table:formula="of:=[.$D$4]/[.B45]" office:value-type="float" office:value="2000000" calcext:value-type="float">
            <text:p>2000000</text:p>
          </table:table-cell>
          <table:table-cell table:formula="of:=[.F45]/(2*[.C45])" office:value-type="float" office:value="500000" calcext:value-type="float">
            <text:p>500000</text:p>
          </table:table-cell>
          <table:table-cell table:formula="of:=[.G45]/255" office:value-type="float" office:value="1960.78431372549" calcext:value-type="float">
            <text:p>1960.78431372549</text:p>
          </table:table-cell>
          <table:table-cell table:formula="of:=[.E45]*[.G45]" office:value-type="float" office:value="302735.15625" calcext:value-type="float">
            <text:p>302735.15625</text:p>
          </table:table-cell>
          <table:table-cell table:formula="of:=[.E45]*[.H45]" office:value-type="float" office:value="1187.19669117647" calcext:value-type="float">
            <text:p>1187.19669117647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6]" office:value-type="float" office:value="384" calcext:value-type="float">
            <text:p>384</text:p>
          </table:table-cell>
          <table:table-cell table:formula="of:=[.$B$4]/[.D46]" office:value-type="float" office:value="0.30273515625" calcext:value-type="float">
            <text:p>0.30273515625</text:p>
          </table:table-cell>
          <table:table-cell table:formula="of:=[.$D$4]/[.B46]" office:value-type="float" office:value="2000000" calcext:value-type="float">
            <text:p>2000000</text:p>
          </table:table-cell>
          <table:table-cell table:formula="of:=[.F46]/(2*[.C46])" office:value-type="float" office:value="500000" calcext:value-type="float">
            <text:p>500000</text:p>
          </table:table-cell>
          <table:table-cell table:formula="of:=[.G46]/255" office:value-type="float" office:value="1960.78431372549" calcext:value-type="float">
            <text:p>1960.78431372549</text:p>
          </table:table-cell>
          <table:table-cell table:formula="of:=[.E46]*[.G46]" office:value-type="float" office:value="151367.578125" calcext:value-type="float">
            <text:p>151367.578125</text:p>
          </table:table-cell>
          <table:table-cell table:formula="of:=[.E46]*[.H46]" office:value-type="float" office:value="593.598345588235" calcext:value-type="float">
            <text:p>593.59834558823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7]" office:value-type="float" office:value="768" calcext:value-type="float">
            <text:p>768</text:p>
          </table:table-cell>
          <table:table-cell table:formula="of:=[.$B$4]/[.D47]" office:value-type="float" office:value="0.151367578125" calcext:value-type="float">
            <text:p>0.151367578125</text:p>
          </table:table-cell>
          <table:table-cell table:formula="of:=[.$D$4]/[.B47]" office:value-type="float" office:value="2000000" calcext:value-type="float">
            <text:p>2000000</text:p>
          </table:table-cell>
          <table:table-cell table:formula="of:=[.F47]/(2*[.C47])" office:value-type="float" office:value="500000" calcext:value-type="float">
            <text:p>500000</text:p>
          </table:table-cell>
          <table:table-cell table:formula="of:=[.G47]/255" office:value-type="float" office:value="1960.78431372549" calcext:value-type="float">
            <text:p>1960.78431372549</text:p>
          </table:table-cell>
          <table:table-cell table:formula="of:=[.E47]*[.G47]" office:value-type="float" office:value="75683.7890625" calcext:value-type="float">
            <text:p>75683.7890625</text:p>
          </table:table-cell>
          <table:table-cell table:formula="of:=[.E47]*[.H47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8]" office:value-type="float" office:value="1536" calcext:value-type="float">
            <text:p>1536</text:p>
          </table:table-cell>
          <table:table-cell table:formula="of:=[.$B$4]/[.D48]" office:value-type="float" office:value="0.0756837890625" calcext:value-type="float">
            <text:p>0.0756837890625</text:p>
          </table:table-cell>
          <table:table-cell table:formula="of:=[.$D$4]/[.B48]" office:value-type="float" office:value="2000000" calcext:value-type="float">
            <text:p>2000000</text:p>
          </table:table-cell>
          <table:table-cell table:formula="of:=[.F48]/(2*[.C48])" office:value-type="float" office:value="500000" calcext:value-type="float">
            <text:p>500000</text:p>
          </table:table-cell>
          <table:table-cell table:formula="of:=[.G48]/255" office:value-type="float" office:value="1960.78431372549" calcext:value-type="float">
            <text:p>1960.78431372549</text:p>
          </table:table-cell>
          <table:table-cell table:formula="of:=[.E48]*[.G48]" office:value-type="float" office:value="37841.89453125" calcext:value-type="float">
            <text:p>37841.89453125</text:p>
          </table:table-cell>
          <table:table-cell table:formula="of:=[.E48]*[.H48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49]" office:value-type="float" office:value="48" calcext:value-type="float">
            <text:p>48</text:p>
          </table:table-cell>
          <table:table-cell table:formula="of:=[.$B$4]/[.D49]" office:value-type="float" office:value="2.42188125" calcext:value-type="float">
            <text:p>2.42188125</text:p>
          </table:table-cell>
          <table:table-cell table:formula="of:=[.$D$4]/[.B49]" office:value-type="float" office:value="250000" calcext:value-type="float">
            <text:p>250000</text:p>
          </table:table-cell>
          <table:table-cell table:formula="of:=[.F49]/(2*[.C49])" office:value-type="float" office:value="62500" calcext:value-type="float">
            <text:p>62500</text:p>
          </table:table-cell>
          <table:table-cell table:formula="of:=[.G49]/255" office:value-type="float" office:value="245.098039215686" calcext:value-type="float">
            <text:p>245.098039215686</text:p>
          </table:table-cell>
          <table:table-cell table:formula="of:=[.E49]*[.G49]" office:value-type="float" office:value="151367.578125" calcext:value-type="float">
            <text:p>151367.578125</text:p>
          </table:table-cell>
          <table:table-cell table:formula="of:=[.E49]*[.H49]" office:value-type="float" office:value="593.598345588235" calcext:value-type="float">
            <text:p>593.59834558823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0]" office:value-type="float" office:value="96" calcext:value-type="float">
            <text:p>96</text:p>
          </table:table-cell>
          <table:table-cell table:formula="of:=[.$B$4]/[.D50]" office:value-type="float" office:value="1.210940625" calcext:value-type="float">
            <text:p>1.210940625</text:p>
          </table:table-cell>
          <table:table-cell table:formula="of:=[.$D$4]/[.B50]" office:value-type="float" office:value="250000" calcext:value-type="float">
            <text:p>250000</text:p>
          </table:table-cell>
          <table:table-cell table:formula="of:=[.F50]/(2*[.C50])" office:value-type="float" office:value="62500" calcext:value-type="float">
            <text:p>62500</text:p>
          </table:table-cell>
          <table:table-cell table:formula="of:=[.G50]/255" office:value-type="float" office:value="245.098039215686" calcext:value-type="float">
            <text:p>245.098039215686</text:p>
          </table:table-cell>
          <table:table-cell table:formula="of:=[.E50]*[.G50]" office:value-type="float" office:value="75683.7890625" calcext:value-type="float">
            <text:p>75683.7890625</text:p>
          </table:table-cell>
          <table:table-cell table:formula="of:=[.E50]*[.H50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1]" office:value-type="float" office:value="192" calcext:value-type="float">
            <text:p>192</text:p>
          </table:table-cell>
          <table:table-cell table:formula="of:=[.$B$4]/[.D51]" office:value-type="float" office:value="0.6054703125" calcext:value-type="float">
            <text:p>0.6054703125</text:p>
          </table:table-cell>
          <table:table-cell table:formula="of:=[.$D$4]/[.B51]" office:value-type="float" office:value="250000" calcext:value-type="float">
            <text:p>250000</text:p>
          </table:table-cell>
          <table:table-cell table:formula="of:=[.F51]/(2*[.C51])" office:value-type="float" office:value="62500" calcext:value-type="float">
            <text:p>62500</text:p>
          </table:table-cell>
          <table:table-cell table:formula="of:=[.G51]/255" office:value-type="float" office:value="245.098039215686" calcext:value-type="float">
            <text:p>245.098039215686</text:p>
          </table:table-cell>
          <table:table-cell table:formula="of:=[.E51]*[.G51]" office:value-type="float" office:value="37841.89453125" calcext:value-type="float">
            <text:p>37841.89453125</text:p>
          </table:table-cell>
          <table:table-cell table:formula="of:=[.E51]*[.H51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2]" office:value-type="float" office:value="384" calcext:value-type="float">
            <text:p>384</text:p>
          </table:table-cell>
          <table:table-cell table:formula="of:=[.$B$4]/[.D52]" office:value-type="float" office:value="0.30273515625" calcext:value-type="float">
            <text:p>0.30273515625</text:p>
          </table:table-cell>
          <table:table-cell table:formula="of:=[.$D$4]/[.B52]" office:value-type="float" office:value="250000" calcext:value-type="float">
            <text:p>250000</text:p>
          </table:table-cell>
          <table:table-cell table:formula="of:=[.F52]/(2*[.C52])" office:value-type="float" office:value="62500" calcext:value-type="float">
            <text:p>62500</text:p>
          </table:table-cell>
          <table:table-cell table:formula="of:=[.G52]/255" office:value-type="float" office:value="245.098039215686" calcext:value-type="float">
            <text:p>245.098039215686</text:p>
          </table:table-cell>
          <table:table-cell table:formula="of:=[.E52]*[.G52]" office:value-type="float" office:value="18920.947265625" calcext:value-type="float">
            <text:p>18920.947265625</text:p>
          </table:table-cell>
          <table:table-cell table:formula="of:=[.E52]*[.H52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3]" office:value-type="float" office:value="768" calcext:value-type="float">
            <text:p>768</text:p>
          </table:table-cell>
          <table:table-cell table:formula="of:=[.$B$4]/[.D53]" office:value-type="float" office:value="0.151367578125" calcext:value-type="float">
            <text:p>0.151367578125</text:p>
          </table:table-cell>
          <table:table-cell table:formula="of:=[.$D$4]/[.B53]" office:value-type="float" office:value="250000" calcext:value-type="float">
            <text:p>250000</text:p>
          </table:table-cell>
          <table:table-cell table:formula="of:=[.F53]/(2*[.C53])" office:value-type="float" office:value="62500" calcext:value-type="float">
            <text:p>62500</text:p>
          </table:table-cell>
          <table:table-cell table:formula="of:=[.G53]/255" office:value-type="float" office:value="245.098039215686" calcext:value-type="float">
            <text:p>245.098039215686</text:p>
          </table:table-cell>
          <table:table-cell table:formula="of:=[.E53]*[.G53]" office:value-type="float" office:value="9460.4736328125" calcext:value-type="float">
            <text:p>9460.4736328125</text:p>
          </table:table-cell>
          <table:table-cell table:formula="of:=[.E53]*[.H53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4]" office:value-type="float" office:value="1536" calcext:value-type="float">
            <text:p>1536</text:p>
          </table:table-cell>
          <table:table-cell table:formula="of:=[.$B$4]/[.D54]" office:value-type="float" office:value="0.0756837890625" calcext:value-type="float">
            <text:p>0.0756837890625</text:p>
          </table:table-cell>
          <table:table-cell table:formula="of:=[.$D$4]/[.B54]" office:value-type="float" office:value="250000" calcext:value-type="float">
            <text:p>250000</text:p>
          </table:table-cell>
          <table:table-cell table:formula="of:=[.F54]/(2*[.C54])" office:value-type="float" office:value="62500" calcext:value-type="float">
            <text:p>62500</text:p>
          </table:table-cell>
          <table:table-cell table:formula="of:=[.G54]/255" office:value-type="float" office:value="245.098039215686" calcext:value-type="float">
            <text:p>245.098039215686</text:p>
          </table:table-cell>
          <table:table-cell table:formula="of:=[.E54]*[.G54]" office:value-type="float" office:value="4730.23681640625" calcext:value-type="float">
            <text:p>4730.23681640625</text:p>
          </table:table-cell>
          <table:table-cell table:formula="of:=[.E54]*[.H54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5]" office:value-type="float" office:value="48" calcext:value-type="float">
            <text:p>48</text:p>
          </table:table-cell>
          <table:table-cell table:formula="of:=[.$B$4]/[.D55]" office:value-type="float" office:value="2.42188125" calcext:value-type="float">
            <text:p>2.42188125</text:p>
          </table:table-cell>
          <table:table-cell table:formula="of:=[.$D$4]/[.B55]" office:value-type="float" office:value="62500" calcext:value-type="float">
            <text:p>62500</text:p>
          </table:table-cell>
          <table:table-cell table:formula="of:=[.F55]/(2*[.C55])" office:value-type="float" office:value="15625" calcext:value-type="float">
            <text:p>15625</text:p>
          </table:table-cell>
          <table:table-cell table:formula="of:=[.G55]/255" office:value-type="float" office:value="61.2745098039216" calcext:value-type="float">
            <text:p>61.2745098039216</text:p>
          </table:table-cell>
          <table:table-cell table:formula="of:=[.E55]*[.G55]" office:value-type="float" office:value="37841.89453125" calcext:value-type="float">
            <text:p>37841.89453125</text:p>
          </table:table-cell>
          <table:table-cell table:formula="of:=[.E55]*[.H55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6]" office:value-type="float" office:value="96" calcext:value-type="float">
            <text:p>96</text:p>
          </table:table-cell>
          <table:table-cell table:formula="of:=[.$B$4]/[.D56]" office:value-type="float" office:value="1.210940625" calcext:value-type="float">
            <text:p>1.210940625</text:p>
          </table:table-cell>
          <table:table-cell table:formula="of:=[.$D$4]/[.B56]" office:value-type="float" office:value="62500" calcext:value-type="float">
            <text:p>62500</text:p>
          </table:table-cell>
          <table:table-cell table:formula="of:=[.F56]/(2*[.C56])" office:value-type="float" office:value="15625" calcext:value-type="float">
            <text:p>15625</text:p>
          </table:table-cell>
          <table:table-cell table:formula="of:=[.G56]/255" office:value-type="float" office:value="61.2745098039216" calcext:value-type="float">
            <text:p>61.2745098039216</text:p>
          </table:table-cell>
          <table:table-cell table:formula="of:=[.E56]*[.G56]" office:value-type="float" office:value="18920.947265625" calcext:value-type="float">
            <text:p>18920.947265625</text:p>
          </table:table-cell>
          <table:table-cell table:formula="of:=[.E56]*[.H56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7]" office:value-type="float" office:value="192" calcext:value-type="float">
            <text:p>192</text:p>
          </table:table-cell>
          <table:table-cell table:formula="of:=[.$B$4]/[.D57]" office:value-type="float" office:value="0.6054703125" calcext:value-type="float">
            <text:p>0.6054703125</text:p>
          </table:table-cell>
          <table:table-cell table:formula="of:=[.$D$4]/[.B57]" office:value-type="float" office:value="62500" calcext:value-type="float">
            <text:p>62500</text:p>
          </table:table-cell>
          <table:table-cell table:formula="of:=[.F57]/(2*[.C57])" office:value-type="float" office:value="15625" calcext:value-type="float">
            <text:p>15625</text:p>
          </table:table-cell>
          <table:table-cell table:formula="of:=[.G57]/255" office:value-type="float" office:value="61.2745098039216" calcext:value-type="float">
            <text:p>61.2745098039216</text:p>
          </table:table-cell>
          <table:table-cell table:formula="of:=[.E57]*[.G57]" office:value-type="float" office:value="9460.4736328125" calcext:value-type="float">
            <text:p>9460.4736328125</text:p>
          </table:table-cell>
          <table:table-cell table:formula="of:=[.E57]*[.H57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8]" office:value-type="float" office:value="384" calcext:value-type="float">
            <text:p>384</text:p>
          </table:table-cell>
          <table:table-cell table:formula="of:=[.$B$4]/[.D58]" office:value-type="float" office:value="0.30273515625" calcext:value-type="float">
            <text:p>0.30273515625</text:p>
          </table:table-cell>
          <table:table-cell table:formula="of:=[.$D$4]/[.B58]" office:value-type="float" office:value="62500" calcext:value-type="float">
            <text:p>62500</text:p>
          </table:table-cell>
          <table:table-cell table:formula="of:=[.F58]/(2*[.C58])" office:value-type="float" office:value="15625" calcext:value-type="float">
            <text:p>15625</text:p>
          </table:table-cell>
          <table:table-cell table:formula="of:=[.G58]/255" office:value-type="float" office:value="61.2745098039216" calcext:value-type="float">
            <text:p>61.2745098039216</text:p>
          </table:table-cell>
          <table:table-cell table:formula="of:=[.E58]*[.G58]" office:value-type="float" office:value="4730.23681640625" calcext:value-type="float">
            <text:p>4730.23681640625</text:p>
          </table:table-cell>
          <table:table-cell table:formula="of:=[.E58]*[.H58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9]" office:value-type="float" office:value="768" calcext:value-type="float">
            <text:p>768</text:p>
          </table:table-cell>
          <table:table-cell table:formula="of:=[.$B$4]/[.D59]" office:value-type="float" office:value="0.151367578125" calcext:value-type="float">
            <text:p>0.151367578125</text:p>
          </table:table-cell>
          <table:table-cell table:formula="of:=[.$D$4]/[.B59]" office:value-type="float" office:value="62500" calcext:value-type="float">
            <text:p>62500</text:p>
          </table:table-cell>
          <table:table-cell table:formula="of:=[.F59]/(2*[.C59])" office:value-type="float" office:value="15625" calcext:value-type="float">
            <text:p>15625</text:p>
          </table:table-cell>
          <table:table-cell table:formula="of:=[.G59]/255" office:value-type="float" office:value="61.2745098039216" calcext:value-type="float">
            <text:p>61.2745098039216</text:p>
          </table:table-cell>
          <table:table-cell table:formula="of:=[.E59]*[.G59]" office:value-type="float" office:value="2365.11840820312" calcext:value-type="float">
            <text:p>2365.11840820312</text:p>
          </table:table-cell>
          <table:table-cell table:formula="of:=[.E59]*[.H59]" office:value-type="float" office:value="9.27497414981618" calcext:value-type="float">
            <text:p>9.27497414981618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$C$4]*[.A60]" office:value-type="float" office:value="1536" calcext:value-type="float">
            <text:p>1536</text:p>
          </table:table-cell>
          <table:table-cell table:style-name="ce2" table:formula="of:=[.$B$4]/[.D60]" office:value-type="float" office:value="0.0756837890625" calcext:value-type="float">
            <text:p>0.0756837890625</text:p>
          </table:table-cell>
          <table:table-cell table:style-name="ce2" table:formula="of:=[.$D$4]/[.B60]" office:value-type="float" office:value="62500" calcext:value-type="float">
            <text:p>62500</text:p>
          </table:table-cell>
          <table:table-cell table:style-name="ce2" table:formula="of:=[.F60]/(2*[.C60])" office:value-type="float" office:value="15625" calcext:value-type="float">
            <text:p>15625</text:p>
          </table:table-cell>
          <table:table-cell table:style-name="ce2" table:formula="of:=[.G60]/255" office:value-type="float" office:value="61.2745098039216" calcext:value-type="float">
            <text:p>61.2745098039216</text:p>
          </table:table-cell>
          <table:table-cell table:style-name="ce2" table:formula="of:=[.E60]*[.G60]" office:value-type="float" office:value="1182.55920410156" calcext:value-type="float">
            <text:p>1182.55920410156</text:p>
          </table:table-cell>
          <table:table-cell table:style-name="ce2" table:formula="of:=[.E60]*[.H60]" office:value-type="float" office:value="4.63748707490809" calcext:value-type="float">
            <text:p>4.6374870749080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1]" office:value-type="float" office:value="48" calcext:value-type="float">
            <text:p>48</text:p>
          </table:table-cell>
          <table:table-cell table:formula="of:=[.$B$4]/[.D61]" office:value-type="float" office:value="2.42188125" calcext:value-type="float">
            <text:p>2.42188125</text:p>
          </table:table-cell>
          <table:table-cell table:formula="of:=[.$D$4]/[.B61]" office:value-type="float" office:value="15625" calcext:value-type="float">
            <text:p>15625</text:p>
          </table:table-cell>
          <table:table-cell table:formula="of:=[.F61]/(2*[.C61])" office:value-type="float" office:value="3906.25" calcext:value-type="float">
            <text:p>3906.25</text:p>
          </table:table-cell>
          <table:table-cell table:formula="of:=[.G61]/255" office:value-type="float" office:value="15.3186274509804" calcext:value-type="float">
            <text:p>15.3186274509804</text:p>
          </table:table-cell>
          <table:table-cell table:formula="of:=[.E61]*[.G61]" office:value-type="float" office:value="9460.4736328125" calcext:value-type="float">
            <text:p>9460.4736328125</text:p>
          </table:table-cell>
          <table:table-cell table:formula="of:=[.E61]*[.H61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2]" office:value-type="float" office:value="96" calcext:value-type="float">
            <text:p>96</text:p>
          </table:table-cell>
          <table:table-cell table:formula="of:=[.$B$4]/[.D62]" office:value-type="float" office:value="1.210940625" calcext:value-type="float">
            <text:p>1.210940625</text:p>
          </table:table-cell>
          <table:table-cell table:formula="of:=[.$D$4]/[.B62]" office:value-type="float" office:value="15625" calcext:value-type="float">
            <text:p>15625</text:p>
          </table:table-cell>
          <table:table-cell table:formula="of:=[.F62]/(2*[.C62])" office:value-type="float" office:value="3906.25" calcext:value-type="float">
            <text:p>3906.25</text:p>
          </table:table-cell>
          <table:table-cell table:formula="of:=[.G62]/255" office:value-type="float" office:value="15.3186274509804" calcext:value-type="float">
            <text:p>15.3186274509804</text:p>
          </table:table-cell>
          <table:table-cell table:formula="of:=[.E62]*[.G62]" office:value-type="float" office:value="4730.23681640625" calcext:value-type="float">
            <text:p>4730.23681640625</text:p>
          </table:table-cell>
          <table:table-cell table:formula="of:=[.E62]*[.H62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3]" office:value-type="float" office:value="192" calcext:value-type="float">
            <text:p>192</text:p>
          </table:table-cell>
          <table:table-cell table:formula="of:=[.$B$4]/[.D63]" office:value-type="float" office:value="0.6054703125" calcext:value-type="float">
            <text:p>0.6054703125</text:p>
          </table:table-cell>
          <table:table-cell table:formula="of:=[.$D$4]/[.B63]" office:value-type="float" office:value="15625" calcext:value-type="float">
            <text:p>15625</text:p>
          </table:table-cell>
          <table:table-cell table:formula="of:=[.F63]/(2*[.C63])" office:value-type="float" office:value="3906.25" calcext:value-type="float">
            <text:p>3906.25</text:p>
          </table:table-cell>
          <table:table-cell table:formula="of:=[.G63]/255" office:value-type="float" office:value="15.3186274509804" calcext:value-type="float">
            <text:p>15.3186274509804</text:p>
          </table:table-cell>
          <table:table-cell table:formula="of:=[.E63]*[.G63]" office:value-type="float" office:value="2365.11840820312" calcext:value-type="float">
            <text:p>2365.11840820312</text:p>
          </table:table-cell>
          <table:table-cell table:formula="of:=[.E63]*[.H63]" office:value-type="float" office:value="9.27497414981618" calcext:value-type="float">
            <text:p>9.2749741498161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4]" office:value-type="float" office:value="384" calcext:value-type="float">
            <text:p>384</text:p>
          </table:table-cell>
          <table:table-cell table:formula="of:=[.$B$4]/[.D64]" office:value-type="float" office:value="0.30273515625" calcext:value-type="float">
            <text:p>0.30273515625</text:p>
          </table:table-cell>
          <table:table-cell table:formula="of:=[.$D$4]/[.B64]" office:value-type="float" office:value="15625" calcext:value-type="float">
            <text:p>15625</text:p>
          </table:table-cell>
          <table:table-cell table:formula="of:=[.F64]/(2*[.C64])" office:value-type="float" office:value="3906.25" calcext:value-type="float">
            <text:p>3906.25</text:p>
          </table:table-cell>
          <table:table-cell table:formula="of:=[.G64]/255" office:value-type="float" office:value="15.3186274509804" calcext:value-type="float">
            <text:p>15.3186274509804</text:p>
          </table:table-cell>
          <table:table-cell table:formula="of:=[.E64]*[.G64]" office:value-type="float" office:value="1182.55920410156" calcext:value-type="float">
            <text:p>1182.55920410156</text:p>
          </table:table-cell>
          <table:table-cell table:formula="of:=[.E64]*[.H64]" office:value-type="float" office:value="4.63748707490809" calcext:value-type="float">
            <text:p>4.6374870749080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5]" office:value-type="float" office:value="768" calcext:value-type="float">
            <text:p>768</text:p>
          </table:table-cell>
          <table:table-cell table:formula="of:=[.$B$4]/[.D65]" office:value-type="float" office:value="0.151367578125" calcext:value-type="float">
            <text:p>0.151367578125</text:p>
          </table:table-cell>
          <table:table-cell table:formula="of:=[.$D$4]/[.B65]" office:value-type="float" office:value="15625" calcext:value-type="float">
            <text:p>15625</text:p>
          </table:table-cell>
          <table:table-cell table:formula="of:=[.F65]/(2*[.C65])" office:value-type="float" office:value="3906.25" calcext:value-type="float">
            <text:p>3906.25</text:p>
          </table:table-cell>
          <table:table-cell table:formula="of:=[.G65]/255" office:value-type="float" office:value="15.3186274509804" calcext:value-type="float">
            <text:p>15.3186274509804</text:p>
          </table:table-cell>
          <table:table-cell table:formula="of:=[.E65]*[.G65]" office:value-type="float" office:value="591.279602050781" calcext:value-type="float">
            <text:p>591.279602050781</text:p>
          </table:table-cell>
          <table:table-cell table:formula="of:=[.E65]*[.H65]" office:value-type="float" office:value="2.31874353745404" calcext:value-type="float">
            <text:p>2.31874353745404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6]" office:value-type="float" office:value="1536" calcext:value-type="float">
            <text:p>1536</text:p>
          </table:table-cell>
          <table:table-cell table:formula="of:=[.$B$4]/[.D66]" office:value-type="float" office:value="0.0756837890625" calcext:value-type="float">
            <text:p>0.0756837890625</text:p>
          </table:table-cell>
          <table:table-cell table:formula="of:=[.$D$4]/[.B66]" office:value-type="float" office:value="15625" calcext:value-type="float">
            <text:p>15625</text:p>
          </table:table-cell>
          <table:table-cell table:formula="of:=[.F66]/(2*[.C66])" office:value-type="float" office:value="3906.25" calcext:value-type="float">
            <text:p>3906.25</text:p>
          </table:table-cell>
          <table:table-cell table:formula="of:=[.G66]/255" office:value-type="float" office:value="15.3186274509804" calcext:value-type="float">
            <text:p>15.3186274509804</text:p>
          </table:table-cell>
          <table:table-cell table:formula="of:=[.E66]*[.G66]" office:value-type="float" office:value="295.639801025391" calcext:value-type="float">
            <text:p>295.639801025391</text:p>
          </table:table-cell>
          <table:table-cell table:formula="of:=[.E66]*[.H66]" office:value-type="float" office:value="1.15937176872702" calcext:value-type="float">
            <text:p>1.15937176872702</text:p>
          </table:table-cell>
          <table:table-cell table:number-columns-repeated="1014"/>
        </table:table-row>
      </table:table>
      <table:table table:name="Step Timing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mm/step</text:p>
          </table:table-cell>
          <table:table-cell table:style-name="ce2" office:value-type="string" calcext:value-type="string">
            <text:p>cell distance (mm)</text:p>
          </table:table-cell>
          <table:table-cell table:style-name="ce2" office:value-type="string" calcext:value-type="string">
            <text:p>speed (mm/sec)</text:p>
          </table:table-cell>
          <table:table-cell table:style-name="ce2" office:value-type="string" calcext:value-type="string">
            <text:p>ticks/sec</text:p>
          </table:table-cell>
          <table:table-cell/>
          <table:table-cell office:value-type="string" calcext:value-type="string">
            <text:p>ticks/step</text:p>
          </table:table-cell>
        </table:table-row>
        <table:table-row table:style-name="ro1">
          <table:table-cell table:style-name="ce5" office:value-type="float" office:value="0.0756837890625" calcext:value-type="float">
            <text:p>0.075683789062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formula="of:=16000000/256" office:value-type="float" office:value="62500" calcext:value-type="float">
            <text:p>625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ell distance (steps)</text:p>
          </table:table-cell>
          <table:table-cell table:style-name="ce2" office:value-type="string" calcext:value-type="string">
            <text:p>speed (steps/sec)</text:p>
          </table:table-cell>
          <table:table-cell table:style-name="ce2" office:value-type="string" calcext:value-type="string">
            <text:p>speed (steps/tick)</text:p>
          </table:table-cell>
          <table:table-cell table:style-name="ce2" office:value-type="string" calcext:value-type="string">
            <text:p>period (ticks/step)</text:p>
          </table:table-cell>
          <table:table-cell table:number-columns-repeated="2"/>
        </table:table-row>
        <table:table-row table:style-name="ro1">
          <table:table-cell table:formula="of:=[.B2]/[.A2]" office:value-type="float" office:value="2378.31644305434" calcext:value-type="float">
            <text:p>2378.31644305434</text:p>
          </table:table-cell>
          <table:table-cell table:formula="of:=[.C2]/[.A2]" office:value-type="float" office:value="264.257382561593" calcext:value-type="float">
            <text:p>264.257382561593</text:p>
          </table:table-cell>
          <table:table-cell table:formula="of:=[.B4]/[.D2]" office:value-type="float" office:value="0.00422811812098549" calcext:value-type="float">
            <text:p>0.004228118120986</text:p>
          </table:table-cell>
          <table:table-cell table:formula="of:=1/[.C4]" office:value-type="float" office:value="236.511840820313" calcext:value-type="float">
            <text:p>236.5118408203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]*[.$A$2]" office:value-type="float" office:value="0" calcext:value-type="float">
            <text:p>0</text:p>
          </table:table-cell>
          <table:table-cell table:formula="of:=SQRT([.$C$5]*[.B6])" office:value-type="float" office:value="0" calcext:value-type="float">
            <text:p>0</text:p>
          </table:table-cell>
          <table:table-cell table:formula="of:=([.C6]/([.$A$2]*[.$D$2]))" office:value-type="float" office:value="0" calcext:value-type="float">
            <text:p>0</text:p>
          </table:table-cell>
          <table:table-cell table:formula="of:=1/[.D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A$2]" office:value-type="float" office:value="0.0756837890625" calcext:value-type="float">
            <text:p>0.0756837890625</text:p>
          </table:table-cell>
          <table:table-cell table:formula="of:=SQRT([.$C$5]*[.B7])" office:value-type="float" office:value="0.869964304224605" calcext:value-type="float">
            <text:p>0.869964304224605</text:p>
          </table:table-cell>
          <table:table-cell table:formula="of:=([.C7]/([.$A$2]*[.$D$2]))" office:value-type="float" office:value="0.000183915591965129" calcext:value-type="float">
            <text:p>0.000183915591965</text:p>
          </table:table-cell>
          <table:table-cell table:formula="of:=1/[.D7]" office:value-type="float" office:value="5437.27690140378" calcext:value-type="float">
            <text:p>5437.276901403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*[.$A$2]" office:value-type="float" office:value="0.151367578125" calcext:value-type="float">
            <text:p>0.151367578125</text:p>
          </table:table-cell>
          <table:table-cell table:formula="of:=SQRT([.$C$5]*[.B8])" office:value-type="float" office:value="1.23031531781491" calcext:value-type="float">
            <text:p>1.23031531781491</text:p>
          </table:table-cell>
          <table:table-cell table:formula="of:=([.C8]/([.$A$2]*[.$D$2]))" office:value-type="float" office:value="0.000260095924488962" calcext:value-type="float">
            <text:p>0.000260095924489</text:p>
          </table:table-cell>
          <table:table-cell table:formula="of:=1/[.D8]" office:value-type="float" office:value="3844.73536817159" calcext:value-type="float">
            <text:p>3844.735368171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]*[.$A$2]" office:value-type="float" office:value="0.2270513671875" calcext:value-type="float">
            <text:p>0.2270513671875</text:p>
          </table:table-cell>
          <table:table-cell table:formula="of:=SQRT([.$C$5]*[.B9])" office:value-type="float" office:value="1.50682237568832" calcext:value-type="float">
            <text:p>1.50682237568832</text:p>
          </table:table-cell>
          <table:table-cell table:formula="of:=([.C9]/([.$A$2]*[.$D$2]))" office:value-type="float" office:value="0.00031855114958771" calcext:value-type="float">
            <text:p>0.000318551149588</text:p>
          </table:table-cell>
          <table:table-cell table:formula="of:=1/[.D9]" office:value-type="float" office:value="3139.21328268401" calcext:value-type="float">
            <text:p>3139.213282684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]*[.$A$2]" office:value-type="float" office:value="0.30273515625" calcext:value-type="float">
            <text:p>0.30273515625</text:p>
          </table:table-cell>
          <table:table-cell table:formula="of:=SQRT([.$C$5]*[.B10])" office:value-type="float" office:value="1.73992860844921" calcext:value-type="float">
            <text:p>1.73992860844921</text:p>
          </table:table-cell>
          <table:table-cell table:formula="of:=([.C10]/([.$A$2]*[.$D$2]))" office:value-type="float" office:value="0.000367831183930259" calcext:value-type="float">
            <text:p>0.00036783118393</text:p>
          </table:table-cell>
          <table:table-cell table:formula="of:=1/[.D10]" office:value-type="float" office:value="2718.63845070189" calcext:value-type="float">
            <text:p>2718.638450701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[.$A$2]" office:value-type="float" office:value="0.3784189453125" calcext:value-type="float">
            <text:p>0.3784189453125</text:p>
          </table:table-cell>
          <table:table-cell table:formula="of:=SQRT([.$C$5]*[.B11])" office:value-type="float" office:value="1.94529932224452" calcext:value-type="float">
            <text:p>1.94529932224452</text:p>
          </table:table-cell>
          <table:table-cell table:formula="of:=([.C11]/([.$A$2]*[.$D$2]))" office:value-type="float" office:value="0.000411247765756143" calcext:value-type="float">
            <text:p>0.000411247765756</text:p>
          </table:table-cell>
          <table:table-cell table:formula="of:=1/[.D11]" office:value-type="float" office:value="2431.62415280565" calcext:value-type="float">
            <text:p>2431.624152805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[.$A$2]" office:value-type="float" office:value="0.454102734375" calcext:value-type="float">
            <text:p>0.454102734375</text:p>
          </table:table-cell>
          <table:table-cell table:formula="of:=SQRT([.$C$5]*[.B12])" office:value-type="float" office:value="2.13096863978567" calcext:value-type="float">
            <text:p>2.13096863978567</text:p>
          </table:table-cell>
          <table:table-cell table:formula="of:=([.C12]/([.$A$2]*[.$D$2]))" office:value-type="float" office:value="0.000450499356056481" calcext:value-type="float">
            <text:p>0.000450499356056</text:p>
          </table:table-cell>
          <table:table-cell table:formula="of:=1/[.D12]" office:value-type="float" office:value="2219.75899977674" calcext:value-type="float">
            <text:p>2219.758999776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3]*[.$A$2]" office:value-type="float" office:value="0.5297865234375" calcext:value-type="float">
            <text:p>0.5297865234375</text:p>
          </table:table-cell>
          <table:table-cell table:formula="of:=SQRT([.$C$5]*[.B13])" office:value-type="float" office:value="2.30170919848164" calcext:value-type="float">
            <text:p>2.30170919848164</text:p>
          </table:table-cell>
          <table:table-cell table:formula="of:=([.C13]/([.$A$2]*[.$D$2]))" office:value-type="float" office:value="0.000486594918566961" calcext:value-type="float">
            <text:p>0.000486594918567</text:p>
          </table:table-cell>
          <table:table-cell table:formula="of:=1/[.D13]" office:value-type="float" office:value="2055.09749864432" calcext:value-type="float">
            <text:p>2055.097498644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]*[.$A$2]" office:value-type="float" office:value="0.6054703125" calcext:value-type="float">
            <text:p>0.6054703125</text:p>
          </table:table-cell>
          <table:table-cell table:formula="of:=SQRT([.$C$5]*[.B14])" office:value-type="float" office:value="2.46063063562982" calcext:value-type="float">
            <text:p>2.46063063562982</text:p>
          </table:table-cell>
          <table:table-cell table:formula="of:=([.C14]/([.$A$2]*[.$D$2]))" office:value-type="float" office:value="0.000520191848977924" calcext:value-type="float">
            <text:p>0.000520191848978</text:p>
          </table:table-cell>
          <table:table-cell table:formula="of:=1/[.D14]" office:value-type="float" office:value="1922.3676840858" calcext:value-type="float">
            <text:p>1922.36768408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5]*[.$A$2]" office:value-type="float" office:value="0.6811541015625" calcext:value-type="float">
            <text:p>0.6811541015625</text:p>
          </table:table-cell>
          <table:table-cell table:formula="of:=SQRT([.$C$5]*[.B15])" office:value-type="float" office:value="2.60989291267381" calcext:value-type="float">
            <text:p>2.60989291267381</text:p>
          </table:table-cell>
          <table:table-cell table:formula="of:=([.C15]/([.$A$2]*[.$D$2]))" office:value-type="float" office:value="0.000551746775895388" calcext:value-type="float">
            <text:p>0.000551746775895</text:p>
          </table:table-cell>
          <table:table-cell table:formula="of:=1/[.D15]" office:value-type="float" office:value="1812.42563380126" calcext:value-type="float">
            <text:p>1812.425633801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]*[.$A$2]" office:value-type="float" office:value="0.756837890625" calcext:value-type="float">
            <text:p>0.756837890625</text:p>
          </table:table-cell>
          <table:table-cell table:formula="of:=SQRT([.$C$5]*[.B16])" office:value-type="float" office:value="2.75106868439339" calcext:value-type="float">
            <text:p>2.75106868439339</text:p>
          </table:table-cell>
          <table:table-cell table:formula="of:=([.C16]/([.$A$2]*[.$D$2]))" office:value-type="float" office:value="0.000581592167827972" calcext:value-type="float">
            <text:p>0.000581592167828</text:p>
          </table:table-cell>
          <table:table-cell table:formula="of:=1/[.D16]" office:value-type="float" office:value="1719.41792774587" calcext:value-type="float">
            <text:p>1719.417927745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7]*[.$A$2]" office:value-type="float" office:value="0.8325216796875" calcext:value-type="float">
            <text:p>0.8325216796875</text:p>
          </table:table-cell>
          <table:table-cell table:formula="of:=SQRT([.$C$5]*[.B17])" office:value-type="float" office:value="2.88534517811561" calcext:value-type="float">
            <text:p>2.88534517811561</text:p>
          </table:table-cell>
          <table:table-cell table:formula="of:=([.C17]/([.$A$2]*[.$D$2]))" office:value-type="float" office:value="0.000609979011644436" calcext:value-type="float">
            <text:p>0.000609979011644</text:p>
          </table:table-cell>
          <table:table-cell table:formula="of:=1/[.D17]" office:value-type="float" office:value="1639.40066938387" calcext:value-type="float">
            <text:p>1639.4006693838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8]*[.$A$2]" office:value-type="float" office:value="0.90820546875" calcext:value-type="float">
            <text:p>0.90820546875</text:p>
          </table:table-cell>
          <table:table-cell table:formula="of:=SQRT([.$C$5]*[.B18])" office:value-type="float" office:value="3.01364475137664" calcext:value-type="float">
            <text:p>3.01364475137664</text:p>
          </table:table-cell>
          <table:table-cell table:formula="of:=([.C18]/([.$A$2]*[.$D$2]))" office:value-type="float" office:value="0.000637102299175421" calcext:value-type="float">
            <text:p>0.000637102299175</text:p>
          </table:table-cell>
          <table:table-cell table:formula="of:=1/[.D18]" office:value-type="float" office:value="1569.606641342" calcext:value-type="float">
            <text:p>1569.6066413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9]*[.$A$2]" office:value-type="float" office:value="0.9838892578125" calcext:value-type="float">
            <text:p>0.9838892578125</text:p>
          </table:table-cell>
          <table:table-cell table:formula="of:=SQRT([.$C$5]*[.B19])" office:value-type="float" office:value="3.13670090670516" calcext:value-type="float">
            <text:p>3.13670090670516</text:p>
          </table:table-cell>
          <table:table-cell table:formula="of:=([.C19]/([.$A$2]*[.$D$2]))" office:value-type="float" office:value="0.000663117097187587" calcext:value-type="float">
            <text:p>0.000663117097188</text:p>
          </table:table-cell>
          <table:table-cell table:formula="of:=1/[.D19]" office:value-type="float" office:value="1508.02928206979" calcext:value-type="float">
            <text:p>1508.0292820697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0]*[.$A$2]" office:value-type="float" office:value="1.059573046875" calcext:value-type="float">
            <text:p>1.059573046875</text:p>
          </table:table-cell>
          <table:table-cell table:formula="of:=SQRT([.$C$5]*[.B20])" office:value-type="float" office:value="3.25510836513164" calcext:value-type="float">
            <text:p>3.25510836513164</text:p>
          </table:table-cell>
          <table:table-cell table:formula="of:=([.C20]/([.$A$2]*[.$D$2]))" office:value-type="float" office:value="0.000688149133219228" calcext:value-type="float">
            <text:p>0.000688149133219</text:p>
          </table:table-cell>
          <table:table-cell table:formula="of:=1/[.D20]" office:value-type="float" office:value="1453.17337729091" calcext:value-type="float">
            <text:p>1453.173377290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1]*[.$A$2]" office:value-type="float" office:value="1.1352568359375" calcext:value-type="float">
            <text:p>1.1352568359375</text:p>
          </table:table-cell>
          <table:table-cell table:formula="of:=SQRT([.$C$5]*[.B21])" office:value-type="float" office:value="3.36935726205682" calcext:value-type="float">
            <text:p>3.36935726205682</text:p>
          </table:table-cell>
          <table:table-cell table:formula="of:=([.C21]/([.$A$2]*[.$D$2]))" office:value-type="float" office:value="0.000712302024788825" calcext:value-type="float">
            <text:p>0.000712302024789</text:p>
          </table:table-cell>
          <table:table-cell table:formula="of:=1/[.D21]" office:value-type="float" office:value="1403.89885919034" calcext:value-type="float">
            <text:p>1403.898859190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2]*[.$A$2]" office:value-type="float" office:value="1.210940625" calcext:value-type="float">
            <text:p>1.210940625</text:p>
          </table:table-cell>
          <table:table-cell table:formula="of:=SQRT([.$C$5]*[.B22])" office:value-type="float" office:value="3.47985721689842" calcext:value-type="float">
            <text:p>3.47985721689842</text:p>
          </table:table-cell>
          <table:table-cell table:formula="of:=([.C22]/([.$A$2]*[.$D$2]))" office:value-type="float" office:value="0.000735662367860517" calcext:value-type="float">
            <text:p>0.000735662367861</text:p>
          </table:table-cell>
          <table:table-cell table:formula="of:=1/[.D22]" office:value-type="float" office:value="1359.31922535094" calcext:value-type="float">
            <text:p>1359.319225350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3]*[.$A$2]" office:value-type="float" office:value="1.2866244140625" calcext:value-type="float">
            <text:p>1.2866244140625</text:p>
          </table:table-cell>
          <table:table-cell table:formula="of:=SQRT([.$C$5]*[.B23])" office:value-type="float" office:value="3.58695471683502" calcext:value-type="float">
            <text:p>3.58695471683502</text:p>
          </table:table-cell>
          <table:table-cell table:formula="of:=([.C23]/([.$A$2]*[.$D$2]))" office:value-type="float" office:value="0.000758303411870227" calcext:value-type="float">
            <text:p>0.00075830341187</text:p>
          </table:table-cell>
          <table:table-cell table:formula="of:=1/[.D23]" office:value-type="float" office:value="1318.73335177758" calcext:value-type="float">
            <text:p>1318.733351777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4]*[.$A$2]" office:value-type="float" office:value="1.362308203125" calcext:value-type="float">
            <text:p>1.362308203125</text:p>
          </table:table-cell>
          <table:table-cell table:formula="of:=SQRT([.$C$5]*[.B24])" office:value-type="float" office:value="3.69094595344473" calcext:value-type="float">
            <text:p>3.69094595344473</text:p>
          </table:table-cell>
          <table:table-cell table:formula="of:=([.C24]/([.$A$2]*[.$D$2]))" office:value-type="float" office:value="0.000780287773466887" calcext:value-type="float">
            <text:p>0.000780287773467</text:p>
          </table:table-cell>
          <table:table-cell table:formula="of:=1/[.D24]" office:value-type="float" office:value="1281.5784560572" calcext:value-type="float">
            <text:p>1281.578456057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5]*[.$A$2]" office:value-type="float" office:value="1.4379919921875" calcext:value-type="float">
            <text:p>1.4379919921875</text:p>
          </table:table-cell>
          <table:table-cell table:formula="of:=SQRT([.$C$5]*[.B25])" office:value-type="float" office:value="3.79208648660273" calcext:value-type="float">
            <text:p>3.79208648660273</text:p>
          </table:table-cell>
          <table:table-cell table:formula="of:=([.C25]/([.$A$2]*[.$D$2]))" office:value-type="float" office:value="0.00080166947951746" calcext:value-type="float">
            <text:p>0.000801669479517</text:p>
          </table:table-cell>
          <table:table-cell table:formula="of:=1/[.D25]" office:value-type="float" office:value="1247.396870593" calcext:value-type="float">
            <text:p>1247.3968705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6]*[.$A$2]" office:value-type="float" office:value="1.51367578125" calcext:value-type="float">
            <text:p>1.51367578125</text:p>
          </table:table-cell>
          <table:table-cell table:formula="of:=SQRT([.$C$5]*[.B26])" office:value-type="float" office:value="3.89059864448905" calcext:value-type="float">
            <text:p>3.89059864448905</text:p>
          </table:table-cell>
          <table:table-cell table:formula="of:=([.C26]/([.$A$2]*[.$D$2]))" office:value-type="float" office:value="0.000822495531512287" calcext:value-type="float">
            <text:p>0.000822495531512</text:p>
          </table:table-cell>
          <table:table-cell table:formula="of:=1/[.D26]" office:value-type="float" office:value="1215.81207640283" calcext:value-type="float">
            <text:p>1215.8120764028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7]*[.$A$2]" office:value-type="float" office:value="1.5893595703125" calcext:value-type="float">
            <text:p>1.5893595703125</text:p>
          </table:table-cell>
          <table:table-cell table:formula="of:=SQRT([.$C$5]*[.B27])" office:value-type="float" office:value="3.98667727601884" calcext:value-type="float">
            <text:p>3.98667727601884</text:p>
          </table:table-cell>
          <table:table-cell table:formula="of:=([.C27]/([.$A$2]*[.$D$2]))" office:value-type="float" office:value="0.000842807121662817" calcext:value-type="float">
            <text:p>0.000842807121663</text:p>
          </table:table-cell>
          <table:table-cell table:formula="of:=1/[.D27]" office:value-type="float" office:value="1186.51109405323" calcext:value-type="float">
            <text:p>1186.511094053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8]*[.$A$2]" office:value-type="float" office:value="1.665043359375" calcext:value-type="float">
            <text:p>1.665043359375</text:p>
          </table:table-cell>
          <table:table-cell table:formula="of:=SQRT([.$C$5]*[.B28])" office:value-type="float" office:value="4.08049428301891" calcext:value-type="float">
            <text:p>4.08049428301891</text:p>
          </table:table-cell>
          <table:table-cell table:formula="of:=([.C28]/([.$A$2]*[.$D$2]))" office:value-type="float" office:value="0.000862640591030498" calcext:value-type="float">
            <text:p>0.00086264059103</text:p>
          </table:table-cell>
          <table:table-cell table:formula="of:=1/[.D28]" office:value-type="float" office:value="1159.2313304031" calcext:value-type="float">
            <text:p>1159.23133040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9]*[.$A$2]" office:value-type="float" office:value="1.7407271484375" calcext:value-type="float">
            <text:p>1.7407271484375</text:p>
          </table:table-cell>
          <table:table-cell table:formula="of:=SQRT([.$C$5]*[.B29])" office:value-type="float" office:value="4.17220223435718" calcext:value-type="float">
            <text:p>4.17220223435718</text:p>
          </table:table-cell>
          <table:table-cell table:formula="of:=([.C29]/([.$A$2]*[.$D$2]))" office:value-type="float" office:value="0.000882028193575087" calcext:value-type="float">
            <text:p>0.000882028193575</text:p>
          </table:table-cell>
          <table:table-cell table:formula="of:=1/[.D29]" office:value-type="float" office:value="1133.75060716228" calcext:value-type="float">
            <text:p>1133.750607162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0]*[.$A$2]" office:value-type="float" office:value="1.8164109375" calcext:value-type="float">
            <text:p>1.8164109375</text:p>
          </table:table-cell>
          <table:table-cell table:formula="of:=SQRT([.$C$5]*[.B30])" office:value-type="float" office:value="4.26193727957135" calcext:value-type="float">
            <text:p>4.26193727957135</text:p>
          </table:table-cell>
          <table:table-cell table:formula="of:=([.C30]/([.$A$2]*[.$D$2]))" office:value-type="float" office:value="0.000900998712112961" calcext:value-type="float">
            <text:p>0.000900998712113</text:p>
          </table:table-cell>
          <table:table-cell table:formula="of:=1/[.D30]" office:value-type="float" office:value="1109.87949988837" calcext:value-type="float">
            <text:p>1109.8794998883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1]*[.$A$2]" office:value-type="float" office:value="1.8920947265625" calcext:value-type="float">
            <text:p>1.8920947265625</text:p>
          </table:table-cell>
          <table:table-cell table:formula="of:=SQRT([.$C$5]*[.B31])" office:value-type="float" office:value="4.34982152112302" calcext:value-type="float">
            <text:p>4.34982152112302</text:p>
          </table:table-cell>
          <table:table-cell table:formula="of:=([.C31]/([.$A$2]*[.$D$2]))" office:value-type="float" office:value="0.000919577959825647" calcext:value-type="float">
            <text:p>0.000919577959826</text:p>
          </table:table-cell>
          <table:table-cell table:formula="of:=1/[.D31]" office:value-type="float" office:value="1087.45538028076" calcext:value-type="float">
            <text:p>1087.4553802807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2]*[.$A$2]" office:value-type="float" office:value="1.967778515625" calcext:value-type="float">
            <text:p>1.967778515625</text:p>
          </table:table-cell>
          <table:table-cell table:formula="of:=SQRT([.$C$5]*[.B32])" office:value-type="float" office:value="4.43596496337043" calcext:value-type="float">
            <text:p>4.43596496337043</text:p>
          </table:table-cell>
          <table:table-cell table:formula="of:=([.C32]/([.$A$2]*[.$D$2]))" office:value-type="float" office:value="0.000937789192284163" calcext:value-type="float">
            <text:p>0.000937789192284</text:p>
          </table:table-cell>
          <table:table-cell table:formula="of:=1/[.D32]" office:value-type="float" office:value="1066.33773157943" calcext:value-type="float">
            <text:p>1066.337731579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3]*[.$A$2]" office:value-type="float" office:value="2.0434623046875" calcext:value-type="float">
            <text:p>2.0434623046875</text:p>
          </table:table-cell>
          <table:table-cell table:formula="of:=SQRT([.$C$5]*[.B33])" office:value-type="float" office:value="4.52046712706497" calcext:value-type="float">
            <text:p>4.52046712706497</text:p>
          </table:table-cell>
          <table:table-cell table:formula="of:=([.C33]/([.$A$2]*[.$D$2]))" office:value-type="float" office:value="0.000955653448763131" calcext:value-type="float">
            <text:p>0.000955653448763</text:p>
          </table:table-cell>
          <table:table-cell table:formula="of:=1/[.D33]" office:value-type="float" office:value="1046.40442756134" calcext:value-type="float">
            <text:p>1046.4044275613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4]*[.$A$2]" office:value-type="float" office:value="2.11914609375" calcext:value-type="float">
            <text:p>2.11914609375</text:p>
          </table:table-cell>
          <table:table-cell table:formula="of:=SQRT([.$C$5]*[.B34])" office:value-type="float" office:value="4.60341839696328" calcext:value-type="float">
            <text:p>4.60341839696328</text:p>
          </table:table-cell>
          <table:table-cell table:formula="of:=([.C34]/([.$A$2]*[.$D$2]))" office:value-type="float" office:value="0.000973189837133923" calcext:value-type="float">
            <text:p>0.000973189837134</text:p>
          </table:table-cell>
          <table:table-cell table:formula="of:=1/[.D34]" office:value-type="float" office:value="1027.54874932216" calcext:value-type="float">
            <text:p>1027.548749322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]*[.$A$2]" office:value-type="float" office:value="2.1948298828125" calcext:value-type="float">
            <text:p>2.1948298828125</text:p>
          </table:table-cell>
          <table:table-cell table:formula="of:=SQRT([.$C$5]*[.B35])" office:value-type="float" office:value="4.6849011545736" calcext:value-type="float">
            <text:p>4.6849011545736</text:p>
          </table:table-cell>
          <table:table-cell table:formula="of:=([.C35]/([.$A$2]*[.$D$2]))" office:value-type="float" office:value="0.000990415773333924" calcext:value-type="float">
            <text:p>0.000990415773334</text:p>
          </table:table-cell>
          <table:table-cell table:formula="of:=1/[.D35]" office:value-type="float" office:value="1009.67697296845" calcext:value-type="float">
            <text:p>1009.676972968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]*[.$A$2]" office:value-type="float" office:value="2.270513671875" calcext:value-type="float">
            <text:p>2.270513671875</text:p>
          </table:table-cell>
          <table:table-cell table:formula="of:=SQRT([.$C$5]*[.B36])" office:value-type="float" office:value="4.76499073648103" calcext:value-type="float">
            <text:p>4.76499073648103</text:p>
          </table:table-cell>
          <table:table-cell table:formula="of:=([.C36]/([.$A$2]*[.$D$2]))" office:value-type="float" office:value="0.00100734718396217" calcext:value-type="float">
            <text:p>0.001007347183962</text:p>
          </table:table-cell>
          <table:table-cell table:formula="of:=1/[.D36]" office:value-type="float" office:value="992.706403433547" calcext:value-type="float">
            <text:p>992.70640343354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]*[.$A$2]" office:value-type="float" office:value="2.3461974609375" calcext:value-type="float">
            <text:p>2.3461974609375</text:p>
          </table:table-cell>
          <table:table-cell table:formula="of:=SQRT([.$C$5]*[.B37])" office:value-type="float" office:value="4.84375624999597" calcext:value-type="float">
            <text:p>4.84375624999597</text:p>
          </table:table-cell>
          <table:table-cell table:formula="of:=([.C37]/([.$A$2]*[.$D$2]))" office:value-type="float" office:value="0.00102399867871223" calcext:value-type="float">
            <text:p>0.001023998678712</text:p>
          </table:table-cell>
          <table:table-cell table:formula="of:=1/[.D37]" office:value-type="float" office:value="976.563760079832" calcext:value-type="float">
            <text:p>976.5637600798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]*[.$A$2]" office:value-type="float" office:value="2.42188125" calcext:value-type="float">
            <text:p>2.42188125</text:p>
          </table:table-cell>
          <table:table-cell table:formula="of:=SQRT([.$C$5]*[.B38])" office:value-type="float" office:value="4.92126127125964" calcext:value-type="float">
            <text:p>4.92126127125964</text:p>
          </table:table-cell>
          <table:table-cell table:formula="of:=([.C38]/([.$A$2]*[.$D$2]))" office:value-type="float" office:value="0.00104038369795585" calcext:value-type="float">
            <text:p>0.001040383697956</text:p>
          </table:table-cell>
          <table:table-cell table:formula="of:=1/[.D38]" office:value-type="float" office:value="961.183842042897" calcext:value-type="float">
            <text:p>961.18384204289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9]*[.$A$2]" office:value-type="float" office:value="2.4975650390625" calcext:value-type="float">
            <text:p>2.4975650390625</text:p>
          </table:table-cell>
          <table:table-cell table:formula="of:=SQRT([.$C$5]*[.B39])" office:value-type="float" office:value="4.99756444587011" calcext:value-type="float">
            <text:p>4.99756444587011</text:p>
          </table:table-cell>
          <table:table-cell table:formula="of:=([.C39]/([.$A$2]*[.$D$2]))" office:value-type="float" office:value="0.00105651463971881" calcext:value-type="float">
            <text:p>0.001056514639719</text:p>
          </table:table-cell>
          <table:table-cell table:formula="of:=1/[.D39]" office:value-type="float" office:value="946.50841777843" calcext:value-type="float">
            <text:p>946.5084177784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0]*[.$A$2]" office:value-type="float" office:value="2.573248828125" calcext:value-type="float">
            <text:p>2.573248828125</text:p>
          </table:table-cell>
          <table:table-cell table:formula="of:=SQRT([.$C$5]*[.B40])" office:value-type="float" office:value="5.07272000816623" calcext:value-type="float">
            <text:p>5.07272000816623</text:p>
          </table:table-cell>
          <table:table-cell table:formula="of:=([.C40]/([.$A$2]*[.$D$2]))" office:value-type="float" office:value="0.00107240296946067" calcext:value-type="float">
            <text:p>0.001072402969461</text:p>
          </table:table-cell>
          <table:table-cell table:formula="of:=1/[.D40]" office:value-type="float" office:value="932.485295618792" calcext:value-type="float">
            <text:p>932.48529561879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1]*[.$A$2]" office:value-type="float" office:value="2.6489326171875" calcext:value-type="float">
            <text:p>2.6489326171875</text:p>
          </table:table-cell>
          <table:table-cell table:formula="of:=SQRT([.$C$5]*[.B41])" office:value-type="float" office:value="5.14677823224151" calcext:value-type="float">
            <text:p>5.14677823224151</text:p>
          </table:table-cell>
          <table:table-cell table:formula="of:=([.C41]/([.$A$2]*[.$D$2]))" office:value-type="float" office:value="0.0010880593154217" calcext:value-type="float">
            <text:p>0.001088059315422</text:p>
          </table:table-cell>
          <table:table-cell table:formula="of:=1/[.D41]" office:value-type="float" office:value="919.067541471697" calcext:value-type="float">
            <text:p>919.06754147169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2]*[.$A$2]" office:value-type="float" office:value="2.72461640625" calcext:value-type="float">
            <text:p>2.72461640625</text:p>
          </table:table-cell>
          <table:table-cell table:formula="of:=SQRT([.$C$5]*[.B42])" office:value-type="float" office:value="5.21978582534763" calcext:value-type="float">
            <text:p>5.21978582534763</text:p>
          </table:table-cell>
          <table:table-cell table:formula="of:=([.C42]/([.$A$2]*[.$D$2]))" office:value-type="float" office:value="0.00110349355179078" calcext:value-type="float">
            <text:p>0.001103493551791</text:p>
          </table:table-cell>
          <table:table-cell table:formula="of:=1/[.D42]" office:value-type="float" office:value="906.21281690063" calcext:value-type="float">
            <text:p>906.2128169006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3]*[.$A$2]" office:value-type="float" office:value="2.8003001953125" calcext:value-type="float">
            <text:p>2.8003001953125</text:p>
          </table:table-cell>
          <table:table-cell table:formula="of:=SQRT([.$C$5]*[.B43])" office:value-type="float" office:value="5.29178627243439" calcext:value-type="float">
            <text:p>5.29178627243439</text:p>
          </table:table-cell>
          <table:table-cell table:formula="of:=([.C43]/([.$A$2]*[.$D$2]))" office:value-type="float" office:value="0.00111871487154311" calcext:value-type="float">
            <text:p>0.001118714871543</text:p>
          </table:table-cell>
          <table:table-cell table:formula="of:=1/[.D43]" office:value-type="float" office:value="893.882816289592" calcext:value-type="float">
            <text:p>893.88281628959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4]*[.$A$2]" office:value-type="float" office:value="2.875983984375" calcext:value-type="float">
            <text:p>2.875983984375</text:p>
          </table:table-cell>
          <table:table-cell table:formula="of:=SQRT([.$C$5]*[.B44])" office:value-type="float" office:value="5.36282013904531" calcext:value-type="float">
            <text:p>5.36282013904531</text:p>
          </table:table-cell>
          <table:table-cell table:formula="of:=([.C44]/([.$A$2]*[.$D$2]))" office:value-type="float" office:value="0.00113373185047417" calcext:value-type="float">
            <text:p>0.001133731850474</text:p>
          </table:table-cell>
          <table:table-cell table:formula="of:=1/[.D44]" office:value-type="float" office:value="882.04278602719" calcext:value-type="float">
            <text:p>882.042786027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5]*[.$A$2]" office:value-type="float" office:value="2.9516677734375" calcext:value-type="float">
            <text:p>2.9516677734375</text:p>
          </table:table-cell>
          <table:table-cell table:formula="of:=SQRT([.$C$5]*[.B45])" office:value-type="float" office:value="5.43292533856071" calcext:value-type="float">
            <text:p>5.43292533856071</text:p>
          </table:table-cell>
          <table:table-cell table:formula="of:=([.C45]/([.$A$2]*[.$D$2]))" office:value-type="float" office:value="0.00114855250369649" calcext:value-type="float">
            <text:p>0.001148552503696</text:p>
          </table:table-cell>
          <table:table-cell table:formula="of:=1/[.D45]" office:value-type="float" office:value="870.661111948832" calcext:value-type="float">
            <text:p>870.6611119488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6]*[.$A$2]" office:value-type="float" office:value="3.0273515625" calcext:value-type="float">
            <text:p>3.0273515625</text:p>
          </table:table-cell>
          <table:table-cell table:formula="of:=SQRT([.$C$5]*[.B46])" office:value-type="float" office:value="5.50213736878679" calcext:value-type="float">
            <text:p>5.50213736878679</text:p>
          </table:table-cell>
          <table:table-cell table:formula="of:=([.C46]/([.$A$2]*[.$D$2]))" office:value-type="float" office:value="0.00116318433565594" calcext:value-type="float">
            <text:p>0.001163184335656</text:p>
          </table:table-cell>
          <table:table-cell table:formula="of:=1/[.D46]" office:value-type="float" office:value="859.708963872936" calcext:value-type="float">
            <text:p>859.7089638729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7]*[.$A$2]" office:value-type="float" office:value="3.1030353515625" calcext:value-type="float">
            <text:p>3.1030353515625</text:p>
          </table:table-cell>
          <table:table-cell table:formula="of:=SQRT([.$C$5]*[.B47])" office:value-type="float" office:value="5.57048952208197" calcext:value-type="float">
            <text:p>5.57048952208197</text:p>
          </table:table-cell>
          <table:table-cell table:formula="of:=([.C47]/([.$A$2]*[.$D$2]))" office:value-type="float" office:value="0.00117763438455373" calcext:value-type="float">
            <text:p>0.001177634384554</text:p>
          </table:table-cell>
          <table:table-cell table:formula="of:=1/[.D47]" office:value-type="float" office:value="849.159988122251" calcext:value-type="float">
            <text:p>849.15998812225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8]*[.$A$2]" office:value-type="float" office:value="3.178719140625" calcext:value-type="float">
            <text:p>3.178719140625</text:p>
          </table:table-cell>
          <table:table-cell table:formula="of:=SQRT([.$C$5]*[.B48])" office:value-type="float" office:value="5.63801307255047" calcext:value-type="float">
            <text:p>5.63801307255047</text:p>
          </table:table-cell>
          <table:table-cell table:formula="of:=([.C48]/([.$A$2]*[.$D$2]))" office:value-type="float" office:value="0.00119190926192019" calcext:value-type="float">
            <text:p>0.00119190926192</text:p>
          </table:table-cell>
          <table:table-cell table:formula="of:=1/[.D48]" office:value-type="float" office:value="838.990040558106" calcext:value-type="float">
            <text:p>838.99004055810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9]*[.$A$2]" office:value-type="float" office:value="3.2544029296875" calcext:value-type="float">
            <text:p>3.2544029296875</text:p>
          </table:table-cell>
          <table:table-cell table:formula="of:=SQRT([.$C$5]*[.B49])" office:value-type="float" office:value="5.70473744329001" calcext:value-type="float">
            <text:p>5.70473744329001</text:p>
          </table:table-cell>
          <table:table-cell table:formula="of:=([.C49]/([.$A$2]*[.$D$2]))" office:value-type="float" office:value="0.00120601518797195" calcext:value-type="float">
            <text:p>0.001206015187972</text:p>
          </table:table-cell>
          <table:table-cell table:formula="of:=1/[.D49]" office:value-type="float" office:value="829.176953966571" calcext:value-type="float">
            <text:p>829.17695396657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50]*[.$A$2]" office:value-type="float" office:value="3.33008671875" calcext:value-type="float">
            <text:p>3.33008671875</text:p>
          </table:table-cell>
          <table:table-cell table:formula="of:=SQRT([.$C$5]*[.B50])" office:value-type="float" office:value="5.77069035623122" calcext:value-type="float">
            <text:p>5.77069035623122</text:p>
          </table:table-cell>
          <table:table-cell table:formula="of:=([.C50]/([.$A$2]*[.$D$2]))" office:value-type="float" office:value="0.00121995802328887" calcext:value-type="float">
            <text:p>0.001219958023289</text:p>
          </table:table-cell>
          <table:table-cell table:formula="of:=1/[.D50]" office:value-type="float" office:value="819.700334691935" calcext:value-type="float">
            <text:p>819.70033469193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1]*[.$A$2]" office:value-type="float" office:value="3.4057705078125" calcext:value-type="float">
            <text:p>3.4057705078125</text:p>
          </table:table-cell>
          <table:table-cell table:formula="of:=SQRT([.$C$5]*[.B51])" office:value-type="float" office:value="5.83589796673357" calcext:value-type="float">
            <text:p>5.83589796673357</text:p>
          </table:table-cell>
          <table:table-cell table:formula="of:=([.C51]/([.$A$2]*[.$D$2]))" office:value-type="float" office:value="0.00123374329726843" calcext:value-type="float">
            <text:p>0.001233743297268</text:p>
          </table:table-cell>
          <table:table-cell table:formula="of:=1/[.D51]" office:value-type="float" office:value="810.541384268551" calcext:value-type="float">
            <text:p>810.54138426855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2]*[.$A$2]" office:value-type="float" office:value="3.481454296875" calcext:value-type="float">
            <text:p>3.481454296875</text:p>
          </table:table-cell>
          <table:table-cell table:formula="of:=SQRT([.$C$5]*[.B52])" office:value-type="float" office:value="5.90038498479125" calcext:value-type="float">
            <text:p>5.90038498479125</text:p>
          </table:table-cell>
          <table:table-cell table:formula="of:=([.C52]/([.$A$2]*[.$D$2]))" office:value-type="float" office:value="0.00124737623374933" calcext:value-type="float">
            <text:p>0.001247376233749</text:p>
          </table:table-cell>
          <table:table-cell table:formula="of:=1/[.D52]" office:value-type="float" office:value="801.682742498811" calcext:value-type="float">
            <text:p>801.68274249881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3]*[.$A$2]" office:value-type="float" office:value="3.5571380859375" calcext:value-type="float">
            <text:p>3.5571380859375</text:p>
          </table:table-cell>
          <table:table-cell table:formula="of:=SQRT([.$C$5]*[.B53])" office:value-type="float" office:value="5.9641747844421" calcext:value-type="float">
            <text:p>5.9641747844421</text:p>
          </table:table-cell>
          <table:table-cell table:formula="of:=([.C53]/([.$A$2]*[.$D$2]))" office:value-type="float" office:value="0.00126086177414122" calcext:value-type="float">
            <text:p>0.001260861774141</text:p>
          </table:table-cell>
          <table:table-cell table:formula="of:=1/[.D53]" office:value-type="float" office:value="793.10834899496" calcext:value-type="float">
            <text:p>793.108348994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4]*[.$A$2]" office:value-type="float" office:value="3.632821875" calcext:value-type="float">
            <text:p>3.632821875</text:p>
          </table:table-cell>
          <table:table-cell table:formula="of:=SQRT([.$C$5]*[.B54])" office:value-type="float" office:value="6.02728950275329" calcext:value-type="float">
            <text:p>6.02728950275329</text:p>
          </table:table-cell>
          <table:table-cell table:formula="of:=([.C54]/([.$A$2]*[.$D$2]))" office:value-type="float" office:value="0.00127420459835084" calcext:value-type="float">
            <text:p>0.001274204598351</text:p>
          </table:table-cell>
          <table:table-cell table:formula="of:=1/[.D54]" office:value-type="float" office:value="784.803320671001" calcext:value-type="float">
            <text:p>784.8033206710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5]*[.$A$2]" office:value-type="float" office:value="3.7085056640625" calcext:value-type="float">
            <text:p>3.7085056640625</text:p>
          </table:table-cell>
          <table:table-cell table:formula="of:=SQRT([.$C$5]*[.B55])" office:value-type="float" office:value="6.08975012957223" calcext:value-type="float">
            <text:p>6.08975012957223</text:p>
          </table:table-cell>
          <table:table-cell table:formula="of:=([.C55]/([.$A$2]*[.$D$2]))" office:value-type="float" office:value="0.00128740914375591" calcext:value-type="float">
            <text:p>0.001287409143756</text:p>
          </table:table-cell>
          <table:table-cell table:formula="of:=1/[.D55]" office:value-type="float" office:value="776.753843057682" calcext:value-type="float">
            <text:p>776.75384305768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6]*[.$A$2]" office:value-type="float" office:value="3.784189453125" calcext:value-type="float">
            <text:p>3.784189453125</text:p>
          </table:table-cell>
          <table:table-cell table:formula="of:=SQRT([.$C$5]*[.B56])" office:value-type="float" office:value="6.15157658907454" calcext:value-type="float">
            <text:p>6.15157658907454</text:p>
          </table:table-cell>
          <table:table-cell table:formula="of:=([.C56]/([.$A$2]*[.$D$2]))" office:value-type="float" office:value="0.00130047962244481" calcext:value-type="float">
            <text:p>0.001300479622445</text:p>
          </table:table-cell>
          <table:table-cell table:formula="of:=1/[.D56]" office:value-type="float" office:value="768.947073634318" calcext:value-type="float">
            <text:p>768.94707363431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7]*[.$A$2]" office:value-type="float" office:value="3.8598732421875" calcext:value-type="float">
            <text:p>3.8598732421875</text:p>
          </table:table-cell>
          <table:table-cell table:formula="of:=SQRT([.$C$5]*[.B57])" office:value-type="float" office:value="6.21278781400709" calcext:value-type="float">
            <text:p>6.21278781400709</text:p>
          </table:table-cell>
          <table:table-cell table:formula="of:=([.C57]/([.$A$2]*[.$D$2]))" office:value-type="float" office:value="0.00131342003691206" calcext:value-type="float">
            <text:p>0.001313420036912</text:p>
          </table:table-cell>
          <table:table-cell table:formula="of:=1/[.D57]" office:value-type="float" office:value="761.371055638124" calcext:value-type="float">
            <text:p>761.3710556381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8]*[.$A$2]" office:value-type="float" office:value="3.93555703125" calcext:value-type="float">
            <text:p>3.93555703125</text:p>
          </table:table-cell>
          <table:table-cell table:formula="of:=SQRT([.$C$5]*[.B58])" office:value-type="float" office:value="6.27340181341033" calcext:value-type="float">
            <text:p>6.27340181341033</text:p>
          </table:table-cell>
          <table:table-cell table:formula="of:=([.C58]/([.$A$2]*[.$D$2]))" office:value-type="float" office:value="0.00132623419437517" calcext:value-type="float">
            <text:p>0.001326234194375</text:p>
          </table:table-cell>
          <table:table-cell table:formula="of:=1/[.D58]" office:value-type="float" office:value="754.014641034895" calcext:value-type="float">
            <text:p>754.01464103489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9]*[.$A$2]" office:value-type="float" office:value="4.0112408203125" calcext:value-type="float">
            <text:p>4.0112408203125</text:p>
          </table:table-cell>
          <table:table-cell table:formula="of:=SQRT([.$C$5]*[.B59])" office:value-type="float" office:value="6.33343573450659" calcext:value-type="float">
            <text:p>6.33343573450659</text:p>
          </table:table-cell>
          <table:table-cell table:formula="of:=([.C59]/([.$A$2]*[.$D$2]))" office:value-type="float" office:value="0.00133892571985822" calcext:value-type="float">
            <text:p>0.001338925719858</text:p>
          </table:table-cell>
          <table:table-cell table:formula="of:=1/[.D59]" office:value-type="float" office:value="746.867421522003" calcext:value-type="float">
            <text:p>746.86742152200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60]*[.$A$2]" office:value-type="float" office:value="4.086924609375" calcext:value-type="float">
            <text:p>4.086924609375</text:p>
          </table:table-cell>
          <table:table-cell table:formula="of:=SQRT([.$C$5]*[.B60])" office:value-type="float" office:value="6.39290591935702" calcext:value-type="float">
            <text:p>6.39290591935702</text:p>
          </table:table-cell>
          <table:table-cell table:formula="of:=([.C60]/([.$A$2]*[.$D$2]))" office:value-type="float" office:value="0.00135149806816944" calcext:value-type="float">
            <text:p>0.001351498068169</text:p>
          </table:table-cell>
          <table:table-cell table:formula="of:=1/[.D60]" office:value-type="float" office:value="739.919666592248" calcext:value-type="float">
            <text:p>739.9196665922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1]*[.$A$2]" office:value-type="float" office:value="4.1626083984375" calcext:value-type="float">
            <text:p>4.1626083984375</text:p>
          </table:table-cell>
          <table:table-cell table:formula="of:=SQRT([.$C$5]*[.B61])" office:value-type="float" office:value="6.45182795681774" calcext:value-type="float">
            <text:p>6.45182795681774</text:p>
          </table:table-cell>
          <table:table-cell table:formula="of:=([.C61]/([.$A$2]*[.$D$2]))" office:value-type="float" office:value="0.0013639545348851" calcext:value-type="float">
            <text:p>0.001363954534885</text:p>
          </table:table-cell>
          <table:table-cell table:formula="of:=1/[.D61]" office:value-type="float" office:value="733.162267820198" calcext:value-type="float">
            <text:p>733.16226782019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2]*[.$A$2]" office:value-type="float" office:value="4.2382921875" calcext:value-type="float">
            <text:p>4.2382921875</text:p>
          </table:table-cell>
          <table:table-cell table:formula="of:=SQRT([.$C$5]*[.B62])" office:value-type="float" office:value="6.51021673026329" calcext:value-type="float">
            <text:p>6.51021673026329</text:p>
          </table:table-cell>
          <table:table-cell table:formula="of:=([.C62]/([.$A$2]*[.$D$2]))" office:value-type="float" office:value="0.00137629826643846" calcext:value-type="float">
            <text:p>0.001376298266438</text:p>
          </table:table-cell>
          <table:table-cell table:formula="of:=1/[.D62]" office:value-type="float" office:value="726.586688645456" calcext:value-type="float">
            <text:p>726.5866886454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3]*[.$A$2]" office:value-type="float" office:value="4.3139759765625" calcext:value-type="float">
            <text:p>4.3139759765625</text:p>
          </table:table-cell>
          <table:table-cell table:formula="of:=SQRT([.$C$5]*[.B63])" office:value-type="float" office:value="6.56808646149128" calcext:value-type="float">
            <text:p>6.56808646149128</text:p>
          </table:table-cell>
          <table:table-cell table:formula="of:=([.C63]/([.$A$2]*[.$D$2]))" office:value-type="float" office:value="0.00138853226940154" calcext:value-type="float">
            <text:p>0.001388532269402</text:p>
          </table:table-cell>
          <table:table-cell table:formula="of:=1/[.D63]" office:value-type="float" office:value="720.184919023166" calcext:value-type="float">
            <text:p>720.18491902316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4]*[.$A$2]" office:value-type="float" office:value="4.389659765625" calcext:value-type="float">
            <text:p>4.389659765625</text:p>
          </table:table-cell>
          <table:table-cell table:formula="of:=SQRT([.$C$5]*[.B64])" office:value-type="float" office:value="6.62545075117535" calcext:value-type="float">
            <text:p>6.62545075117535</text:p>
          </table:table-cell>
          <table:table-cell table:formula="of:=([.C64]/([.$A$2]*[.$D$2]))" office:value-type="float" office:value="0.00140065941903707" calcext:value-type="float">
            <text:p>0.001400659419037</text:p>
          </table:table-cell>
          <table:table-cell table:formula="of:=1/[.D64]" office:value-type="float" office:value="713.949434393895" calcext:value-type="float">
            <text:p>713.94943439389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5]*[.$A$2]" office:value-type="float" office:value="4.4653435546875" calcext:value-type="float">
            <text:p>4.4653435546875</text:p>
          </table:table-cell>
          <table:table-cell table:formula="of:=SQRT([.$C$5]*[.B65])" office:value-type="float" office:value="6.68232261619229" calcext:value-type="float">
            <text:p>6.68232261619229</text:p>
          </table:table-cell>
          <table:table-cell table:formula="of:=([.C65]/([.$A$2]*[.$D$2]))" office:value-type="float" office:value="0.00141268246718969" calcext:value-type="float">
            <text:p>0.00141268246719</text:p>
          </table:table-cell>
          <table:table-cell table:formula="of:=1/[.D65]" office:value-type="float" office:value="707.873158494946" calcext:value-type="float">
            <text:p>707.87315849494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6]*[.$A$2]" office:value-type="float" office:value="4.54102734375" calcext:value-type="float">
            <text:p>4.54102734375</text:p>
          </table:table-cell>
          <table:table-cell table:formula="of:=SQRT([.$C$5]*[.B66])" office:value-type="float" office:value="6.73871452411363" calcext:value-type="float">
            <text:p>6.73871452411363</text:p>
          </table:table-cell>
          <table:table-cell table:formula="of:=([.C66]/([.$A$2]*[.$D$2]))" office:value-type="float" office:value="0.00142460404957765" calcext:value-type="float">
            <text:p>0.001424604049578</text:p>
          </table:table-cell>
          <table:table-cell table:formula="of:=1/[.D66]" office:value-type="float" office:value="701.94942959517" calcext:value-type="float">
            <text:p>701.9494295951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7]*[.$A$2]" office:value-type="float" office:value="4.6167111328125" calcext:value-type="float">
            <text:p>4.6167111328125</text:p>
          </table:table-cell>
          <table:table-cell table:formula="of:=SQRT([.$C$5]*[.B67])" office:value-type="float" office:value="6.79463842512057" calcext:value-type="float">
            <text:p>6.79463842512057</text:p>
          </table:table-cell>
          <table:table-cell table:formula="of:=([.C67]/([.$A$2]*[.$D$2]))" office:value-type="float" office:value="0.00143642669253983" calcext:value-type="float">
            <text:p>0.00143642669254</text:p>
          </table:table-cell>
          <table:table-cell table:formula="of:=1/[.D67]" office:value-type="float" office:value="696.171969786944" calcext:value-type="float">
            <text:p>696.17196978694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8]*[.$A$2]" office:value-type="float" office:value="4.692394921875" calcext:value-type="float">
            <text:p>4.692394921875</text:p>
          </table:table-cell>
          <table:table-cell table:formula="of:=SQRT([.$C$5]*[.B68])" office:value-type="float" office:value="6.85010578157374" calcext:value-type="float">
            <text:p>6.85010578157374</text:p>
          </table:table-cell>
          <table:table-cell table:formula="of:=([.C68]/([.$A$2]*[.$D$2]))" office:value-type="float" office:value="0.00144815281928697" calcext:value-type="float">
            <text:p>0.001448152819287</text:p>
          </table:table-cell>
          <table:table-cell table:formula="of:=1/[.D68]" office:value-type="float" office:value="690.534857013482" calcext:value-type="float">
            <text:p>690.53485701348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9]*[.$A$2]" office:value-type="float" office:value="4.7680787109375" calcext:value-type="float">
            <text:p>4.7680787109375</text:p>
          </table:table-cell>
          <table:table-cell table:formula="of:=SQRT([.$C$5]*[.B69])" office:value-type="float" office:value="6.90512759544493" calcext:value-type="float">
            <text:p>6.90512759544493</text:p>
          </table:table-cell>
          <table:table-cell table:formula="of:=([.C69]/([.$A$2]*[.$D$2]))" office:value-type="float" office:value="0.00145978475570088" calcext:value-type="float">
            <text:p>0.001459784755701</text:p>
          </table:table-cell>
          <table:table-cell table:formula="of:=1/[.D69]" office:value-type="float" office:value="685.032499548108" calcext:value-type="float">
            <text:p>685.03249954810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0]*[.$A$2]" office:value-type="float" office:value="4.8437625" calcext:value-type="float">
            <text:p>4.8437625</text:p>
          </table:table-cell>
          <table:table-cell table:formula="of:=SQRT([.$C$5]*[.B70])" office:value-type="float" office:value="6.95971443379684" calcext:value-type="float">
            <text:p>6.95971443379684</text:p>
          </table:table-cell>
          <table:table-cell table:formula="of:=([.C70]/([.$A$2]*[.$D$2]))" office:value-type="float" office:value="0.00147132473572104" calcext:value-type="float">
            <text:p>0.001471324735721</text:p>
          </table:table-cell>
          <table:table-cell table:formula="of:=1/[.D70]" office:value-type="float" office:value="679.659612675472" calcext:value-type="float">
            <text:p>679.65961267547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1]*[.$A$2]" office:value-type="float" office:value="4.9194462890625" calcext:value-type="float">
            <text:p>4.9194462890625</text:p>
          </table:table-cell>
          <table:table-cell table:formula="of:=SQRT([.$C$5]*[.B71])" office:value-type="float" office:value="7.01387645247797" calcext:value-type="float">
            <text:p>7.01387645247797</text:p>
          </table:table-cell>
          <table:table-cell table:formula="of:=([.C71]/([.$A$2]*[.$D$2]))" office:value-type="float" office:value="0.00148277490635378" calcext:value-type="float">
            <text:p>0.001482774906354</text:p>
          </table:table-cell>
          <table:table-cell table:formula="of:=1/[.D71]" office:value-type="float" office:value="674.411197353651" calcext:value-type="float">
            <text:p>674.41119735365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2]*[.$A$2]" office:value-type="float" office:value="4.995130078125" calcext:value-type="float">
            <text:p>4.995130078125</text:p>
          </table:table-cell>
          <table:table-cell table:formula="of:=SQRT([.$C$5]*[.B72])" office:value-type="float" office:value="7.06762341818309" calcext:value-type="float">
            <text:p>7.06762341818309</text:p>
          </table:table-cell>
          <table:table-cell table:formula="of:=([.C72]/([.$A$2]*[.$D$2]))" office:value-type="float" office:value="0.00149413733233607" calcext:value-type="float">
            <text:p>0.001494137332336</text:p>
          </table:table-cell>
          <table:table-cell table:formula="of:=1/[.D72]" office:value-type="float" office:value="669.282520661277" calcext:value-type="float">
            <text:p>669.28252066127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3]*[.$A$2]" office:value-type="float" office:value="5.0708138671875" calcext:value-type="float">
            <text:p>5.0708138671875</text:p>
          </table:table-cell>
          <table:table-cell table:formula="of:=SQRT([.$C$5]*[.B73])" office:value-type="float" office:value="7.12096472901495" calcext:value-type="float">
            <text:p>7.12096472901495</text:p>
          </table:table-cell>
          <table:table-cell table:formula="of:=([.C73]/([.$A$2]*[.$D$2]))" office:value-type="float" office:value="0.00150541400048233" calcext:value-type="float">
            <text:p>0.001505414000482</text:p>
          </table:table-cell>
          <table:table-cell table:formula="of:=1/[.D73]" office:value-type="float" office:value="664.269097855873" calcext:value-type="float">
            <text:p>664.26909785587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4]*[.$A$2]" office:value-type="float" office:value="5.14649765625" calcext:value-type="float">
            <text:p>5.14649765625</text:p>
          </table:table-cell>
          <table:table-cell table:formula="of:=SQRT([.$C$5]*[.B74])" office:value-type="float" office:value="7.17390943367004" calcext:value-type="float">
            <text:p>7.17390943367004</text:p>
          </table:table-cell>
          <table:table-cell table:formula="of:=([.C74]/([.$A$2]*[.$D$2]))" office:value-type="float" office:value="0.00151660682374045" calcext:value-type="float">
            <text:p>0.00151660682374</text:p>
          </table:table-cell>
          <table:table-cell table:formula="of:=1/[.D74]" office:value-type="float" office:value="659.366675888791" calcext:value-type="float">
            <text:p>659.36667588879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5]*[.$A$2]" office:value-type="float" office:value="5.2221814453125" calcext:value-type="float">
            <text:p>5.2221814453125</text:p>
          </table:table-cell>
          <table:table-cell table:formula="of:=SQRT([.$C$5]*[.B75])" office:value-type="float" office:value="7.22646624935902" calcext:value-type="float">
            <text:p>7.22646624935902</text:p>
          </table:table-cell>
          <table:table-cell table:formula="of:=([.C75]/([.$A$2]*[.$D$2]))" office:value-type="float" office:value="0.00152771764498025" calcext:value-type="float">
            <text:p>0.00152771764498</text:p>
          </table:table-cell>
          <table:table-cell table:formula="of:=1/[.D75]" office:value-type="float" office:value="654.571218239042" calcext:value-type="float">
            <text:p>654.57121823904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6]*[.$A$2]" office:value-type="float" office:value="5.297865234375" calcext:value-type="float">
            <text:p>5.297865234375</text:p>
          </table:table-cell>
          <table:table-cell table:formula="of:=SQRT([.$C$5]*[.B76])" office:value-type="float" office:value="7.27864357856256" calcext:value-type="float">
            <text:p>7.27864357856256</text:p>
          </table:table-cell>
          <table:table-cell table:formula="of:=([.C76]/([.$A$2]*[.$D$2]))" office:value-type="float" office:value="0.00153874824053575" calcext:value-type="float">
            <text:p>0.001538748240536</text:p>
          </table:table-cell>
          <table:table-cell table:formula="of:=1/[.D76]" office:value-type="float" office:value="649.878890943086" calcext:value-type="float">
            <text:p>649.87889094308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7]*[.$A$2]" office:value-type="float" office:value="5.3735490234375" calcext:value-type="float">
            <text:p>5.3735490234375</text:p>
          </table:table-cell>
          <table:table-cell table:formula="of:=SQRT([.$C$5]*[.B77])" office:value-type="float" office:value="7.33044952471368" calcext:value-type="float">
            <text:p>7.33044952471368</text:p>
          </table:table-cell>
          <table:table-cell table:formula="of:=([.C77]/([.$A$2]*[.$D$2]))" office:value-type="float" office:value="0.00154970032352057" calcext:value-type="float">
            <text:p>0.001549700323521</text:p>
          </table:table-cell>
          <table:table-cell table:formula="of:=1/[.D77]" office:value-type="float" office:value="645.286049710711" calcext:value-type="float">
            <text:p>645.28604971071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8]*[.$A$2]" office:value-type="float" office:value="5.4492328125" calcext:value-type="float">
            <text:p>5.4492328125</text:p>
          </table:table-cell>
          <table:table-cell table:formula="of:=SQRT([.$C$5]*[.B78])" office:value-type="float" office:value="7.38189190688945" calcext:value-type="float">
            <text:p>7.38189190688945</text:p>
          </table:table-cell>
          <table:table-cell table:formula="of:=([.C78]/([.$A$2]*[.$D$2]))" office:value-type="float" office:value="0.00156057554693377" calcext:value-type="float">
            <text:p>0.001560575546934</text:p>
          </table:table-cell>
          <table:table-cell table:formula="of:=1/[.D78]" office:value-type="float" office:value="640.789228028598" calcext:value-type="float">
            <text:p>640.78922802859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9]*[.$A$2]" office:value-type="float" office:value="5.5249166015625" calcext:value-type="float">
            <text:p>5.5249166015625</text:p>
          </table:table-cell>
          <table:table-cell table:formula="of:=SQRT([.$C$5]*[.B79])" office:value-type="float" office:value="7.43297827358758" calcext:value-type="float">
            <text:p>7.43297827358758</text:p>
          </table:table-cell>
          <table:table-cell table:formula="of:=([.C79]/([.$A$2]*[.$D$2]))" office:value-type="float" office:value="0.00157137550657236" calcext:value-type="float">
            <text:p>0.001571375506572</text:p>
          </table:table-cell>
          <table:table-cell table:formula="of:=1/[.D79]" office:value-type="float" office:value="636.38512616332" calcext:value-type="float">
            <text:p>636.3851261633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0]*[.$A$2]" office:value-type="float" office:value="5.600600390625" calcext:value-type="float">
            <text:p>5.600600390625</text:p>
          </table:table-cell>
          <table:table-cell table:formula="of:=SQRT([.$C$5]*[.B80])" office:value-type="float" office:value="7.48371591565647" calcext:value-type="float">
            <text:p>7.48371591565647</text:p>
          </table:table-cell>
          <table:table-cell table:formula="of:=([.C80]/([.$A$2]*[.$D$2]))" office:value-type="float" office:value="0.00158210174376473" calcext:value-type="float">
            <text:p>0.001582101743765</text:p>
          </table:table-cell>
          <table:table-cell table:formula="of:=1/[.D80]" office:value-type="float" office:value="632.070600984499" calcext:value-type="float">
            <text:p>632.07060098449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1]*[.$A$2]" office:value-type="float" office:value="5.6762841796875" calcext:value-type="float">
            <text:p>5.6762841796875</text:p>
          </table:table-cell>
          <table:table-cell table:formula="of:=SQRT([.$C$5]*[.B81])" office:value-type="float" office:value="7.53411187844161" calcext:value-type="float">
            <text:p>7.53411187844161</text:p>
          </table:table-cell>
          <table:table-cell table:formula="of:=([.C81]/([.$A$2]*[.$D$2]))" office:value-type="float" office:value="0.00159275574793855" calcext:value-type="float">
            <text:p>0.001592755747939</text:p>
          </table:table-cell>
          <table:table-cell table:formula="of:=1/[.D81]" office:value-type="float" office:value="627.842656536801" calcext:value-type="float">
            <text:p>627.84265653680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2]*[.$A$2]" office:value-type="float" office:value="5.75196796875" calcext:value-type="float">
            <text:p>5.75196796875</text:p>
          </table:table-cell>
          <table:table-cell table:formula="of:=SQRT([.$C$5]*[.B82])" office:value-type="float" office:value="7.58417297320545" calcext:value-type="float">
            <text:p>7.58417297320545</text:p>
          </table:table-cell>
          <table:table-cell table:formula="of:=([.C82]/([.$A$2]*[.$D$2]))" office:value-type="float" office:value="0.00160333895903492" calcext:value-type="float">
            <text:p>0.001603338959035</text:p>
          </table:table-cell>
          <table:table-cell table:formula="of:=1/[.D82]" office:value-type="float" office:value="623.698435296501" calcext:value-type="float">
            <text:p>623.69843529650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3]*[.$A$2]" office:value-type="float" office:value="5.8276517578125" calcext:value-type="float">
            <text:p>5.8276517578125</text:p>
          </table:table-cell>
          <table:table-cell table:formula="of:=SQRT([.$C$5]*[.B83])" office:value-type="float" office:value="7.63390578787327" calcext:value-type="float">
            <text:p>7.63390578787327</text:p>
          </table:table-cell>
          <table:table-cell table:formula="of:=([.C83]/([.$A$2]*[.$D$2]))" office:value-type="float" office:value="0.00161385276978015" calcext:value-type="float">
            <text:p>0.00161385276978</text:p>
          </table:table-cell>
          <table:table-cell table:formula="of:=1/[.D83]" office:value-type="float" office:value="619.635210054649" calcext:value-type="float">
            <text:p>619.63521005464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4]*[.$A$2]" office:value-type="float" office:value="5.903335546875" calcext:value-type="float">
            <text:p>5.903335546875</text:p>
          </table:table-cell>
          <table:table-cell table:formula="of:=SQRT([.$C$5]*[.B84])" office:value-type="float" office:value="7.68331669715299" calcext:value-type="float">
            <text:p>7.68331669715299</text:p>
          </table:table-cell>
          <table:table-cell table:formula="of:=([.C84]/([.$A$2]*[.$D$2]))" office:value-type="float" office:value="0.00162429852782515" calcext:value-type="float">
            <text:p>0.001624298527825</text:p>
          </table:table-cell>
          <table:table-cell table:formula="of:=1/[.D84]" office:value-type="float" office:value="615.650376374439" calcext:value-type="float">
            <text:p>615.6503763744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5]*[.$A$2]" office:value-type="float" office:value="5.9790193359375" calcext:value-type="float">
            <text:p>5.9790193359375</text:p>
          </table:table-cell>
          <table:table-cell table:formula="of:=SQRT([.$C$5]*[.B85])" office:value-type="float" office:value="7.73241187207297" calcext:value-type="float">
            <text:p>7.73241187207297</text:p>
          </table:table-cell>
          <table:table-cell table:formula="of:=([.C85]/([.$A$2]*[.$D$2]))" office:value-type="float" office:value="0.00163467753776175" calcext:value-type="float">
            <text:p>0.001634677537762</text:p>
          </table:table-cell>
          <table:table-cell table:formula="of:=1/[.D85]" office:value-type="float" office:value="611.741445575393" calcext:value-type="float">
            <text:p>611.74144557539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6]*[.$A$2]" office:value-type="float" office:value="6.054703125" calcext:value-type="float">
            <text:p>6.054703125</text:p>
          </table:table-cell>
          <table:table-cell table:formula="of:=SQRT([.$C$5]*[.B86])" office:value-type="float" office:value="7.78119728897809" calcext:value-type="float">
            <text:p>7.78119728897809</text:p>
          </table:table-cell>
          <table:table-cell table:formula="of:=([.C86]/([.$A$2]*[.$D$2]))" office:value-type="float" office:value="0.00164499106302457" calcext:value-type="float">
            <text:p>0.001644991063025</text:p>
          </table:table-cell>
          <table:table-cell table:formula="of:=1/[.D86]" office:value-type="float" office:value="607.906038201413" calcext:value-type="float">
            <text:p>607.90603820141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7]*[.$A$2]" office:value-type="float" office:value="6.1303869140625" calcext:value-type="float">
            <text:p>6.1303869140625</text:p>
          </table:table-cell>
          <table:table-cell table:formula="of:=SQRT([.$C$5]*[.B87])" office:value-type="float" office:value="7.82967873802144" calcext:value-type="float">
            <text:p>7.82967873802144</text:p>
          </table:table-cell>
          <table:table-cell table:formula="of:=([.C87]/([.$A$2]*[.$D$2]))" office:value-type="float" office:value="0.00165524032768616" calcext:value-type="float">
            <text:p>0.001655240327686</text:p>
          </table:table-cell>
          <table:table-cell table:formula="of:=1/[.D87]" office:value-type="float" office:value="604.141877933753" calcext:value-type="float">
            <text:p>604.14187793375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8]*[.$A$2]" office:value-type="float" office:value="6.206070703125" calcext:value-type="float">
            <text:p>6.206070703125</text:p>
          </table:table-cell>
          <table:table-cell table:formula="of:=SQRT([.$C$5]*[.B88])" office:value-type="float" office:value="7.87786183118554" calcext:value-type="float">
            <text:p>7.87786183118554</text:p>
          </table:table-cell>
          <table:table-cell table:formula="of:=([.C88]/([.$A$2]*[.$D$2]))" office:value-type="float" office:value="0.00166542651815278" calcext:value-type="float">
            <text:p>0.001665426518153</text:p>
          </table:table-cell>
          <table:table-cell table:formula="of:=1/[.D88]" office:value-type="float" office:value="600.446785913532" calcext:value-type="float">
            <text:p>600.44678591353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9]*[.$A$2]" office:value-type="float" office:value="6.2817544921875" calcext:value-type="float">
            <text:p>6.2817544921875</text:p>
          </table:table-cell>
          <table:table-cell table:formula="of:=SQRT([.$C$5]*[.B89])" office:value-type="float" office:value="7.92575200986474" calcext:value-type="float">
            <text:p>7.92575200986474</text:p>
          </table:table-cell>
          <table:table-cell table:formula="of:=([.C89]/([.$A$2]*[.$D$2]))" office:value-type="float" office:value="0.00167555078476732" calcext:value-type="float">
            <text:p>0.001675550784767</text:p>
          </table:table-cell>
          <table:table-cell table:formula="of:=1/[.D89]" office:value-type="float" office:value="596.818675441622" calcext:value-type="float">
            <text:p>596.81867544162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0]*[.$A$2]" office:value-type="float" office:value="6.35743828125" calcext:value-type="float">
            <text:p>6.35743828125</text:p>
          </table:table-cell>
          <table:table-cell table:formula="of:=SQRT([.$C$5]*[.B90])" office:value-type="float" office:value="7.97335455203768" calcext:value-type="float">
            <text:p>7.97335455203768</text:p>
          </table:table-cell>
          <table:table-cell table:formula="of:=([.C90]/([.$A$2]*[.$D$2]))" office:value-type="float" office:value="0.00168561424332563" calcext:value-type="float">
            <text:p>0.001685614243326</text:p>
          </table:table-cell>
          <table:table-cell table:formula="of:=1/[.D90]" office:value-type="float" office:value="593.255547026613" calcext:value-type="float">
            <text:p>593.25554702661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1]*[.$A$2]" office:value-type="float" office:value="6.4331220703125" calcext:value-type="float">
            <text:p>6.4331220703125</text:p>
          </table:table-cell>
          <table:table-cell table:formula="of:=SQRT([.$C$5]*[.B91])" office:value-type="float" office:value="8.02067457905662" calcext:value-type="float">
            <text:p>8.02067457905662</text:p>
          </table:table-cell>
          <table:table-cell table:formula="of:=([.C91]/([.$A$2]*[.$D$2]))" office:value-type="float" office:value="0.00169561797651185" calcext:value-type="float">
            <text:p>0.001695617976512</text:p>
          </table:table-cell>
          <table:table-cell table:formula="of:=1/[.D91]" office:value-type="float" office:value="589.755483754163" calcext:value-type="float">
            <text:p>589.75548375416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2]*[.$A$2]" office:value-type="float" office:value="6.508805859375" calcext:value-type="float">
            <text:p>6.508805859375</text:p>
          </table:table-cell>
          <table:table-cell table:formula="of:=SQRT([.$C$5]*[.B92])" office:value-type="float" office:value="8.06771706207834" calcext:value-type="float">
            <text:p>8.06771706207834</text:p>
          </table:table-cell>
          <table:table-cell table:formula="of:=([.C92]/([.$A$2]*[.$D$2]))" office:value-type="float" office:value="0.00170556303525786" calcext:value-type="float">
            <text:p>0.001705563035258</text:p>
          </table:table-cell>
          <table:table-cell table:formula="of:=1/[.D92]" office:value-type="float" office:value="586.316646953368" calcext:value-type="float">
            <text:p>586.31664695336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3]*[.$A$2]" office:value-type="float" office:value="6.5844896484375" calcext:value-type="float">
            <text:p>6.5844896484375</text:p>
          </table:table-cell>
          <table:table-cell table:formula="of:=SQRT([.$C$5]*[.B93])" office:value-type="float" office:value="8.11448682815956" calcext:value-type="float">
            <text:p>8.11448682815956</text:p>
          </table:table-cell>
          <table:table-cell table:formula="of:=([.C93]/([.$A$2]*[.$D$2]))" office:value-type="float" office:value="0.00171545044003198" calcext:value-type="float">
            <text:p>0.001715450440032</text:p>
          </table:table-cell>
          <table:table-cell table:formula="of:=1/[.D93]" office:value-type="float" office:value="582.937272137899" calcext:value-type="float">
            <text:p>582.93727213789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4]*[.$A$2]" office:value-type="float" office:value="6.6601734375" calcext:value-type="float">
            <text:p>6.6601734375</text:p>
          </table:table-cell>
          <table:table-cell table:formula="of:=SQRT([.$C$5]*[.B94])" office:value-type="float" office:value="8.16098856603782" calcext:value-type="float">
            <text:p>8.16098856603782</text:p>
          </table:table-cell>
          <table:table-cell table:formula="of:=([.C94]/([.$A$2]*[.$D$2]))" office:value-type="float" office:value="0.001725281182061" calcext:value-type="float">
            <text:p>0.001725281182061</text:p>
          </table:table-cell>
          <table:table-cell table:formula="of:=1/[.D94]" office:value-type="float" office:value="579.61566520155" calcext:value-type="float">
            <text:p>579.6156652015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5]*[.$A$2]" office:value-type="float" office:value="6.7358572265625" calcext:value-type="float">
            <text:p>6.7358572265625</text:p>
          </table:table-cell>
          <table:table-cell table:formula="of:=SQRT([.$C$5]*[.B95])" office:value-type="float" office:value="8.20722683161767" calcext:value-type="float">
            <text:p>8.20722683161767</text:p>
          </table:table-cell>
          <table:table-cell table:formula="of:=([.C95]/([.$A$2]*[.$D$2]))" office:value-type="float" office:value="0.00173505622449005" calcext:value-type="float">
            <text:p>0.00173505622449</text:p>
          </table:table-cell>
          <table:table-cell table:formula="of:=1/[.D95]" office:value-type="float" office:value="576.350198849555" calcext:value-type="float">
            <text:p>576.35019884955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6]*[.$A$2]" office:value-type="float" office:value="6.811541015625" calcext:value-type="float">
            <text:p>6.811541015625</text:p>
          </table:table-cell>
          <table:table-cell table:formula="of:=SQRT([.$C$5]*[.B96])" office:value-type="float" office:value="8.25320605318018" calcext:value-type="float">
            <text:p>8.25320605318018</text:p>
          </table:table-cell>
          <table:table-cell table:formula="of:=([.C96]/([.$A$2]*[.$D$2]))" office:value-type="float" office:value="0.00174477650348392" calcext:value-type="float">
            <text:p>0.001744776503484</text:p>
          </table:table-cell>
          <table:table-cell table:formula="of:=1/[.D96]" office:value-type="float" office:value="573.139309248624" calcext:value-type="float">
            <text:p>573.1393092486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7]*[.$A$2]" office:value-type="float" office:value="6.8872248046875" calcext:value-type="float">
            <text:p>6.8872248046875</text:p>
          </table:table-cell>
          <table:table-cell table:formula="of:=SQRT([.$C$5]*[.B97])" office:value-type="float" office:value="8.29893053633268" calcext:value-type="float">
            <text:p>8.29893053633268</text:p>
          </table:table-cell>
          <table:table-cell table:formula="of:=([.C97]/([.$A$2]*[.$D$2]))" office:value-type="float" office:value="0.0017544429292734" calcext:value-type="float">
            <text:p>0.001754442929273</text:p>
          </table:table-cell>
          <table:table-cell table:formula="of:=1/[.D97]" office:value-type="float" office:value="569.981492879992" calcext:value-type="float">
            <text:p>569.98149287999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8]*[.$A$2]" office:value-type="float" office:value="6.96290859375" calcext:value-type="float">
            <text:p>6.96290859375</text:p>
          </table:table-cell>
          <table:table-cell table:formula="of:=SQRT([.$C$5]*[.B98])" office:value-type="float" office:value="8.34440446871435" calcext:value-type="float">
            <text:p>8.34440446871435</text:p>
          </table:table-cell>
          <table:table-cell table:formula="of:=([.C98]/([.$A$2]*[.$D$2]))" office:value-type="float" office:value="0.00176405638715017" calcext:value-type="float">
            <text:p>0.00176405638715</text:p>
          </table:table-cell>
          <table:table-cell table:formula="of:=1/[.D98]" office:value-type="float" office:value="566.875303581138" calcext:value-type="float">
            <text:p>566.87530358113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9]*[.$A$2]" office:value-type="float" office:value="7.0385923828125" calcext:value-type="float">
            <text:p>7.0385923828125</text:p>
          </table:table-cell>
          <table:table-cell table:formula="of:=SQRT([.$C$5]*[.B99])" office:value-type="float" office:value="8.38963192447231" calcext:value-type="float">
            <text:p>8.38963192447231</text:p>
          </table:table-cell>
          <table:table-cell table:formula="of:=([.C99]/([.$A$2]*[.$D$2]))" office:value-type="float" office:value="0.00177361773841299" calcext:value-type="float">
            <text:p>0.001773617738413</text:p>
          </table:table-cell>
          <table:table-cell table:formula="of:=1/[.D99]" office:value-type="float" office:value="563.819349762924" calcext:value-type="float">
            <text:p>563.81934976292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00]*[.$A$2]" office:value-type="float" office:value="7.114276171875" calcext:value-type="float">
            <text:p>7.114276171875</text:p>
          </table:table-cell>
          <table:table-cell table:formula="of:=SQRT([.$C$5]*[.B100])" office:value-type="float" office:value="8.43461686852165" calcext:value-type="float">
            <text:p>8.43461686852165</text:p>
          </table:table-cell>
          <table:table-cell table:formula="of:=([.C100]/([.$A$2]*[.$D$2]))" office:value-type="float" office:value="0.00178312782126832" calcext:value-type="float">
            <text:p>0.001783127821268</text:p>
          </table:table-cell>
          <table:table-cell table:formula="of:=1/[.D100]" office:value-type="float" office:value="560.812291790003" calcext:value-type="float">
            <text:p>560.81229179000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1]*[.$A$2]" office:value-type="float" office:value="7.1899599609375" calcext:value-type="float">
            <text:p>7.1899599609375</text:p>
          </table:table-cell>
          <table:table-cell table:formula="of:=SQRT([.$C$5]*[.B101])" office:value-type="float" office:value="8.47936316060204" calcext:value-type="float">
            <text:p>8.47936316060204</text:p>
          </table:table-cell>
          <table:table-cell table:formula="of:=([.C101]/([.$A$2]*[.$D$2]))" office:value-type="float" office:value="0.00179258745168792" calcext:value-type="float">
            <text:p>0.001792587451688</text:p>
          </table:table-cell>
          <table:table-cell table:formula="of:=1/[.D101]" office:value-type="float" office:value="557.852839513292" calcext:value-type="float">
            <text:p>557.85283951329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2]*[.$A$2]" office:value-type="float" office:value="7.26564375" calcext:value-type="float">
            <text:p>7.26564375</text:p>
          </table:table-cell>
          <table:table-cell table:formula="of:=SQRT([.$C$5]*[.B102])" office:value-type="float" office:value="8.52387455914269" calcext:value-type="float">
            <text:p>8.52387455914269</text:p>
          </table:table-cell>
          <table:table-cell table:formula="of:=([.C102]/([.$A$2]*[.$D$2]))" office:value-type="float" office:value="0.00180199742422592" calcext:value-type="float">
            <text:p>0.001801997424226</text:p>
          </table:table-cell>
          <table:table-cell table:formula="of:=1/[.D102]" office:value-type="float" office:value="554.939749944186" calcext:value-type="float">
            <text:p>554.93974994418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3]*[.$A$2]" office:value-type="float" office:value="7.3413275390625" calcext:value-type="float">
            <text:p>7.3413275390625</text:p>
          </table:table-cell>
          <table:table-cell table:formula="of:=SQRT([.$C$5]*[.B103])" office:value-type="float" office:value="8.56815472494662" calcext:value-type="float">
            <text:p>8.56815472494662</text:p>
          </table:table-cell>
          <table:table-cell table:formula="of:=([.C103]/([.$A$2]*[.$D$2]))" office:value-type="float" office:value="0.00181135851279771" calcext:value-type="float">
            <text:p>0.001811358512798</text:p>
          </table:table-cell>
          <table:table-cell table:formula="of:=1/[.D103]" office:value-type="float" office:value="552.071825060993" calcext:value-type="float">
            <text:p>552.07182506099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4]*[.$A$2]" office:value-type="float" office:value="7.417011328125" calcext:value-type="float">
            <text:p>7.417011328125</text:p>
          </table:table-cell>
          <table:table-cell table:formula="of:=SQRT([.$C$5]*[.B104])" office:value-type="float" office:value="8.61220722470436" calcext:value-type="float">
            <text:p>8.61220722470436</text:p>
          </table:table-cell>
          <table:table-cell table:formula="of:=([.C104]/([.$A$2]*[.$D$2]))" office:value-type="float" office:value="0.00182067147142274" calcext:value-type="float">
            <text:p>0.001820671471423</text:p>
          </table:table-cell>
          <table:table-cell table:formula="of:=1/[.D104]" office:value-type="float" office:value="549.247909738799" calcext:value-type="float">
            <text:p>549.2479097387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5]*[.$A$2]" office:value-type="float" office:value="7.4926951171875" calcext:value-type="float">
            <text:p>7.4926951171875</text:p>
          </table:table-cell>
          <table:table-cell table:formula="of:=SQRT([.$C$5]*[.B105])" office:value-type="float" office:value="8.65603553434683" calcext:value-type="float">
            <text:p>8.65603553434683</text:p>
          </table:table-cell>
          <table:table-cell table:formula="of:=([.C105]/([.$A$2]*[.$D$2]))" office:value-type="float" office:value="0.00182993703493331" calcext:value-type="float">
            <text:p>0.001829937034933</text:p>
          </table:table-cell>
          <table:table-cell table:formula="of:=1/[.D105]" office:value-type="float" office:value="546.466889794623" calcext:value-type="float">
            <text:p>546.4668897946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6]*[.$A$2]" office:value-type="float" office:value="7.56837890625" calcext:value-type="float">
            <text:p>7.56837890625</text:p>
          </table:table-cell>
          <table:table-cell table:formula="of:=SQRT([.$C$5]*[.B106])" office:value-type="float" office:value="8.69964304224605" calcext:value-type="float">
            <text:p>8.69964304224605</text:p>
          </table:table-cell>
          <table:table-cell table:formula="of:=([.C106]/([.$A$2]*[.$D$2]))" office:value-type="float" office:value="0.00183915591965129" calcext:value-type="float">
            <text:p>0.001839155919651</text:p>
          </table:table-cell>
          <table:table-cell table:formula="of:=1/[.D106]" office:value-type="float" office:value="543.727690140378" calcext:value-type="float">
            <text:p>543.72769014037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7]*[.$A$2]" office:value-type="float" office:value="7.6440626953125" calcext:value-type="float">
            <text:p>7.6440626953125</text:p>
          </table:table-cell>
          <table:table-cell table:formula="of:=SQRT([.$C$5]*[.B107])" office:value-type="float" office:value="8.74303305227225" calcext:value-type="float">
            <text:p>8.74303305227225</text:p>
          </table:table-cell>
          <table:table-cell table:formula="of:=([.C107]/([.$A$2]*[.$D$2]))" office:value-type="float" office:value="0.00184832882403437" calcext:value-type="float">
            <text:p>0.001848328824034</text:p>
          </table:table-cell>
          <table:table-cell table:formula="of:=1/[.D107]" office:value-type="float" office:value="541.029273036649" calcext:value-type="float">
            <text:p>541.02927303664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8]*[.$A$2]" office:value-type="float" office:value="7.719746484375" calcext:value-type="float">
            <text:p>7.719746484375</text:p>
          </table:table-cell>
          <table:table-cell table:formula="of:=SQRT([.$C$5]*[.B108])" office:value-type="float" office:value="8.78620878671512" calcext:value-type="float">
            <text:p>8.78620878671512</text:p>
          </table:table-cell>
          <table:table-cell table:formula="of:=([.C108]/([.$A$2]*[.$D$2]))" office:value-type="float" office:value="0.00185745642929361" calcext:value-type="float">
            <text:p>0.001857456429294</text:p>
          </table:table-cell>
          <table:table-cell table:formula="of:=1/[.D108]" office:value-type="float" office:value="538.370636440877" calcext:value-type="float">
            <text:p>538.37063644087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9]*[.$A$2]" office:value-type="float" office:value="7.7954302734375" calcext:value-type="float">
            <text:p>7.7954302734375</text:p>
          </table:table-cell>
          <table:table-cell table:formula="of:=SQRT([.$C$5]*[.B109])" office:value-type="float" office:value="8.82917338907641" calcext:value-type="float">
            <text:p>8.82917338907641</text:p>
          </table:table-cell>
          <table:table-cell table:formula="of:=([.C109]/([.$A$2]*[.$D$2]))" office:value-type="float" office:value="0.00186653939998384" calcext:value-type="float">
            <text:p>0.001866539399984</text:p>
          </table:table-cell>
          <table:table-cell table:formula="of:=1/[.D109]" office:value-type="float" office:value="535.750812443957" calcext:value-type="float">
            <text:p>535.75081244395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10]*[.$A$2]" office:value-type="float" office:value="7.8711140625" calcext:value-type="float">
            <text:p>7.8711140625</text:p>
          </table:table-cell>
          <table:table-cell table:formula="of:=SQRT([.$C$5]*[.B110])" office:value-type="float" office:value="8.87192992674085" calcext:value-type="float">
            <text:p>8.87192992674085</text:p>
          </table:table-cell>
          <table:table-cell table:formula="of:=([.C110]/([.$A$2]*[.$D$2]))" office:value-type="float" office:value="0.00187557838456833" calcext:value-type="float">
            <text:p>0.001875578384568</text:p>
          </table:table-cell>
          <table:table-cell table:formula="of:=1/[.D110]" office:value-type="float" office:value="533.168865789715" calcext:value-type="float">
            <text:p>533.16886578971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1]*[.$A$2]" office:value-type="float" office:value="7.9467978515625" calcext:value-type="float">
            <text:p>7.9467978515625</text:p>
          </table:table-cell>
          <table:table-cell table:formula="of:=SQRT([.$C$5]*[.B111])" office:value-type="float" office:value="8.91448139353182" calcext:value-type="float">
            <text:p>8.91448139353182</text:p>
          </table:table-cell>
          <table:table-cell table:formula="of:=([.C111]/([.$A$2]*[.$D$2]))" office:value-type="float" office:value="0.001884574015959" calcext:value-type="float">
            <text:p>0.001884574015959</text:p>
          </table:table-cell>
          <table:table-cell table:formula="of:=1/[.D111]" office:value-type="float" office:value="530.623892472132" calcext:value-type="float">
            <text:p>530.62389247213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2]*[.$A$2]" office:value-type="float" office:value="8.022481640625" calcext:value-type="float">
            <text:p>8.022481640625</text:p>
          </table:table-cell>
          <table:table-cell table:formula="of:=SQRT([.$C$5]*[.B112])" office:value-type="float" office:value="8.95683071215762" calcext:value-type="float">
            <text:p>8.95683071215762</text:p>
          </table:table-cell>
          <table:table-cell table:formula="of:=([.C112]/([.$A$2]*[.$D$2]))" office:value-type="float" office:value="0.00189352691203365" calcext:value-type="float">
            <text:p>0.001893526912034</text:p>
          </table:table-cell>
          <table:table-cell table:formula="of:=1/[.D112]" office:value-type="float" office:value="528.11501840552" calcext:value-type="float">
            <text:p>528.1150184055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3]*[.$A$2]" office:value-type="float" office:value="8.0981654296875" calcext:value-type="float">
            <text:p>8.0981654296875</text:p>
          </table:table-cell>
          <table:table-cell table:formula="of:=SQRT([.$C$5]*[.B113])" office:value-type="float" office:value="8.99898073655428" calcext:value-type="float">
            <text:p>8.99898073655428</text:p>
          </table:table-cell>
          <table:table-cell table:formula="of:=([.C113]/([.$A$2]*[.$D$2]))" office:value-type="float" office:value="0.00190243767613123" calcext:value-type="float">
            <text:p>0.001902437676131</text:p>
          </table:table-cell>
          <table:table-cell table:formula="of:=1/[.D113]" office:value-type="float" office:value="525.641398163217" calcext:value-type="float">
            <text:p>525.64139816321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4]*[.$A$2]" office:value-type="float" office:value="8.17384921875" calcext:value-type="float">
            <text:p>8.17384921875</text:p>
          </table:table-cell>
          <table:table-cell table:formula="of:=SQRT([.$C$5]*[.B114])" office:value-type="float" office:value="9.04093425412994" calcext:value-type="float">
            <text:p>9.04093425412994</text:p>
          </table:table-cell>
          <table:table-cell table:formula="of:=([.C114]/([.$A$2]*[.$D$2]))" office:value-type="float" office:value="0.00191130689752626" calcext:value-type="float">
            <text:p>0.001911306897526</text:p>
          </table:table-cell>
          <table:table-cell table:formula="of:=1/[.D114]" office:value-type="float" office:value="523.202213780668" calcext:value-type="float">
            <text:p>523.20221378066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5]*[.$A$2]" office:value-type="float" office:value="8.2495330078125" calcext:value-type="float">
            <text:p>8.2495330078125</text:p>
          </table:table-cell>
          <table:table-cell table:formula="of:=SQRT([.$C$5]*[.B115])" office:value-type="float" office:value="9.08269398791598" calcext:value-type="float">
            <text:p>9.08269398791598</text:p>
          </table:table-cell>
          <table:table-cell table:formula="of:=([.C115]/([.$A$2]*[.$D$2]))" office:value-type="float" office:value="0.00192013515188368" calcext:value-type="float">
            <text:p>0.001920135151884</text:p>
          </table:table-cell>
          <table:table-cell table:formula="of:=1/[.D115]" office:value-type="float" office:value="520.796673619035" calcext:value-type="float">
            <text:p>520.79667361903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6]*[.$A$2]" office:value-type="float" office:value="8.325216796875" calcext:value-type="float">
            <text:p>8.325216796875</text:p>
          </table:table-cell>
          <table:table-cell table:formula="of:=SQRT([.$C$5]*[.B116])" office:value-type="float" office:value="9.12426259862955" calcext:value-type="float">
            <text:p>9.12426259862955</text:p>
          </table:table-cell>
          <table:table-cell table:formula="of:=([.C116]/([.$A$2]*[.$D$2]))" office:value-type="float" office:value="0.00192892300169479" calcext:value-type="float">
            <text:p>0.001928923001695</text:p>
          </table:table-cell>
          <table:table-cell table:formula="of:=1/[.D116]" office:value-type="float" office:value="518.42401128577" calcext:value-type="float">
            <text:p>518.4240112857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7]*[.$A$2]" office:value-type="float" office:value="8.4009005859375" calcext:value-type="float">
            <text:p>8.4009005859375</text:p>
          </table:table-cell>
          <table:table-cell table:formula="of:=SQRT([.$C$5]*[.B117])" office:value-type="float" office:value="9.16564268665188" calcext:value-type="float">
            <text:p>9.16564268665188</text:p>
          </table:table-cell>
          <table:table-cell table:formula="of:=([.C117]/([.$A$2]*[.$D$2]))" office:value-type="float" office:value="0.00193767099669555" calcext:value-type="float">
            <text:p>0.001937670996696</text:p>
          </table:table-cell>
          <table:table-cell table:formula="of:=1/[.D117]" office:value-type="float" office:value="516.083484608777" calcext:value-type="float">
            <text:p>516.08348460877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8]*[.$A$2]" office:value-type="float" office:value="8.476584375" calcext:value-type="float">
            <text:p>8.476584375</text:p>
          </table:table-cell>
          <table:table-cell table:formula="of:=SQRT([.$C$5]*[.B118])" office:value-type="float" office:value="9.20683679392657" calcext:value-type="float">
            <text:p>9.20683679392657</text:p>
          </table:table-cell>
          <table:table-cell table:formula="of:=([.C118]/([.$A$2]*[.$D$2]))" office:value-type="float" office:value="0.00194637967426785" calcext:value-type="float">
            <text:p>0.001946379674268</text:p>
          </table:table-cell>
          <table:table-cell table:formula="of:=1/[.D118]" office:value-type="float" office:value="513.774374661081" calcext:value-type="float">
            <text:p>513.77437466108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9]*[.$A$2]" office:value-type="float" office:value="8.5522681640625" calcext:value-type="float">
            <text:p>8.5522681640625</text:p>
          </table:table-cell>
          <table:table-cell table:formula="of:=SQRT([.$C$5]*[.B119])" office:value-type="float" office:value="9.24784740578179" calcext:value-type="float">
            <text:p>9.24784740578179</text:p>
          </table:table-cell>
          <table:table-cell table:formula="of:=([.C119]/([.$A$2]*[.$D$2]))" office:value-type="float" office:value="0.00195504955982473" calcext:value-type="float">
            <text:p>0.001955049559825</text:p>
          </table:table-cell>
          <table:table-cell table:formula="of:=1/[.D119]" office:value-type="float" office:value="511.495984833064" calcext:value-type="float">
            <text:p>511.49598483306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20]*[.$A$2]" office:value-type="float" office:value="8.627951953125" calcext:value-type="float">
            <text:p>8.627951953125</text:p>
          </table:table-cell>
          <table:table-cell table:formula="of:=SQRT([.$C$5]*[.B120])" office:value-type="float" office:value="9.28867695268007" calcext:value-type="float">
            <text:p>9.28867695268007</text:p>
          </table:table-cell>
          <table:table-cell table:formula="of:=([.C120]/([.$A$2]*[.$D$2]))" office:value-type="float" office:value="0.00196368116718035" calcext:value-type="float">
            <text:p>0.00196368116718</text:p>
          </table:table-cell>
          <table:table-cell table:formula="of:=1/[.D120]" office:value-type="float" office:value="509.247639949566" calcext:value-type="float">
            <text:p>509.24763994956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1]*[.$A$2]" office:value-type="float" office:value="8.7036357421875" calcext:value-type="float">
            <text:p>8.7036357421875</text:p>
          </table:table-cell>
          <table:table-cell table:formula="of:=SQRT([.$C$5]*[.B121])" office:value-type="float" office:value="9.32932781189915" calcext:value-type="float">
            <text:p>9.32932781189915</text:p>
          </table:table-cell>
          <table:table-cell table:formula="of:=([.C121]/([.$A$2]*[.$D$2]))" office:value-type="float" office:value="0.00197227499890524" calcext:value-type="float">
            <text:p>0.001972274998905</text:p>
          </table:table-cell>
          <table:table-cell table:formula="of:=1/[.D121]" office:value-type="float" office:value="507.028685429302" calcext:value-type="float">
            <text:p>507.02868542930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2]*[.$A$2]" office:value-type="float" office:value="8.77931953125" calcext:value-type="float">
            <text:p>8.77931953125</text:p>
          </table:table-cell>
          <table:table-cell table:formula="of:=SQRT([.$C$5]*[.B122])" office:value-type="float" office:value="9.36980230914719" calcext:value-type="float">
            <text:p>9.36980230914719</text:p>
          </table:table-cell>
          <table:table-cell table:formula="of:=([.C122]/([.$A$2]*[.$D$2]))" office:value-type="float" office:value="0.00198083154666785" calcext:value-type="float">
            <text:p>0.001980831546668</text:p>
          </table:table-cell>
          <table:table-cell table:formula="of:=1/[.D122]" office:value-type="float" office:value="504.838486484224" calcext:value-type="float">
            <text:p>504.83848648422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3]*[.$A$2]" office:value-type="float" office:value="8.8550033203125" calcext:value-type="float">
            <text:p>8.8550033203125</text:p>
          </table:table-cell>
          <table:table-cell table:formula="of:=SQRT([.$C$5]*[.B123])" office:value-type="float" office:value="9.41010272011549" calcext:value-type="float">
            <text:p>9.41010272011549</text:p>
          </table:table-cell>
          <table:table-cell table:formula="of:=([.C123]/([.$A$2]*[.$D$2]))" office:value-type="float" office:value="0.00198935129156276" calcext:value-type="float">
            <text:p>0.001989351291563</text:p>
          </table:table-cell>
          <table:table-cell table:formula="of:=1/[.D123]" office:value-type="float" office:value="502.676427356597" calcext:value-type="float">
            <text:p>502.67642735659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4]*[.$A$2]" office:value-type="float" office:value="8.930687109375" calcext:value-type="float">
            <text:p>8.930687109375</text:p>
          </table:table-cell>
          <table:table-cell table:formula="of:=SQRT([.$C$5]*[.B124])" office:value-type="float" office:value="9.4502312719716" calcext:value-type="float">
            <text:p>9.4502312719716</text:p>
          </table:table-cell>
          <table:table-cell table:formula="of:=([.C124]/([.$A$2]*[.$D$2]))" office:value-type="float" office:value="0.00199783470442635" calcext:value-type="float">
            <text:p>0.001997834704426</text:p>
          </table:table-cell>
          <table:table-cell table:formula="of:=1/[.D124]" office:value-type="float" office:value="500.541910591716" calcext:value-type="float">
            <text:p>500.5419105917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5]*[.$A$2]" office:value-type="float" office:value="9.0063708984375" calcext:value-type="float">
            <text:p>9.0063708984375</text:p>
          </table:table-cell>
          <table:table-cell table:formula="of:=SQRT([.$C$5]*[.B125])" office:value-type="float" office:value="9.49019014479557" calcext:value-type="float">
            <text:p>9.49019014479557</text:p>
          </table:table-cell>
          <table:table-cell table:formula="of:=([.C125]/([.$A$2]*[.$D$2]))" office:value-type="float" office:value="0.00200628224614041" calcext:value-type="float">
            <text:p>0.00200628224614</text:p>
          </table:table-cell>
          <table:table-cell table:formula="of:=1/[.D125]" office:value-type="float" office:value="498.434356344305" calcext:value-type="float">
            <text:p>498.43435634430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6]*[.$A$2]" office:value-type="float" office:value="9.0820546875" calcext:value-type="float">
            <text:p>9.0820546875</text:p>
          </table:table-cell>
          <table:table-cell table:formula="of:=SQRT([.$C$5]*[.B126])" office:value-type="float" office:value="9.52998147296205" calcext:value-type="float">
            <text:p>9.52998147296205</text:p>
          </table:table-cell>
          <table:table-cell table:formula="of:=([.C126]/([.$A$2]*[.$D$2]))" office:value-type="float" office:value="0.00201469436792434" calcext:value-type="float">
            <text:p>0.002014694367924</text:p>
          </table:table-cell>
          <table:table-cell table:formula="of:=1/[.D126]" office:value-type="float" office:value="496.353201716774" calcext:value-type="float">
            <text:p>496.35320171677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7]*[.$A$2]" office:value-type="float" office:value="9.1577384765625" calcext:value-type="float">
            <text:p>9.1577384765625</text:p>
          </table:table-cell>
          <table:table-cell table:formula="of:=SQRT([.$C$5]*[.B127])" office:value-type="float" office:value="9.56960734647065" calcext:value-type="float">
            <text:p>9.56960734647065</text:p>
          </table:table-cell>
          <table:table-cell table:formula="of:=([.C127]/([.$A$2]*[.$D$2]))" office:value-type="float" office:value="0.00202307151161642" calcext:value-type="float">
            <text:p>0.002023071511616</text:p>
          </table:table-cell>
          <table:table-cell table:formula="of:=1/[.D127]" office:value-type="float" office:value="494.297900127616" calcext:value-type="float">
            <text:p>494.2979001276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8]*[.$A$2]" office:value-type="float" office:value="9.233422265625" calcext:value-type="float">
            <text:p>9.233422265625</text:p>
          </table:table-cell>
          <table:table-cell table:formula="of:=SQRT([.$C$5]*[.B128])" office:value-type="float" office:value="9.60906981222689" calcext:value-type="float">
            <text:p>9.60906981222689</text:p>
          </table:table-cell>
          <table:table-cell table:formula="of:=([.C128]/([.$A$2]*[.$D$2]))" office:value-type="float" office:value="0.00203141410994456" calcext:value-type="float">
            <text:p>0.002031414109945</text:p>
          </table:table-cell>
          <table:table-cell table:formula="of:=1/[.D128]" office:value-type="float" office:value="492.267920708344" calcext:value-type="float">
            <text:p>492.26792070834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9]*[.$A$2]" office:value-type="float" office:value="9.3091060546875" calcext:value-type="float">
            <text:p>9.3091060546875</text:p>
          </table:table-cell>
          <table:table-cell table:formula="of:=SQRT([.$C$5]*[.B129])" office:value-type="float" office:value="9.64837087527604" calcext:value-type="float">
            <text:p>9.64837087527604</text:p>
          </table:table-cell>
          <table:table-cell table:formula="of:=([.C129]/([.$A$2]*[.$D$2]))" office:value-type="float" office:value="0.00203972258678717" calcext:value-type="float">
            <text:p>0.002039722586787</text:p>
          </table:table-cell>
          <table:table-cell table:formula="of:=1/[.D129]" office:value-type="float" office:value="490.262747727441" calcext:value-type="float">
            <text:p>490.26274772744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30]*[.$A$2]" office:value-type="float" office:value="9.38478984375" calcext:value-type="float">
            <text:p>9.38478984375</text:p>
          </table:table-cell>
          <table:table-cell table:formula="of:=SQRT([.$C$5]*[.B130])" office:value-type="float" office:value="9.68751249999194" calcext:value-type="float">
            <text:p>9.68751249999194</text:p>
          </table:table-cell>
          <table:table-cell table:formula="of:=([.C130]/([.$A$2]*[.$D$2]))" office:value-type="float" office:value="0.00204799735742447" calcext:value-type="float">
            <text:p>0.002047997357424</text:p>
          </table:table-cell>
          <table:table-cell table:formula="of:=1/[.D130]" office:value-type="float" office:value="488.281880039916" calcext:value-type="float">
            <text:p>488.2818800399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1]*[.$A$2]" office:value-type="float" office:value="9.4604736328125" calcext:value-type="float">
            <text:p>9.4604736328125</text:p>
          </table:table-cell>
          <table:table-cell table:formula="of:=SQRT([.$C$5]*[.B131])" office:value-type="float" office:value="9.72649661122262" calcext:value-type="float">
            <text:p>9.72649661122262</text:p>
          </table:table-cell>
          <table:table-cell table:formula="of:=([.C131]/([.$A$2]*[.$D$2]))" office:value-type="float" office:value="0.00205623882878072" calcext:value-type="float">
            <text:p>0.002056238828781</text:p>
          </table:table-cell>
          <table:table-cell table:formula="of:=1/[.D131]" office:value-type="float" office:value="486.324830561131" calcext:value-type="float">
            <text:p>486.32483056113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2]*[.$A$2]" office:value-type="float" office:value="9.536157421875" calcext:value-type="float">
            <text:p>9.536157421875</text:p>
          </table:table-cell>
          <table:table-cell table:formula="of:=SQRT([.$C$5]*[.B132])" office:value-type="float" office:value="9.76532509539493" calcext:value-type="float">
            <text:p>9.76532509539493</text:p>
          </table:table-cell>
          <table:table-cell table:formula="of:=([.C132]/([.$A$2]*[.$D$2]))" office:value-type="float" office:value="0.00206444739965768" calcext:value-type="float">
            <text:p>0.002064447399658</text:p>
          </table:table-cell>
          <table:table-cell table:formula="of:=1/[.D132]" office:value-type="float" office:value="484.391125763638" calcext:value-type="float">
            <text:p>484.39112576363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3]*[.$A$2]" office:value-type="float" office:value="9.6118412109375" calcext:value-type="float">
            <text:p>9.6118412109375</text:p>
          </table:table-cell>
          <table:table-cell table:formula="of:=SQRT([.$C$5]*[.B133])" office:value-type="float" office:value="9.80399980157971" calcext:value-type="float">
            <text:p>9.80399980157971</text:p>
          </table:table-cell>
          <table:table-cell table:formula="of:=([.C133]/([.$A$2]*[.$D$2]))" office:value-type="float" office:value="0.00207262346095987" calcext:value-type="float">
            <text:p>0.00207262346096</text:p>
          </table:table-cell>
          <table:table-cell table:formula="of:=1/[.D133]" office:value-type="float" office:value="482.480305195852" calcext:value-type="float">
            <text:p>482.48030519585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4]*[.$A$2]" office:value-type="float" office:value="9.687525" calcext:value-type="float">
            <text:p>9.687525</text:p>
          </table:table-cell>
          <table:table-cell table:formula="of:=SQRT([.$C$5]*[.B134])" office:value-type="float" office:value="9.84252254251927" calcext:value-type="float">
            <text:p>9.84252254251927</text:p>
          </table:table-cell>
          <table:table-cell table:formula="of:=([.C134]/([.$A$2]*[.$D$2]))" office:value-type="float" office:value="0.0020807673959117" calcext:value-type="float">
            <text:p>0.002080767395912</text:p>
          </table:table-cell>
          <table:table-cell table:formula="of:=1/[.D134]" office:value-type="float" office:value="480.591921021449" calcext:value-type="float">
            <text:p>480.59192102144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5]*[.$A$2]" office:value-type="float" office:value="9.7632087890625" calcext:value-type="float">
            <text:p>9.7632087890625</text:p>
          </table:table-cell>
          <table:table-cell table:formula="of:=SQRT([.$C$5]*[.B135])" office:value-type="float" office:value="9.88089509561887" calcext:value-type="float">
            <text:p>9.88089509561887</text:p>
          </table:table-cell>
          <table:table-cell table:formula="of:=([.C135]/([.$A$2]*[.$D$2]))" office:value-type="float" office:value="0.00208887958026714" calcext:value-type="float">
            <text:p>0.002088879580267</text:p>
          </table:table-cell>
          <table:table-cell table:formula="of:=1/[.D135]" office:value-type="float" office:value="478.725537578434" calcext:value-type="float">
            <text:p>478.72553757843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6]*[.$A$2]" office:value-type="float" office:value="9.838892578125" calcext:value-type="float">
            <text:p>9.838892578125</text:p>
          </table:table-cell>
          <table:table-cell table:formula="of:=SQRT([.$C$5]*[.B136])" office:value-type="float" office:value="9.91911920390364" calcext:value-type="float">
            <text:p>9.91911920390364</text:p>
          </table:table-cell>
          <table:table-cell table:formula="of:=([.C136]/([.$A$2]*[.$D$2]))" office:value-type="float" office:value="0.00209696038251201" calcext:value-type="float">
            <text:p>0.002096960382512</text:p>
          </table:table-cell>
          <table:table-cell table:formula="of:=1/[.D136]" office:value-type="float" office:value="476.880730956906" calcext:value-type="float">
            <text:p>476.88073095690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7]*[.$A$2]" office:value-type="float" office:value="9.9145763671875" calcext:value-type="float">
            <text:p>9.9145763671875</text:p>
          </table:table-cell>
          <table:table-cell table:formula="of:=SQRT([.$C$5]*[.B137])" office:value-type="float" office:value="9.95719657694248" calcext:value-type="float">
            <text:p>9.95719657694248</text:p>
          </table:table-cell>
          <table:table-cell table:formula="of:=([.C137]/([.$A$2]*[.$D$2]))" office:value-type="float" office:value="0.00210501016405926" calcext:value-type="float">
            <text:p>0.002105010164059</text:p>
          </table:table-cell>
          <table:table-cell table:formula="of:=1/[.D137]" office:value-type="float" office:value="475.057088594584" calcext:value-type="float">
            <text:p>475.05708859458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8]*[.$A$2]" office:value-type="float" office:value="9.99026015625" calcext:value-type="float">
            <text:p>9.99026015625</text:p>
          </table:table-cell>
          <table:table-cell table:formula="of:=SQRT([.$C$5]*[.B138])" office:value-type="float" office:value="9.99512889174022" calcext:value-type="float">
            <text:p>9.99512889174022</text:p>
          </table:table-cell>
          <table:table-cell table:formula="of:=([.C138]/([.$A$2]*[.$D$2]))" office:value-type="float" office:value="0.00211302927943762" calcext:value-type="float">
            <text:p>0.002113029279438</text:p>
          </table:table-cell>
          <table:table-cell table:formula="of:=1/[.D138]" office:value-type="float" office:value="473.254208889215" calcext:value-type="float">
            <text:p>473.25420888921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9]*[.$A$2]" office:value-type="float" office:value="10.0659439453125" calcext:value-type="float">
            <text:p>10.0659439453125</text:p>
          </table:table-cell>
          <table:table-cell table:formula="of:=SQRT([.$C$5]*[.B139])" office:value-type="float" office:value="10.0329177935995" calcext:value-type="float">
            <text:p>10.0329177935995</text:p>
          </table:table-cell>
          <table:table-cell table:formula="of:=([.C139]/([.$A$2]*[.$D$2]))" office:value-type="float" office:value="0.00212101807647379" calcext:value-type="float">
            <text:p>0.002121018076474</text:p>
          </table:table-cell>
          <table:table-cell table:formula="of:=1/[.D139]" office:value-type="float" office:value="471.471700827043" calcext:value-type="float">
            <text:p>471.47170082704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40]*[.$A$2]" office:value-type="float" office:value="10.141627734375" calcext:value-type="float">
            <text:p>10.141627734375</text:p>
          </table:table-cell>
          <table:table-cell table:formula="of:=SQRT([.$C$5]*[.B140])" office:value-type="float" office:value="10.0705648969534" calcext:value-type="float">
            <text:p>10.0705648969534</text:p>
          </table:table-cell>
          <table:table-cell table:formula="of:=([.C140]/([.$A$2]*[.$D$2]))" office:value-type="float" office:value="0.00212897689646845" calcext:value-type="float">
            <text:p>0.002128976896468</text:p>
          </table:table-cell>
          <table:table-cell table:formula="of:=1/[.D140]" office:value-type="float" office:value="469.709183626558" calcext:value-type="float">
            <text:p>469.70918362655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1]*[.$A$2]" office:value-type="float" office:value="10.2173115234375" calcext:value-type="float">
            <text:p>10.2173115234375</text:p>
          </table:table-cell>
          <table:table-cell table:formula="of:=SQRT([.$C$5]*[.B141])" office:value-type="float" office:value="10.1080717861704" calcext:value-type="float">
            <text:p>10.1080717861704</text:p>
          </table:table-cell>
          <table:table-cell table:formula="of:=([.C141]/([.$A$2]*[.$D$2]))" office:value-type="float" office:value="0.00213690607436647" calcext:value-type="float">
            <text:p>0.002136906074366</text:p>
          </table:table-cell>
          <table:table-cell table:formula="of:=1/[.D141]" office:value-type="float" office:value="467.96628639678" calcext:value-type="float">
            <text:p>467.9662863967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2]*[.$A$2]" office:value-type="float" office:value="10.2929953125" calcext:value-type="float">
            <text:p>10.2929953125</text:p>
          </table:table-cell>
          <table:table-cell table:formula="of:=SQRT([.$C$5]*[.B142])" office:value-type="float" office:value="10.1454400163325" calcext:value-type="float">
            <text:p>10.1454400163325</text:p>
          </table:table-cell>
          <table:table-cell table:formula="of:=([.C142]/([.$A$2]*[.$D$2]))" office:value-type="float" office:value="0.00214480593892133" calcext:value-type="float">
            <text:p>0.002144805938921</text:p>
          </table:table-cell>
          <table:table-cell table:formula="of:=1/[.D142]" office:value-type="float" office:value="466.242647809396" calcext:value-type="float">
            <text:p>466.24264780939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3]*[.$A$2]" office:value-type="float" office:value="10.3686791015625" calcext:value-type="float">
            <text:p>10.3686791015625</text:p>
          </table:table-cell>
          <table:table-cell table:formula="of:=SQRT([.$C$5]*[.B143])" office:value-type="float" office:value="10.182671113987" calcext:value-type="float">
            <text:p>10.182671113987</text:p>
          </table:table-cell>
          <table:table-cell table:formula="of:=([.C143]/([.$A$2]*[.$D$2]))" office:value-type="float" office:value="0.0021526768128542" calcext:value-type="float">
            <text:p>0.002152676812854</text:p>
          </table:table-cell>
          <table:table-cell table:formula="of:=1/[.D143]" office:value-type="float" office:value="464.537915784078" calcext:value-type="float">
            <text:p>464.53791578407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4]*[.$A$2]" office:value-type="float" office:value="10.444362890625" calcext:value-type="float">
            <text:p>10.444362890625</text:p>
          </table:table-cell>
          <table:table-cell table:formula="of:=SQRT([.$C$5]*[.B144])" office:value-type="float" office:value="10.219766577875" calcext:value-type="float">
            <text:p>10.219766577875</text:p>
          </table:table-cell>
          <table:table-cell table:formula="of:=([.C144]/([.$A$2]*[.$D$2]))" office:value-type="float" office:value="0.00216051901300775" calcext:value-type="float">
            <text:p>0.002160519013008</text:p>
          </table:table-cell>
          <table:table-cell table:formula="of:=1/[.D144]" office:value-type="float" office:value="462.851747186366" calcext:value-type="float">
            <text:p>462.85174718636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5]*[.$A$2]" office:value-type="float" office:value="10.5200466796875" calcext:value-type="float">
            <text:p>10.5200466796875</text:p>
          </table:table-cell>
          <table:table-cell table:formula="of:=SQRT([.$C$5]*[.B145])" office:value-type="float" office:value="10.2567278796347" calcext:value-type="float">
            <text:p>10.2567278796347</text:p>
          </table:table-cell>
          <table:table-cell table:formula="of:=([.C145]/([.$A$2]*[.$D$2]))" office:value-type="float" office:value="0.00216833285049502" calcext:value-type="float">
            <text:p>0.002168332850495</text:p>
          </table:table-cell>
          <table:table-cell table:formula="of:=1/[.D145]" office:value-type="float" office:value="461.18380753753" calcext:value-type="float">
            <text:p>461.1838075375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6]*[.$A$2]" office:value-type="float" office:value="10.59573046875" calcext:value-type="float">
            <text:p>10.59573046875</text:p>
          </table:table-cell>
          <table:table-cell table:formula="of:=SQRT([.$C$5]*[.B146])" office:value-type="float" office:value="10.293556464483" calcext:value-type="float">
            <text:p>10.293556464483</text:p>
          </table:table-cell>
          <table:table-cell table:formula="of:=([.C146]/([.$A$2]*[.$D$2]))" office:value-type="float" office:value="0.0021761186308434" calcext:value-type="float">
            <text:p>0.002176118630843</text:p>
          </table:table-cell>
          <table:table-cell table:formula="of:=1/[.D146]" office:value-type="float" office:value="459.533770735849" calcext:value-type="float">
            <text:p>459.53377073584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7]*[.$A$2]" office:value-type="float" office:value="10.6714142578125" calcext:value-type="float">
            <text:p>10.6714142578125</text:p>
          </table:table-cell>
          <table:table-cell table:formula="of:=SQRT([.$C$5]*[.B147])" office:value-type="float" office:value="10.3302537518749" calcext:value-type="float">
            <text:p>10.3302537518749</text:p>
          </table:table-cell>
          <table:table-cell table:formula="of:=([.C147]/([.$A$2]*[.$D$2]))" office:value-type="float" office:value="0.00218387665413403" calcext:value-type="float">
            <text:p>0.002183876654134</text:p>
          </table:table-cell>
          <table:table-cell table:formula="of:=1/[.D147]" office:value-type="float" office:value="457.90131878878" calcext:value-type="float">
            <text:p>457.9013187887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8]*[.$A$2]" office:value-type="float" office:value="10.747098046875" calcext:value-type="float">
            <text:p>10.747098046875</text:p>
          </table:table-cell>
          <table:table-cell table:formula="of:=SQRT([.$C$5]*[.B148])" office:value-type="float" office:value="10.3668211361415" calcext:value-type="float">
            <text:p>10.3668211361415</text:p>
          </table:table-cell>
          <table:table-cell table:formula="of:=([.C148]/([.$A$2]*[.$D$2]))" office:value-type="float" office:value="0.00219160721513676" calcext:value-type="float">
            <text:p>0.002191607215137</text:p>
          </table:table-cell>
          <table:table-cell table:formula="of:=1/[.D148]" office:value-type="float" office:value="456.286141555523" calcext:value-type="float">
            <text:p>456.28614155552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9]*[.$A$2]" office:value-type="float" office:value="10.8227818359375" calcext:value-type="float">
            <text:p>10.8227818359375</text:p>
          </table:table-cell>
          <table:table-cell table:formula="of:=SQRT([.$C$5]*[.B149])" office:value-type="float" office:value="10.4032599871086" calcext:value-type="float">
            <text:p>10.4032599871086</text:p>
          </table:table-cell>
          <table:table-cell table:formula="of:=([.C149]/([.$A$2]*[.$D$2]))" office:value-type="float" office:value="0.00219931060344086" calcext:value-type="float">
            <text:p>0.002199310603441</text:p>
          </table:table-cell>
          <table:table-cell table:formula="of:=1/[.D149]" office:value-type="float" office:value="454.687936499502" calcext:value-type="float">
            <text:p>454.68793649950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50]*[.$A$2]" office:value-type="float" office:value="10.898465625" calcext:value-type="float">
            <text:p>10.898465625</text:p>
          </table:table-cell>
          <table:table-cell table:formula="of:=SQRT([.$C$5]*[.B150])" office:value-type="float" office:value="10.4395716506953" calcext:value-type="float">
            <text:p>10.4395716506953</text:p>
          </table:table-cell>
          <table:table-cell table:formula="of:=([.C150]/([.$A$2]*[.$D$2]))" office:value-type="float" office:value="0.00220698710358155" calcext:value-type="float">
            <text:p>0.002206987103582</text:p>
          </table:table-cell>
          <table:table-cell table:formula="of:=1/[.D150]" office:value-type="float" office:value="453.106408450315" calcext:value-type="float">
            <text:p>453.10640845031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1]*[.$A$2]" office:value-type="float" office:value="10.9741494140625" calcext:value-type="float">
            <text:p>10.9741494140625</text:p>
          </table:table-cell>
          <table:table-cell table:formula="of:=SQRT([.$C$5]*[.B151])" office:value-type="float" office:value="10.4757574494938" calcext:value-type="float">
            <text:p>10.4757574494938</text:p>
          </table:table-cell>
          <table:table-cell table:formula="of:=([.C151]/([.$A$2]*[.$D$2]))" office:value-type="float" office:value="0.00221463699516268" calcext:value-type="float">
            <text:p>0.002214636995163</text:p>
          </table:table-cell>
          <table:table-cell table:formula="of:=1/[.D151]" office:value-type="float" office:value="451.541269374733" calcext:value-type="float">
            <text:p>451.54126937473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2]*[.$A$2]" office:value-type="float" office:value="11.049833203125" calcext:value-type="float">
            <text:p>11.049833203125</text:p>
          </table:table-cell>
          <table:table-cell table:formula="of:=SQRT([.$C$5]*[.B152])" office:value-type="float" office:value="10.5118186833321" calcext:value-type="float">
            <text:p>10.5118186833321</text:p>
          </table:table-cell>
          <table:table-cell table:formula="of:=([.C152]/([.$A$2]*[.$D$2]))" office:value-type="float" office:value="0.00222226055297552" calcext:value-type="float">
            <text:p>0.002222260552976</text:p>
          </table:table-cell>
          <table:table-cell table:formula="of:=1/[.D152]" office:value-type="float" office:value="449.99223815634" calcext:value-type="float">
            <text:p>449.9922381563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3]*[.$A$2]" office:value-type="float" office:value="11.1255169921875" calcext:value-type="float">
            <text:p>11.1255169921875</text:p>
          </table:table-cell>
          <table:table-cell table:formula="of:=SQRT([.$C$5]*[.B153])" office:value-type="float" office:value="10.5477566298183" calcext:value-type="float">
            <text:p>10.5477566298183</text:p>
          </table:table-cell>
          <table:table-cell table:formula="of:=([.C153]/([.$A$2]*[.$D$2]))" office:value-type="float" office:value="0.00222985804711397" calcext:value-type="float">
            <text:p>0.002229858047114</text:p>
          </table:table-cell>
          <table:table-cell table:formula="of:=1/[.D153]" office:value-type="float" office:value="448.459040383429" calcext:value-type="float">
            <text:p>448.45904038342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4]*[.$A$2]" office:value-type="float" office:value="11.20120078125" calcext:value-type="float">
            <text:p>11.20120078125</text:p>
          </table:table-cell>
          <table:table-cell table:formula="of:=SQRT([.$C$5]*[.B154])" office:value-type="float" office:value="10.5835725448688" calcext:value-type="float">
            <text:p>10.5835725448688</text:p>
          </table:table-cell>
          <table:table-cell table:formula="of:=([.C154]/([.$A$2]*[.$D$2]))" office:value-type="float" office:value="0.00223742974308621" calcext:value-type="float">
            <text:p>0.002237429743086</text:p>
          </table:table-cell>
          <table:table-cell table:formula="of:=1/[.D154]" office:value-type="float" office:value="446.941408144796" calcext:value-type="float">
            <text:p>446.9414081447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5]*[.$A$2]" office:value-type="float" office:value="11.2768845703125" calcext:value-type="float">
            <text:p>11.2768845703125</text:p>
          </table:table-cell>
          <table:table-cell table:formula="of:=SQRT([.$C$5]*[.B155])" office:value-type="float" office:value="10.6192676632207" calcext:value-type="float">
            <text:p>10.6192676632207</text:p>
          </table:table-cell>
          <table:table-cell table:formula="of:=([.C155]/([.$A$2]*[.$D$2]))" office:value-type="float" office:value="0.00224497590192294" calcext:value-type="float">
            <text:p>0.002244975901923</text:p>
          </table:table-cell>
          <table:table-cell table:formula="of:=1/[.D155]" office:value-type="float" office:value="445.439079833083" calcext:value-type="float">
            <text:p>445.4390798330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6]*[.$A$2]" office:value-type="float" office:value="11.352568359375" calcext:value-type="float">
            <text:p>11.352568359375</text:p>
          </table:table-cell>
          <table:table-cell table:formula="of:=SQRT([.$C$5]*[.B156])" office:value-type="float" office:value="10.6548431989284" calcext:value-type="float">
            <text:p>10.6548431989284</text:p>
          </table:table-cell>
          <table:table-cell table:formula="of:=([.C156]/([.$A$2]*[.$D$2]))" office:value-type="float" office:value="0.0022524967802824" calcext:value-type="float">
            <text:p>0.002252496780282</text:p>
          </table:table-cell>
          <table:table-cell table:formula="of:=1/[.D156]" office:value-type="float" office:value="443.951799955349" calcext:value-type="float">
            <text:p>443.95179995534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7]*[.$A$2]" office:value-type="float" office:value="11.4282521484375" calcext:value-type="float">
            <text:p>11.4282521484375</text:p>
          </table:table-cell>
          <table:table-cell table:formula="of:=SQRT([.$C$5]*[.B157])" office:value-type="float" office:value="10.6903003458451" calcext:value-type="float">
            <text:p>10.6903003458451</text:p>
          </table:table-cell>
          <table:table-cell table:formula="of:=([.C157]/([.$A$2]*[.$D$2]))" office:value-type="float" office:value="0.00225999263055225" calcext:value-type="float">
            <text:p>0.002259992630552</text:p>
          </table:table-cell>
          <table:table-cell table:formula="of:=1/[.D157]" office:value-type="float" office:value="442.479318950541" calcext:value-type="float">
            <text:p>442.47931895054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8]*[.$A$2]" office:value-type="float" office:value="11.5039359375" calcext:value-type="float">
            <text:p>11.5039359375</text:p>
          </table:table-cell>
          <table:table-cell table:formula="of:=SQRT([.$C$5]*[.B158])" office:value-type="float" office:value="10.7256402780906" calcext:value-type="float">
            <text:p>10.7256402780906</text:p>
          </table:table-cell>
          <table:table-cell table:formula="of:=([.C158]/([.$A$2]*[.$D$2]))" office:value-type="float" office:value="0.00226746370094834" calcext:value-type="float">
            <text:p>0.002267463700948</text:p>
          </table:table-cell>
          <table:table-cell table:formula="of:=1/[.D158]" office:value-type="float" office:value="441.021393013595" calcext:value-type="float">
            <text:p>441.02139301359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9]*[.$A$2]" office:value-type="float" office:value="11.5796197265625" calcext:value-type="float">
            <text:p>11.5796197265625</text:p>
          </table:table-cell>
          <table:table-cell table:formula="of:=SQRT([.$C$5]*[.B159])" office:value-type="float" office:value="10.7608641505051" calcext:value-type="float">
            <text:p>10.7608641505051</text:p>
          </table:table-cell>
          <table:table-cell table:formula="of:=([.C159]/([.$A$2]*[.$D$2]))" office:value-type="float" office:value="0.00227491023561068" calcext:value-type="float">
            <text:p>0.002274910235611</text:p>
          </table:table-cell>
          <table:table-cell table:formula="of:=1/[.D159]" office:value-type="float" office:value="439.57778392586" calcext:value-type="float">
            <text:p>439.5777839258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60]*[.$A$2]" office:value-type="float" office:value="11.655303515625" calcext:value-type="float">
            <text:p>11.655303515625</text:p>
          </table:table-cell>
          <table:table-cell table:formula="of:=SQRT([.$C$5]*[.B160])" office:value-type="float" office:value="10.7959730990888" calcext:value-type="float">
            <text:p>10.7959730990888</text:p>
          </table:table-cell>
          <table:table-cell table:formula="of:=([.C160]/([.$A$2]*[.$D$2]))" office:value-type="float" office:value="0.00228233247469647" calcext:value-type="float">
            <text:p>0.002282332474696</text:p>
          </table:table-cell>
          <table:table-cell table:formula="of:=1/[.D160]" office:value-type="float" office:value="438.148258891593" calcext:value-type="float">
            <text:p>438.14825889159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61]*[.$A$2]" office:value-type="float" office:value="11.7309873046875" calcext:value-type="float">
            <text:p>11.7309873046875</text:p>
          </table:table-cell>
          <table:table-cell table:formula="of:=SQRT([.$C$5]*[.B161])" office:value-type="float" office:value="10.8309682414305" calcext:value-type="float">
            <text:p>10.8309682414305</text:p>
          </table:table-cell>
          <table:table-cell table:formula="of:=([.C161]/([.$A$2]*[.$D$2]))" office:value-type="float" office:value="0.00228973065447052" calcext:value-type="float">
            <text:p>0.002289730654471</text:p>
          </table:table-cell>
          <table:table-cell table:formula="of:=1/[.D161]" office:value-type="float" office:value="436.73259038026" calcext:value-type="float">
            <text:p>436.7325903802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62]*[.$A$2]" office:value-type="float" office:value="11.80667109375" calcext:value-type="float">
            <text:p>11.80667109375</text:p>
          </table:table-cell>
          <table:table-cell table:formula="of:=SQRT([.$C$5]*[.B162])" office:value-type="float" office:value="10.8658506771214" calcext:value-type="float">
            <text:p>10.8658506771214</text:p>
          </table:table-cell>
          <table:table-cell table:formula="of:=([.C162]/([.$A$2]*[.$D$2]))" office:value-type="float" office:value="0.00229710500739298" calcext:value-type="float">
            <text:p>0.002297105007393</text:p>
          </table:table-cell>
          <table:table-cell table:formula="of:=1/[.D162]" office:value-type="float" office:value="435.330555974416" calcext:value-type="float">
            <text:p>435.33055597441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3]*[.$A$2]" office:value-type="float" office:value="11.8823548828125" calcext:value-type="float">
            <text:p>11.8823548828125</text:p>
          </table:table-cell>
          <table:table-cell table:formula="of:=SQRT([.$C$5]*[.B163])" office:value-type="float" office:value="10.9006214881595" calcext:value-type="float">
            <text:p>10.9006214881595</text:p>
          </table:table-cell>
          <table:table-cell table:formula="of:=([.C163]/([.$A$2]*[.$D$2]))" office:value-type="float" office:value="0.00230445576220456" calcext:value-type="float">
            <text:p>0.002304455762205</text:p>
          </table:table-cell>
          <table:table-cell table:formula="of:=1/[.D163]" office:value-type="float" office:value="433.941938222911" calcext:value-type="float">
            <text:p>433.94193822291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4]*[.$A$2]" office:value-type="float" office:value="11.958038671875" calcext:value-type="float">
            <text:p>11.958038671875</text:p>
          </table:table-cell>
          <table:table-cell table:formula="of:=SQRT([.$C$5]*[.B164])" office:value-type="float" office:value="10.9352817393403" calcext:value-type="float">
            <text:p>10.9352817393403</text:p>
          </table:table-cell>
          <table:table-cell table:formula="of:=([.C164]/([.$A$2]*[.$D$2]))" office:value-type="float" office:value="0.00231178314400933" calcext:value-type="float">
            <text:p>0.002311783144009</text:p>
          </table:table-cell>
          <table:table-cell table:formula="of:=1/[.D164]" office:value-type="float" office:value="432.566524499222" calcext:value-type="float">
            <text:p>432.56652449922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5]*[.$A$2]" office:value-type="float" office:value="12.0337224609375" calcext:value-type="float">
            <text:p>12.0337224609375</text:p>
          </table:table-cell>
          <table:table-cell table:formula="of:=SQRT([.$C$5]*[.B165])" office:value-type="float" office:value="10.9698324786377" calcext:value-type="float">
            <text:p>10.9698324786377</text:p>
          </table:table-cell>
          <table:table-cell table:formula="of:=([.C165]/([.$A$2]*[.$D$2]))" office:value-type="float" office:value="0.00231908737435517" calcext:value-type="float">
            <text:p>0.002319087374355</text:p>
          </table:table-cell>
          <table:table-cell table:formula="of:=1/[.D165]" office:value-type="float" office:value="431.20410686469" calcext:value-type="float">
            <text:p>431.204106864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6]*[.$A$2]" office:value-type="float" office:value="12.10940625" calcext:value-type="float">
            <text:p>12.10940625</text:p>
          </table:table-cell>
          <table:table-cell table:formula="of:=SQRT([.$C$5]*[.B166])" office:value-type="float" office:value="11.0042747375736" calcext:value-type="float">
            <text:p>11.0042747375736</text:p>
          </table:table-cell>
          <table:table-cell table:formula="of:=([.C166]/([.$A$2]*[.$D$2]))" office:value-type="float" office:value="0.00232636867131189" calcext:value-type="float">
            <text:p>0.002326368671312</text:p>
          </table:table-cell>
          <table:table-cell table:formula="of:=1/[.D166]" office:value-type="float" office:value="429.854481936468" calcext:value-type="float">
            <text:p>429.85448193646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7]*[.$A$2]" office:value-type="float" office:value="12.1850900390625" calcext:value-type="float">
            <text:p>12.1850900390625</text:p>
          </table:table-cell>
          <table:table-cell table:formula="of:=SQRT([.$C$5]*[.B167])" office:value-type="float" office:value="11.0386095315771" calcext:value-type="float">
            <text:p>11.0386095315771</text:p>
          </table:table-cell>
          <table:table-cell table:formula="of:=([.C167]/([.$A$2]*[.$D$2]))" office:value-type="float" office:value="0.00233362724954722" calcext:value-type="float">
            <text:p>0.002333627249547</text:p>
          </table:table-cell>
          <table:table-cell table:formula="of:=1/[.D167]" office:value-type="float" office:value="428.517450759981" calcext:value-type="float">
            <text:p>428.51745075998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8]*[.$A$2]" office:value-type="float" office:value="12.260773828125" calcext:value-type="float">
            <text:p>12.260773828125</text:p>
          </table:table-cell>
          <table:table-cell table:formula="of:=SQRT([.$C$5]*[.B168])" office:value-type="float" office:value="11.0728378603342" calcext:value-type="float">
            <text:p>11.0728378603342</text:p>
          </table:table-cell>
          <table:table-cell table:formula="of:=([.C168]/([.$A$2]*[.$D$2]))" office:value-type="float" office:value="0.00234086332040066" calcext:value-type="float">
            <text:p>0.002340863320401</text:p>
          </table:table-cell>
          <table:table-cell table:formula="of:=1/[.D168]" office:value-type="float" office:value="427.192818685732" calcext:value-type="float">
            <text:p>427.19281868573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9]*[.$A$2]" office:value-type="float" office:value="12.3364576171875" calcext:value-type="float">
            <text:p>12.3364576171875</text:p>
          </table:table-cell>
          <table:table-cell table:formula="of:=SQRT([.$C$5]*[.B169])" office:value-type="float" office:value="11.1069607081269" calcext:value-type="float">
            <text:p>11.1069607081269</text:p>
          </table:table-cell>
          <table:table-cell table:formula="of:=([.C169]/([.$A$2]*[.$D$2]))" office:value-type="float" office:value="0.00234807709195526" calcext:value-type="float">
            <text:p>0.002348077091955</text:p>
          </table:table-cell>
          <table:table-cell table:formula="of:=1/[.D169]" office:value-type="float" office:value="425.880395250265" calcext:value-type="float">
            <text:p>425.88039525026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70]*[.$A$2]" office:value-type="float" office:value="12.41214140625" calcext:value-type="float">
            <text:p>12.41214140625</text:p>
          </table:table-cell>
          <table:table-cell table:formula="of:=SQRT([.$C$5]*[.B170])" office:value-type="float" office:value="11.1409790441639" calcext:value-type="float">
            <text:p>11.1409790441639</text:p>
          </table:table-cell>
          <table:table-cell table:formula="of:=([.C170]/([.$A$2]*[.$D$2]))" office:value-type="float" office:value="0.00235526876910746" calcext:value-type="float">
            <text:p>0.002355268769107</text:p>
          </table:table-cell>
          <table:table-cell table:formula="of:=1/[.D170]" office:value-type="float" office:value="424.579994061126" calcext:value-type="float">
            <text:p>424.57999406112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71]*[.$A$2]" office:value-type="float" office:value="12.4878251953125" calcext:value-type="float">
            <text:p>12.4878251953125</text:p>
          </table:table-cell>
          <table:table-cell table:formula="of:=SQRT([.$C$5]*[.B171])" office:value-type="float" office:value="11.1748938229016" calcext:value-type="float">
            <text:p>11.1748938229016</text:p>
          </table:table-cell>
          <table:table-cell table:formula="of:=([.C171]/([.$A$2]*[.$D$2]))" office:value-type="float" office:value="0.00236243855363496" calcext:value-type="float">
            <text:p>0.002362438553635</text:p>
          </table:table-cell>
          <table:table-cell table:formula="of:=1/[.D171]" office:value-type="float" office:value="423.291432685668" calcext:value-type="float">
            <text:p>423.29143268566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72]*[.$A$2]" office:value-type="float" office:value="12.563508984375" calcext:value-type="float">
            <text:p>12.563508984375</text:p>
          </table:table-cell>
          <table:table-cell table:formula="of:=SQRT([.$C$5]*[.B172])" office:value-type="float" office:value="11.2087059843565" calcext:value-type="float">
            <text:p>11.2087059843565</text:p>
          </table:table-cell>
          <table:table-cell table:formula="of:=([.C172]/([.$A$2]*[.$D$2]))" office:value-type="float" office:value="0.00236958664426282" calcext:value-type="float">
            <text:p>0.002369586644263</text:p>
          </table:table-cell>
          <table:table-cell table:formula="of:=1/[.D172]" office:value-type="float" office:value="422.014532543544" calcext:value-type="float">
            <text:p>422.01453254354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3]*[.$A$2]" office:value-type="float" office:value="12.6391927734375" calcext:value-type="float">
            <text:p>12.6391927734375</text:p>
          </table:table-cell>
          <table:table-cell table:formula="of:=SQRT([.$C$5]*[.B173])" office:value-type="float" office:value="11.2424164544094" calcext:value-type="float">
            <text:p>11.2424164544094</text:p>
          </table:table-cell>
          <table:table-cell table:formula="of:=([.C173]/([.$A$2]*[.$D$2]))" office:value-type="float" office:value="0.00237671323672769" calcext:value-type="float">
            <text:p>0.002376713236728</text:p>
          </table:table-cell>
          <table:table-cell table:formula="of:=1/[.D173]" office:value-type="float" office:value="420.749118802747" calcext:value-type="float">
            <text:p>420.74911880274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4]*[.$A$2]" office:value-type="float" office:value="12.7148765625" calcext:value-type="float">
            <text:p>12.7148765625</text:p>
          </table:table-cell>
          <table:table-cell table:formula="of:=SQRT([.$C$5]*[.B174])" office:value-type="float" office:value="11.2760261451009" calcext:value-type="float">
            <text:p>11.2760261451009</text:p>
          </table:table-cell>
          <table:table-cell table:formula="of:=([.C174]/([.$A$2]*[.$D$2]))" office:value-type="float" office:value="0.00238381852384038" calcext:value-type="float">
            <text:p>0.00238381852384</text:p>
          </table:table-cell>
          <table:table-cell table:formula="of:=1/[.D174]" office:value-type="float" office:value="419.495020279053" calcext:value-type="float">
            <text:p>419.49502027905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5]*[.$A$2]" office:value-type="float" office:value="12.7905603515625" calcext:value-type="float">
            <text:p>12.7905603515625</text:p>
          </table:table-cell>
          <table:table-cell table:formula="of:=SQRT([.$C$5]*[.B175])" office:value-type="float" office:value="11.3095359549199" calcext:value-type="float">
            <text:p>11.3095359549199</text:p>
          </table:table-cell>
          <table:table-cell table:formula="of:=([.C175]/([.$A$2]*[.$D$2]))" office:value-type="float" office:value="0.00239090269554668" calcext:value-type="float">
            <text:p>0.002390902695547</text:p>
          </table:table-cell>
          <table:table-cell table:formula="of:=1/[.D175]" office:value-type="float" office:value="418.252069338752" calcext:value-type="float">
            <text:p>418.25206933875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6]*[.$A$2]" office:value-type="float" office:value="12.866244140625" calcext:value-type="float">
            <text:p>12.866244140625</text:p>
          </table:table-cell>
          <table:table-cell table:formula="of:=SQRT([.$C$5]*[.B176])" office:value-type="float" office:value="11.342946769083" calcext:value-type="float">
            <text:p>11.342946769083</text:p>
          </table:table-cell>
          <table:table-cell table:formula="of:=([.C176]/([.$A$2]*[.$D$2]))" office:value-type="float" office:value="0.00239796593898668" calcext:value-type="float">
            <text:p>0.002397965938987</text:p>
          </table:table-cell>
          <table:table-cell table:formula="of:=1/[.D176]" office:value-type="float" office:value="417.020101804521" calcext:value-type="float">
            <text:p>417.02010180452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7]*[.$A$2]" office:value-type="float" office:value="12.9419279296875" calcext:value-type="float">
            <text:p>12.9419279296875</text:p>
          </table:table-cell>
          <table:table-cell table:formula="of:=SQRT([.$C$5]*[.B177])" office:value-type="float" office:value="11.3762594598082" calcext:value-type="float">
            <text:p>11.3762594598082</text:p>
          </table:table-cell>
          <table:table-cell table:formula="of:=([.C177]/([.$A$2]*[.$D$2]))" office:value-type="float" office:value="0.00240500843855238" calcext:value-type="float">
            <text:p>0.002405008438552</text:p>
          </table:table-cell>
          <table:table-cell table:formula="of:=1/[.D177]" office:value-type="float" office:value="415.798956864334" calcext:value-type="float">
            <text:p>415.79895686433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8]*[.$A$2]" office:value-type="float" office:value="13.01761171875" calcext:value-type="float">
            <text:p>13.01761171875</text:p>
          </table:table-cell>
          <table:table-cell table:formula="of:=SQRT([.$C$5]*[.B178])" office:value-type="float" office:value="11.40947488658" calcext:value-type="float">
            <text:p>11.40947488658</text:p>
          </table:table-cell>
          <table:table-cell table:formula="of:=([.C178]/([.$A$2]*[.$D$2]))" office:value-type="float" office:value="0.00241203037594389" calcext:value-type="float">
            <text:p>0.002412030375944</text:p>
          </table:table-cell>
          <table:table-cell table:formula="of:=1/[.D178]" office:value-type="float" office:value="414.588476983285" calcext:value-type="float">
            <text:p>414.58847698328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9]*[.$A$2]" office:value-type="float" office:value="13.0932955078125" calcext:value-type="float">
            <text:p>13.0932955078125</text:p>
          </table:table-cell>
          <table:table-cell table:formula="of:=SQRT([.$C$5]*[.B179])" office:value-type="float" office:value="11.4425938964085" calcext:value-type="float">
            <text:p>11.4425938964085</text:p>
          </table:table-cell>
          <table:table-cell table:formula="of:=([.C179]/([.$A$2]*[.$D$2]))" office:value-type="float" office:value="0.00241903193022414" calcext:value-type="float">
            <text:p>0.002419031930224</text:p>
          </table:table-cell>
          <table:table-cell table:formula="of:=1/[.D179]" office:value-type="float" office:value="413.388507818226" calcext:value-type="float">
            <text:p>413.38850781822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80]*[.$A$2]" office:value-type="float" office:value="13.168979296875" calcext:value-type="float">
            <text:p>13.168979296875</text:p>
          </table:table-cell>
          <table:table-cell table:formula="of:=SQRT([.$C$5]*[.B180])" office:value-type="float" office:value="11.4756173240811" calcext:value-type="float">
            <text:p>11.4756173240811</text:p>
          </table:table-cell>
          <table:table-cell table:formula="of:=([.C180]/([.$A$2]*[.$D$2]))" office:value-type="float" office:value="0.00242601327787212" calcext:value-type="float">
            <text:p>0.002426013277872</text:p>
          </table:table-cell>
          <table:table-cell table:formula="of:=1/[.D180]" office:value-type="float" office:value="412.198898135097" calcext:value-type="float">
            <text:p>412.19889813509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81]*[.$A$2]" office:value-type="float" office:value="13.2446630859375" calcext:value-type="float">
            <text:p>13.2446630859375</text:p>
          </table:table-cell>
          <table:table-cell table:formula="of:=SQRT([.$C$5]*[.B181])" office:value-type="float" office:value="11.5085459924082" calcext:value-type="float">
            <text:p>11.5085459924082</text:p>
          </table:table-cell>
          <table:table-cell table:formula="of:=([.C181]/([.$A$2]*[.$D$2]))" office:value-type="float" office:value="0.00243297459283481" calcext:value-type="float">
            <text:p>0.002432974592835</text:p>
          </table:table-cell>
          <table:table-cell table:formula="of:=1/[.D181]" office:value-type="float" office:value="411.019499728865" calcext:value-type="float">
            <text:p>411.01949972886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82]*[.$A$2]" office:value-type="float" office:value="13.320346875" calcext:value-type="float">
            <text:p>13.320346875</text:p>
          </table:table-cell>
          <table:table-cell table:formula="of:=SQRT([.$C$5]*[.B182])" office:value-type="float" office:value="11.5413807124624" calcext:value-type="float">
            <text:p>11.5413807124624</text:p>
          </table:table-cell>
          <table:table-cell table:formula="of:=([.C182]/([.$A$2]*[.$D$2]))" office:value-type="float" office:value="0.00243991604657775" calcext:value-type="float">
            <text:p>0.002439916046578</text:p>
          </table:table-cell>
          <table:table-cell table:formula="of:=1/[.D182]" office:value-type="float" office:value="409.850167345967" calcext:value-type="float">
            <text:p>409.85016734596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3]*[.$A$2]" office:value-type="float" office:value="13.3960306640625" calcext:value-type="float">
            <text:p>13.3960306640625</text:p>
          </table:table-cell>
          <table:table-cell table:formula="of:=SQRT([.$C$5]*[.B183])" office:value-type="float" office:value="11.5741222838116" calcext:value-type="float">
            <text:p>11.5741222838116</text:p>
          </table:table-cell>
          <table:table-cell table:formula="of:=([.C183]/([.$A$2]*[.$D$2]))" office:value-type="float" office:value="0.0024468378081343" calcext:value-type="float">
            <text:p>0.002446837808134</text:p>
          </table:table-cell>
          <table:table-cell table:formula="of:=1/[.D183]" office:value-type="float" office:value="408.690758609168" calcext:value-type="float">
            <text:p>408.69075860916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4]*[.$A$2]" office:value-type="float" office:value="13.471714453125" calcext:value-type="float">
            <text:p>13.471714453125</text:p>
          </table:table-cell>
          <table:table-cell table:formula="of:=SQRT([.$C$5]*[.B184])" office:value-type="float" office:value="11.6067714947461" calcext:value-type="float">
            <text:p>11.6067714947461</text:p>
          </table:table-cell>
          <table:table-cell table:formula="of:=([.C184]/([.$A$2]*[.$D$2]))" office:value-type="float" office:value="0.00245374004415369" calcext:value-type="float">
            <text:p>0.002453740044154</text:p>
          </table:table-cell>
          <table:table-cell table:formula="of:=1/[.D184]" office:value-type="float" office:value="407.541133944736" calcext:value-type="float">
            <text:p>407.54113394473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5]*[.$A$2]" office:value-type="float" office:value="13.5473982421875" calcext:value-type="float">
            <text:p>13.5473982421875</text:p>
          </table:table-cell>
          <table:table-cell table:formula="of:=SQRT([.$C$5]*[.B185])" office:value-type="float" office:value="11.6393291224999" calcext:value-type="float">
            <text:p>11.6393291224999</text:p>
          </table:table-cell>
          <table:table-cell table:formula="of:=([.C185]/([.$A$2]*[.$D$2]))" office:value-type="float" office:value="0.00246062291894781" calcext:value-type="float">
            <text:p>0.002460622918948</text:p>
          </table:table-cell>
          <table:table-cell table:formula="of:=1/[.D185]" office:value-type="float" office:value="406.401156511869" calcext:value-type="float">
            <text:p>406.4011565118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6]*[.$A$2]" office:value-type="float" office:value="13.62308203125" calcext:value-type="float">
            <text:p>13.62308203125</text:p>
          </table:table-cell>
          <table:table-cell table:formula="of:=SQRT([.$C$5]*[.B186])" office:value-type="float" office:value="11.6717959334671" calcext:value-type="float">
            <text:p>11.6717959334671</text:p>
          </table:table-cell>
          <table:table-cell table:formula="of:=([.C186]/([.$A$2]*[.$D$2]))" office:value-type="float" office:value="0.00246748659453686" calcext:value-type="float">
            <text:p>0.002467486594537</text:p>
          </table:table-cell>
          <table:table-cell table:formula="of:=1/[.D186]" office:value-type="float" office:value="405.270692134276" calcext:value-type="float">
            <text:p>405.27069213427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7]*[.$A$2]" office:value-type="float" office:value="13.6987658203125" calcext:value-type="float">
            <text:p>13.6987658203125</text:p>
          </table:table-cell>
          <table:table-cell table:formula="of:=SQRT([.$C$5]*[.B187])" office:value-type="float" office:value="11.7041726834119" calcext:value-type="float">
            <text:p>11.7041726834119</text:p>
          </table:table-cell>
          <table:table-cell table:formula="of:=([.C187]/([.$A$2]*[.$D$2]))" office:value-type="float" office:value="0.00247433123069386" calcext:value-type="float">
            <text:p>0.002474331230694</text:p>
          </table:table-cell>
          <table:table-cell table:formula="of:=1/[.D187]" office:value-type="float" office:value="404.149609233836" calcext:value-type="float">
            <text:p>404.14960923383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8]*[.$A$2]" office:value-type="float" office:value="13.774449609375" calcext:value-type="float">
            <text:p>13.774449609375</text:p>
          </table:table-cell>
          <table:table-cell table:formula="of:=SQRT([.$C$5]*[.B188])" office:value-type="float" office:value="11.7364601176739" calcext:value-type="float">
            <text:p>11.7364601176739</text:p>
          </table:table-cell>
          <table:table-cell table:formula="of:=([.C188]/([.$A$2]*[.$D$2]))" office:value-type="float" office:value="0.00248115698498803" calcext:value-type="float">
            <text:p>0.002481156984988</text:p>
          </table:table-cell>
          <table:table-cell table:formula="of:=1/[.D188]" office:value-type="float" office:value="403.037778766274" calcext:value-type="float">
            <text:p>403.03777876627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9]*[.$A$2]" office:value-type="float" office:value="13.8501333984375" calcext:value-type="float">
            <text:p>13.8501333984375</text:p>
          </table:table-cell>
          <table:table-cell table:formula="of:=SQRT([.$C$5]*[.B189])" office:value-type="float" office:value="11.7686589713686" calcext:value-type="float">
            <text:p>11.7686589713686</text:p>
          </table:table-cell>
          <table:table-cell table:formula="of:=([.C189]/([.$A$2]*[.$D$2]))" office:value-type="float" office:value="0.00248796401282711" calcext:value-type="float">
            <text:p>0.002487964012827</text:p>
          </table:table-cell>
          <table:table-cell table:formula="of:=1/[.D189]" office:value-type="float" office:value="401.935074158764" calcext:value-type="float">
            <text:p>401.93507415876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90]*[.$A$2]" office:value-type="float" office:value="13.9258171875" calcext:value-type="float">
            <text:p>13.9258171875</text:p>
          </table:table-cell>
          <table:table-cell table:formula="of:=SQRT([.$C$5]*[.B190])" office:value-type="float" office:value="11.8007699695825" calcext:value-type="float">
            <text:p>11.8007699695825</text:p>
          </table:table-cell>
          <table:table-cell table:formula="of:=([.C190]/([.$A$2]*[.$D$2]))" office:value-type="float" office:value="0.00249475246749866" calcext:value-type="float">
            <text:p>0.002494752467499</text:p>
          </table:table-cell>
          <table:table-cell table:formula="of:=1/[.D190]" office:value-type="float" office:value="400.841371249405" calcext:value-type="float">
            <text:p>400.84137124940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91]*[.$A$2]" office:value-type="float" office:value="14.0015009765625" calcext:value-type="float">
            <text:p>14.0015009765625</text:p>
          </table:table-cell>
          <table:table-cell table:formula="of:=SQRT([.$C$5]*[.B191])" office:value-type="float" office:value="11.8327938275635" calcext:value-type="float">
            <text:p>11.8327938275635</text:p>
          </table:table-cell>
          <table:table-cell table:formula="of:=([.C191]/([.$A$2]*[.$D$2]))" office:value-type="float" office:value="0.00250152250021033" calcext:value-type="float">
            <text:p>0.00250152250021</text:p>
          </table:table-cell>
          <table:table-cell table:formula="of:=1/[.D191]" office:value-type="float" office:value="399.756548228497" calcext:value-type="float">
            <text:p>399.75654822849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92]*[.$A$2]" office:value-type="float" office:value="14.077184765625" calcext:value-type="float">
            <text:p>14.077184765625</text:p>
          </table:table-cell>
          <table:table-cell table:formula="of:=SQRT([.$C$5]*[.B192])" office:value-type="float" office:value="11.864731250907" calcext:value-type="float">
            <text:p>11.864731250907</text:p>
          </table:table-cell>
          <table:table-cell table:formula="of:=([.C192]/([.$A$2]*[.$D$2]))" office:value-type="float" office:value="0.00250827426012915" calcext:value-type="float">
            <text:p>0.002508274260129</text:p>
          </table:table-cell>
          <table:table-cell table:formula="of:=1/[.D192]" office:value-type="float" office:value="398.680485581554" calcext:value-type="float">
            <text:p>398.68048558155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3]*[.$A$2]" office:value-type="float" office:value="14.1528685546875" calcext:value-type="float">
            <text:p>14.1528685546875</text:p>
          </table:table-cell>
          <table:table-cell table:formula="of:=SQRT([.$C$5]*[.B193])" office:value-type="float" office:value="11.8965829357373" calcext:value-type="float">
            <text:p>11.8965829357373</text:p>
          </table:table-cell>
          <table:table-cell table:formula="of:=([.C193]/([.$A$2]*[.$D$2]))" office:value-type="float" office:value="0.00251500789441988" calcext:value-type="float">
            <text:p>0.00251500789442</text:p>
          </table:table-cell>
          <table:table-cell table:formula="of:=1/[.D193]" office:value-type="float" office:value="397.613066033999" calcext:value-type="float">
            <text:p>397.61306603399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4]*[.$A$2]" office:value-type="float" office:value="14.22855234375" calcext:value-type="float">
            <text:p>14.22855234375</text:p>
          </table:table-cell>
          <table:table-cell table:formula="of:=SQRT([.$C$5]*[.B194])" office:value-type="float" office:value="11.9283495688842" calcext:value-type="float">
            <text:p>11.9283495688842</text:p>
          </table:table-cell>
          <table:table-cell table:formula="of:=([.C194]/([.$A$2]*[.$D$2]))" office:value-type="float" office:value="0.00252172354828244" calcext:value-type="float">
            <text:p>0.002521723548282</text:p>
          </table:table-cell>
          <table:table-cell table:formula="of:=1/[.D194]" office:value-type="float" office:value="396.55417449748" calcext:value-type="float">
            <text:p>396.5541744974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5]*[.$A$2]" office:value-type="float" office:value="14.3042361328125" calcext:value-type="float">
            <text:p>14.3042361328125</text:p>
          </table:table-cell>
          <table:table-cell table:formula="of:=SQRT([.$C$5]*[.B195])" office:value-type="float" office:value="11.9600318280565" calcext:value-type="float">
            <text:p>11.9600318280565</text:p>
          </table:table-cell>
          <table:table-cell table:formula="of:=([.C195]/([.$A$2]*[.$D$2]))" office:value-type="float" office:value="0.00252842136498845" calcext:value-type="float">
            <text:p>0.002528421364988</text:p>
          </table:table-cell>
          <table:table-cell table:formula="of:=1/[.D195]" office:value-type="float" office:value="395.503698017742" calcext:value-type="float">
            <text:p>395.50369801774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6]*[.$A$2]" office:value-type="float" office:value="14.379919921875" calcext:value-type="float">
            <text:p>14.379919921875</text:p>
          </table:table-cell>
          <table:table-cell table:formula="of:=SQRT([.$C$5]*[.B196])" office:value-type="float" office:value="11.9916303820102" calcext:value-type="float">
            <text:p>11.9916303820102</text:p>
          </table:table-cell>
          <table:table-cell table:formula="of:=([.C196]/([.$A$2]*[.$D$2]))" office:value-type="float" office:value="0.00253510148591688" calcext:value-type="float">
            <text:p>0.002535101485917</text:p>
          </table:table-cell>
          <table:table-cell table:formula="of:=1/[.D196]" office:value-type="float" office:value="394.46152572402" calcext:value-type="float">
            <text:p>394.4615257240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7]*[.$A$2]" office:value-type="float" office:value="14.4556037109375" calcext:value-type="float">
            <text:p>14.4556037109375</text:p>
          </table:table-cell>
          <table:table-cell table:formula="of:=SQRT([.$C$5]*[.B197])" office:value-type="float" office:value="12.0231458907133" calcext:value-type="float">
            <text:p>12.0231458907133</text:p>
          </table:table-cell>
          <table:table-cell table:formula="of:=([.C197]/([.$A$2]*[.$D$2]))" office:value-type="float" office:value="0.00254176405058885" calcext:value-type="float">
            <text:p>0.002541764050589</text:p>
          </table:table-cell>
          <table:table-cell table:formula="of:=1/[.D197]" office:value-type="float" office:value="393.427548779884" calcext:value-type="float">
            <text:p>393.42754877988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8]*[.$A$2]" office:value-type="float" office:value="14.5312875" calcext:value-type="float">
            <text:p>14.5312875</text:p>
          </table:table-cell>
          <table:table-cell table:formula="of:=SQRT([.$C$5]*[.B198])" office:value-type="float" office:value="12.0545790055066" calcext:value-type="float">
            <text:p>12.0545790055066</text:p>
          </table:table-cell>
          <table:table-cell table:formula="of:=([.C198]/([.$A$2]*[.$D$2]))" office:value-type="float" office:value="0.00254840919670168" calcext:value-type="float">
            <text:p>0.002548409196702</text:p>
          </table:table-cell>
          <table:table-cell table:formula="of:=1/[.D198]" office:value-type="float" office:value="392.401660335501" calcext:value-type="float">
            <text:p>392.40166033550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9]*[.$A$2]" office:value-type="float" office:value="14.6069712890625" calcext:value-type="float">
            <text:p>14.6069712890625</text:p>
          </table:table-cell>
          <table:table-cell table:formula="of:=SQRT([.$C$5]*[.B199])" office:value-type="float" office:value="12.085930369261" calcext:value-type="float">
            <text:p>12.085930369261</text:p>
          </table:table-cell>
          <table:table-cell table:formula="of:=([.C199]/([.$A$2]*[.$D$2]))" office:value-type="float" office:value="0.00255503706016206" calcext:value-type="float">
            <text:p>0.002555037060162</text:p>
          </table:table-cell>
          <table:table-cell table:formula="of:=1/[.D199]" office:value-type="float" office:value="391.383755481249" calcext:value-type="float">
            <text:p>391.38375548124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200]*[.$A$2]" office:value-type="float" office:value="14.682655078125" calcext:value-type="float">
            <text:p>14.682655078125</text:p>
          </table:table-cell>
          <table:table-cell table:formula="of:=SQRT([.$C$5]*[.B200])" office:value-type="float" office:value="12.1172006165306" calcext:value-type="float">
            <text:p>12.1172006165306</text:p>
          </table:table-cell>
          <table:table-cell table:formula="of:=([.C200]/([.$A$2]*[.$D$2]))" office:value-type="float" office:value="0.00256164777511849" calcext:value-type="float">
            <text:p>0.002561647775118</text:p>
          </table:table-cell>
          <table:table-cell table:formula="of:=1/[.D200]" office:value-type="float" office:value="390.373731202662" calcext:value-type="float">
            <text:p>390.37373120266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01]*[.$A$2]" office:value-type="float" office:value="14.7583388671875" calcext:value-type="float">
            <text:p>14.7583388671875</text:p>
          </table:table-cell>
          <table:table-cell table:formula="of:=SQRT([.$C$5]*[.B201])" office:value-type="float" office:value="12.1483903737028" calcext:value-type="float">
            <text:p>12.1483903737028</text:p>
          </table:table-cell>
          <table:table-cell table:formula="of:=([.C201]/([.$A$2]*[.$D$2]))" office:value-type="float" office:value="0.00256824147399293" calcext:value-type="float">
            <text:p>0.002568241473993</text:p>
          </table:table-cell>
          <table:table-cell table:formula="of:=1/[.D201]" office:value-type="float" office:value="389.371486336628" calcext:value-type="float">
            <text:p>389.37148633662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02]*[.$A$2]" office:value-type="float" office:value="14.83402265625" calcext:value-type="float">
            <text:p>14.83402265625</text:p>
          </table:table-cell>
          <table:table-cell table:formula="of:=SQRT([.$C$5]*[.B202])" office:value-type="float" office:value="12.1795002591445" calcext:value-type="float">
            <text:p>12.1795002591445</text:p>
          </table:table-cell>
          <table:table-cell table:formula="of:=([.C202]/([.$A$2]*[.$D$2]))" office:value-type="float" office:value="0.00257481828751181" calcext:value-type="float">
            <text:p>0.002574818287512</text:p>
          </table:table-cell>
          <table:table-cell table:formula="of:=1/[.D202]" office:value-type="float" office:value="388.376921528841" calcext:value-type="float">
            <text:p>388.37692152884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3]*[.$A$2]" office:value-type="float" office:value="14.9097064453125" calcext:value-type="float">
            <text:p>14.9097064453125</text:p>
          </table:table-cell>
          <table:table-cell table:formula="of:=SQRT([.$C$5]*[.B203])" office:value-type="float" office:value="12.2105308833451" calcext:value-type="float">
            <text:p>12.2105308833451</text:p>
          </table:table-cell>
          <table:table-cell table:formula="of:=([.C203]/([.$A$2]*[.$D$2]))" office:value-type="float" office:value="0.00258137834473623" calcext:value-type="float">
            <text:p>0.002581378344736</text:p>
          </table:table-cell>
          <table:table-cell table:formula="of:=1/[.D203]" office:value-type="float" office:value="387.389939192421" calcext:value-type="float">
            <text:p>387.38993919242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4]*[.$A$2]" office:value-type="float" office:value="14.985390234375" calcext:value-type="float">
            <text:p>14.985390234375</text:p>
          </table:table-cell>
          <table:table-cell table:formula="of:=SQRT([.$C$5]*[.B204])" office:value-type="float" office:value="12.2414828490567" calcext:value-type="float">
            <text:p>12.2414828490567</text:p>
          </table:table-cell>
          <table:table-cell table:formula="of:=([.C204]/([.$A$2]*[.$D$2]))" office:value-type="float" office:value="0.00258792177309149" calcext:value-type="float">
            <text:p>0.002587921773092</text:p>
          </table:table-cell>
          <table:table-cell table:formula="of:=1/[.D204]" office:value-type="float" office:value="386.4104434677" calcext:value-type="float">
            <text:p>386.410443467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5]*[.$A$2]" office:value-type="float" office:value="15.0610740234375" calcext:value-type="float">
            <text:p>15.0610740234375</text:p>
          </table:table-cell>
          <table:table-cell table:formula="of:=SQRT([.$C$5]*[.B205])" office:value-type="float" office:value="12.2723567514302" calcext:value-type="float">
            <text:p>12.2723567514302</text:p>
          </table:table-cell>
          <table:table-cell table:formula="of:=([.C205]/([.$A$2]*[.$D$2]))" office:value-type="float" office:value="0.00259444869839604" calcext:value-type="float">
            <text:p>0.002594448698396</text:p>
          </table:table-cell>
          <table:table-cell table:formula="of:=1/[.D205]" office:value-type="float" office:value="385.43834018311" calcext:value-type="float">
            <text:p>385.4383401831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6]*[.$A$2]" office:value-type="float" office:value="15.1367578125" calcext:value-type="float">
            <text:p>15.1367578125</text:p>
          </table:table-cell>
          <table:table-cell table:formula="of:=SQRT([.$C$5]*[.B206])" office:value-type="float" office:value="12.3031531781491" calcext:value-type="float">
            <text:p>12.3031531781491</text:p>
          </table:table-cell>
          <table:table-cell table:formula="of:=([.C206]/([.$A$2]*[.$D$2]))" office:value-type="float" office:value="0.00260095924488962" calcext:value-type="float">
            <text:p>0.00260095924489</text:p>
          </table:table-cell>
          <table:table-cell table:formula="of:=1/[.D206]" office:value-type="float" office:value="384.473536817159" calcext:value-type="float">
            <text:p>384.47353681715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7]*[.$A$2]" office:value-type="float" office:value="15.2124416015625" calcext:value-type="float">
            <text:p>15.2124416015625</text:p>
          </table:table-cell>
          <table:table-cell table:formula="of:=SQRT([.$C$5]*[.B207])" office:value-type="float" office:value="12.3338727095598" calcext:value-type="float">
            <text:p>12.3338727095598</text:p>
          </table:table-cell>
          <table:table-cell table:formula="of:=([.C207]/([.$A$2]*[.$D$2]))" office:value-type="float" office:value="0.00260745353526092" calcext:value-type="float">
            <text:p>0.002607453535261</text:p>
          </table:table-cell>
          <table:table-cell table:formula="of:=1/[.D207]" office:value-type="float" office:value="383.515942461438" calcext:value-type="float">
            <text:p>383.51594246143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8]*[.$A$2]" office:value-type="float" office:value="15.288125390625" calcext:value-type="float">
            <text:p>15.288125390625</text:p>
          </table:table-cell>
          <table:table-cell table:formula="of:=SQRT([.$C$5]*[.B208])" office:value-type="float" office:value="12.3645159187997" calcext:value-type="float">
            <text:p>12.3645159187997</text:p>
          </table:table-cell>
          <table:table-cell table:formula="of:=([.C208]/([.$A$2]*[.$D$2]))" office:value-type="float" office:value="0.00261393169067452" calcext:value-type="float">
            <text:p>0.002613931690675</text:p>
          </table:table-cell>
          <table:table-cell table:formula="of:=1/[.D208]" office:value-type="float" office:value="382.565467784643" calcext:value-type="float">
            <text:p>382.56546778464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9]*[.$A$2]" office:value-type="float" office:value="15.3638091796875" calcext:value-type="float">
            <text:p>15.3638091796875</text:p>
          </table:table-cell>
          <table:table-cell table:formula="of:=SQRT([.$C$5]*[.B209])" office:value-type="float" office:value="12.3950833719211" calcext:value-type="float">
            <text:p>12.3950833719211</text:p>
          </table:table-cell>
          <table:table-cell table:formula="of:=([.C209]/([.$A$2]*[.$D$2]))" office:value-type="float" office:value="0.00262039383079728" calcext:value-type="float">
            <text:p>0.002620393830797</text:p>
          </table:table-cell>
          <table:table-cell table:formula="of:=1/[.D209]" office:value-type="float" office:value="381.622024997571" calcext:value-type="float">
            <text:p>381.62202499757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10]*[.$A$2]" office:value-type="float" office:value="15.43949296875" calcext:value-type="float">
            <text:p>15.43949296875</text:p>
          </table:table-cell>
          <table:table-cell table:formula="of:=SQRT([.$C$5]*[.B210])" office:value-type="float" office:value="12.4255756280142" calcext:value-type="float">
            <text:p>12.4255756280142</text:p>
          </table:table-cell>
          <table:table-cell table:formula="of:=([.C210]/([.$A$2]*[.$D$2]))" office:value-type="float" office:value="0.00262684007382412" calcext:value-type="float">
            <text:p>0.002626840073824</text:p>
          </table:table-cell>
          <table:table-cell table:formula="of:=1/[.D210]" office:value-type="float" office:value="380.685527819062" calcext:value-type="float">
            <text:p>380.68552781906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11]*[.$A$2]" office:value-type="float" office:value="15.5151767578125" calcext:value-type="float">
            <text:p>15.5151767578125</text:p>
          </table:table-cell>
          <table:table-cell table:formula="of:=SQRT([.$C$5]*[.B211])" office:value-type="float" office:value="12.4559932393256" calcext:value-type="float">
            <text:p>12.4559932393256</text:p>
          </table:table-cell>
          <table:table-cell table:formula="of:=([.C211]/([.$A$2]*[.$D$2]))" office:value-type="float" office:value="0.00263327053650327" calcext:value-type="float">
            <text:p>0.002633270536503</text:p>
          </table:table-cell>
          <table:table-cell table:formula="of:=1/[.D211]" office:value-type="float" office:value="379.755891442854" calcext:value-type="float">
            <text:p>379.75589144285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12]*[.$A$2]" office:value-type="float" office:value="15.590860546875" calcext:value-type="float">
            <text:p>15.590860546875</text:p>
          </table:table-cell>
          <table:table-cell table:formula="of:=SQRT([.$C$5]*[.B212])" office:value-type="float" office:value="12.4863367513755" calcext:value-type="float">
            <text:p>12.4863367513755</text:p>
          </table:table-cell>
          <table:table-cell table:formula="of:=([.C212]/([.$A$2]*[.$D$2]))" office:value-type="float" office:value="0.00263968533416089" calcext:value-type="float">
            <text:p>0.002639685334161</text:p>
          </table:table-cell>
          <table:table-cell table:formula="of:=1/[.D212]" office:value-type="float" office:value="378.833032505324" calcext:value-type="float">
            <text:p>378.83303250532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3]*[.$A$2]" office:value-type="float" office:value="15.6665443359375" calcext:value-type="float">
            <text:p>15.6665443359375</text:p>
          </table:table-cell>
          <table:table-cell table:formula="of:=SQRT([.$C$5]*[.B213])" office:value-type="float" office:value="12.5166067030715" calcext:value-type="float">
            <text:p>12.5166067030715</text:p>
          </table:table-cell>
          <table:table-cell table:formula="of:=([.C213]/([.$A$2]*[.$D$2]))" office:value-type="float" office:value="0.00264608458072526" calcext:value-type="float">
            <text:p>0.002646084580725</text:p>
          </table:table-cell>
          <table:table-cell table:formula="of:=1/[.D213]" office:value-type="float" office:value="377.916869054092" calcext:value-type="float">
            <text:p>377.91686905409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4]*[.$A$2]" office:value-type="float" office:value="15.742228125" calcext:value-type="float">
            <text:p>15.742228125</text:p>
          </table:table-cell>
          <table:table-cell table:formula="of:=SQRT([.$C$5]*[.B214])" office:value-type="float" office:value="12.5468036268207" calcext:value-type="float">
            <text:p>12.5468036268207</text:p>
          </table:table-cell>
          <table:table-cell table:formula="of:=([.C214]/([.$A$2]*[.$D$2]))" office:value-type="float" office:value="0.00265246838875035" calcext:value-type="float">
            <text:p>0.00265246838875</text:p>
          </table:table-cell>
          <table:table-cell table:formula="of:=1/[.D214]" office:value-type="float" office:value="377.007320517448" calcext:value-type="float">
            <text:p>377.00732051744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5]*[.$A$2]" office:value-type="float" office:value="15.8179119140625" calcext:value-type="float">
            <text:p>15.8179119140625</text:p>
          </table:table-cell>
          <table:table-cell table:formula="of:=SQRT([.$C$5]*[.B215])" office:value-type="float" office:value="12.5769280486383" calcext:value-type="float">
            <text:p>12.5769280486383</text:p>
          </table:table-cell>
          <table:table-cell table:formula="of:=([.C215]/([.$A$2]*[.$D$2]))" office:value-type="float" office:value="0.00265883686943892" calcext:value-type="float">
            <text:p>0.002658836869439</text:p>
          </table:table-cell>
          <table:table-cell table:formula="of:=1/[.D215]" office:value-type="float" office:value="376.104307674591" calcext:value-type="float">
            <text:p>376.10430767459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6]*[.$A$2]" office:value-type="float" office:value="15.893595703125" calcext:value-type="float">
            <text:p>15.893595703125</text:p>
          </table:table-cell>
          <table:table-cell table:formula="of:=SQRT([.$C$5]*[.B216])" office:value-type="float" office:value="12.6069804882553" calcext:value-type="float">
            <text:p>12.6069804882553</text:p>
          </table:table-cell>
          <table:table-cell table:formula="of:=([.C216]/([.$A$2]*[.$D$2]))" office:value-type="float" office:value="0.00266519013266514" calcext:value-type="float">
            <text:p>0.002665190132665</text:p>
          </table:table-cell>
          <table:table-cell table:formula="of:=1/[.D216]" office:value-type="float" office:value="375.207752626646" calcext:value-type="float">
            <text:p>375.20775262664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7]*[.$A$2]" office:value-type="float" office:value="15.9692794921875" calcext:value-type="float">
            <text:p>15.9692794921875</text:p>
          </table:table-cell>
          <table:table-cell table:formula="of:=SQRT([.$C$5]*[.B217])" office:value-type="float" office:value="12.6369614592225" calcext:value-type="float">
            <text:p>12.6369614592225</text:p>
          </table:table-cell>
          <table:table-cell table:formula="of:=([.C217]/([.$A$2]*[.$D$2]))" office:value-type="float" office:value="0.0026715282869967" calcext:value-type="float">
            <text:p>0.002671528286997</text:p>
          </table:table-cell>
          <table:table-cell table:formula="of:=1/[.D217]" office:value-type="float" office:value="374.317578768439" calcext:value-type="float">
            <text:p>374.31757876843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8]*[.$A$2]" office:value-type="float" office:value="16.04496328125" calcext:value-type="float">
            <text:p>16.04496328125</text:p>
          </table:table-cell>
          <table:table-cell table:formula="of:=SQRT([.$C$5]*[.B218])" office:value-type="float" office:value="12.6668714690132" calcext:value-type="float">
            <text:p>12.6668714690132</text:p>
          </table:table-cell>
          <table:table-cell table:formula="of:=([.C218]/([.$A$2]*[.$D$2]))" office:value-type="float" office:value="0.00267785143971644" calcext:value-type="float">
            <text:p>0.002677851439716</text:p>
          </table:table-cell>
          <table:table-cell table:formula="of:=1/[.D218]" office:value-type="float" office:value="373.433710761002" calcext:value-type="float">
            <text:p>373.43371076100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9]*[.$A$2]" office:value-type="float" office:value="16.1206470703125" calcext:value-type="float">
            <text:p>16.1206470703125</text:p>
          </table:table-cell>
          <table:table-cell table:formula="of:=SQRT([.$C$5]*[.B219])" office:value-type="float" office:value="12.6967110191232" calcext:value-type="float">
            <text:p>12.6967110191232</text:p>
          </table:table-cell>
          <table:table-cell table:formula="of:=([.C219]/([.$A$2]*[.$D$2]))" office:value-type="float" office:value="0.00268415969684355" calcext:value-type="float">
            <text:p>0.002684159696844</text:p>
          </table:table-cell>
          <table:table-cell table:formula="of:=1/[.D219]" office:value-type="float" office:value="372.556074504789" calcext:value-type="float">
            <text:p>372.55607450478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20]*[.$A$2]" office:value-type="float" office:value="16.196330859375" calcext:value-type="float">
            <text:p>16.196330859375</text:p>
          </table:table-cell>
          <table:table-cell table:formula="of:=SQRT([.$C$5]*[.B220])" office:value-type="float" office:value="12.7264806051693" calcext:value-type="float">
            <text:p>12.7264806051693</text:p>
          </table:table-cell>
          <table:table-cell table:formula="of:=([.C220]/([.$A$2]*[.$D$2]))" office:value-type="float" office:value="0.00269045316315434" calcext:value-type="float">
            <text:p>0.002690453163154</text:p>
          </table:table-cell>
          <table:table-cell table:formula="of:=1/[.D220]" office:value-type="float" office:value="371.684597113589" calcext:value-type="float">
            <text:p>371.68459711358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21]*[.$A$2]" office:value-type="float" office:value="16.2720146484375" calcext:value-type="float">
            <text:p>16.2720146484375</text:p>
          </table:table-cell>
          <table:table-cell table:formula="of:=SQRT([.$C$5]*[.B221])" office:value-type="float" office:value="12.7561807169848" calcext:value-type="float">
            <text:p>12.7561807169848</text:p>
          </table:table-cell>
          <table:table-cell table:formula="of:=([.C221]/([.$A$2]*[.$D$2]))" office:value-type="float" office:value="0.00269673194220246" calcext:value-type="float">
            <text:p>0.002696731942202</text:p>
          </table:table-cell>
          <table:table-cell table:formula="of:=1/[.D221]" office:value-type="float" office:value="370.819206889093" calcext:value-type="float">
            <text:p>370.81920688909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22]*[.$A$2]" office:value-type="float" office:value="16.3476984375" calcext:value-type="float">
            <text:p>16.3476984375</text:p>
          </table:table-cell>
          <table:table-cell table:formula="of:=SQRT([.$C$5]*[.B222])" office:value-type="float" office:value="12.785811838714" calcext:value-type="float">
            <text:p>12.785811838714</text:p>
          </table:table-cell>
          <table:table-cell table:formula="of:=([.C222]/([.$A$2]*[.$D$2]))" office:value-type="float" office:value="0.00270299613633888" calcext:value-type="float">
            <text:p>0.002702996136339</text:p>
          </table:table-cell>
          <table:table-cell table:formula="of:=1/[.D222]" office:value-type="float" office:value="369.959833296124" calcext:value-type="float">
            <text:p>369.95983329612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3]*[.$A$2]" office:value-type="float" office:value="16.4233822265625" calcext:value-type="float">
            <text:p>16.4233822265625</text:p>
          </table:table-cell>
          <table:table-cell table:formula="of:=SQRT([.$C$5]*[.B223])" office:value-type="float" office:value="12.8153744489041" calcext:value-type="float">
            <text:p>12.8153744489041</text:p>
          </table:table-cell>
          <table:table-cell table:formula="of:=([.C223]/([.$A$2]*[.$D$2]))" office:value-type="float" office:value="0.0027092458467313" calcext:value-type="float">
            <text:p>0.002709245846731</text:p>
          </table:table-cell>
          <table:table-cell table:formula="of:=1/[.D223]" office:value-type="float" office:value="369.106406938483" calcext:value-type="float">
            <text:p>369.10640693848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4]*[.$A$2]" office:value-type="float" office:value="16.499066015625" calcext:value-type="float">
            <text:p>16.499066015625</text:p>
          </table:table-cell>
          <table:table-cell table:formula="of:=SQRT([.$C$5]*[.B224])" office:value-type="float" office:value="12.8448690205953" calcext:value-type="float">
            <text:p>12.8448690205953</text:p>
          </table:table-cell>
          <table:table-cell table:formula="of:=([.C224]/([.$A$2]*[.$D$2]))" office:value-type="float" office:value="0.00271548117338322" calcext:value-type="float">
            <text:p>0.002715481173383</text:p>
          </table:table-cell>
          <table:table-cell table:formula="of:=1/[.D224]" office:value-type="float" office:value="368.258859535417" calcext:value-type="float">
            <text:p>368.25885953541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5]*[.$A$2]" office:value-type="float" office:value="16.5747498046875" calcext:value-type="float">
            <text:p>16.5747498046875</text:p>
          </table:table-cell>
          <table:table-cell table:formula="of:=SQRT([.$C$5]*[.B225])" office:value-type="float" office:value="12.8742960214093" calcext:value-type="float">
            <text:p>12.8742960214093</text:p>
          </table:table-cell>
          <table:table-cell table:formula="of:=([.C225]/([.$A$2]*[.$D$2]))" office:value-type="float" office:value="0.0027217022151526" calcext:value-type="float">
            <text:p>0.002721702215153</text:p>
          </table:table-cell>
          <table:table-cell table:formula="of:=1/[.D225]" office:value-type="float" office:value="367.417123898667" calcext:value-type="float">
            <text:p>367.41712389866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6]*[.$A$2]" office:value-type="float" office:value="16.65043359375" calcext:value-type="float">
            <text:p>16.65043359375</text:p>
          </table:table-cell>
          <table:table-cell table:formula="of:=SQRT([.$C$5]*[.B226])" office:value-type="float" office:value="12.9036559136355" calcext:value-type="float">
            <text:p>12.9036559136355</text:p>
          </table:table-cell>
          <table:table-cell table:formula="of:=([.C226]/([.$A$2]*[.$D$2]))" office:value-type="float" office:value="0.00272790906977019" calcext:value-type="float">
            <text:p>0.00272790906977</text:p>
          </table:table-cell>
          <table:table-cell table:formula="of:=1/[.D226]" office:value-type="float" office:value="366.581133910099" calcext:value-type="float">
            <text:p>366.58113391009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7]*[.$A$2]" office:value-type="float" office:value="16.7261173828125" calcext:value-type="float">
            <text:p>16.7261173828125</text:p>
          </table:table-cell>
          <table:table-cell table:formula="of:=SQRT([.$C$5]*[.B227])" office:value-type="float" office:value="12.9329491543161" calcext:value-type="float">
            <text:p>12.9329491543161</text:p>
          </table:table-cell>
          <table:table-cell table:formula="of:=([.C227]/([.$A$2]*[.$D$2]))" office:value-type="float" office:value="0.00273410183385739" calcext:value-type="float">
            <text:p>0.002734101833857</text:p>
          </table:table-cell>
          <table:table-cell table:formula="of:=1/[.D227]" office:value-type="float" office:value="365.750824499889" calcext:value-type="float">
            <text:p>365.75082449988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8]*[.$A$2]" office:value-type="float" office:value="16.801801171875" calcext:value-type="float">
            <text:p>16.801801171875</text:p>
          </table:table-cell>
          <table:table-cell table:formula="of:=SQRT([.$C$5]*[.B228])" office:value-type="float" office:value="12.9621761953289" calcext:value-type="float">
            <text:p>12.9621761953289</text:p>
          </table:table-cell>
          <table:table-cell table:formula="of:=([.C228]/([.$A$2]*[.$D$2]))" office:value-type="float" office:value="0.00274028060294384" calcext:value-type="float">
            <text:p>0.002740280602944</text:p>
          </table:table-cell>
          <table:table-cell table:formula="of:=1/[.D228]" office:value-type="float" office:value="364.926131625249" calcext:value-type="float">
            <text:p>364.92613162524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9]*[.$A$2]" office:value-type="float" office:value="16.8774849609375" calcext:value-type="float">
            <text:p>16.8774849609375</text:p>
          </table:table-cell>
          <table:table-cell table:formula="of:=SQRT([.$C$5]*[.B229])" office:value-type="float" office:value="12.9913374834686" calcext:value-type="float">
            <text:p>12.9913374834686</text:p>
          </table:table-cell>
          <table:table-cell table:formula="of:=([.C229]/([.$A$2]*[.$D$2]))" office:value-type="float" office:value="0.00274644547148457" calcext:value-type="float">
            <text:p>0.002746445471485</text:p>
          </table:table-cell>
          <table:table-cell table:formula="of:=1/[.D229]" office:value-type="float" office:value="364.106992249679" calcext:value-type="float">
            <text:p>364.10699224967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30]*[.$A$2]" office:value-type="float" office:value="16.95316875" calcext:value-type="float">
            <text:p>16.95316875</text:p>
          </table:table-cell>
          <table:table-cell table:formula="of:=SQRT([.$C$5]*[.B230])" office:value-type="float" office:value="13.0204334605266" calcext:value-type="float">
            <text:p>13.0204334605266</text:p>
          </table:table-cell>
          <table:table-cell table:formula="of:=([.C230]/([.$A$2]*[.$D$2]))" office:value-type="float" office:value="0.00275259653287691" calcext:value-type="float">
            <text:p>0.002752596532877</text:p>
          </table:table-cell>
          <table:table-cell table:formula="of:=1/[.D230]" office:value-type="float" office:value="363.293344322728" calcext:value-type="float">
            <text:p>363.29334432272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31]*[.$A$2]" office:value-type="float" office:value="17.0288525390625" calcext:value-type="float">
            <text:p>17.0288525390625</text:p>
          </table:table-cell>
          <table:table-cell table:formula="of:=SQRT([.$C$5]*[.B231])" office:value-type="float" office:value="13.0494645633691" calcext:value-type="float">
            <text:p>13.0494645633691</text:p>
          </table:table-cell>
          <table:table-cell table:formula="of:=([.C231]/([.$A$2]*[.$D$2]))" office:value-type="float" office:value="0.00275873387947694" calcext:value-type="float">
            <text:p>0.002758733879477</text:p>
          </table:table-cell>
          <table:table-cell table:formula="of:=1/[.D231]" office:value-type="float" office:value="362.485126760252" calcext:value-type="float">
            <text:p>362.48512676025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32]*[.$A$2]" office:value-type="float" office:value="17.104536328125" calcext:value-type="float">
            <text:p>17.104536328125</text:p>
          </table:table-cell>
          <table:table-cell table:formula="of:=SQRT([.$C$5]*[.B232])" office:value-type="float" office:value="13.0784312240135" calcext:value-type="float">
            <text:p>13.0784312240135</text:p>
          </table:table-cell>
          <table:table-cell table:formula="of:=([.C232]/([.$A$2]*[.$D$2]))" office:value-type="float" office:value="0.00276485760261569" calcext:value-type="float">
            <text:p>0.002764857602616</text:p>
          </table:table-cell>
          <table:table-cell table:formula="of:=1/[.D232]" office:value-type="float" office:value="361.682279425151" calcext:value-type="float">
            <text:p>361.68227942515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3]*[.$A$2]" office:value-type="float" office:value="17.1802201171875" calcext:value-type="float">
            <text:p>17.1802201171875</text:p>
          </table:table-cell>
          <table:table-cell table:formula="of:=SQRT([.$C$5]*[.B233])" office:value-type="float" office:value="13.1073338697034" calcext:value-type="float">
            <text:p>13.1073338697034</text:p>
          </table:table-cell>
          <table:table-cell table:formula="of:=([.C233]/([.$A$2]*[.$D$2]))" office:value-type="float" office:value="0.002770967792615" calcext:value-type="float">
            <text:p>0.002770967792615</text:p>
          </table:table-cell>
          <table:table-cell table:formula="of:=1/[.D233]" office:value-type="float" office:value="360.884743108575" calcext:value-type="float">
            <text:p>360.88474310857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4]*[.$A$2]" office:value-type="float" office:value="17.25590390625" calcext:value-type="float">
            <text:p>17.25590390625</text:p>
          </table:table-cell>
          <table:table-cell table:formula="of:=SQRT([.$C$5]*[.B234])" office:value-type="float" office:value="13.1361729229826" calcext:value-type="float">
            <text:p>13.1361729229826</text:p>
          </table:table-cell>
          <table:table-cell table:formula="of:=([.C234]/([.$A$2]*[.$D$2]))" office:value-type="float" office:value="0.00277706453880308" calcext:value-type="float">
            <text:p>0.002777064538803</text:p>
          </table:table-cell>
          <table:table-cell table:formula="of:=1/[.D234]" office:value-type="float" office:value="360.092459511583" calcext:value-type="float">
            <text:p>360.09245951158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5]*[.$A$2]" office:value-type="float" office:value="17.3315876953125" calcext:value-type="float">
            <text:p>17.3315876953125</text:p>
          </table:table-cell>
          <table:table-cell table:formula="of:=SQRT([.$C$5]*[.B235])" office:value-type="float" office:value="13.1649488017662" calcext:value-type="float">
            <text:p>13.1649488017662</text:p>
          </table:table-cell>
          <table:table-cell table:formula="of:=([.C235]/([.$A$2]*[.$D$2]))" office:value-type="float" office:value="0.00278314792952969" calcext:value-type="float">
            <text:p>0.00278314792953</text:p>
          </table:table-cell>
          <table:table-cell table:formula="of:=1/[.D235]" office:value-type="float" office:value="359.305371227243" calcext:value-type="float">
            <text:p>359.3053712272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6]*[.$A$2]" office:value-type="float" office:value="17.407271484375" calcext:value-type="float">
            <text:p>17.407271484375</text:p>
          </table:table-cell>
          <table:table-cell table:formula="of:=SQRT([.$C$5]*[.B236])" office:value-type="float" office:value="13.1936619194123" calcext:value-type="float">
            <text:p>13.1936619194123</text:p>
          </table:table-cell>
          <table:table-cell table:formula="of:=([.C236]/([.$A$2]*[.$D$2]))" office:value-type="float" office:value="0.00278921805218117" calcext:value-type="float">
            <text:p>0.002789218052181</text:p>
          </table:table-cell>
          <table:table-cell table:formula="of:=1/[.D236]" office:value-type="float" office:value="358.52342172316" calcext:value-type="float">
            <text:p>358.5234217231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7]*[.$A$2]" office:value-type="float" office:value="17.4829552734375" calcext:value-type="float">
            <text:p>17.4829552734375</text:p>
          </table:table-cell>
          <table:table-cell table:formula="of:=SQRT([.$C$5]*[.B237])" office:value-type="float" office:value="13.2223126847906" calcext:value-type="float">
            <text:p>13.2223126847906</text:p>
          </table:table-cell>
          <table:table-cell table:formula="of:=([.C237]/([.$A$2]*[.$D$2]))" office:value-type="float" office:value="0.00279527499319498" calcext:value-type="float">
            <text:p>0.002795274993195</text:p>
          </table:table-cell>
          <table:table-cell table:formula="of:=1/[.D237]" office:value-type="float" office:value="357.746555324422" calcext:value-type="float">
            <text:p>357.74655532442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8]*[.$A$2]" office:value-type="float" office:value="17.5586390625" calcext:value-type="float">
            <text:p>17.5586390625</text:p>
          </table:table-cell>
          <table:table-cell table:formula="of:=SQRT([.$C$5]*[.B238])" office:value-type="float" office:value="13.2509015023507" calcext:value-type="float">
            <text:p>13.2509015023507</text:p>
          </table:table-cell>
          <table:table-cell table:formula="of:=([.C238]/([.$A$2]*[.$D$2]))" office:value-type="float" office:value="0.00280131883807415" calcext:value-type="float">
            <text:p>0.002801318838074</text:p>
          </table:table-cell>
          <table:table-cell table:formula="of:=1/[.D238]" office:value-type="float" office:value="356.974717196948" calcext:value-type="float">
            <text:p>356.97471719694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9]*[.$A$2]" office:value-type="float" office:value="17.6343228515625" calcext:value-type="float">
            <text:p>17.6343228515625</text:p>
          </table:table-cell>
          <table:table-cell table:formula="of:=SQRT([.$C$5]*[.B239])" office:value-type="float" office:value="13.2794287721884" calcext:value-type="float">
            <text:p>13.2794287721884</text:p>
          </table:table-cell>
          <table:table-cell table:formula="of:=([.C239]/([.$A$2]*[.$D$2]))" office:value-type="float" office:value="0.0028073496714013" calcext:value-type="float">
            <text:p>0.002807349671401</text:p>
          </table:table-cell>
          <table:table-cell table:formula="of:=1/[.D239]" office:value-type="float" office:value="356.207853331234" calcext:value-type="float">
            <text:p>356.20785333123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40]*[.$A$2]" office:value-type="float" office:value="17.710006640625" calcext:value-type="float">
            <text:p>17.710006640625</text:p>
          </table:table-cell>
          <table:table-cell table:formula="of:=SQRT([.$C$5]*[.B240])" office:value-type="float" office:value="13.3078948901113" calcext:value-type="float">
            <text:p>13.3078948901113</text:p>
          </table:table-cell>
          <table:table-cell table:formula="of:=([.C240]/([.$A$2]*[.$D$2]))" office:value-type="float" office:value="0.00281336757685249" calcext:value-type="float">
            <text:p>0.002813367576852</text:p>
          </table:table-cell>
          <table:table-cell table:formula="of:=1/[.D240]" office:value-type="float" office:value="355.445910526477" calcext:value-type="float">
            <text:p>355.44591052647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41]*[.$A$2]" office:value-type="float" office:value="17.7856904296875" calcext:value-type="float">
            <text:p>17.7856904296875</text:p>
          </table:table-cell>
          <table:table-cell table:formula="of:=SQRT([.$C$5]*[.B241])" office:value-type="float" office:value="13.3363002477027" calcext:value-type="float">
            <text:p>13.3363002477027</text:p>
          </table:table-cell>
          <table:table-cell table:formula="of:=([.C241]/([.$A$2]*[.$D$2]))" office:value-type="float" office:value="0.00281937263721076" calcext:value-type="float">
            <text:p>0.002819372637211</text:p>
          </table:table-cell>
          <table:table-cell table:formula="of:=1/[.D241]" office:value-type="float" office:value="354.688836375072" calcext:value-type="float">
            <text:p>354.68883637507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42]*[.$A$2]" office:value-type="float" office:value="17.86137421875" calcext:value-type="float">
            <text:p>17.86137421875</text:p>
          </table:table-cell>
          <table:table-cell table:formula="of:=SQRT([.$C$5]*[.B242])" office:value-type="float" office:value="13.3646452323846" calcext:value-type="float">
            <text:p>13.3646452323846</text:p>
          </table:table-cell>
          <table:table-cell table:formula="of:=([.C242]/([.$A$2]*[.$D$2]))" office:value-type="float" office:value="0.00282536493437938" calcext:value-type="float">
            <text:p>0.002825364934379</text:p>
          </table:table-cell>
          <table:table-cell table:formula="of:=1/[.D242]" office:value-type="float" office:value="353.936579247473" calcext:value-type="float">
            <text:p>353.93657924747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3]*[.$A$2]" office:value-type="float" office:value="17.9370580078125" calcext:value-type="float">
            <text:p>17.9370580078125</text:p>
          </table:table-cell>
          <table:table-cell table:formula="of:=SQRT([.$C$5]*[.B243])" office:value-type="float" office:value="13.3929302274792" calcext:value-type="float">
            <text:p>13.3929302274792</text:p>
          </table:table-cell>
          <table:table-cell table:formula="of:=([.C243]/([.$A$2]*[.$D$2]))" office:value-type="float" office:value="0.00283134454939495" calcext:value-type="float">
            <text:p>0.002831344549395</text:p>
          </table:table-cell>
          <table:table-cell table:formula="of:=1/[.D243]" office:value-type="float" office:value="353.189088277404" calcext:value-type="float">
            <text:p>353.18908827740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4]*[.$A$2]" office:value-type="float" office:value="18.012741796875" calcext:value-type="float">
            <text:p>18.012741796875</text:p>
          </table:table-cell>
          <table:table-cell table:formula="of:=SQRT([.$C$5]*[.B244])" office:value-type="float" office:value="13.4211556122694" calcext:value-type="float">
            <text:p>13.4211556122694</text:p>
          </table:table-cell>
          <table:table-cell table:formula="of:=([.C244]/([.$A$2]*[.$D$2]))" office:value-type="float" office:value="0.00283731156244012" calcext:value-type="float">
            <text:p>0.00283731156244</text:p>
          </table:table-cell>
          <table:table-cell table:formula="of:=1/[.D244]" office:value-type="float" office:value="352.44631334741" calcext:value-type="float">
            <text:p>352.446313347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5]*[.$A$2]" office:value-type="float" office:value="18.0884255859375" calcext:value-type="float">
            <text:p>18.0884255859375</text:p>
          </table:table-cell>
          <table:table-cell table:formula="of:=SQRT([.$C$5]*[.B245])" office:value-type="float" office:value="13.4493217620583" calcext:value-type="float">
            <text:p>13.4493217620583</text:p>
          </table:table-cell>
          <table:table-cell table:formula="of:=([.C245]/([.$A$2]*[.$D$2]))" office:value-type="float" office:value="0.00284326605285616" calcext:value-type="float">
            <text:p>0.002843266052856</text:p>
          </table:table-cell>
          <table:table-cell table:formula="of:=1/[.D245]" office:value-type="float" office:value="351.708205074746" calcext:value-type="float">
            <text:p>351.70820507474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6]*[.$A$2]" office:value-type="float" office:value="18.164109375" calcext:value-type="float">
            <text:p>18.164109375</text:p>
          </table:table-cell>
          <table:table-cell table:formula="of:=SQRT([.$C$5]*[.B246])" office:value-type="float" office:value="13.4774290482273" calcext:value-type="float">
            <text:p>13.4774290482273</text:p>
          </table:table-cell>
          <table:table-cell table:formula="of:=([.C246]/([.$A$2]*[.$D$2]))" office:value-type="float" office:value="0.0028492080991553" calcext:value-type="float">
            <text:p>0.002849208099155</text:p>
          </table:table-cell>
          <table:table-cell table:formula="of:=1/[.D246]" office:value-type="float" office:value="350.974714797585" calcext:value-type="float">
            <text:p>350.97471479758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7]*[.$A$2]" office:value-type="float" office:value="18.2397931640625" calcext:value-type="float">
            <text:p>18.2397931640625</text:p>
          </table:table-cell>
          <table:table-cell table:formula="of:=SQRT([.$C$5]*[.B247])" office:value-type="float" office:value="13.5054778382931" calcext:value-type="float">
            <text:p>13.5054778382931</text:p>
          </table:table-cell>
          <table:table-cell table:formula="of:=([.C247]/([.$A$2]*[.$D$2]))" office:value-type="float" office:value="0.00285513777903274" calcext:value-type="float">
            <text:p>0.002855137779033</text:p>
          </table:table-cell>
          <table:table-cell table:formula="of:=1/[.D247]" office:value-type="float" office:value="350.245794561542" calcext:value-type="float">
            <text:p>350.24579456154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8]*[.$A$2]" office:value-type="float" office:value="18.315476953125" calcext:value-type="float">
            <text:p>18.315476953125</text:p>
          </table:table-cell>
          <table:table-cell table:formula="of:=SQRT([.$C$5]*[.B248])" office:value-type="float" office:value="13.533468495964" calcext:value-type="float">
            <text:p>13.533468495964</text:p>
          </table:table-cell>
          <table:table-cell table:formula="of:=([.C248]/([.$A$2]*[.$D$2]))" office:value-type="float" office:value="0.00286105516937858" calcext:value-type="float">
            <text:p>0.002861055169379</text:p>
          </table:table-cell>
          <table:table-cell table:formula="of:=1/[.D248]" office:value-type="float" office:value="349.521397106508" calcext:value-type="float">
            <text:p>349.52139710650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9]*[.$A$2]" office:value-type="float" office:value="18.3911607421875" calcext:value-type="float">
            <text:p>18.3911607421875</text:p>
          </table:table-cell>
          <table:table-cell table:formula="of:=SQRT([.$C$5]*[.B249])" office:value-type="float" office:value="13.5614013811949" calcext:value-type="float">
            <text:p>13.5614013811949</text:p>
          </table:table-cell>
          <table:table-cell table:formula="of:=([.C249]/([.$A$2]*[.$D$2]))" office:value-type="float" office:value="0.00286696034628939" calcext:value-type="float">
            <text:p>0.002866960346289</text:p>
          </table:table-cell>
          <table:table-cell table:formula="of:=1/[.D249]" office:value-type="float" office:value="348.801475853778" calcext:value-type="float">
            <text:p>348.80147585377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50]*[.$A$2]" office:value-type="float" office:value="18.46684453125" calcext:value-type="float">
            <text:p>18.46684453125</text:p>
          </table:table-cell>
          <table:table-cell table:formula="of:=SQRT([.$C$5]*[.B250])" office:value-type="float" office:value="13.5892768502411" calcext:value-type="float">
            <text:p>13.5892768502411</text:p>
          </table:table-cell>
          <table:table-cell table:formula="of:=([.C250]/([.$A$2]*[.$D$2]))" office:value-type="float" office:value="0.00287285338507966" calcext:value-type="float">
            <text:p>0.00287285338508</text:p>
          </table:table-cell>
          <table:table-cell table:formula="of:=1/[.D250]" office:value-type="float" office:value="348.085984893472" calcext:value-type="float">
            <text:p>348.08598489347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51]*[.$A$2]" office:value-type="float" office:value="18.5425283203125" calcext:value-type="float">
            <text:p>18.5425283203125</text:p>
          </table:table-cell>
          <table:table-cell table:formula="of:=SQRT([.$C$5]*[.B251])" office:value-type="float" office:value="13.6170952557117" calcext:value-type="float">
            <text:p>13.6170952557117</text:p>
          </table:table-cell>
          <table:table-cell table:formula="of:=([.C251]/([.$A$2]*[.$D$2]))" office:value-type="float" office:value="0.002878734360293" calcext:value-type="float">
            <text:p>0.002878734360293</text:p>
          </table:table-cell>
          <table:table-cell table:formula="of:=1/[.D251]" office:value-type="float" office:value="347.374878972236" calcext:value-type="float">
            <text:p>347.37487897223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52]*[.$A$2]" office:value-type="float" office:value="18.618212109375" calcext:value-type="float">
            <text:p>18.618212109375</text:p>
          </table:table-cell>
          <table:table-cell table:formula="of:=SQRT([.$C$5]*[.B252])" office:value-type="float" office:value="13.644856946621" calcext:value-type="float">
            <text:p>13.644856946621</text:p>
          </table:table-cell>
          <table:table-cell table:formula="of:=([.C252]/([.$A$2]*[.$D$2]))" office:value-type="float" office:value="0.00288460334571314" calcext:value-type="float">
            <text:p>0.002884603345713</text:p>
          </table:table-cell>
          <table:table-cell table:formula="of:=1/[.D252]" office:value-type="float" office:value="346.668113481223" calcext:value-type="float">
            <text:p>346.66811348122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3]*[.$A$2]" office:value-type="float" office:value="18.6938958984375" calcext:value-type="float">
            <text:p>18.6938958984375</text:p>
          </table:table-cell>
          <table:table-cell table:formula="of:=SQRT([.$C$5]*[.B253])" office:value-type="float" office:value="13.6725622684402" calcext:value-type="float">
            <text:p>13.6725622684402</text:p>
          </table:table-cell>
          <table:table-cell table:formula="of:=([.C253]/([.$A$2]*[.$D$2]))" office:value-type="float" office:value="0.00289046041437473" calcext:value-type="float">
            <text:p>0.002890460414375</text:p>
          </table:table-cell>
          <table:table-cell table:formula="of:=1/[.D253]" office:value-type="float" office:value="345.965644444337" calcext:value-type="float">
            <text:p>345.96564444433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4]*[.$A$2]" office:value-type="float" office:value="18.7695796875" calcext:value-type="float">
            <text:p>18.7695796875</text:p>
          </table:table-cell>
          <table:table-cell table:formula="of:=SQRT([.$C$5]*[.B254])" office:value-type="float" office:value="13.7002115631475" calcext:value-type="float">
            <text:p>13.7002115631475</text:p>
          </table:table-cell>
          <table:table-cell table:formula="of:=([.C254]/([.$A$2]*[.$D$2]))" office:value-type="float" office:value="0.00289630563857394" calcext:value-type="float">
            <text:p>0.002896305638574</text:p>
          </table:table-cell>
          <table:table-cell table:formula="of:=1/[.D254]" office:value-type="float" office:value="345.267428506741" calcext:value-type="float">
            <text:p>345.26742850674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5]*[.$A$2]" office:value-type="float" office:value="18.8452634765625" calcext:value-type="float">
            <text:p>18.8452634765625</text:p>
          </table:table-cell>
          <table:table-cell table:formula="of:=SQRT([.$C$5]*[.B255])" office:value-type="float" office:value="13.7278051692769" calcext:value-type="float">
            <text:p>13.7278051692769</text:p>
          </table:table-cell>
          <table:table-cell table:formula="of:=([.C255]/([.$A$2]*[.$D$2]))" office:value-type="float" office:value="0.0029021390898789" calcext:value-type="float">
            <text:p>0.002902139089879</text:p>
          </table:table-cell>
          <table:table-cell table:formula="of:=1/[.D255]" office:value-type="float" office:value="344.573422923616" calcext:value-type="float">
            <text:p>344.57342292361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6]*[.$A$2]" office:value-type="float" office:value="18.920947265625" calcext:value-type="float">
            <text:p>18.920947265625</text:p>
          </table:table-cell>
          <table:table-cell table:formula="of:=SQRT([.$C$5]*[.B256])" office:value-type="float" office:value="13.755343421967" calcext:value-type="float">
            <text:p>13.755343421967</text:p>
          </table:table-cell>
          <table:table-cell table:formula="of:=([.C256]/([.$A$2]*[.$D$2]))" office:value-type="float" office:value="0.00290796083913986" calcext:value-type="float">
            <text:p>0.00290796083914</text:p>
          </table:table-cell>
          <table:table-cell table:formula="of:=1/[.D256]" office:value-type="float" office:value="343.883585549174" calcext:value-type="float">
            <text:p>343.88358554917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7]*[.$A$2]" office:value-type="float" office:value="18.9966310546875" calcext:value-type="float">
            <text:p>18.9966310546875</text:p>
          </table:table-cell>
          <table:table-cell table:formula="of:=SQRT([.$C$5]*[.B257])" office:value-type="float" office:value="13.7828266530083" calcext:value-type="float">
            <text:p>13.7828266530083</text:p>
          </table:table-cell>
          <table:table-cell table:formula="of:=([.C257]/([.$A$2]*[.$D$2]))" office:value-type="float" office:value="0.0029137709564993" calcext:value-type="float">
            <text:p>0.002913770956499</text:p>
          </table:table-cell>
          <table:table-cell table:formula="of:=1/[.D257]" office:value-type="float" office:value="343.197874825903" calcext:value-type="float">
            <text:p>343.19787482590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8]*[.$A$2]" office:value-type="float" office:value="19.07231484375" calcext:value-type="float">
            <text:p>19.07231484375</text:p>
          </table:table-cell>
          <table:table-cell table:formula="of:=SQRT([.$C$5]*[.B258])" office:value-type="float" office:value="13.8102551908898" calcext:value-type="float">
            <text:p>13.8102551908898</text:p>
          </table:table-cell>
          <table:table-cell table:formula="of:=([.C258]/([.$A$2]*[.$D$2]))" office:value-type="float" office:value="0.00291956951140177" calcext:value-type="float">
            <text:p>0.002919569511402</text:p>
          </table:table-cell>
          <table:table-cell table:formula="of:=1/[.D258]" office:value-type="float" office:value="342.516249774054" calcext:value-type="float">
            <text:p>342.51624977405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9]*[.$A$2]" office:value-type="float" office:value="19.1479986328125" calcext:value-type="float">
            <text:p>19.1479986328125</text:p>
          </table:table-cell>
          <table:table-cell table:formula="of:=SQRT([.$C$5]*[.B259])" office:value-type="float" office:value="13.8376293608452" calcext:value-type="float">
            <text:p>13.8376293608452</text:p>
          </table:table-cell>
          <table:table-cell table:formula="of:=([.C259]/([.$A$2]*[.$D$2]))" office:value-type="float" office:value="0.00292535657260352" calcext:value-type="float">
            <text:p>0.002925356572604</text:p>
          </table:table-cell>
          <table:table-cell table:formula="of:=1/[.D259]" office:value-type="float" office:value="341.838669981354" calcext:value-type="float">
            <text:p>341.8386699813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60]*[.$A$2]" office:value-type="float" office:value="19.223682421875" calcext:value-type="float">
            <text:p>19.223682421875</text:p>
          </table:table-cell>
          <table:table-cell table:formula="of:=SQRT([.$C$5]*[.B260])" office:value-type="float" office:value="13.8649494848972" calcext:value-type="float">
            <text:p>13.8649494848972</text:p>
          </table:table-cell>
          <table:table-cell table:formula="of:=([.C260]/([.$A$2]*[.$D$2]))" office:value-type="float" office:value="0.00293113220818211" calcext:value-type="float">
            <text:p>0.002931132208182</text:p>
          </table:table-cell>
          <table:table-cell table:formula="of:=1/[.D260]" office:value-type="float" office:value="341.165095592942" calcext:value-type="float">
            <text:p>341.16509559294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61]*[.$A$2]" office:value-type="float" office:value="19.2993662109375" calcext:value-type="float">
            <text:p>19.2993662109375</text:p>
          </table:table-cell>
          <table:table-cell table:formula="of:=SQRT([.$C$5]*[.B261])" office:value-type="float" office:value="13.8922158819022" calcext:value-type="float">
            <text:p>13.8922158819022</text:p>
          </table:table-cell>
          <table:table-cell table:formula="of:=([.C261]/([.$A$2]*[.$D$2]))" office:value-type="float" office:value="0.00293689648554565" calcext:value-type="float">
            <text:p>0.002936896485546</text:p>
          </table:table-cell>
          <table:table-cell table:formula="of:=1/[.D261]" office:value-type="float" office:value="340.495487301524" calcext:value-type="float">
            <text:p>340.49548730152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62]*[.$A$2]" office:value-type="float" office:value="19.37505" calcext:value-type="float">
            <text:p>19.37505</text:p>
          </table:table-cell>
          <table:table-cell table:formula="of:=SQRT([.$C$5]*[.B262])" office:value-type="float" office:value="13.9194288675937" calcext:value-type="float">
            <text:p>13.9194288675937</text:p>
          </table:table-cell>
          <table:table-cell table:formula="of:=([.C262]/([.$A$2]*[.$D$2]))" office:value-type="float" office:value="0.00294264947144207" calcext:value-type="float">
            <text:p>0.002942649471442</text:p>
          </table:table-cell>
          <table:table-cell table:formula="of:=1/[.D262]" office:value-type="float" office:value="339.829806337736" calcext:value-type="float">
            <text:p>339.82980633773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63]*[.$A$2]" office:value-type="float" office:value="19.4507337890625" calcext:value-type="float">
            <text:p>19.4507337890625</text:p>
          </table:table-cell>
          <table:table-cell table:formula="of:=SQRT([.$C$5]*[.B263])" office:value-type="float" office:value="13.9465887546247" calcext:value-type="float">
            <text:p>13.9465887546247</text:p>
          </table:table-cell>
          <table:table-cell table:formula="of:=([.C263]/([.$A$2]*[.$D$2]))" office:value-type="float" office:value="0.00294839123196807" calcext:value-type="float">
            <text:p>0.002948391231968</text:p>
          </table:table-cell>
          <table:table-cell table:formula="of:=1/[.D263]" office:value-type="float" office:value="339.168014460718" calcext:value-type="float">
            <text:p>339.16801446071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4]*[.$A$2]" office:value-type="float" office:value="19.526417578125" calcext:value-type="float">
            <text:p>19.526417578125</text:p>
          </table:table-cell>
          <table:table-cell table:formula="of:=SQRT([.$C$5]*[.B264])" office:value-type="float" office:value="13.97369585261" calcext:value-type="float">
            <text:p>13.97369585261</text:p>
          </table:table-cell>
          <table:table-cell table:formula="of:=([.C264]/([.$A$2]*[.$D$2]))" office:value-type="float" office:value="0.00295412183257801" calcext:value-type="float">
            <text:p>0.002954121832578</text:p>
          </table:table-cell>
          <table:table-cell table:formula="of:=1/[.D264]" office:value-type="float" office:value="338.510073948886" calcext:value-type="float">
            <text:p>338.51007394888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5]*[.$A$2]" office:value-type="float" office:value="19.6021013671875" calcext:value-type="float">
            <text:p>19.6021013671875</text:p>
          </table:table-cell>
          <table:table-cell table:formula="of:=SQRT([.$C$5]*[.B265])" office:value-type="float" office:value="14.0007504681669" calcext:value-type="float">
            <text:p>14.0007504681669</text:p>
          </table:table-cell>
          <table:table-cell table:formula="of:=([.C265]/([.$A$2]*[.$D$2]))" office:value-type="float" office:value="0.00295984133809263" calcext:value-type="float">
            <text:p>0.002959841338093</text:p>
          </table:table-cell>
          <table:table-cell table:formula="of:=1/[.D265]" office:value-type="float" office:value="337.855947590899" calcext:value-type="float">
            <text:p>337.85594759089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6]*[.$A$2]" office:value-type="float" office:value="19.67778515625" calcext:value-type="float">
            <text:p>19.67778515625</text:p>
          </table:table-cell>
          <table:table-cell table:formula="of:=SQRT([.$C$5]*[.B266])" office:value-type="float" office:value="14.0277529049559" calcext:value-type="float">
            <text:p>14.0277529049559</text:p>
          </table:table-cell>
          <table:table-cell table:formula="of:=([.C266]/([.$A$2]*[.$D$2]))" office:value-type="float" office:value="0.00296554981270756" calcext:value-type="float">
            <text:p>0.002965549812708</text:p>
          </table:table-cell>
          <table:table-cell table:formula="of:=1/[.D266]" office:value-type="float" office:value="337.205598676826" calcext:value-type="float">
            <text:p>337.20559867682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7]*[.$A$2]" office:value-type="float" office:value="19.7534689453125" calcext:value-type="float">
            <text:p>19.7534689453125</text:p>
          </table:table-cell>
          <table:table-cell table:formula="of:=SQRT([.$C$5]*[.B267])" office:value-type="float" office:value="14.0547034637208" calcext:value-type="float">
            <text:p>14.0547034637208</text:p>
          </table:table-cell>
          <table:table-cell table:formula="of:=([.C267]/([.$A$2]*[.$D$2]))" office:value-type="float" office:value="0.00297124732000177" calcext:value-type="float">
            <text:p>0.002971247320002</text:p>
          </table:table-cell>
          <table:table-cell table:formula="of:=1/[.D267]" office:value-type="float" office:value="336.558990989482" calcext:value-type="float">
            <text:p>336.55899098948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8]*[.$A$2]" office:value-type="float" office:value="19.829152734375" calcext:value-type="float">
            <text:p>19.829152734375</text:p>
          </table:table-cell>
          <table:table-cell table:formula="of:=SQRT([.$C$5]*[.B268])" office:value-type="float" office:value="14.081602442327" calcext:value-type="float">
            <text:p>14.081602442327</text:p>
          </table:table-cell>
          <table:table-cell table:formula="of:=([.C268]/([.$A$2]*[.$D$2]))" office:value-type="float" office:value="0.00297693392294582" calcext:value-type="float">
            <text:p>0.002976933922946</text:p>
          </table:table-cell>
          <table:table-cell table:formula="of:=1/[.D268]" office:value-type="float" office:value="335.916088795969" calcext:value-type="float">
            <text:p>335.91608879596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9]*[.$A$2]" office:value-type="float" office:value="19.9048365234375" calcext:value-type="float">
            <text:p>19.9048365234375</text:p>
          </table:table-cell>
          <table:table-cell table:formula="of:=SQRT([.$C$5]*[.B269])" office:value-type="float" office:value="14.1084501358007" calcext:value-type="float">
            <text:p>14.1084501358007</text:p>
          </table:table-cell>
          <table:table-cell table:formula="of:=([.C269]/([.$A$2]*[.$D$2]))" office:value-type="float" office:value="0.00298260968390996" calcext:value-type="float">
            <text:p>0.00298260968391</text:p>
          </table:table-cell>
          <table:table-cell table:formula="of:=1/[.D269]" office:value-type="float" office:value="335.27685683937" calcext:value-type="float">
            <text:p>335.2768568393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70]*[.$A$2]" office:value-type="float" office:value="19.9805203125" calcext:value-type="float">
            <text:p>19.9805203125</text:p>
          </table:table-cell>
          <table:table-cell table:formula="of:=SQRT([.$C$5]*[.B270])" office:value-type="float" office:value="14.1352468363662" calcext:value-type="float">
            <text:p>14.1352468363662</text:p>
          </table:table-cell>
          <table:table-cell table:formula="of:=([.C270]/([.$A$2]*[.$D$2]))" office:value-type="float" office:value="0.00298827466467214" calcext:value-type="float">
            <text:p>0.002988274664672</text:p>
          </table:table-cell>
          <table:table-cell table:formula="of:=1/[.D270]" office:value-type="float" office:value="334.641260330639" calcext:value-type="float">
            <text:p>334.64126033063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71]*[.$A$2]" office:value-type="float" office:value="20.0562041015625" calcext:value-type="float">
            <text:p>20.0562041015625</text:p>
          </table:table-cell>
          <table:table-cell table:formula="of:=SQRT([.$C$5]*[.B271])" office:value-type="float" office:value="14.161992833483" calcext:value-type="float">
            <text:p>14.161992833483</text:p>
          </table:table-cell>
          <table:table-cell table:formula="of:=([.C271]/([.$A$2]*[.$D$2]))" office:value-type="float" office:value="0.00299392892642582" calcext:value-type="float">
            <text:p>0.002993928926426</text:p>
          </table:table-cell>
          <table:table-cell table:formula="of:=1/[.D271]" office:value-type="float" office:value="334.009264940638" calcext:value-type="float">
            <text:p>334.0092649406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72]*[.$A$2]" office:value-type="float" office:value="20.131887890625" calcext:value-type="float">
            <text:p>20.131887890625</text:p>
          </table:table-cell>
          <table:table-cell table:formula="of:=SQRT([.$C$5]*[.B272])" office:value-type="float" office:value="14.1886884138827" calcext:value-type="float">
            <text:p>14.1886884138827</text:p>
          </table:table-cell>
          <table:table-cell table:formula="of:=([.C272]/([.$A$2]*[.$D$2]))" office:value-type="float" office:value="0.00299957252978772" calcext:value-type="float">
            <text:p>0.002999572529788</text:p>
          </table:table-cell>
          <table:table-cell table:formula="of:=1/[.D272]" office:value-type="float" office:value="333.380836792357" calcext:value-type="float">
            <text:p>333.38083679235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73]*[.$A$2]" office:value-type="float" office:value="20.2075716796875" calcext:value-type="float">
            <text:p>20.2075716796875</text:p>
          </table:table-cell>
          <table:table-cell table:formula="of:=SQRT([.$C$5]*[.B273])" office:value-type="float" office:value="14.2153338616043" calcext:value-type="float">
            <text:p>14.2153338616043</text:p>
          </table:table-cell>
          <table:table-cell table:formula="of:=([.C273]/([.$A$2]*[.$D$2]))" office:value-type="float" office:value="0.0030052055348054" calcext:value-type="float">
            <text:p>0.003005205534805</text:p>
          </table:table-cell>
          <table:table-cell table:formula="of:=1/[.D273]" office:value-type="float" office:value="332.755942453285" calcext:value-type="float">
            <text:p>332.75594245328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4]*[.$A$2]" office:value-type="float" office:value="20.28325546875" calcext:value-type="float">
            <text:p>20.28325546875</text:p>
          </table:table-cell>
          <table:table-cell table:formula="of:=SQRT([.$C$5]*[.B274])" office:value-type="float" office:value="14.2419294580299" calcext:value-type="float">
            <text:p>14.2419294580299</text:p>
          </table:table-cell>
          <table:table-cell table:formula="of:=([.C274]/([.$A$2]*[.$D$2]))" office:value-type="float" office:value="0.00301082800096467" calcext:value-type="float">
            <text:p>0.003010828000965</text:p>
          </table:table-cell>
          <table:table-cell table:formula="of:=1/[.D274]" office:value-type="float" office:value="332.134548927936" calcext:value-type="float">
            <text:p>332.13454892793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5]*[.$A$2]" office:value-type="float" office:value="20.3589392578125" calcext:value-type="float">
            <text:p>20.3589392578125</text:p>
          </table:table-cell>
          <table:table-cell table:formula="of:=SQRT([.$C$5]*[.B275])" office:value-type="float" office:value="14.268475481919" calcext:value-type="float">
            <text:p>14.268475481919</text:p>
          </table:table-cell>
          <table:table-cell table:formula="of:=([.C275]/([.$A$2]*[.$D$2]))" office:value-type="float" office:value="0.00301643998719696" calcext:value-type="float">
            <text:p>0.003016439987197</text:p>
          </table:table-cell>
          <table:table-cell table:formula="of:=1/[.D275]" office:value-type="float" office:value="331.516623650535" calcext:value-type="float">
            <text:p>331.51662365053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6]*[.$A$2]" office:value-type="float" office:value="20.434623046875" calcext:value-type="float">
            <text:p>20.434623046875</text:p>
          </table:table-cell>
          <table:table-cell table:formula="of:=SQRT([.$C$5]*[.B276])" office:value-type="float" office:value="14.2949722094431" calcext:value-type="float">
            <text:p>14.2949722094431</text:p>
          </table:table-cell>
          <table:table-cell table:formula="of:=([.C276]/([.$A$2]*[.$D$2]))" office:value-type="float" office:value="0.00302204155188652" calcext:value-type="float">
            <text:p>0.003022041551887</text:p>
          </table:table-cell>
          <table:table-cell table:formula="of:=1/[.D276]" office:value-type="float" office:value="330.902134477849" calcext:value-type="float">
            <text:p>330.9021344778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7]*[.$A$2]" office:value-type="float" office:value="20.5103068359375" calcext:value-type="float">
            <text:p>20.5103068359375</text:p>
          </table:table-cell>
          <table:table-cell table:formula="of:=SQRT([.$C$5]*[.B277])" office:value-type="float" office:value="14.3214199142185" calcext:value-type="float">
            <text:p>14.3214199142185</text:p>
          </table:table-cell>
          <table:table-cell table:formula="of:=([.C277]/([.$A$2]*[.$D$2]))" office:value-type="float" office:value="0.00302763275287749" calcext:value-type="float">
            <text:p>0.003027632752878</text:p>
          </table:table-cell>
          <table:table-cell table:formula="of:=1/[.D277]" office:value-type="float" office:value="330.291049682162" calcext:value-type="float">
            <text:p>330.29104968216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8]*[.$A$2]" office:value-type="float" office:value="20.585990625" calcext:value-type="float">
            <text:p>20.585990625</text:p>
          </table:table-cell>
          <table:table-cell table:formula="of:=SQRT([.$C$5]*[.B278])" office:value-type="float" office:value="14.3478188673401" calcext:value-type="float">
            <text:p>14.3478188673401</text:p>
          </table:table-cell>
          <table:table-cell table:formula="of:=([.C278]/([.$A$2]*[.$D$2]))" office:value-type="float" office:value="0.00303321364748091" calcext:value-type="float">
            <text:p>0.003033213647481</text:p>
          </table:table-cell>
          <table:table-cell table:formula="of:=1/[.D278]" office:value-type="float" office:value="329.683337944395" calcext:value-type="float">
            <text:p>329.68333794439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9]*[.$A$2]" office:value-type="float" office:value="20.6616744140625" calcext:value-type="float">
            <text:p>20.6616744140625</text:p>
          </table:table-cell>
          <table:table-cell table:formula="of:=SQRT([.$C$5]*[.B279])" office:value-type="float" office:value="14.374169337413" calcext:value-type="float">
            <text:p>14.374169337413</text:p>
          </table:table-cell>
          <table:table-cell table:formula="of:=([.C279]/([.$A$2]*[.$D$2]))" office:value-type="float" office:value="0.0030387842924815" calcext:value-type="float">
            <text:p>0.003038784292482</text:p>
          </table:table-cell>
          <table:table-cell table:formula="of:=1/[.D279]" office:value-type="float" office:value="329.078968347368" calcext:value-type="float">
            <text:p>329.07896834736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80]*[.$A$2]" office:value-type="float" office:value="20.737358203125" calcext:value-type="float">
            <text:p>20.737358203125</text:p>
          </table:table-cell>
          <table:table-cell table:formula="of:=SQRT([.$C$5]*[.B280])" office:value-type="float" office:value="14.4004715905852" calcext:value-type="float">
            <text:p>14.4004715905852</text:p>
          </table:table-cell>
          <table:table-cell table:formula="of:=([.C280]/([.$A$2]*[.$D$2]))" office:value-type="float" office:value="0.00304434474414449" calcext:value-type="float">
            <text:p>0.003044344744145</text:p>
          </table:table-cell>
          <table:table-cell table:formula="of:=1/[.D280]" office:value-type="float" office:value="328.477910369187" calcext:value-type="float">
            <text:p>328.47791036918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81]*[.$A$2]" office:value-type="float" office:value="20.8130419921875" calcext:value-type="float">
            <text:p>20.8130419921875</text:p>
          </table:table-cell>
          <table:table-cell table:formula="of:=SQRT([.$C$5]*[.B281])" office:value-type="float" office:value="14.426725890578" calcext:value-type="float">
            <text:p>14.426725890578</text:p>
          </table:table-cell>
          <table:table-cell table:formula="of:=([.C281]/([.$A$2]*[.$D$2]))" office:value-type="float" office:value="0.00304989505822218" calcext:value-type="float">
            <text:p>0.003049895058222</text:p>
          </table:table-cell>
          <table:table-cell table:formula="of:=1/[.D281]" office:value-type="float" office:value="327.880133876774" calcext:value-type="float">
            <text:p>327.88013387677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82]*[.$A$2]" office:value-type="float" office:value="20.88872578125" calcext:value-type="float">
            <text:p>20.88872578125</text:p>
          </table:table-cell>
          <table:table-cell table:formula="of:=SQRT([.$C$5]*[.B282])" office:value-type="float" office:value="14.452932498718" calcext:value-type="float">
            <text:p>14.452932498718</text:p>
          </table:table-cell>
          <table:table-cell table:formula="of:=([.C282]/([.$A$2]*[.$D$2]))" office:value-type="float" office:value="0.00305543528996049" calcext:value-type="float">
            <text:p>0.003055435289961</text:p>
          </table:table-cell>
          <table:table-cell table:formula="of:=1/[.D282]" office:value-type="float" office:value="327.285609119521" calcext:value-type="float">
            <text:p>327.28560911952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83]*[.$A$2]" office:value-type="float" office:value="20.9644095703125" calcext:value-type="float">
            <text:p>20.9644095703125</text:p>
          </table:table-cell>
          <table:table-cell table:formula="of:=SQRT([.$C$5]*[.B283])" office:value-type="float" office:value="14.4790916739665" calcext:value-type="float">
            <text:p>14.4790916739665</text:p>
          </table:table-cell>
          <table:table-cell table:formula="of:=([.C283]/([.$A$2]*[.$D$2]))" office:value-type="float" office:value="0.00306096549410539" calcext:value-type="float">
            <text:p>0.003060965494105</text:p>
          </table:table-cell>
          <table:table-cell table:formula="of:=1/[.D283]" office:value-type="float" office:value="326.69430672307" calcext:value-type="float">
            <text:p>326.6943067230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4]*[.$A$2]" office:value-type="float" office:value="21.040093359375" calcext:value-type="float">
            <text:p>21.040093359375</text:p>
          </table:table-cell>
          <table:table-cell table:formula="of:=SQRT([.$C$5]*[.B284])" office:value-type="float" office:value="14.5052036729496" calcext:value-type="float">
            <text:p>14.5052036729496</text:p>
          </table:table-cell>
          <table:table-cell table:formula="of:=([.C284]/([.$A$2]*[.$D$2]))" office:value-type="float" office:value="0.00306648572490917" calcext:value-type="float">
            <text:p>0.003066485724909</text:p>
          </table:table-cell>
          <table:table-cell table:formula="of:=1/[.D284]" office:value-type="float" office:value="326.106197683219" calcext:value-type="float">
            <text:p>326.10619768321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5]*[.$A$2]" office:value-type="float" office:value="21.1157771484375" calcext:value-type="float">
            <text:p>21.1157771484375</text:p>
          </table:table-cell>
          <table:table-cell table:formula="of:=SQRT([.$C$5]*[.B285])" office:value-type="float" office:value="14.5312687499879" calcext:value-type="float">
            <text:p>14.5312687499879</text:p>
          </table:table-cell>
          <table:table-cell table:formula="of:=([.C285]/([.$A$2]*[.$D$2]))" office:value-type="float" office:value="0.0030719960361367" calcext:value-type="float">
            <text:p>0.003071996036137</text:p>
          </table:table-cell>
          <table:table-cell table:formula="of:=1/[.D285]" office:value-type="float" office:value="325.521253359944" calcext:value-type="float">
            <text:p>325.52125335994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6]*[.$A$2]" office:value-type="float" office:value="21.1914609375" calcext:value-type="float">
            <text:p>21.1914609375</text:p>
          </table:table-cell>
          <table:table-cell table:formula="of:=SQRT([.$C$5]*[.B286])" office:value-type="float" office:value="14.5572871571251" calcext:value-type="float">
            <text:p>14.5572871571251</text:p>
          </table:table-cell>
          <table:table-cell table:formula="of:=([.C286]/([.$A$2]*[.$D$2]))" office:value-type="float" office:value="0.00307749648107151" calcext:value-type="float">
            <text:p>0.003077496481072</text:p>
          </table:table-cell>
          <table:table-cell table:formula="of:=1/[.D286]" office:value-type="float" office:value="324.939445471543" calcext:value-type="float">
            <text:p>324.93944547154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7]*[.$A$2]" office:value-type="float" office:value="21.2671447265625" calcext:value-type="float">
            <text:p>21.2671447265625</text:p>
          </table:table-cell>
          <table:table-cell table:formula="of:=SQRT([.$C$5]*[.B287])" office:value-type="float" office:value="14.5832591441565" calcext:value-type="float">
            <text:p>14.5832591441565</text:p>
          </table:table-cell>
          <table:table-cell table:formula="of:=([.C287]/([.$A$2]*[.$D$2]))" office:value-type="float" office:value="0.00308298711252178" calcext:value-type="float">
            <text:p>0.003082987112522</text:p>
          </table:table-cell>
          <table:table-cell table:formula="of:=1/[.D287]" office:value-type="float" office:value="324.360746088891" calcext:value-type="float">
            <text:p>324.36074608889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8]*[.$A$2]" office:value-type="float" office:value="21.342828515625" calcext:value-type="float">
            <text:p>21.342828515625</text:p>
          </table:table-cell>
          <table:table-cell table:formula="of:=SQRT([.$C$5]*[.B288])" office:value-type="float" office:value="14.609184958657" calcext:value-type="float">
            <text:p>14.609184958657</text:p>
          </table:table-cell>
          <table:table-cell table:formula="of:=([.C288]/([.$A$2]*[.$D$2]))" office:value-type="float" office:value="0.00308846798282632" calcext:value-type="float">
            <text:p>0.003088467982826</text:p>
          </table:table-cell>
          <table:table-cell table:formula="of:=1/[.D288]" office:value-type="float" office:value="323.785127629809" calcext:value-type="float">
            <text:p>323.78512762980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9]*[.$A$2]" office:value-type="float" office:value="21.4185123046875" calcext:value-type="float">
            <text:p>21.4185123046875</text:p>
          </table:table-cell>
          <table:table-cell table:formula="of:=SQRT([.$C$5]*[.B289])" office:value-type="float" office:value="14.6350648460085" calcext:value-type="float">
            <text:p>14.6350648460085</text:p>
          </table:table-cell>
          <table:table-cell table:formula="of:=([.C289]/([.$A$2]*[.$D$2]))" office:value-type="float" office:value="0.00309393914386033" calcext:value-type="float">
            <text:p>0.00309393914386</text:p>
          </table:table-cell>
          <table:table-cell table:formula="of:=1/[.D289]" office:value-type="float" office:value="323.212562853545" calcext:value-type="float">
            <text:p>323.21256285354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90]*[.$A$2]" office:value-type="float" office:value="21.49419609375" calcext:value-type="float">
            <text:p>21.49419609375</text:p>
          </table:table-cell>
          <table:table-cell table:formula="of:=SQRT([.$C$5]*[.B290])" office:value-type="float" office:value="14.6608990494274" calcext:value-type="float">
            <text:p>14.6608990494274</text:p>
          </table:table-cell>
          <table:table-cell table:formula="of:=([.C290]/([.$A$2]*[.$D$2]))" office:value-type="float" office:value="0.00309940064704114" calcext:value-type="float">
            <text:p>0.003099400647041</text:p>
          </table:table-cell>
          <table:table-cell table:formula="of:=1/[.D290]" office:value-type="float" office:value="322.643024855356" calcext:value-type="float">
            <text:p>322.64302485535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91]*[.$A$2]" office:value-type="float" office:value="21.5698798828125" calcext:value-type="float">
            <text:p>21.5698798828125</text:p>
          </table:table-cell>
          <table:table-cell table:formula="of:=SQRT([.$C$5]*[.B291])" office:value-type="float" office:value="14.6866878099906" calcext:value-type="float">
            <text:p>14.6866878099906</text:p>
          </table:table-cell>
          <table:table-cell table:formula="of:=([.C291]/([.$A$2]*[.$D$2]))" office:value-type="float" office:value="0.00310485254333389" calcext:value-type="float">
            <text:p>0.003104852543334</text:p>
          </table:table-cell>
          <table:table-cell table:formula="of:=1/[.D291]" office:value-type="float" office:value="322.076487061196" calcext:value-type="float">
            <text:p>322.07648706119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92]*[.$A$2]" office:value-type="float" office:value="21.645563671875" calcext:value-type="float">
            <text:p>21.645563671875</text:p>
          </table:table-cell>
          <table:table-cell table:formula="of:=SQRT([.$C$5]*[.B292])" office:value-type="float" office:value="14.7124313666623" calcext:value-type="float">
            <text:p>14.7124313666623</text:p>
          </table:table-cell>
          <table:table-cell table:formula="of:=([.C292]/([.$A$2]*[.$D$2]))" office:value-type="float" office:value="0.00311029488325702" calcext:value-type="float">
            <text:p>0.003110294883257</text:p>
          </table:table-cell>
          <table:table-cell table:formula="of:=1/[.D292]" office:value-type="float" office:value="321.512923222516" calcext:value-type="float">
            <text:p>321.51292322251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93]*[.$A$2]" office:value-type="float" office:value="21.7212474609375" calcext:value-type="float">
            <text:p>21.7212474609375</text:p>
          </table:table-cell>
          <table:table-cell table:formula="of:=SQRT([.$C$5]*[.B293])" office:value-type="float" office:value="14.7381299563199" calcext:value-type="float">
            <text:p>14.7381299563199</text:p>
          </table:table-cell>
          <table:table-cell table:formula="of:=([.C293]/([.$A$2]*[.$D$2]))" office:value-type="float" office:value="0.00311572771688777" calcext:value-type="float">
            <text:p>0.003115727716888</text:p>
          </table:table-cell>
          <table:table-cell table:formula="of:=1/[.D293]" office:value-type="float" office:value="320.952307411148" calcext:value-type="float">
            <text:p>320.95230741114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4]*[.$A$2]" office:value-type="float" office:value="21.79693125" calcext:value-type="float">
            <text:p>21.79693125</text:p>
          </table:table-cell>
          <table:table-cell table:formula="of:=SQRT([.$C$5]*[.B294])" office:value-type="float" office:value="14.7637838137789" calcext:value-type="float">
            <text:p>14.7637838137789</text:p>
          </table:table-cell>
          <table:table-cell table:formula="of:=([.C294]/([.$A$2]*[.$D$2]))" office:value-type="float" office:value="0.00312115109386755" calcext:value-type="float">
            <text:p>0.003121151093868</text:p>
          </table:table-cell>
          <table:table-cell table:formula="of:=1/[.D294]" office:value-type="float" office:value="320.394614014299" calcext:value-type="float">
            <text:p>320.39461401429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5]*[.$A$2]" office:value-type="float" office:value="21.8726150390625" calcext:value-type="float">
            <text:p>21.8726150390625</text:p>
          </table:table-cell>
          <table:table-cell table:formula="of:=SQRT([.$C$5]*[.B295])" office:value-type="float" office:value="14.7893931718183" calcext:value-type="float">
            <text:p>14.7893931718183</text:p>
          </table:table-cell>
          <table:table-cell table:formula="of:=([.C295]/([.$A$2]*[.$D$2]))" office:value-type="float" office:value="0.0031265650634072" calcext:value-type="float">
            <text:p>0.003126565063407</text:p>
          </table:table-cell>
          <table:table-cell table:formula="of:=1/[.D295]" office:value-type="float" office:value="319.839817729634" calcext:value-type="float">
            <text:p>319.83981772963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6]*[.$A$2]" office:value-type="float" office:value="21.948298828125" calcext:value-type="float">
            <text:p>21.948298828125</text:p>
          </table:table-cell>
          <table:table-cell table:formula="of:=SQRT([.$C$5]*[.B296])" office:value-type="float" office:value="14.8149582612051" calcext:value-type="float">
            <text:p>14.8149582612051</text:p>
          </table:table-cell>
          <table:table-cell table:formula="of:=([.C296]/([.$A$2]*[.$D$2]))" office:value-type="float" office:value="0.00313196967429226" calcext:value-type="float">
            <text:p>0.003131969674292</text:p>
          </table:table-cell>
          <table:table-cell table:formula="of:=1/[.D296]" office:value-type="float" office:value="319.287893560455" calcext:value-type="float">
            <text:p>319.28789356045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7]*[.$A$2]" office:value-type="float" office:value="22.0239826171875" calcext:value-type="float">
            <text:p>22.0239826171875</text:p>
          </table:table-cell>
          <table:table-cell table:formula="of:=SQRT([.$C$5]*[.B297])" office:value-type="float" office:value="14.8404793107189" calcext:value-type="float">
            <text:p>14.8404793107189</text:p>
          </table:table-cell>
          <table:table-cell table:formula="of:=([.C297]/([.$A$2]*[.$D$2]))" office:value-type="float" office:value="0.00313736497488804" calcext:value-type="float">
            <text:p>0.003137364974888</text:p>
          </table:table-cell>
          <table:table-cell table:formula="of:=1/[.D297]" office:value-type="float" office:value="318.738816810972" calcext:value-type="float">
            <text:p>318.73881681097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8]*[.$A$2]" office:value-type="float" office:value="22.09966640625" calcext:value-type="float">
            <text:p>22.09966640625</text:p>
          </table:table-cell>
          <table:table-cell table:formula="of:=SQRT([.$C$5]*[.B298])" office:value-type="float" office:value="14.8659565471752" calcext:value-type="float">
            <text:p>14.8659565471752</text:p>
          </table:table-cell>
          <table:table-cell table:formula="of:=([.C298]/([.$A$2]*[.$D$2]))" office:value-type="float" office:value="0.00314275101314471" calcext:value-type="float">
            <text:p>0.003142751013145</text:p>
          </table:table-cell>
          <table:table-cell table:formula="of:=1/[.D298]" office:value-type="float" office:value="318.19256308166" calcext:value-type="float">
            <text:p>318.1925630816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9]*[.$A$2]" office:value-type="float" office:value="22.1753501953125" calcext:value-type="float">
            <text:p>22.1753501953125</text:p>
          </table:table-cell>
          <table:table-cell table:formula="of:=SQRT([.$C$5]*[.B299])" office:value-type="float" office:value="14.8913901954493" calcext:value-type="float">
            <text:p>14.8913901954493</text:p>
          </table:table-cell>
          <table:table-cell table:formula="of:=([.C299]/([.$A$2]*[.$D$2]))" office:value-type="float" office:value="0.00314812783660226" calcext:value-type="float">
            <text:p>0.003148127836602</text:p>
          </table:table-cell>
          <table:table-cell table:formula="of:=1/[.D299]" office:value-type="float" office:value="317.649108264705" calcext:value-type="float">
            <text:p>317.64910826470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300]*[.$A$2]" office:value-type="float" office:value="22.251033984375" calcext:value-type="float">
            <text:p>22.251033984375</text:p>
          </table:table-cell>
          <table:table-cell table:formula="of:=SQRT([.$C$5]*[.B300])" office:value-type="float" office:value="14.9167804784997" calcext:value-type="float">
            <text:p>14.9167804784997</text:p>
          </table:table-cell>
          <table:table-cell table:formula="of:=([.C300]/([.$A$2]*[.$D$2]))" office:value-type="float" office:value="0.00315349549239536" calcext:value-type="float">
            <text:p>0.003153495492395</text:p>
          </table:table-cell>
          <table:table-cell table:formula="of:=1/[.D300]" office:value-type="float" office:value="317.108428539535" calcext:value-type="float">
            <text:p>317.10842853953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301]*[.$A$2]" office:value-type="float" office:value="22.3267177734375" calcext:value-type="float">
            <text:p>22.3267177734375</text:p>
          </table:table-cell>
          <table:table-cell table:formula="of:=SQRT([.$C$5]*[.B301])" office:value-type="float" office:value="14.9421276173902" calcext:value-type="float">
            <text:p>14.9421276173902</text:p>
          </table:table-cell>
          <table:table-cell table:formula="of:=([.C301]/([.$A$2]*[.$D$2]))" office:value-type="float" office:value="0.00315885402725827" calcext:value-type="float">
            <text:p>0.003158854027258</text:p>
          </table:table-cell>
          <table:table-cell table:formula="of:=1/[.D301]" office:value-type="float" office:value="316.570500368437" calcext:value-type="float">
            <text:p>316.57050036843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302]*[.$A$2]" office:value-type="float" office:value="22.4024015625" calcext:value-type="float">
            <text:p>22.4024015625</text:p>
          </table:table-cell>
          <table:table-cell table:formula="of:=SQRT([.$C$5]*[.B302])" office:value-type="float" office:value="14.9674318313129" calcext:value-type="float">
            <text:p>14.9674318313129</text:p>
          </table:table-cell>
          <table:table-cell table:formula="of:=([.C302]/([.$A$2]*[.$D$2]))" office:value-type="float" office:value="0.00316420348752947" calcext:value-type="float">
            <text:p>0.003164203487529</text:p>
          </table:table-cell>
          <table:table-cell table:formula="of:=1/[.D302]" office:value-type="float" office:value="316.03530049225" calcext:value-type="float">
            <text:p>316.0353004922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303]*[.$A$2]" office:value-type="float" office:value="22.4780853515625" calcext:value-type="float">
            <text:p>22.4780853515625</text:p>
          </table:table-cell>
          <table:table-cell table:formula="of:=SQRT([.$C$5]*[.B303])" office:value-type="float" office:value="14.9926933376103" calcext:value-type="float">
            <text:p>14.9926933376103</text:p>
          </table:table-cell>
          <table:table-cell table:formula="of:=([.C303]/([.$A$2]*[.$D$2]))" office:value-type="float" office:value="0.00316954391915644" calcext:value-type="float">
            <text:p>0.003169543919156</text:p>
          </table:table-cell>
          <table:table-cell table:formula="of:=1/[.D303]" office:value-type="float" office:value="315.502805926143" calcext:value-type="float">
            <text:p>315.50280592614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4]*[.$A$2]" office:value-type="float" office:value="22.553769140625" calcext:value-type="float">
            <text:p>22.553769140625</text:p>
          </table:table-cell>
          <table:table-cell table:formula="of:=SQRT([.$C$5]*[.B304])" office:value-type="float" office:value="15.0179123517968" calcext:value-type="float">
            <text:p>15.0179123517968</text:p>
          </table:table-cell>
          <table:table-cell table:formula="of:=([.C304]/([.$A$2]*[.$D$2]))" office:value-type="float" office:value="0.00317487536770019" calcext:value-type="float">
            <text:p>0.0031748753677</text:p>
          </table:table-cell>
          <table:table-cell table:formula="of:=1/[.D304]" office:value-type="float" office:value="314.972993955469" calcext:value-type="float">
            <text:p>314.97299395546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5]*[.$A$2]" office:value-type="float" office:value="22.6294529296875" calcext:value-type="float">
            <text:p>22.6294529296875</text:p>
          </table:table-cell>
          <table:table-cell table:formula="of:=SQRT([.$C$5]*[.B305])" office:value-type="float" office:value="15.0430890875802" calcext:value-type="float">
            <text:p>15.0430890875802</text:p>
          </table:table-cell>
          <table:table-cell table:formula="of:=([.C305]/([.$A$2]*[.$D$2]))" office:value-type="float" office:value="0.00318019787833985" calcext:value-type="float">
            <text:p>0.00318019787834</text:p>
          </table:table-cell>
          <table:table-cell table:formula="of:=1/[.D305]" office:value-type="float" office:value="314.445842131693" calcext:value-type="float">
            <text:p>314.44584213169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6]*[.$A$2]" office:value-type="float" office:value="22.70513671875" calcext:value-type="float">
            <text:p>22.70513671875</text:p>
          </table:table-cell>
          <table:table-cell table:formula="of:=SQRT([.$C$5]*[.B306])" office:value-type="float" office:value="15.0682237568832" calcext:value-type="float">
            <text:p>15.0682237568832</text:p>
          </table:table-cell>
          <table:table-cell table:formula="of:=([.C306]/([.$A$2]*[.$D$2]))" office:value-type="float" office:value="0.0031855114958771" calcext:value-type="float">
            <text:p>0.003185511495877</text:p>
          </table:table-cell>
          <table:table-cell table:formula="of:=1/[.D306]" office:value-type="float" office:value="313.921328268401" calcext:value-type="float">
            <text:p>313.92132826840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7]*[.$A$2]" office:value-type="float" office:value="22.7808205078125" calcext:value-type="float">
            <text:p>22.7808205078125</text:p>
          </table:table-cell>
          <table:table-cell table:formula="of:=SQRT([.$C$5]*[.B307])" office:value-type="float" office:value="15.0933165698638" calcext:value-type="float">
            <text:p>15.0933165698638</text:p>
          </table:table-cell>
          <table:table-cell table:formula="of:=([.C307]/([.$A$2]*[.$D$2]))" office:value-type="float" office:value="0.00319081626474059" calcext:value-type="float">
            <text:p>0.003190816264741</text:p>
          </table:table-cell>
          <table:table-cell table:formula="of:=1/[.D307]" office:value-type="float" office:value="313.399430437371" calcext:value-type="float">
            <text:p>313.39943043737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8]*[.$A$2]" office:value-type="float" office:value="22.856504296875" calcext:value-type="float">
            <text:p>22.856504296875</text:p>
          </table:table-cell>
          <table:table-cell table:formula="of:=SQRT([.$C$5]*[.B308])" office:value-type="float" office:value="15.1183677349359" calcext:value-type="float">
            <text:p>15.1183677349359</text:p>
          </table:table-cell>
          <table:table-cell table:formula="of:=([.C308]/([.$A$2]*[.$D$2]))" office:value-type="float" office:value="0.00319611222899024" calcext:value-type="float">
            <text:p>0.00319611222899</text:p>
          </table:table-cell>
          <table:table-cell table:formula="of:=1/[.D308]" office:value-type="float" office:value="312.880126964732" calcext:value-type="float">
            <text:p>312.88012696473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9]*[.$A$2]" office:value-type="float" office:value="22.9321880859375" calcext:value-type="float">
            <text:p>22.9321880859375</text:p>
          </table:table-cell>
          <table:table-cell table:formula="of:=SQRT([.$C$5]*[.B309])" office:value-type="float" office:value="15.1433774587895" calcext:value-type="float">
            <text:p>15.1433774587895</text:p>
          </table:table-cell>
          <table:table-cell table:formula="of:=([.C309]/([.$A$2]*[.$D$2]))" office:value-type="float" office:value="0.00320139943232156" calcext:value-type="float">
            <text:p>0.003201399432322</text:p>
          </table:table-cell>
          <table:table-cell table:formula="of:=1/[.D309]" office:value-type="float" office:value="312.363396427177" calcext:value-type="float">
            <text:p>312.36339642717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10]*[.$A$2]" office:value-type="float" office:value="23.007871875" calcext:value-type="float">
            <text:p>23.007871875</text:p>
          </table:table-cell>
          <table:table-cell table:formula="of:=SQRT([.$C$5]*[.B310])" office:value-type="float" office:value="15.1683459464109" calcext:value-type="float">
            <text:p>15.1683459464109</text:p>
          </table:table-cell>
          <table:table-cell table:formula="of:=([.C310]/([.$A$2]*[.$D$2]))" office:value-type="float" office:value="0.00320667791806984" calcext:value-type="float">
            <text:p>0.00320667791807</text:p>
          </table:table-cell>
          <table:table-cell table:formula="of:=1/[.D310]" office:value-type="float" office:value="311.84921764825" calcext:value-type="float">
            <text:p>311.8492176482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11]*[.$A$2]" office:value-type="float" office:value="23.0835556640625" calcext:value-type="float">
            <text:p>23.0835556640625</text:p>
          </table:table-cell>
          <table:table-cell table:formula="of:=SQRT([.$C$5]*[.B311])" office:value-type="float" office:value="15.1932734011017" calcext:value-type="float">
            <text:p>15.1932734011017</text:p>
          </table:table-cell>
          <table:table-cell table:formula="of:=([.C311]/([.$A$2]*[.$D$2]))" office:value-type="float" office:value="0.00321194772921425" calcext:value-type="float">
            <text:p>0.003211947729214</text:p>
          </table:table-cell>
          <table:table-cell table:formula="of:=1/[.D311]" office:value-type="float" office:value="311.337569694707" calcext:value-type="float">
            <text:p>311.33756969470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12]*[.$A$2]" office:value-type="float" office:value="23.159239453125" calcext:value-type="float">
            <text:p>23.159239453125</text:p>
          </table:table-cell>
          <table:table-cell table:formula="of:=SQRT([.$C$5]*[.B312])" office:value-type="float" office:value="15.2181600244987" calcext:value-type="float">
            <text:p>15.2181600244987</text:p>
          </table:table-cell>
          <table:table-cell table:formula="of:=([.C312]/([.$A$2]*[.$D$2]))" office:value-type="float" office:value="0.003217208908382" calcext:value-type="float">
            <text:p>0.003217208908382</text:p>
          </table:table-cell>
          <table:table-cell table:formula="of:=1/[.D312]" office:value-type="float" office:value="310.828431872931" calcext:value-type="float">
            <text:p>310.82843187293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13]*[.$A$2]" office:value-type="float" office:value="23.2349232421875" calcext:value-type="float">
            <text:p>23.2349232421875</text:p>
          </table:table-cell>
          <table:table-cell table:formula="of:=SQRT([.$C$5]*[.B313])" office:value-type="float" office:value="15.2430060165925" calcext:value-type="float">
            <text:p>15.2430060165925</text:p>
          </table:table-cell>
          <table:table-cell table:formula="of:=([.C313]/([.$A$2]*[.$D$2]))" office:value-type="float" office:value="0.00322246149785228" calcext:value-type="float">
            <text:p>0.003222461497852</text:p>
          </table:table-cell>
          <table:table-cell table:formula="of:=1/[.D313]" office:value-type="float" office:value="310.321783725417" calcext:value-type="float">
            <text:p>310.32178372541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4]*[.$A$2]" office:value-type="float" office:value="23.31060703125" calcext:value-type="float">
            <text:p>23.31060703125</text:p>
          </table:table-cell>
          <table:table-cell table:formula="of:=SQRT([.$C$5]*[.B314])" office:value-type="float" office:value="15.2678115757465" calcext:value-type="float">
            <text:p>15.2678115757465</text:p>
          </table:table-cell>
          <table:table-cell table:formula="of:=([.C314]/([.$A$2]*[.$D$2]))" office:value-type="float" office:value="0.0032277055395603" calcext:value-type="float">
            <text:p>0.00322770553956</text:p>
          </table:table-cell>
          <table:table-cell table:formula="of:=1/[.D314]" office:value-type="float" office:value="309.817605027324" calcext:value-type="float">
            <text:p>309.81760502732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5]*[.$A$2]" office:value-type="float" office:value="23.3862908203125" calcext:value-type="float">
            <text:p>23.3862908203125</text:p>
          </table:table-cell>
          <table:table-cell table:formula="of:=SQRT([.$C$5]*[.B315])" office:value-type="float" office:value="15.2925768987154" calcext:value-type="float">
            <text:p>15.2925768987154</text:p>
          </table:table-cell>
          <table:table-cell table:formula="of:=([.C315]/([.$A$2]*[.$D$2]))" office:value-type="float" office:value="0.00323294107510114" calcext:value-type="float">
            <text:p>0.003232941075101</text:p>
          </table:table-cell>
          <table:table-cell table:formula="of:=1/[.D315]" office:value-type="float" office:value="309.315875783079" calcext:value-type="float">
            <text:p>309.31587578307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6]*[.$A$2]" office:value-type="float" office:value="23.461974609375" calcext:value-type="float">
            <text:p>23.461974609375</text:p>
          </table:table-cell>
          <table:table-cell table:formula="of:=SQRT([.$C$5]*[.B316])" office:value-type="float" office:value="15.3173021806632" calcext:value-type="float">
            <text:p>15.3173021806632</text:p>
          </table:table-cell>
          <table:table-cell table:formula="of:=([.C316]/([.$A$2]*[.$D$2]))" office:value-type="float" office:value="0.00323816814573364" calcext:value-type="float">
            <text:p>0.003238168145734</text:p>
          </table:table-cell>
          <table:table-cell table:formula="of:=1/[.D316]" office:value-type="float" office:value="308.816576223049" calcext:value-type="float">
            <text:p>308.81657622304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7]*[.$A$2]" office:value-type="float" office:value="23.5376583984375" calcext:value-type="float">
            <text:p>23.5376583984375</text:p>
          </table:table-cell>
          <table:table-cell table:formula="of:=SQRT([.$C$5]*[.B317])" office:value-type="float" office:value="15.3419876151813" calcext:value-type="float">
            <text:p>15.3419876151813</text:p>
          </table:table-cell>
          <table:table-cell table:formula="of:=([.C317]/([.$A$2]*[.$D$2]))" office:value-type="float" office:value="0.00324338679238414" calcext:value-type="float">
            <text:p>0.003243386792384</text:p>
          </table:table-cell>
          <table:table-cell table:formula="of:=1/[.D317]" office:value-type="float" office:value="308.319686800266" calcext:value-type="float">
            <text:p>308.31968680026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8]*[.$A$2]" office:value-type="float" office:value="23.6133421875" calcext:value-type="float">
            <text:p>23.6133421875</text:p>
          </table:table-cell>
          <table:table-cell table:formula="of:=SQRT([.$C$5]*[.B318])" office:value-type="float" office:value="15.366633394306" calcext:value-type="float">
            <text:p>15.366633394306</text:p>
          </table:table-cell>
          <table:table-cell table:formula="of:=([.C318]/([.$A$2]*[.$D$2]))" office:value-type="float" office:value="0.0032485970556503" calcext:value-type="float">
            <text:p>0.00324859705565</text:p>
          </table:table-cell>
          <table:table-cell table:formula="of:=1/[.D318]" office:value-type="float" office:value="307.825188187219" calcext:value-type="float">
            <text:p>307.82518818721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9]*[.$A$2]" office:value-type="float" office:value="23.6890259765625" calcext:value-type="float">
            <text:p>23.6890259765625</text:p>
          </table:table-cell>
          <table:table-cell table:formula="of:=SQRT([.$C$5]*[.B319])" office:value-type="float" office:value="15.3912397085363" calcext:value-type="float">
            <text:p>15.3912397085363</text:p>
          </table:table-cell>
          <table:table-cell table:formula="of:=([.C319]/([.$A$2]*[.$D$2]))" office:value-type="float" office:value="0.00325379897580469" calcext:value-type="float">
            <text:p>0.003253798975805</text:p>
          </table:table-cell>
          <table:table-cell table:formula="of:=1/[.D319]" office:value-type="float" office:value="307.33306127269" calcext:value-type="float">
            <text:p>307.3330612726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20]*[.$A$2]" office:value-type="float" office:value="23.764709765625" calcext:value-type="float">
            <text:p>23.764709765625</text:p>
          </table:table-cell>
          <table:table-cell table:formula="of:=SQRT([.$C$5]*[.B320])" office:value-type="float" office:value="15.4158067468508" calcext:value-type="float">
            <text:p>15.4158067468508</text:p>
          </table:table-cell>
          <table:table-cell table:formula="of:=([.C320]/([.$A$2]*[.$D$2]))" office:value-type="float" office:value="0.00325899259279851" calcext:value-type="float">
            <text:p>0.003258992592799</text:p>
          </table:table-cell>
          <table:table-cell table:formula="of:=1/[.D320]" office:value-type="float" office:value="306.843287158654" calcext:value-type="float">
            <text:p>306.84328715865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21]*[.$A$2]" office:value-type="float" office:value="23.8403935546875" calcext:value-type="float">
            <text:p>23.8403935546875</text:p>
          </table:table-cell>
          <table:table-cell table:formula="of:=SQRT([.$C$5]*[.B321])" office:value-type="float" office:value="15.4403346967245" calcext:value-type="float">
            <text:p>15.4403346967245</text:p>
          </table:table-cell>
          <table:table-cell table:formula="of:=([.C321]/([.$A$2]*[.$D$2]))" office:value-type="float" office:value="0.0032641779462651" calcext:value-type="float">
            <text:p>0.003264177946265</text:p>
          </table:table-cell>
          <table:table-cell table:formula="of:=1/[.D321]" office:value-type="float" office:value="306.355847157232" calcext:value-type="float">
            <text:p>306.35584715723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22]*[.$A$2]" office:value-type="float" office:value="23.91607734375" calcext:value-type="float">
            <text:p>23.91607734375</text:p>
          </table:table-cell>
          <table:table-cell table:formula="of:=SQRT([.$C$5]*[.B322])" office:value-type="float" office:value="15.4648237441459" calcext:value-type="float">
            <text:p>15.4648237441459</text:p>
          </table:table-cell>
          <table:table-cell table:formula="of:=([.C322]/([.$A$2]*[.$D$2]))" office:value-type="float" office:value="0.00326935507552351" calcext:value-type="float">
            <text:p>0.003269355075524</text:p>
          </table:table-cell>
          <table:table-cell table:formula="of:=1/[.D322]" office:value-type="float" office:value="305.870722787697" calcext:value-type="float">
            <text:p>305.87072278769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23]*[.$A$2]" office:value-type="float" office:value="23.9917611328125" calcext:value-type="float">
            <text:p>23.9917611328125</text:p>
          </table:table-cell>
          <table:table-cell table:formula="of:=SQRT([.$C$5]*[.B323])" office:value-type="float" office:value="15.4892740736332" calcext:value-type="float">
            <text:p>15.4892740736332</text:p>
          </table:table-cell>
          <table:table-cell table:formula="of:=([.C323]/([.$A$2]*[.$D$2]))" office:value-type="float" office:value="0.00327452401958196" calcext:value-type="float">
            <text:p>0.003274524019582</text:p>
          </table:table-cell>
          <table:table-cell table:formula="of:=1/[.D323]" office:value-type="float" office:value="305.387895773525" calcext:value-type="float">
            <text:p>305.38789577352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4]*[.$A$2]" office:value-type="float" office:value="24.067444921875" calcext:value-type="float">
            <text:p>24.067444921875</text:p>
          </table:table-cell>
          <table:table-cell table:formula="of:=SQRT([.$C$5]*[.B324])" office:value-type="float" office:value="15.5136858682503" calcext:value-type="float">
            <text:p>15.5136858682503</text:p>
          </table:table-cell>
          <table:table-cell table:formula="of:=([.C324]/([.$A$2]*[.$D$2]))" office:value-type="float" office:value="0.00327968481714129" calcext:value-type="float">
            <text:p>0.003279684817141</text:p>
          </table:table-cell>
          <table:table-cell table:formula="of:=1/[.D324]" office:value-type="float" office:value="304.907348039511" calcext:value-type="float">
            <text:p>304.90734803951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5]*[.$A$2]" office:value-type="float" office:value="24.1431287109375" calcext:value-type="float">
            <text:p>24.1431287109375</text:p>
          </table:table-cell>
          <table:table-cell table:formula="of:=SQRT([.$C$5]*[.B325])" office:value-type="float" office:value="15.5380593096234" calcext:value-type="float">
            <text:p>15.5380593096234</text:p>
          </table:table-cell>
          <table:table-cell table:formula="of:=([.C325]/([.$A$2]*[.$D$2]))" office:value-type="float" office:value="0.00328483750659831" calcext:value-type="float">
            <text:p>0.003284837506598</text:p>
          </table:table-cell>
          <table:table-cell table:formula="of:=1/[.D325]" office:value-type="float" office:value="304.429061708923" calcext:value-type="float">
            <text:p>304.42906170892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6]*[.$A$2]" office:value-type="float" office:value="24.2188125" calcext:value-type="float">
            <text:p>24.2188125</text:p>
          </table:table-cell>
          <table:table-cell table:formula="of:=SQRT([.$C$5]*[.B326])" office:value-type="float" office:value="15.5623945779562" calcext:value-type="float">
            <text:p>15.5623945779562</text:p>
          </table:table-cell>
          <table:table-cell table:formula="of:=([.C326]/([.$A$2]*[.$D$2]))" office:value-type="float" office:value="0.00328998212604915" calcext:value-type="float">
            <text:p>0.003289982126049</text:p>
          </table:table-cell>
          <table:table-cell table:formula="of:=1/[.D326]" office:value-type="float" office:value="303.953019100707" calcext:value-type="float">
            <text:p>303.95301910070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7]*[.$A$2]" office:value-type="float" office:value="24.2944962890625" calcext:value-type="float">
            <text:p>24.2944962890625</text:p>
          </table:table-cell>
          <table:table-cell table:formula="of:=SQRT([.$C$5]*[.B327])" office:value-type="float" office:value="15.5866918520456" calcext:value-type="float">
            <text:p>15.5866918520456</text:p>
          </table:table-cell>
          <table:table-cell table:formula="of:=([.C327]/([.$A$2]*[.$D$2]))" office:value-type="float" office:value="0.00329511871329255" calcext:value-type="float">
            <text:p>0.003295118713293</text:p>
          </table:table-cell>
          <table:table-cell table:formula="of:=1/[.D327]" office:value-type="float" office:value="303.479202726745" calcext:value-type="float">
            <text:p>303.4792027267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8]*[.$A$2]" office:value-type="float" office:value="24.370180078125" calcext:value-type="float">
            <text:p>24.370180078125</text:p>
          </table:table-cell>
          <table:table-cell table:formula="of:=SQRT([.$C$5]*[.B328])" office:value-type="float" office:value="15.6109513092973" calcext:value-type="float">
            <text:p>15.6109513092973</text:p>
          </table:table-cell>
          <table:table-cell table:formula="of:=([.C328]/([.$A$2]*[.$D$2]))" office:value-type="float" office:value="0.0033002473058331" calcext:value-type="float">
            <text:p>0.003300247305833</text:p>
          </table:table-cell>
          <table:table-cell table:formula="of:=1/[.D328]" office:value-type="float" office:value="303.007595289155" calcext:value-type="float">
            <text:p>303.00759528915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9]*[.$A$2]" office:value-type="float" office:value="24.4458638671875" calcext:value-type="float">
            <text:p>24.4458638671875</text:p>
          </table:table-cell>
          <table:table-cell table:formula="of:=SQRT([.$C$5]*[.B329])" office:value-type="float" office:value="15.6351731257404" calcext:value-type="float">
            <text:p>15.6351731257404</text:p>
          </table:table-cell>
          <table:table-cell table:formula="of:=([.C329]/([.$A$2]*[.$D$2]))" office:value-type="float" office:value="0.00330536794088442" calcext:value-type="float">
            <text:p>0.003305367940884</text:p>
          </table:table-cell>
          <table:table-cell table:formula="of:=1/[.D329]" office:value-type="float" office:value="302.538179677639" calcext:value-type="float">
            <text:p>302.53817967763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30]*[.$A$2]" office:value-type="float" office:value="24.52154765625" calcext:value-type="float">
            <text:p>24.52154765625</text:p>
          </table:table-cell>
          <table:table-cell table:formula="of:=SQRT([.$C$5]*[.B330])" office:value-type="float" office:value="15.6593574760429" calcext:value-type="float">
            <text:p>15.6593574760429</text:p>
          </table:table-cell>
          <table:table-cell table:formula="of:=([.C330]/([.$A$2]*[.$D$2]))" office:value-type="float" office:value="0.00331048065537233" calcext:value-type="float">
            <text:p>0.003310480655372</text:p>
          </table:table-cell>
          <table:table-cell table:formula="of:=1/[.D330]" office:value-type="float" office:value="302.070938966876" calcext:value-type="float">
            <text:p>302.07093896687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31]*[.$A$2]" office:value-type="float" office:value="24.5972314453125" calcext:value-type="float">
            <text:p>24.5972314453125</text:p>
          </table:table-cell>
          <table:table-cell table:formula="of:=SQRT([.$C$5]*[.B331])" office:value-type="float" office:value="15.6835045335258" calcext:value-type="float">
            <text:p>15.6835045335258</text:p>
          </table:table-cell>
          <table:table-cell table:formula="of:=([.C331]/([.$A$2]*[.$D$2]))" office:value-type="float" office:value="0.00331558548593793" calcext:value-type="float">
            <text:p>0.003315585485938</text:p>
          </table:table-cell>
          <table:table-cell table:formula="of:=1/[.D331]" office:value-type="float" office:value="301.605856413958" calcext:value-type="float">
            <text:p>301.60585641395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32]*[.$A$2]" office:value-type="float" office:value="24.672915234375" calcext:value-type="float">
            <text:p>24.672915234375</text:p>
          </table:table-cell>
          <table:table-cell table:formula="of:=SQRT([.$C$5]*[.B332])" office:value-type="float" office:value="15.7076144701782" calcext:value-type="float">
            <text:p>15.7076144701782</text:p>
          </table:table-cell>
          <table:table-cell table:formula="of:=([.C332]/([.$A$2]*[.$D$2]))" office:value-type="float" office:value="0.00332068246894071" calcext:value-type="float">
            <text:p>0.003320682468941</text:p>
          </table:table-cell>
          <table:table-cell table:formula="of:=1/[.D332]" office:value-type="float" office:value="301.142915455869" calcext:value-type="float">
            <text:p>301.14291545586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33]*[.$A$2]" office:value-type="float" office:value="24.7485990234375" calcext:value-type="float">
            <text:p>24.7485990234375</text:p>
          </table:table-cell>
          <table:table-cell table:formula="of:=SQRT([.$C$5]*[.B333])" office:value-type="float" office:value="15.7316874566709" calcext:value-type="float">
            <text:p>15.7316874566709</text:p>
          </table:table-cell>
          <table:table-cell table:formula="of:=([.C333]/([.$A$2]*[.$D$2]))" office:value-type="float" office:value="0.00332577164046151" calcext:value-type="float">
            <text:p>0.003325771640462</text:p>
          </table:table-cell>
          <table:table-cell table:formula="of:=1/[.D333]" office:value-type="float" office:value="300.682099707012" calcext:value-type="float">
            <text:p>300.68209970701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4]*[.$A$2]" office:value-type="float" office:value="24.8242828125" calcext:value-type="float">
            <text:p>24.8242828125</text:p>
          </table:table-cell>
          <table:table-cell table:formula="of:=SQRT([.$C$5]*[.B334])" office:value-type="float" office:value="15.7557236623711" calcext:value-type="float">
            <text:p>15.7557236623711</text:p>
          </table:table-cell>
          <table:table-cell table:formula="of:=([.C334]/([.$A$2]*[.$D$2]))" office:value-type="float" office:value="0.00333085303630556" calcext:value-type="float">
            <text:p>0.003330853036306</text:p>
          </table:table-cell>
          <table:table-cell table:formula="of:=1/[.D334]" office:value-type="float" office:value="300.223392956766" calcext:value-type="float">
            <text:p>300.22339295676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5]*[.$A$2]" office:value-type="float" office:value="24.8999666015625" calcext:value-type="float">
            <text:p>24.8999666015625</text:p>
          </table:table-cell>
          <table:table-cell table:formula="of:=SQRT([.$C$5]*[.B335])" office:value-type="float" office:value="15.7797232553561" calcext:value-type="float">
            <text:p>15.7797232553561</text:p>
          </table:table-cell>
          <table:table-cell table:formula="of:=([.C335]/([.$A$2]*[.$D$2]))" office:value-type="float" office:value="0.00333592669200536" calcext:value-type="float">
            <text:p>0.003335926692005</text:p>
          </table:table-cell>
          <table:table-cell table:formula="of:=1/[.D335]" office:value-type="float" office:value="299.766779167098" calcext:value-type="float">
            <text:p>299.76677916709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6]*[.$A$2]" office:value-type="float" office:value="24.975650390625" calcext:value-type="float">
            <text:p>24.975650390625</text:p>
          </table:table-cell>
          <table:table-cell table:formula="of:=SQRT([.$C$5]*[.B336])" office:value-type="float" office:value="15.8036864024268" calcext:value-type="float">
            <text:p>15.8036864024268</text:p>
          </table:table-cell>
          <table:table-cell table:formula="of:=([.C336]/([.$A$2]*[.$D$2]))" office:value-type="float" office:value="0.00334099264282364" calcext:value-type="float">
            <text:p>0.003340992642824</text:p>
          </table:table-cell>
          <table:table-cell table:formula="of:=1/[.D336]" office:value-type="float" office:value="299.312242470205" calcext:value-type="float">
            <text:p>299.31224247020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7]*[.$A$2]" office:value-type="float" office:value="25.0513341796875" calcext:value-type="float">
            <text:p>25.0513341796875</text:p>
          </table:table-cell>
          <table:table-cell table:formula="of:=SQRT([.$C$5]*[.B337])" office:value-type="float" office:value="15.8276132691216" calcext:value-type="float">
            <text:p>15.8276132691216</text:p>
          </table:table-cell>
          <table:table-cell table:formula="of:=([.C337]/([.$A$2]*[.$D$2]))" office:value-type="float" office:value="0.00334605092375618" calcext:value-type="float">
            <text:p>0.003346050923756</text:p>
          </table:table-cell>
          <table:table-cell table:formula="of:=1/[.D337]" office:value-type="float" office:value="298.859767166194" calcext:value-type="float">
            <text:p>298.85976716619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8]*[.$A$2]" office:value-type="float" office:value="25.12701796875" calcext:value-type="float">
            <text:p>25.12701796875</text:p>
          </table:table-cell>
          <table:table-cell table:formula="of:=SQRT([.$C$5]*[.B338])" office:value-type="float" office:value="15.8515040197295" calcext:value-type="float">
            <text:p>15.8515040197295</text:p>
          </table:table-cell>
          <table:table-cell table:formula="of:=([.C338]/([.$A$2]*[.$D$2]))" office:value-type="float" office:value="0.00335110156953463" calcext:value-type="float">
            <text:p>0.003351101569535</text:p>
          </table:table-cell>
          <table:table-cell table:formula="of:=1/[.D338]" office:value-type="float" office:value="298.409337720811" calcext:value-type="float">
            <text:p>298.40933772081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9]*[.$A$2]" office:value-type="float" office:value="25.2027017578125" calcext:value-type="float">
            <text:p>25.2027017578125</text:p>
          </table:table-cell>
          <table:table-cell table:formula="of:=SQRT([.$C$5]*[.B339])" office:value-type="float" office:value="15.8753588173032" calcext:value-type="float">
            <text:p>15.8753588173032</text:p>
          </table:table-cell>
          <table:table-cell table:formula="of:=([.C339]/([.$A$2]*[.$D$2]))" office:value-type="float" office:value="0.00335614461462932" calcext:value-type="float">
            <text:p>0.003356144614629</text:p>
          </table:table-cell>
          <table:table-cell table:formula="of:=1/[.D339]" office:value-type="float" office:value="297.960938763197" calcext:value-type="float">
            <text:p>297.96093876319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40]*[.$A$2]" office:value-type="float" office:value="25.278385546875" calcext:value-type="float">
            <text:p>25.278385546875</text:p>
          </table:table-cell>
          <table:table-cell table:formula="of:=SQRT([.$C$5]*[.B340])" office:value-type="float" office:value="15.8991778236722" calcext:value-type="float">
            <text:p>15.8991778236722</text:p>
          </table:table-cell>
          <table:table-cell table:formula="of:=([.C340]/([.$A$2]*[.$D$2]))" office:value-type="float" office:value="0.00336118009325196" calcext:value-type="float">
            <text:p>0.003361180093252</text:p>
          </table:table-cell>
          <table:table-cell table:formula="of:=1/[.D340]" office:value-type="float" office:value="297.514555083686" calcext:value-type="float">
            <text:p>297.51455508368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41]*[.$A$2]" office:value-type="float" office:value="25.3540693359375" calcext:value-type="float">
            <text:p>25.3540693359375</text:p>
          </table:table-cell>
          <table:table-cell table:formula="of:=SQRT([.$C$5]*[.B341])" office:value-type="float" office:value="15.9229611994558" calcext:value-type="float">
            <text:p>15.9229611994558</text:p>
          </table:table-cell>
          <table:table-cell table:formula="of:=([.C341]/([.$A$2]*[.$D$2]))" office:value-type="float" office:value="0.0033662080393584" calcext:value-type="float">
            <text:p>0.003366208039358</text:p>
          </table:table-cell>
          <table:table-cell table:formula="of:=1/[.D341]" office:value-type="float" office:value="297.070171631638" calcext:value-type="float">
            <text:p>297.07017163163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42]*[.$A$2]" office:value-type="float" office:value="25.429753125" calcext:value-type="float">
            <text:p>25.429753125</text:p>
          </table:table-cell>
          <table:table-cell table:formula="of:=SQRT([.$C$5]*[.B342])" office:value-type="float" office:value="15.9467091040754" calcext:value-type="float">
            <text:p>15.9467091040754</text:p>
          </table:table-cell>
          <table:table-cell table:formula="of:=([.C342]/([.$A$2]*[.$D$2]))" office:value-type="float" office:value="0.00337122848665127" calcext:value-type="float">
            <text:p>0.003371228486651</text:p>
          </table:table-cell>
          <table:table-cell table:formula="of:=1/[.D342]" office:value-type="float" office:value="296.627773513307" calcext:value-type="float">
            <text:p>296.62777351330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43]*[.$A$2]" office:value-type="float" office:value="25.5054369140625" calcext:value-type="float">
            <text:p>25.5054369140625</text:p>
          </table:table-cell>
          <table:table-cell table:formula="of:=SQRT([.$C$5]*[.B343])" office:value-type="float" office:value="15.970421695767" calcext:value-type="float">
            <text:p>15.970421695767</text:p>
          </table:table-cell>
          <table:table-cell table:formula="of:=([.C343]/([.$A$2]*[.$D$2]))" office:value-type="float" office:value="0.00337624146858261" calcext:value-type="float">
            <text:p>0.003376241468583</text:p>
          </table:table-cell>
          <table:table-cell table:formula="of:=1/[.D343]" office:value-type="float" office:value="296.187345989744" calcext:value-type="float">
            <text:p>296.18734598974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4]*[.$A$2]" office:value-type="float" office:value="25.581120703125" calcext:value-type="float">
            <text:p>25.581120703125</text:p>
          </table:table-cell>
          <table:table-cell table:formula="of:=SQRT([.$C$5]*[.B344])" office:value-type="float" office:value="15.9940991315938" calcext:value-type="float">
            <text:p>15.9940991315938</text:p>
          </table:table-cell>
          <table:table-cell table:formula="of:=([.C344]/([.$A$2]*[.$D$2]))" office:value-type="float" office:value="0.00338124701835651" calcext:value-type="float">
            <text:p>0.003381247018357</text:p>
          </table:table-cell>
          <table:table-cell table:formula="of:=1/[.D344]" office:value-type="float" office:value="295.748874474738" calcext:value-type="float">
            <text:p>295.74887447473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5]*[.$A$2]" office:value-type="float" office:value="25.6568044921875" calcext:value-type="float">
            <text:p>25.6568044921875</text:p>
          </table:table-cell>
          <table:table-cell table:formula="of:=SQRT([.$C$5]*[.B345])" office:value-type="float" office:value="16.0177415674581" calcext:value-type="float">
            <text:p>16.0177415674581</text:p>
          </table:table-cell>
          <table:table-cell table:formula="of:=([.C345]/([.$A$2]*[.$D$2]))" office:value-type="float" office:value="0.00338624516893161" calcext:value-type="float">
            <text:p>0.003386245168932</text:p>
          </table:table-cell>
          <table:table-cell table:formula="of:=1/[.D345]" office:value-type="float" office:value="295.312344532782" calcext:value-type="float">
            <text:p>295.31234453278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6]*[.$A$2]" office:value-type="float" office:value="25.73248828125" calcext:value-type="float">
            <text:p>25.73248828125</text:p>
          </table:table-cell>
          <table:table-cell table:formula="of:=SQRT([.$C$5]*[.B346])" office:value-type="float" office:value="16.0413491581132" calcext:value-type="float">
            <text:p>16.0413491581132</text:p>
          </table:table-cell>
          <table:table-cell table:formula="of:=([.C346]/([.$A$2]*[.$D$2]))" office:value-type="float" office:value="0.0033912359530237" calcext:value-type="float">
            <text:p>0.003391235953024</text:p>
          </table:table-cell>
          <table:table-cell table:formula="of:=1/[.D346]" office:value-type="float" office:value="294.877741877081" calcext:value-type="float">
            <text:p>294.87774187708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7]*[.$A$2]" office:value-type="float" office:value="25.8081720703125" calcext:value-type="float">
            <text:p>25.8081720703125</text:p>
          </table:table-cell>
          <table:table-cell table:formula="of:=SQRT([.$C$5]*[.B347])" office:value-type="float" office:value="16.0649220571755" calcext:value-type="float">
            <text:p>16.0649220571755</text:p>
          </table:table-cell>
          <table:table-cell table:formula="of:=([.C347]/([.$A$2]*[.$D$2]))" office:value-type="float" office:value="0.00339621940310817" calcext:value-type="float">
            <text:p>0.003396219403108</text:p>
          </table:table-cell>
          <table:table-cell table:formula="of:=1/[.D347]" office:value-type="float" office:value="294.445052367587" calcext:value-type="float">
            <text:p>294.44505236758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8]*[.$A$2]" office:value-type="float" office:value="25.883855859375" calcext:value-type="float">
            <text:p>25.883855859375</text:p>
          </table:table-cell>
          <table:table-cell table:formula="of:=SQRT([.$C$5]*[.B348])" office:value-type="float" office:value="16.0884604171359" calcext:value-type="float">
            <text:p>16.0884604171359</text:p>
          </table:table-cell>
          <table:table-cell table:formula="of:=([.C348]/([.$A$2]*[.$D$2]))" office:value-type="float" office:value="0.00340119555142252" calcext:value-type="float">
            <text:p>0.003401195551423</text:p>
          </table:table-cell>
          <table:table-cell table:formula="of:=1/[.D348]" office:value-type="float" office:value="294.014262009063" calcext:value-type="float">
            <text:p>294.01426200906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9]*[.$A$2]" office:value-type="float" office:value="25.9595396484375" calcext:value-type="float">
            <text:p>25.9595396484375</text:p>
          </table:table-cell>
          <table:table-cell table:formula="of:=SQRT([.$C$5]*[.B349])" office:value-type="float" office:value="16.1119643893715" calcext:value-type="float">
            <text:p>16.1119643893715</text:p>
          </table:table-cell>
          <table:table-cell table:formula="of:=([.C349]/([.$A$2]*[.$D$2]))" office:value-type="float" office:value="0.00340616442996873" calcext:value-type="float">
            <text:p>0.003406164429969</text:p>
          </table:table-cell>
          <table:table-cell table:formula="of:=1/[.D349]" office:value-type="float" office:value="293.585356949189" calcext:value-type="float">
            <text:p>293.58535694918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50]*[.$A$2]" office:value-type="float" office:value="26.0352234375" calcext:value-type="float">
            <text:p>26.0352234375</text:p>
          </table:table-cell>
          <table:table-cell table:formula="of:=SQRT([.$C$5]*[.B350])" office:value-type="float" office:value="16.1354341241567" calcext:value-type="float">
            <text:p>16.1354341241567</text:p>
          </table:table-cell>
          <table:table-cell table:formula="of:=([.C350]/([.$A$2]*[.$D$2]))" office:value-type="float" office:value="0.00341112607051573" calcext:value-type="float">
            <text:p>0.003411126070516</text:p>
          </table:table-cell>
          <table:table-cell table:formula="of:=1/[.D350]" office:value-type="float" office:value="293.158323476684" calcext:value-type="float">
            <text:p>293.15832347668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51]*[.$A$2]" office:value-type="float" office:value="26.1109072265625" calcext:value-type="float">
            <text:p>26.1109072265625</text:p>
          </table:table-cell>
          <table:table-cell table:formula="of:=SQRT([.$C$5]*[.B351])" office:value-type="float" office:value="16.1588697706747" calcext:value-type="float">
            <text:p>16.1588697706747</text:p>
          </table:table-cell>
          <table:table-cell table:formula="of:=([.C351]/([.$A$2]*[.$D$2]))" office:value-type="float" office:value="0.00341608050460172" calcext:value-type="float">
            <text:p>0.003416080504602</text:p>
          </table:table-cell>
          <table:table-cell table:formula="of:=1/[.D351]" office:value-type="float" office:value="292.733148019469" calcext:value-type="float">
            <text:p>292.73314801946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52]*[.$A$2]" office:value-type="float" office:value="26.186591015625" calcext:value-type="float">
            <text:p>26.186591015625</text:p>
          </table:table-cell>
          <table:table-cell table:formula="of:=SQRT([.$C$5]*[.B352])" office:value-type="float" office:value="16.1822714770285" calcext:value-type="float">
            <text:p>16.1822714770285</text:p>
          </table:table-cell>
          <table:table-cell table:formula="of:=([.C352]/([.$A$2]*[.$D$2]))" office:value-type="float" office:value="0.00342102776353654" calcext:value-type="float">
            <text:p>0.003421027763537</text:p>
          </table:table-cell>
          <table:table-cell table:formula="of:=1/[.D352]" office:value-type="float" office:value="292.309817142856" calcext:value-type="float">
            <text:p>292.30981714285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53]*[.$A$2]" office:value-type="float" office:value="26.2622748046875" calcext:value-type="float">
            <text:p>26.2622748046875</text:p>
          </table:table-cell>
          <table:table-cell table:formula="of:=SQRT([.$C$5]*[.B353])" office:value-type="float" office:value="16.2056393902516" calcext:value-type="float">
            <text:p>16.2056393902516</text:p>
          </table:table-cell>
          <table:table-cell table:formula="of:=([.C353]/([.$A$2]*[.$D$2]))" office:value-type="float" office:value="0.00342596787840396" calcext:value-type="float">
            <text:p>0.003425967878404</text:p>
          </table:table-cell>
          <table:table-cell table:formula="of:=1/[.D353]" office:value-type="float" office:value="291.88831754776" calcext:value-type="float">
            <text:p>291.8883175477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4]*[.$A$2]" office:value-type="float" office:value="26.33795859375" calcext:value-type="float">
            <text:p>26.33795859375</text:p>
          </table:table-cell>
          <table:table-cell table:formula="of:=SQRT([.$C$5]*[.B354])" office:value-type="float" office:value="16.2289736563191" calcext:value-type="float">
            <text:p>16.2289736563191</text:p>
          </table:table-cell>
          <table:table-cell table:formula="of:=([.C354]/([.$A$2]*[.$D$2]))" office:value-type="float" office:value="0.00343090088006395" calcext:value-type="float">
            <text:p>0.003430900880064</text:p>
          </table:table-cell>
          <table:table-cell table:formula="of:=1/[.D354]" office:value-type="float" office:value="291.46863606895" calcext:value-type="float">
            <text:p>291.4686360689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5]*[.$A$2]" office:value-type="float" office:value="26.4136423828125" calcext:value-type="float">
            <text:p>26.4136423828125</text:p>
          </table:table-cell>
          <table:table-cell table:formula="of:=SQRT([.$C$5]*[.B355])" office:value-type="float" office:value="16.2522744201581" calcext:value-type="float">
            <text:p>16.2522744201581</text:p>
          </table:table-cell>
          <table:table-cell table:formula="of:=([.C355]/([.$A$2]*[.$D$2]))" office:value-type="float" office:value="0.00343582679915497" calcext:value-type="float">
            <text:p>0.003435826799155</text:p>
          </table:table-cell>
          <table:table-cell table:formula="of:=1/[.D355]" office:value-type="float" office:value="291.050759673318" calcext:value-type="float">
            <text:p>291.05075967331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6]*[.$A$2]" office:value-type="float" office:value="26.489326171875" calcext:value-type="float">
            <text:p>26.489326171875</text:p>
          </table:table-cell>
          <table:table-cell table:formula="of:=SQRT([.$C$5]*[.B356])" office:value-type="float" office:value="16.2755418256582" calcext:value-type="float">
            <text:p>16.2755418256582</text:p>
          </table:table-cell>
          <table:table-cell table:formula="of:=([.C356]/([.$A$2]*[.$D$2]))" office:value-type="float" office:value="0.00344074566609614" calcext:value-type="float">
            <text:p>0.003440745666096</text:p>
          </table:table-cell>
          <table:table-cell table:formula="of:=1/[.D356]" office:value-type="float" office:value="290.634675458182" calcext:value-type="float">
            <text:p>290.63467545818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7]*[.$A$2]" office:value-type="float" office:value="26.5650099609375" calcext:value-type="float">
            <text:p>26.5650099609375</text:p>
          </table:table-cell>
          <table:table-cell table:formula="of:=SQRT([.$C$5]*[.B357])" office:value-type="float" office:value="16.2987760156821" calcext:value-type="float">
            <text:p>16.2987760156821</text:p>
          </table:table-cell>
          <table:table-cell table:formula="of:=([.C357]/([.$A$2]*[.$D$2]))" office:value-type="float" office:value="0.00344565751108947" calcext:value-type="float">
            <text:p>0.003445657511089</text:p>
          </table:table-cell>
          <table:table-cell table:formula="of:=1/[.D357]" office:value-type="float" office:value="290.220370649611" calcext:value-type="float">
            <text:p>290.22037064961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8]*[.$A$2]" office:value-type="float" office:value="26.64069375" calcext:value-type="float">
            <text:p>26.64069375</text:p>
          </table:table-cell>
          <table:table-cell table:formula="of:=SQRT([.$C$5]*[.B358])" office:value-type="float" office:value="16.3219771320756" calcext:value-type="float">
            <text:p>16.3219771320756</text:p>
          </table:table-cell>
          <table:table-cell table:formula="of:=([.C358]/([.$A$2]*[.$D$2]))" office:value-type="float" office:value="0.00345056236412199" calcext:value-type="float">
            <text:p>0.003450562364122</text:p>
          </table:table-cell>
          <table:table-cell table:formula="of:=1/[.D358]" office:value-type="float" office:value="289.807832600775" calcext:value-type="float">
            <text:p>289.80783260077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9]*[.$A$2]" office:value-type="float" office:value="26.7163775390625" calcext:value-type="float">
            <text:p>26.7163775390625</text:p>
          </table:table-cell>
          <table:table-cell table:formula="of:=SQRT([.$C$5]*[.B359])" office:value-type="float" office:value="16.3451453156778" calcext:value-type="float">
            <text:p>16.3451453156778</text:p>
          </table:table-cell>
          <table:table-cell table:formula="of:=([.C359]/([.$A$2]*[.$D$2]))" office:value-type="float" office:value="0.00345546025496793" calcext:value-type="float">
            <text:p>0.003455460254968</text:p>
          </table:table-cell>
          <table:table-cell table:formula="of:=1/[.D359]" office:value-type="float" office:value="289.39704879033" calcext:value-type="float">
            <text:p>289.3970487903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60]*[.$A$2]" office:value-type="float" office:value="26.792061328125" calcext:value-type="float">
            <text:p>26.792061328125</text:p>
          </table:table-cell>
          <table:table-cell table:formula="of:=SQRT([.$C$5]*[.B360])" office:value-type="float" office:value="16.3682807063311" calcext:value-type="float">
            <text:p>16.3682807063311</text:p>
          </table:table-cell>
          <table:table-cell table:formula="of:=([.C360]/([.$A$2]*[.$D$2]))" office:value-type="float" office:value="0.00346035121319078" calcext:value-type="float">
            <text:p>0.003460351213191</text:p>
          </table:table-cell>
          <table:table-cell table:formula="of:=1/[.D360]" office:value-type="float" office:value="288.988006820817" calcext:value-type="float">
            <text:p>288.98800682081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61]*[.$A$2]" office:value-type="float" office:value="26.8677451171875" calcext:value-type="float">
            <text:p>26.8677451171875</text:p>
          </table:table-cell>
          <table:table-cell table:formula="of:=SQRT([.$C$5]*[.B361])" office:value-type="float" office:value="16.3913834428908" calcext:value-type="float">
            <text:p>16.3913834428908</text:p>
          </table:table-cell>
          <table:table-cell table:formula="of:=([.C361]/([.$A$2]*[.$D$2]))" office:value-type="float" office:value="0.00346523526814541" calcext:value-type="float">
            <text:p>0.003465235268145</text:p>
          </table:table-cell>
          <table:table-cell table:formula="of:=1/[.D361]" office:value-type="float" office:value="288.580694417092" calcext:value-type="float">
            <text:p>288.58069441709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62]*[.$A$2]" office:value-type="float" office:value="26.94342890625" calcext:value-type="float">
            <text:p>26.94342890625</text:p>
          </table:table-cell>
          <table:table-cell table:formula="of:=SQRT([.$C$5]*[.B362])" office:value-type="float" office:value="16.4144536632353" calcext:value-type="float">
            <text:p>16.4144536632353</text:p>
          </table:table-cell>
          <table:table-cell table:formula="of:=([.C362]/([.$A$2]*[.$D$2]))" office:value-type="float" office:value="0.0034701124489801" calcext:value-type="float">
            <text:p>0.00347011244898</text:p>
          </table:table-cell>
          <table:table-cell table:formula="of:=1/[.D362]" office:value-type="float" office:value="288.175099424778" calcext:value-type="float">
            <text:p>288.17509942477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63]*[.$A$2]" office:value-type="float" office:value="27.0191126953125" calcext:value-type="float">
            <text:p>27.0191126953125</text:p>
          </table:table-cell>
          <table:table-cell table:formula="of:=SQRT([.$C$5]*[.B363])" office:value-type="float" office:value="16.4374915042754" calcext:value-type="float">
            <text:p>16.4374915042754</text:p>
          </table:table-cell>
          <table:table-cell table:formula="of:=([.C363]/([.$A$2]*[.$D$2]))" office:value-type="float" office:value="0.00347498278463859" calcext:value-type="float">
            <text:p>0.003474982784639</text:p>
          </table:table-cell>
          <table:table-cell table:formula="of:=1/[.D363]" office:value-type="float" office:value="287.771209808742" calcext:value-type="float">
            <text:p>287.77120980874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4]*[.$A$2]" office:value-type="float" office:value="27.094796484375" calcext:value-type="float">
            <text:p>27.094796484375</text:p>
          </table:table-cell>
          <table:table-cell table:formula="of:=SQRT([.$C$5]*[.B364])" office:value-type="float" office:value="16.4604971019635" calcext:value-type="float">
            <text:p>16.4604971019635</text:p>
          </table:table-cell>
          <table:table-cell table:formula="of:=([.C364]/([.$A$2]*[.$D$2]))" office:value-type="float" office:value="0.00347984630386206" calcext:value-type="float">
            <text:p>0.003479846303862</text:p>
          </table:table-cell>
          <table:table-cell table:formula="of:=1/[.D364]" office:value-type="float" office:value="287.369013651598" calcext:value-type="float">
            <text:p>287.36901365159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5]*[.$A$2]" office:value-type="float" office:value="27.1704802734375" calcext:value-type="float">
            <text:p>27.1704802734375</text:p>
          </table:table-cell>
          <table:table-cell table:formula="of:=SQRT([.$C$5]*[.B365])" office:value-type="float" office:value="16.4834705913037" calcext:value-type="float">
            <text:p>16.4834705913037</text:p>
          </table:table-cell>
          <table:table-cell table:formula="of:=([.C365]/([.$A$2]*[.$D$2]))" office:value-type="float" office:value="0.00348470303519114" calcext:value-type="float">
            <text:p>0.003484703035191</text:p>
          </table:table-cell>
          <table:table-cell table:formula="of:=1/[.D365]" office:value-type="float" office:value="286.968499152224" calcext:value-type="float">
            <text:p>286.96849915222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6]*[.$A$2]" office:value-type="float" office:value="27.2461640625" calcext:value-type="float">
            <text:p>27.2461640625</text:p>
          </table:table-cell>
          <table:table-cell table:formula="of:=SQRT([.$C$5]*[.B366])" office:value-type="float" office:value="16.5064121063604" calcext:value-type="float">
            <text:p>16.5064121063604</text:p>
          </table:table-cell>
          <table:table-cell table:formula="of:=([.C366]/([.$A$2]*[.$D$2]))" office:value-type="float" office:value="0.00348955300696783" calcext:value-type="float">
            <text:p>0.003489553006968</text:p>
          </table:table-cell>
          <table:table-cell table:formula="of:=1/[.D366]" office:value-type="float" office:value="286.569654624312" calcext:value-type="float">
            <text:p>286.56965462431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7]*[.$A$2]" office:value-type="float" office:value="27.3218478515625" calcext:value-type="float">
            <text:p>27.3218478515625</text:p>
          </table:table-cell>
          <table:table-cell table:formula="of:=SQRT([.$C$5]*[.B367])" office:value-type="float" office:value="16.5293217802675" calcext:value-type="float">
            <text:p>16.5293217802675</text:p>
          </table:table-cell>
          <table:table-cell table:formula="of:=([.C367]/([.$A$2]*[.$D$2]))" office:value-type="float" office:value="0.00349439624733746" calcext:value-type="float">
            <text:p>0.003494396247337</text:p>
          </table:table-cell>
          <table:table-cell table:formula="of:=1/[.D367]" office:value-type="float" office:value="286.172468494936" calcext:value-type="float">
            <text:p>286.17246849493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8]*[.$A$2]" office:value-type="float" office:value="27.397531640625" calcext:value-type="float">
            <text:p>27.397531640625</text:p>
          </table:table-cell>
          <table:table-cell table:formula="of:=SQRT([.$C$5]*[.B368])" office:value-type="float" office:value="16.5521997452378" calcext:value-type="float">
            <text:p>16.5521997452378</text:p>
          </table:table-cell>
          <table:table-cell table:formula="of:=([.C368]/([.$A$2]*[.$D$2]))" office:value-type="float" office:value="0.00349923278425057" calcext:value-type="float">
            <text:p>0.003499232784251</text:p>
          </table:table-cell>
          <table:table-cell table:formula="of:=1/[.D368]" office:value-type="float" office:value="285.776929303139" calcext:value-type="float">
            <text:p>285.77692930313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9]*[.$A$2]" office:value-type="float" office:value="27.4732154296875" calcext:value-type="float">
            <text:p>27.4732154296875</text:p>
          </table:table-cell>
          <table:table-cell table:formula="of:=SQRT([.$C$5]*[.B369])" office:value-type="float" office:value="16.5750461325715" calcext:value-type="float">
            <text:p>16.5750461325715</text:p>
          </table:table-cell>
          <table:table-cell table:formula="of:=([.C369]/([.$A$2]*[.$D$2]))" office:value-type="float" office:value="0.00350406264546481" calcext:value-type="float">
            <text:p>0.003504062645465</text:p>
          </table:table-cell>
          <table:table-cell table:formula="of:=1/[.D369]" office:value-type="float" office:value="285.383025698546" calcext:value-type="float">
            <text:p>285.38302569854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70]*[.$A$2]" office:value-type="float" office:value="27.54889921875" calcext:value-type="float">
            <text:p>27.54889921875</text:p>
          </table:table-cell>
          <table:table-cell table:formula="of:=SQRT([.$C$5]*[.B370])" office:value-type="float" office:value="16.5978610726654" calcext:value-type="float">
            <text:p>16.5978610726654</text:p>
          </table:table-cell>
          <table:table-cell table:formula="of:=([.C370]/([.$A$2]*[.$D$2]))" office:value-type="float" office:value="0.00350888585854681" calcext:value-type="float">
            <text:p>0.003508885858547</text:p>
          </table:table-cell>
          <table:table-cell table:formula="of:=1/[.D370]" office:value-type="float" office:value="284.990746439996" calcext:value-type="float">
            <text:p>284.99074643999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71]*[.$A$2]" office:value-type="float" office:value="27.6245830078125" calcext:value-type="float">
            <text:p>27.6245830078125</text:p>
          </table:table-cell>
          <table:table-cell table:formula="of:=SQRT([.$C$5]*[.B371])" office:value-type="float" office:value="16.6206446950209" calcext:value-type="float">
            <text:p>16.6206446950209</text:p>
          </table:table-cell>
          <table:table-cell table:formula="of:=([.C371]/([.$A$2]*[.$D$2]))" office:value-type="float" office:value="0.00351370245087396" calcext:value-type="float">
            <text:p>0.003513702450874</text:p>
          </table:table-cell>
          <table:table-cell table:formula="of:=1/[.D371]" office:value-type="float" office:value="284.600080394193" calcext:value-type="float">
            <text:p>284.600080394193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72]*[.$A$2]" office:value-type="float" office:value="27.700266796875" calcext:value-type="float">
            <text:p>27.700266796875</text:p>
          </table:table-cell>
          <table:table-cell table:formula="of:=SQRT([.$C$5]*[.B372])" office:value-type="float" office:value="16.6433971282533" calcext:value-type="float">
            <text:p>16.6433971282533</text:p>
          </table:table-cell>
          <table:table-cell table:formula="of:=([.C372]/([.$A$2]*[.$D$2]))" office:value-type="float" office:value="0.00351851244963628" calcext:value-type="float">
            <text:p>0.003518512449636</text:p>
          </table:table-cell>
          <table:table-cell table:formula="of:=1/[.D372]" office:value-type="float" office:value="284.21101653438" calcext:value-type="float">
            <text:p>284.2110165343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73]*[.$A$2]" office:value-type="float" office:value="27.7759505859375" calcext:value-type="float">
            <text:p>27.7759505859375</text:p>
          </table:table-cell>
          <table:table-cell table:formula="of:=SQRT([.$C$5]*[.B373])" office:value-type="float" office:value="16.6661185001" calcext:value-type="float">
            <text:p>16.6661185001</text:p>
          </table:table-cell>
          <table:table-cell table:formula="of:=([.C373]/([.$A$2]*[.$D$2]))" office:value-type="float" office:value="0.00352331588183822" calcext:value-type="float">
            <text:p>0.003523315881838</text:p>
          </table:table-cell>
          <table:table-cell table:formula="of:=1/[.D373]" office:value-type="float" office:value="283.823543939032" calcext:value-type="float">
            <text:p>283.82354393903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4]*[.$A$2]" office:value-type="float" office:value="27.851634375" calcext:value-type="float">
            <text:p>27.851634375</text:p>
          </table:table-cell>
          <table:table-cell table:formula="of:=SQRT([.$C$5]*[.B374])" office:value-type="float" office:value="16.6888089374287" calcext:value-type="float">
            <text:p>16.6888089374287</text:p>
          </table:table-cell>
          <table:table-cell table:formula="of:=([.C374]/([.$A$2]*[.$D$2]))" office:value-type="float" office:value="0.00352811277430035" calcext:value-type="float">
            <text:p>0.0035281127743</text:p>
          </table:table-cell>
          <table:table-cell table:formula="of:=1/[.D374]" office:value-type="float" office:value="283.437651790569" calcext:value-type="float">
            <text:p>283.43765179056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5]*[.$A$2]" office:value-type="float" office:value="27.9273181640625" calcext:value-type="float">
            <text:p>27.9273181640625</text:p>
          </table:table-cell>
          <table:table-cell table:formula="of:=SQRT([.$C$5]*[.B375])" office:value-type="float" office:value="16.7114685662459" calcext:value-type="float">
            <text:p>16.7114685662459</text:p>
          </table:table-cell>
          <table:table-cell table:formula="of:=([.C375]/([.$A$2]*[.$D$2]))" office:value-type="float" office:value="0.00353290315366119" calcext:value-type="float">
            <text:p>0.003532903153661</text:p>
          </table:table-cell>
          <table:table-cell table:formula="of:=1/[.D375]" office:value-type="float" office:value="283.053329374084" calcext:value-type="float">
            <text:p>283.05332937408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6]*[.$A$2]" office:value-type="float" office:value="28.003001953125" calcext:value-type="float">
            <text:p>28.003001953125</text:p>
          </table:table-cell>
          <table:table-cell table:formula="of:=SQRT([.$C$5]*[.B376])" office:value-type="float" office:value="16.734097511705" calcext:value-type="float">
            <text:p>16.734097511705</text:p>
          </table:table-cell>
          <table:table-cell table:formula="of:=([.C376]/([.$A$2]*[.$D$2]))" office:value-type="float" office:value="0.0035376870463789" calcext:value-type="float">
            <text:p>0.003537687046379</text:p>
          </table:table-cell>
          <table:table-cell table:formula="of:=1/[.D376]" office:value-type="float" office:value="282.670566076097" calcext:value-type="float">
            <text:p>282.67056607609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7]*[.$A$2]" office:value-type="float" office:value="28.0786857421875" calcext:value-type="float">
            <text:p>28.0786857421875</text:p>
          </table:table-cell>
          <table:table-cell table:formula="of:=SQRT([.$C$5]*[.B377])" office:value-type="float" office:value="16.7566958981141" calcext:value-type="float">
            <text:p>16.7566958981141</text:p>
          </table:table-cell>
          <table:table-cell table:formula="of:=([.C377]/([.$A$2]*[.$D$2]))" office:value-type="float" office:value="0.00354246447873298" calcext:value-type="float">
            <text:p>0.003542464478733</text:p>
          </table:table-cell>
          <table:table-cell table:formula="of:=1/[.D377]" office:value-type="float" office:value="282.289351383324" calcext:value-type="float">
            <text:p>282.28935138332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8]*[.$A$2]" office:value-type="float" office:value="28.15436953125" calcext:value-type="float">
            <text:p>28.15436953125</text:p>
          </table:table-cell>
          <table:table-cell table:formula="of:=SQRT([.$C$5]*[.B378])" office:value-type="float" office:value="16.7792638489446" calcext:value-type="float">
            <text:p>16.7792638489446</text:p>
          </table:table-cell>
          <table:table-cell table:formula="of:=([.C378]/([.$A$2]*[.$D$2]))" office:value-type="float" office:value="0.00354723547682598" calcext:value-type="float">
            <text:p>0.003547235476826</text:p>
          </table:table-cell>
          <table:table-cell table:formula="of:=1/[.D378]" office:value-type="float" office:value="281.909674881462" calcext:value-type="float">
            <text:p>281.90967488146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9]*[.$A$2]" office:value-type="float" office:value="28.2300533203125" calcext:value-type="float">
            <text:p>28.2300533203125</text:p>
          </table:table-cell>
          <table:table-cell table:formula="of:=SQRT([.$C$5]*[.B379])" office:value-type="float" office:value="16.8018014868384" calcext:value-type="float">
            <text:p>16.8018014868384</text:p>
          </table:table-cell>
          <table:table-cell table:formula="of:=([.C379]/([.$A$2]*[.$D$2]))" office:value-type="float" office:value="0.00355200006658512" calcext:value-type="float">
            <text:p>0.003552000066585</text:p>
          </table:table-cell>
          <table:table-cell table:formula="of:=1/[.D379]" office:value-type="float" office:value="281.531526253995" calcext:value-type="float">
            <text:p>281.53152625399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80]*[.$A$2]" office:value-type="float" office:value="28.305737109375" calcext:value-type="float">
            <text:p>28.305737109375</text:p>
          </table:table-cell>
          <table:table-cell table:formula="of:=SQRT([.$C$5]*[.B380])" office:value-type="float" office:value="16.824308933616" calcext:value-type="float">
            <text:p>16.824308933616</text:p>
          </table:table-cell>
          <table:table-cell table:formula="of:=([.C380]/([.$A$2]*[.$D$2]))" office:value-type="float" office:value="0.00355675827376399" calcext:value-type="float">
            <text:p>0.003556758273764</text:p>
          </table:table-cell>
          <table:table-cell table:formula="of:=1/[.D380]" office:value-type="float" office:value="281.154895281015" calcext:value-type="float">
            <text:p>281.1548952810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81]*[.$A$2]" office:value-type="float" office:value="28.3814208984375" calcext:value-type="float">
            <text:p>28.3814208984375</text:p>
          </table:table-cell>
          <table:table-cell table:formula="of:=SQRT([.$C$5]*[.B381])" office:value-type="float" office:value="16.8467863102841" calcext:value-type="float">
            <text:p>16.8467863102841</text:p>
          </table:table-cell>
          <table:table-cell table:formula="of:=([.C381]/([.$A$2]*[.$D$2]))" office:value-type="float" office:value="0.00356151012394412" calcext:value-type="float">
            <text:p>0.003561510123944</text:p>
          </table:table-cell>
          <table:table-cell table:formula="of:=1/[.D381]" office:value-type="float" office:value="280.779771838068" calcext:value-type="float">
            <text:p>280.77977183806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82]*[.$A$2]" office:value-type="float" office:value="28.4571046875" calcext:value-type="float">
            <text:p>28.4571046875</text:p>
          </table:table-cell>
          <table:table-cell table:formula="of:=SQRT([.$C$5]*[.B382])" office:value-type="float" office:value="16.8692337370433" calcext:value-type="float">
            <text:p>16.8692337370433</text:p>
          </table:table-cell>
          <table:table-cell table:formula="of:=([.C382]/([.$A$2]*[.$D$2]))" office:value-type="float" office:value="0.00356625564253663" calcext:value-type="float">
            <text:p>0.003566255642537</text:p>
          </table:table-cell>
          <table:table-cell table:formula="of:=1/[.D382]" office:value-type="float" office:value="280.406145895002" calcext:value-type="float">
            <text:p>280.40614589500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83]*[.$A$2]" office:value-type="float" office:value="28.5327884765625" calcext:value-type="float">
            <text:p>28.5327884765625</text:p>
          </table:table-cell>
          <table:table-cell table:formula="of:=SQRT([.$C$5]*[.B383])" office:value-type="float" office:value="16.8916513332955" calcext:value-type="float">
            <text:p>16.8916513332955</text:p>
          </table:table-cell>
          <table:table-cell table:formula="of:=([.C383]/([.$A$2]*[.$D$2]))" office:value-type="float" office:value="0.00357099485478378" calcext:value-type="float">
            <text:p>0.003570994854784</text:p>
          </table:table-cell>
          <table:table-cell table:formula="of:=1/[.D383]" office:value-type="float" office:value="280.034007514846" calcext:value-type="float">
            <text:p>280.03400751484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4]*[.$A$2]" office:value-type="float" office:value="28.608472265625" calcext:value-type="float">
            <text:p>28.608472265625</text:p>
          </table:table-cell>
          <table:table-cell table:formula="of:=SQRT([.$C$5]*[.B384])" office:value-type="float" office:value="16.9140392176514" calcext:value-type="float">
            <text:p>16.9140392176514</text:p>
          </table:table-cell>
          <table:table-cell table:formula="of:=([.C384]/([.$A$2]*[.$D$2]))" office:value-type="float" office:value="0.00357572778576056" calcext:value-type="float">
            <text:p>0.003575727785761</text:p>
          </table:table-cell>
          <table:table-cell table:formula="of:=1/[.D384]" office:value-type="float" office:value="279.663346852702" calcext:value-type="float">
            <text:p>279.66334685270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5]*[.$A$2]" office:value-type="float" office:value="28.6841560546875" calcext:value-type="float">
            <text:p>28.6841560546875</text:p>
          </table:table-cell>
          <table:table-cell table:formula="of:=SQRT([.$C$5]*[.B385])" office:value-type="float" office:value="16.9363975079376" calcext:value-type="float">
            <text:p>16.9363975079376</text:p>
          </table:table-cell>
          <table:table-cell table:formula="of:=([.C385]/([.$A$2]*[.$D$2]))" office:value-type="float" office:value="0.00358045446037623" calcext:value-type="float">
            <text:p>0.003580454460376</text:p>
          </table:table-cell>
          <table:table-cell table:formula="of:=1/[.D385]" office:value-type="float" office:value="279.294154154644" calcext:value-type="float">
            <text:p>279.29415415464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6]*[.$A$2]" office:value-type="float" office:value="28.75983984375" calcext:value-type="float">
            <text:p>28.75983984375</text:p>
          </table:table-cell>
          <table:table-cell table:formula="of:=SQRT([.$C$5]*[.B386])" office:value-type="float" office:value="16.9587263212041" calcext:value-type="float">
            <text:p>16.9587263212041</text:p>
          </table:table-cell>
          <table:table-cell table:formula="of:=([.C386]/([.$A$2]*[.$D$2]))" office:value-type="float" office:value="0.00358517490337583" calcext:value-type="float">
            <text:p>0.003585174903376</text:p>
          </table:table-cell>
          <table:table-cell table:formula="of:=1/[.D386]" office:value-type="float" office:value="278.926419756646" calcext:value-type="float">
            <text:p>278.92641975664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7]*[.$A$2]" office:value-type="float" office:value="28.8355236328125" calcext:value-type="float">
            <text:p>28.8355236328125</text:p>
          </table:table-cell>
          <table:table-cell table:formula="of:=SQRT([.$C$5]*[.B387])" office:value-type="float" office:value="16.9810257737313" calcext:value-type="float">
            <text:p>16.9810257737313</text:p>
          </table:table-cell>
          <table:table-cell table:formula="of:=([.C387]/([.$A$2]*[.$D$2]))" office:value-type="float" office:value="0.00358988913934174" calcext:value-type="float">
            <text:p>0.003589889139342</text:p>
          </table:table-cell>
          <table:table-cell table:formula="of:=1/[.D387]" office:value-type="float" office:value="278.560134083518" calcext:value-type="float">
            <text:p>278.56013408351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8]*[.$A$2]" office:value-type="float" office:value="28.911207421875" calcext:value-type="float">
            <text:p>28.911207421875</text:p>
          </table:table-cell>
          <table:table-cell table:formula="of:=SQRT([.$C$5]*[.B388])" office:value-type="float" office:value="17.003295981037" calcext:value-type="float">
            <text:p>17.003295981037</text:p>
          </table:table-cell>
          <table:table-cell table:formula="of:=([.C388]/([.$A$2]*[.$D$2]))" office:value-type="float" office:value="0.00359459719269512" calcext:value-type="float">
            <text:p>0.003594597192695</text:p>
          </table:table-cell>
          <table:table-cell table:formula="of:=1/[.D388]" office:value-type="float" office:value="278.195287647857" calcext:value-type="float">
            <text:p>278.19528764785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9]*[.$A$2]" office:value-type="float" office:value="28.9868912109375" calcext:value-type="float">
            <text:p>28.9868912109375</text:p>
          </table:table-cell>
          <table:table-cell table:formula="of:=SQRT([.$C$5]*[.B389])" office:value-type="float" office:value="17.0255370578838" calcext:value-type="float">
            <text:p>17.0255370578838</text:p>
          </table:table-cell>
          <table:table-cell table:formula="of:=([.C389]/([.$A$2]*[.$D$2]))" office:value-type="float" office:value="0.00359929908769743" calcext:value-type="float">
            <text:p>0.003599299087697</text:p>
          </table:table-cell>
          <table:table-cell table:formula="of:=1/[.D389]" office:value-type="float" office:value="277.831871049018" calcext:value-type="float">
            <text:p>277.831871049018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90]*[.$A$2]" office:value-type="float" office:value="29.062575" calcext:value-type="float">
            <text:p>29.062575</text:p>
          </table:table-cell>
          <table:table-cell table:formula="of:=SQRT([.$C$5]*[.B390])" office:value-type="float" office:value="17.0477491182854" calcext:value-type="float">
            <text:p>17.0477491182854</text:p>
          </table:table-cell>
          <table:table-cell table:formula="of:=([.C390]/([.$A$2]*[.$D$2]))" office:value-type="float" office:value="0.00360399484845184" calcext:value-type="float">
            <text:p>0.003603994848452</text:p>
          </table:table-cell>
          <table:table-cell table:formula="of:=1/[.D390]" office:value-type="float" office:value="277.469874972093" calcext:value-type="float">
            <text:p>277.46987497209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91]*[.$A$2]" office:value-type="float" office:value="29.1382587890625" calcext:value-type="float">
            <text:p>29.1382587890625</text:p>
          </table:table-cell>
          <table:table-cell table:formula="of:=SQRT([.$C$5]*[.B391])" office:value-type="float" office:value="17.0699322755137" calcext:value-type="float">
            <text:p>17.0699322755137</text:p>
          </table:table-cell>
          <table:table-cell table:formula="of:=([.C391]/([.$A$2]*[.$D$2]))" office:value-type="float" office:value="0.00360868449890474" calcext:value-type="float">
            <text:p>0.003608684498905</text:p>
          </table:table-cell>
          <table:table-cell table:formula="of:=1/[.D391]" office:value-type="float" office:value="277.109290186911" calcext:value-type="float">
            <text:p>277.10929018691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92]*[.$A$2]" office:value-type="float" office:value="29.213942578125" calcext:value-type="float">
            <text:p>29.213942578125</text:p>
          </table:table-cell>
          <table:table-cell table:formula="of:=SQRT([.$C$5]*[.B392])" office:value-type="float" office:value="17.0920866421058" calcext:value-type="float">
            <text:p>17.0920866421058</text:p>
          </table:table-cell>
          <table:table-cell table:formula="of:=([.C392]/([.$A$2]*[.$D$2]))" office:value-type="float" office:value="0.00361336806284707" calcext:value-type="float">
            <text:p>0.003613368062847</text:p>
          </table:table-cell>
          <table:table-cell table:formula="of:=1/[.D392]" office:value-type="float" office:value="276.750107547049" calcext:value-type="float">
            <text:p>276.75010754704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93]*[.$A$2]" office:value-type="float" office:value="29.2896263671875" calcext:value-type="float">
            <text:p>29.2896263671875</text:p>
          </table:table-cell>
          <table:table-cell table:formula="of:=SQRT([.$C$5]*[.B393])" office:value-type="float" office:value="17.11421232987" calcext:value-type="float">
            <text:p>17.11421232987</text:p>
          </table:table-cell>
          <table:table-cell table:formula="of:=([.C393]/([.$A$2]*[.$D$2]))" office:value-type="float" office:value="0.00361804556391584" calcext:value-type="float">
            <text:p>0.003618045563916</text:p>
          </table:table-cell>
          <table:table-cell table:formula="of:=1/[.D393]" office:value-type="float" office:value="276.392317988857" calcext:value-type="float">
            <text:p>276.39231798885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4]*[.$A$2]" office:value-type="float" office:value="29.36531015625" calcext:value-type="float">
            <text:p>29.36531015625</text:p>
          </table:table-cell>
          <table:table-cell table:formula="of:=SQRT([.$C$5]*[.B394])" office:value-type="float" office:value="17.1363094498932" calcext:value-type="float">
            <text:p>17.1363094498932</text:p>
          </table:table-cell>
          <table:table-cell table:formula="of:=([.C394]/([.$A$2]*[.$D$2]))" office:value-type="float" office:value="0.00362271702559543" calcext:value-type="float">
            <text:p>0.003622717025595</text:p>
          </table:table-cell>
          <table:table-cell table:formula="of:=1/[.D394]" office:value-type="float" office:value="276.035912530497" calcext:value-type="float">
            <text:p>276.03591253049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5]*[.$A$2]" office:value-type="float" office:value="29.4409939453125" calcext:value-type="float">
            <text:p>29.4409939453125</text:p>
          </table:table-cell>
          <table:table-cell table:formula="of:=SQRT([.$C$5]*[.B395])" office:value-type="float" office:value="17.1583781125468" calcext:value-type="float">
            <text:p>17.1583781125468</text:p>
          </table:table-cell>
          <table:table-cell table:formula="of:=([.C395]/([.$A$2]*[.$D$2]))" office:value-type="float" office:value="0.003627382471219" calcext:value-type="float">
            <text:p>0.003627382471219</text:p>
          </table:table-cell>
          <table:table-cell table:formula="of:=1/[.D395]" office:value-type="float" office:value="275.680882270996" calcext:value-type="float">
            <text:p>275.68088227099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6]*[.$A$2]" office:value-type="float" office:value="29.516677734375" calcext:value-type="float">
            <text:p>29.516677734375</text:p>
          </table:table-cell>
          <table:table-cell table:formula="of:=SQRT([.$C$5]*[.B396])" office:value-type="float" office:value="17.1804184274933" calcext:value-type="float">
            <text:p>17.1804184274933</text:p>
          </table:table-cell>
          <table:table-cell table:formula="of:=([.C396]/([.$A$2]*[.$D$2]))" office:value-type="float" office:value="0.00363204192396987" calcext:value-type="float">
            <text:p>0.00363204192397</text:p>
          </table:table-cell>
          <table:table-cell table:formula="of:=1/[.D396]" office:value-type="float" office:value="275.327218389315" calcext:value-type="float">
            <text:p>275.32721838931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7]*[.$A$2]" office:value-type="float" office:value="29.5923615234375" calcext:value-type="float">
            <text:p>29.5923615234375</text:p>
          </table:table-cell>
          <table:table-cell table:formula="of:=SQRT([.$C$5]*[.B397])" office:value-type="float" office:value="17.2024305036926" calcext:value-type="float">
            <text:p>17.2024305036926</text:p>
          </table:table-cell>
          <table:table-cell table:formula="of:=([.C397]/([.$A$2]*[.$D$2]))" office:value-type="float" office:value="0.00363669540688282" calcext:value-type="float">
            <text:p>0.003636695406883</text:p>
          </table:table-cell>
          <table:table-cell table:formula="of:=1/[.D397]" office:value-type="float" office:value="274.974912143425" calcext:value-type="float">
            <text:p>274.97491214342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8]*[.$A$2]" office:value-type="float" office:value="29.6680453125" calcext:value-type="float">
            <text:p>29.6680453125</text:p>
          </table:table-cell>
          <table:table-cell table:formula="of:=SQRT([.$C$5]*[.B398])" office:value-type="float" office:value="17.2244144494087" calcext:value-type="float">
            <text:p>17.2244144494087</text:p>
          </table:table-cell>
          <table:table-cell table:formula="of:=([.C398]/([.$A$2]*[.$D$2]))" office:value-type="float" office:value="0.00364134294284547" calcext:value-type="float">
            <text:p>0.003641342942845</text:p>
          </table:table-cell>
          <table:table-cell table:formula="of:=1/[.D398]" office:value-type="float" office:value="274.623954869399" calcext:value-type="float">
            <text:p>274.62395486939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9]*[.$A$2]" office:value-type="float" office:value="29.7437291015625" calcext:value-type="float">
            <text:p>29.7437291015625</text:p>
          </table:table-cell>
          <table:table-cell table:formula="of:=SQRT([.$C$5]*[.B399])" office:value-type="float" office:value="17.2463703722153" calcext:value-type="float">
            <text:p>17.2463703722153</text:p>
          </table:table-cell>
          <table:table-cell table:formula="of:=([.C399]/([.$A$2]*[.$D$2]))" office:value-type="float" office:value="0.00364598455459954" calcext:value-type="float">
            <text:p>0.0036459845546</text:p>
          </table:table-cell>
          <table:table-cell table:formula="of:=1/[.D399]" office:value-type="float" office:value="274.274337980523" calcext:value-type="float">
            <text:p>274.27433798052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400]*[.$A$2]" office:value-type="float" office:value="29.819412890625" calcext:value-type="float">
            <text:p>29.819412890625</text:p>
          </table:table-cell>
          <table:table-cell table:formula="of:=SQRT([.$C$5]*[.B400])" office:value-type="float" office:value="17.2682983790022" calcext:value-type="float">
            <text:p>17.2682983790022</text:p>
          </table:table-cell>
          <table:table-cell table:formula="of:=([.C400]/([.$A$2]*[.$D$2]))" office:value-type="float" office:value="0.00365062026474218" calcext:value-type="float">
            <text:p>0.003650620264742</text:p>
          </table:table-cell>
          <table:table-cell table:formula="of:=1/[.D400]" office:value-type="float" office:value="273.926052966405" calcext:value-type="float">
            <text:p>273.92605296640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401]*[.$A$2]" office:value-type="float" office:value="29.8950966796875" calcext:value-type="float">
            <text:p>29.8950966796875</text:p>
          </table:table-cell>
          <table:table-cell table:formula="of:=SQRT([.$C$5]*[.B401])" office:value-type="float" office:value="17.2901985759816" calcext:value-type="float">
            <text:p>17.2901985759816</text:p>
          </table:table-cell>
          <table:table-cell table:formula="of:=([.C401]/([.$A$2]*[.$D$2]))" office:value-type="float" office:value="0.00365525009572726" calcext:value-type="float">
            <text:p>0.003655250095727</text:p>
          </table:table-cell>
          <table:table-cell table:formula="of:=1/[.D401]" office:value-type="float" office:value="273.579091392113" calcext:value-type="float">
            <text:p>273.57909139211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402]*[.$A$2]" office:value-type="float" office:value="29.97078046875" calcext:value-type="float">
            <text:p>29.97078046875</text:p>
          </table:table-cell>
          <table:table-cell table:formula="of:=SQRT([.$C$5]*[.B402])" office:value-type="float" office:value="17.3120710686937" calcext:value-type="float">
            <text:p>17.3120710686937</text:p>
          </table:table-cell>
          <table:table-cell table:formula="of:=([.C402]/([.$A$2]*[.$D$2]))" office:value-type="float" office:value="0.00365987406986662" calcext:value-type="float">
            <text:p>0.003659874069867</text:p>
          </table:table-cell>
          <table:table-cell table:formula="of:=1/[.D402]" office:value-type="float" office:value="273.233444897312" calcext:value-type="float">
            <text:p>273.23344489731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403]*[.$A$2]" office:value-type="float" office:value="30.0464642578125" calcext:value-type="float">
            <text:p>30.0464642578125</text:p>
          </table:table-cell>
          <table:table-cell table:formula="of:=SQRT([.$C$5]*[.B403])" office:value-type="float" office:value="17.3339159620129" calcext:value-type="float">
            <text:p>17.3339159620129</text:p>
          </table:table-cell>
          <table:table-cell table:formula="of:=([.C403]/([.$A$2]*[.$D$2]))" office:value-type="float" office:value="0.00366449220933132" calcext:value-type="float">
            <text:p>0.003664492209331</text:p>
          </table:table-cell>
          <table:table-cell table:formula="of:=1/[.D403]" office:value-type="float" office:value="272.889105195417" calcext:value-type="float">
            <text:p>272.88910519541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4]*[.$A$2]" office:value-type="float" office:value="30.122148046875" calcext:value-type="float">
            <text:p>30.122148046875</text:p>
          </table:table-cell>
          <table:table-cell table:formula="of:=SQRT([.$C$5]*[.B404])" office:value-type="float" office:value="17.3557333601536" calcext:value-type="float">
            <text:p>17.3557333601536</text:p>
          </table:table-cell>
          <table:table-cell table:formula="of:=([.C404]/([.$A$2]*[.$D$2]))" office:value-type="float" office:value="0.0036691045361529" calcext:value-type="float">
            <text:p>0.003669104536153</text:p>
          </table:table-cell>
          <table:table-cell table:formula="of:=1/[.D404]" office:value-type="float" office:value="272.546064072764" calcext:value-type="float">
            <text:p>272.54606407276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5]*[.$A$2]" office:value-type="float" office:value="30.1978318359375" calcext:value-type="float">
            <text:p>30.1978318359375</text:p>
          </table:table-cell>
          <table:table-cell table:formula="of:=SQRT([.$C$5]*[.B405])" office:value-type="float" office:value="17.3775233666761" calcext:value-type="float">
            <text:p>17.3775233666761</text:p>
          </table:table-cell>
          <table:table-cell table:formula="of:=([.C405]/([.$A$2]*[.$D$2]))" office:value-type="float" office:value="0.00367371107222461" calcext:value-type="float">
            <text:p>0.003673711072225</text:p>
          </table:table-cell>
          <table:table-cell table:formula="of:=1/[.D405]" office:value-type="float" office:value="272.204313387784" calcext:value-type="float">
            <text:p>272.20431338778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6]*[.$A$2]" office:value-type="float" office:value="30.273515625" calcext:value-type="float">
            <text:p>30.273515625</text:p>
          </table:table-cell>
          <table:table-cell table:formula="of:=SQRT([.$C$5]*[.B406])" office:value-type="float" office:value="17.3992860844921" calcext:value-type="float">
            <text:p>17.3992860844921</text:p>
          </table:table-cell>
          <table:table-cell table:formula="of:=([.C406]/([.$A$2]*[.$D$2]))" office:value-type="float" office:value="0.00367831183930259" calcext:value-type="float">
            <text:p>0.003678311839303</text:p>
          </table:table-cell>
          <table:table-cell table:formula="of:=1/[.D406]" office:value-type="float" office:value="271.863845070189" calcext:value-type="float">
            <text:p>271.86384507018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7]*[.$A$2]" office:value-type="float" office:value="30.3491994140625" calcext:value-type="float">
            <text:p>30.3491994140625</text:p>
          </table:table-cell>
          <table:table-cell table:formula="of:=SQRT([.$C$5]*[.B407])" office:value-type="float" office:value="17.4210216158704" calcext:value-type="float">
            <text:p>17.4210216158704</text:p>
          </table:table-cell>
          <table:table-cell table:formula="of:=([.C407]/([.$A$2]*[.$D$2]))" office:value-type="float" office:value="0.00368290685900709" calcext:value-type="float">
            <text:p>0.003682906859007</text:p>
          </table:table-cell>
          <table:table-cell table:formula="of:=1/[.D407]" office:value-type="float" office:value="271.524651120175" calcext:value-type="float">
            <text:p>271.52465112017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8]*[.$A$2]" office:value-type="float" office:value="30.424883203125" calcext:value-type="float">
            <text:p>30.424883203125</text:p>
          </table:table-cell>
          <table:table-cell table:formula="of:=SQRT([.$C$5]*[.B408])" office:value-type="float" office:value="17.4427300624429" calcext:value-type="float">
            <text:p>17.4427300624429</text:p>
          </table:table-cell>
          <table:table-cell table:formula="of:=([.C408]/([.$A$2]*[.$D$2]))" office:value-type="float" office:value="0.00368749615282367" calcext:value-type="float">
            <text:p>0.003687496152824</text:p>
          </table:table-cell>
          <table:table-cell table:formula="of:=1/[.D408]" office:value-type="float" office:value="271.186723607632" calcext:value-type="float">
            <text:p>271.18672360763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9]*[.$A$2]" office:value-type="float" office:value="30.5005669921875" calcext:value-type="float">
            <text:p>30.5005669921875</text:p>
          </table:table-cell>
          <table:table-cell table:formula="of:=SQRT([.$C$5]*[.B409])" office:value-type="float" office:value="17.4644115252096" calcext:value-type="float">
            <text:p>17.4644115252096</text:p>
          </table:table-cell>
          <table:table-cell table:formula="of:=([.C409]/([.$A$2]*[.$D$2]))" office:value-type="float" office:value="0.00369207974210434" calcext:value-type="float">
            <text:p>0.003692079742104</text:p>
          </table:table-cell>
          <table:table-cell table:formula="of:=1/[.D409]" office:value-type="float" office:value="270.850054671365" calcext:value-type="float">
            <text:p>270.85005467136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10]*[.$A$2]" office:value-type="float" office:value="30.57625078125" calcext:value-type="float">
            <text:p>30.57625078125</text:p>
          </table:table-cell>
          <table:table-cell table:formula="of:=SQRT([.$C$5]*[.B410])" office:value-type="float" office:value="17.4860661045445" calcext:value-type="float">
            <text:p>17.4860661045445</text:p>
          </table:table-cell>
          <table:table-cell table:formula="of:=([.C410]/([.$A$2]*[.$D$2]))" office:value-type="float" office:value="0.00369665764806874" calcext:value-type="float">
            <text:p>0.003696657648069</text:p>
          </table:table-cell>
          <table:table-cell table:formula="of:=1/[.D410]" office:value-type="float" office:value="270.514636518325" calcext:value-type="float">
            <text:p>270.51463651832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11]*[.$A$2]" office:value-type="float" office:value="30.6519345703125" calcext:value-type="float">
            <text:p>30.6519345703125</text:p>
          </table:table-cell>
          <table:table-cell table:formula="of:=SQRT([.$C$5]*[.B411])" office:value-type="float" office:value="17.5076939002007" calcext:value-type="float">
            <text:p>17.5076939002007</text:p>
          </table:table-cell>
          <table:table-cell table:formula="of:=([.C411]/([.$A$2]*[.$D$2]))" office:value-type="float" office:value="0.00370122989180529" calcext:value-type="float">
            <text:p>0.003701229891805</text:p>
          </table:table-cell>
          <table:table-cell table:formula="of:=1/[.D411]" office:value-type="float" office:value="270.18046142285" calcext:value-type="float">
            <text:p>270.1804614228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12]*[.$A$2]" office:value-type="float" office:value="30.727618359375" calcext:value-type="float">
            <text:p>30.727618359375</text:p>
          </table:table-cell>
          <table:table-cell table:formula="of:=SQRT([.$C$5]*[.B412])" office:value-type="float" office:value="17.5292950113161" calcext:value-type="float">
            <text:p>17.5292950113161</text:p>
          </table:table-cell>
          <table:table-cell table:formula="of:=([.C412]/([.$A$2]*[.$D$2]))" office:value-type="float" office:value="0.0037057964942723" calcext:value-type="float">
            <text:p>0.003705796494272</text:p>
          </table:table-cell>
          <table:table-cell table:formula="of:=1/[.D412]" office:value-type="float" office:value="269.847521725924" calcext:value-type="float">
            <text:p>269.84752172592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13]*[.$A$2]" office:value-type="float" office:value="30.8033021484375" calcext:value-type="float">
            <text:p>30.8033021484375</text:p>
          </table:table-cell>
          <table:table-cell table:formula="of:=SQRT([.$C$5]*[.B413])" office:value-type="float" office:value="17.5508695364183" calcext:value-type="float">
            <text:p>17.5508695364183</text:p>
          </table:table-cell>
          <table:table-cell table:formula="of:=([.C413]/([.$A$2]*[.$D$2]))" office:value-type="float" office:value="0.00371035747629912" calcext:value-type="float">
            <text:p>0.003710357476299</text:p>
          </table:table-cell>
          <table:table-cell table:formula="of:=1/[.D413]" office:value-type="float" office:value="269.515809834433" calcext:value-type="float">
            <text:p>269.51580983443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4]*[.$A$2]" office:value-type="float" office:value="30.8789859375" calcext:value-type="float">
            <text:p>30.8789859375</text:p>
          </table:table-cell>
          <table:table-cell table:formula="of:=SQRT([.$C$5]*[.B414])" office:value-type="float" office:value="17.5724175734302" calcext:value-type="float">
            <text:p>17.5724175734302</text:p>
          </table:table-cell>
          <table:table-cell table:formula="of:=([.C414]/([.$A$2]*[.$D$2]))" office:value-type="float" office:value="0.00371491285858722" calcext:value-type="float">
            <text:p>0.003714912858587</text:p>
          </table:table-cell>
          <table:table-cell table:formula="of:=1/[.D414]" office:value-type="float" office:value="269.185318220439" calcext:value-type="float">
            <text:p>269.18531822043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5]*[.$A$2]" office:value-type="float" office:value="30.9546697265625" calcext:value-type="float">
            <text:p>30.9546697265625</text:p>
          </table:table-cell>
          <table:table-cell table:formula="of:=SQRT([.$C$5]*[.B415])" office:value-type="float" office:value="17.5939392196752" calcext:value-type="float">
            <text:p>17.5939392196752</text:p>
          </table:table-cell>
          <table:table-cell table:formula="of:=([.C415]/([.$A$2]*[.$D$2]))" office:value-type="float" office:value="0.0037194626617113" calcext:value-type="float">
            <text:p>0.003719462661711</text:p>
          </table:table-cell>
          <table:table-cell table:formula="of:=1/[.D415]" office:value-type="float" office:value="268.856039420464" calcext:value-type="float">
            <text:p>268.85603942046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6]*[.$A$2]" office:value-type="float" office:value="31.030353515625" calcext:value-type="float">
            <text:p>31.030353515625</text:p>
          </table:table-cell>
          <table:table-cell table:formula="of:=SQRT([.$C$5]*[.B416])" office:value-type="float" office:value="17.6154345718818" calcext:value-type="float">
            <text:p>17.6154345718818</text:p>
          </table:table-cell>
          <table:table-cell table:formula="of:=([.C416]/([.$A$2]*[.$D$2]))" office:value-type="float" office:value="0.0037240069061204" calcext:value-type="float">
            <text:p>0.00372400690612</text:p>
          </table:table-cell>
          <table:table-cell table:formula="of:=1/[.D416]" office:value-type="float" office:value="268.527966034784" calcext:value-type="float">
            <text:p>268.52796603478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7]*[.$A$2]" office:value-type="float" office:value="31.1060373046875" calcext:value-type="float">
            <text:p>31.1060373046875</text:p>
          </table:table-cell>
          <table:table-cell table:formula="of:=SQRT([.$C$5]*[.B417])" office:value-type="float" office:value="17.6369037261894" calcext:value-type="float">
            <text:p>17.6369037261894</text:p>
          </table:table-cell>
          <table:table-cell table:formula="of:=([.C417]/([.$A$2]*[.$D$2]))" office:value-type="float" office:value="0.00372854561213891" calcext:value-type="float">
            <text:p>0.003728545612139</text:p>
          </table:table-cell>
          <table:table-cell table:formula="of:=1/[.D417]" office:value-type="float" office:value="268.201090726725" calcext:value-type="float">
            <text:p>268.20109072672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8]*[.$A$2]" office:value-type="float" office:value="31.18172109375" calcext:value-type="float">
            <text:p>31.18172109375</text:p>
          </table:table-cell>
          <table:table-cell table:formula="of:=SQRT([.$C$5]*[.B418])" office:value-type="float" office:value="17.6583467781528" calcext:value-type="float">
            <text:p>17.6583467781528</text:p>
          </table:table-cell>
          <table:table-cell table:formula="of:=([.C418]/([.$A$2]*[.$D$2]))" office:value-type="float" office:value="0.00373307879996769" calcext:value-type="float">
            <text:p>0.003733078799968</text:p>
          </table:table-cell>
          <table:table-cell table:formula="of:=1/[.D418]" office:value-type="float" office:value="267.875406221978" calcext:value-type="float">
            <text:p>267.87540622197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9]*[.$A$2]" office:value-type="float" office:value="31.2574048828125" calcext:value-type="float">
            <text:p>31.2574048828125</text:p>
          </table:table-cell>
          <table:table-cell table:formula="of:=SQRT([.$C$5]*[.B419])" office:value-type="float" office:value="17.6797638227473" calcext:value-type="float">
            <text:p>17.6797638227473</text:p>
          </table:table-cell>
          <table:table-cell table:formula="of:=([.C419]/([.$A$2]*[.$D$2]))" office:value-type="float" office:value="0.00373760648968509" calcext:value-type="float">
            <text:p>0.003737606489685</text:p>
          </table:table-cell>
          <table:table-cell table:formula="of:=1/[.D419]" office:value-type="float" office:value="267.550905307919" calcext:value-type="float">
            <text:p>267.55090530791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20]*[.$A$2]" office:value-type="float" office:value="31.333088671875" calcext:value-type="float">
            <text:p>31.333088671875</text:p>
          </table:table-cell>
          <table:table-cell table:formula="of:=SQRT([.$C$5]*[.B420])" office:value-type="float" office:value="17.7011549543737" calcext:value-type="float">
            <text:p>17.7011549543737</text:p>
          </table:table-cell>
          <table:table-cell table:formula="of:=([.C420]/([.$A$2]*[.$D$2]))" office:value-type="float" office:value="0.00374212870124799" calcext:value-type="float">
            <text:p>0.003742128701248</text:p>
          </table:table-cell>
          <table:table-cell table:formula="of:=1/[.D420]" office:value-type="float" office:value="267.227580832937" calcext:value-type="float">
            <text:p>267.22758083293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21]*[.$A$2]" office:value-type="float" office:value="31.4087724609375" calcext:value-type="float">
            <text:p>31.4087724609375</text:p>
          </table:table-cell>
          <table:table-cell table:formula="of:=SQRT([.$C$5]*[.B421])" office:value-type="float" office:value="17.7225202668631" calcext:value-type="float">
            <text:p>17.7225202668631</text:p>
          </table:table-cell>
          <table:table-cell table:formula="of:=([.C421]/([.$A$2]*[.$D$2]))" office:value-type="float" office:value="0.00374664545449284" calcext:value-type="float">
            <text:p>0.003746645454493</text:p>
          </table:table-cell>
          <table:table-cell table:formula="of:=1/[.D421]" office:value-type="float" office:value="266.90542570577" calcext:value-type="float">
            <text:p>266.9054257057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22]*[.$A$2]" office:value-type="float" office:value="31.48445625" calcext:value-type="float">
            <text:p>31.48445625</text:p>
          </table:table-cell>
          <table:table-cell table:formula="of:=SQRT([.$C$5]*[.B422])" office:value-type="float" office:value="17.7438598534817" calcext:value-type="float">
            <text:p>17.7438598534817</text:p>
          </table:table-cell>
          <table:table-cell table:formula="of:=([.C422]/([.$A$2]*[.$D$2]))" office:value-type="float" office:value="0.00375115676913665" calcext:value-type="float">
            <text:p>0.003751156769137</text:p>
          </table:table-cell>
          <table:table-cell table:formula="of:=1/[.D422]" office:value-type="float" office:value="266.584432894857" calcext:value-type="float">
            <text:p>266.58443289485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23]*[.$A$2]" office:value-type="float" office:value="31.5601400390625" calcext:value-type="float">
            <text:p>31.5601400390625</text:p>
          </table:table-cell>
          <table:table-cell table:formula="of:=SQRT([.$C$5]*[.B423])" office:value-type="float" office:value="17.7651738069354" calcext:value-type="float">
            <text:p>17.7651738069354</text:p>
          </table:table-cell>
          <table:table-cell table:formula="of:=([.C423]/([.$A$2]*[.$D$2]))" office:value-type="float" office:value="0.00375566266477803" calcext:value-type="float">
            <text:p>0.003755662664778</text:p>
          </table:table-cell>
          <table:table-cell table:formula="of:=1/[.D423]" office:value-type="float" office:value="266.264595427689" calcext:value-type="float">
            <text:p>266.26459542768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4]*[.$A$2]" office:value-type="float" office:value="31.635823828125" calcext:value-type="float">
            <text:p>31.635823828125</text:p>
          </table:table-cell>
          <table:table-cell table:formula="of:=SQRT([.$C$5]*[.B424])" office:value-type="float" office:value="17.7864622193749" calcext:value-type="float">
            <text:p>17.7864622193749</text:p>
          </table:table-cell>
          <table:table-cell table:formula="of:=([.C424]/([.$A$2]*[.$D$2]))" office:value-type="float" office:value="0.00376016316089814" calcext:value-type="float">
            <text:p>0.003760163160898</text:p>
          </table:table-cell>
          <table:table-cell table:formula="of:=1/[.D424]" office:value-type="float" office:value="265.945906390175" calcext:value-type="float">
            <text:p>265.94590639017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5]*[.$A$2]" office:value-type="float" office:value="31.7115076171875" calcext:value-type="float">
            <text:p>31.7115076171875</text:p>
          </table:table-cell>
          <table:table-cell table:formula="of:=SQRT([.$C$5]*[.B425])" office:value-type="float" office:value="17.8077251823998" calcext:value-type="float">
            <text:p>17.8077251823998</text:p>
          </table:table-cell>
          <table:table-cell table:formula="of:=([.C425]/([.$A$2]*[.$D$2]))" office:value-type="float" office:value="0.00376465827686171" calcext:value-type="float">
            <text:p>0.003764658276862</text:p>
          </table:table-cell>
          <table:table-cell table:formula="of:=1/[.D425]" office:value-type="float" office:value="265.628358926011" calcext:value-type="float">
            <text:p>265.62835892601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6]*[.$A$2]" office:value-type="float" office:value="31.78719140625" calcext:value-type="float">
            <text:p>31.78719140625</text:p>
          </table:table-cell>
          <table:table-cell table:formula="of:=SQRT([.$C$5]*[.B426])" office:value-type="float" office:value="17.8289627870636" calcext:value-type="float">
            <text:p>17.8289627870636</text:p>
          </table:table-cell>
          <table:table-cell table:formula="of:=([.C426]/([.$A$2]*[.$D$2]))" office:value-type="float" office:value="0.00376914803191799" calcext:value-type="float">
            <text:p>0.003769148031918</text:p>
          </table:table-cell>
          <table:table-cell table:formula="of:=1/[.D426]" office:value-type="float" office:value="265.311946236066" calcext:value-type="float">
            <text:p>265.31194623606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7]*[.$A$2]" office:value-type="float" office:value="31.8628751953125" calcext:value-type="float">
            <text:p>31.8628751953125</text:p>
          </table:table-cell>
          <table:table-cell table:formula="of:=SQRT([.$C$5]*[.B427])" office:value-type="float" office:value="17.8501751238783" calcext:value-type="float">
            <text:p>17.8501751238783</text:p>
          </table:table-cell>
          <table:table-cell table:formula="of:=([.C427]/([.$A$2]*[.$D$2]))" office:value-type="float" office:value="0.00377363244520172" calcext:value-type="float">
            <text:p>0.003773632445202</text:p>
          </table:table-cell>
          <table:table-cell table:formula="of:=1/[.D427]" office:value-type="float" office:value="264.996661577766" calcext:value-type="float">
            <text:p>264.99666157776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8]*[.$A$2]" office:value-type="float" office:value="31.938558984375" calcext:value-type="float">
            <text:p>31.938558984375</text:p>
          </table:table-cell>
          <table:table-cell table:formula="of:=SQRT([.$C$5]*[.B428])" office:value-type="float" office:value="17.8713622828186" calcext:value-type="float">
            <text:p>17.8713622828186</text:p>
          </table:table-cell>
          <table:table-cell table:formula="of:=([.C428]/([.$A$2]*[.$D$2]))" office:value-type="float" office:value="0.00377811153573409" calcext:value-type="float">
            <text:p>0.003778111535734</text:p>
          </table:table-cell>
          <table:table-cell table:formula="of:=1/[.D428]" office:value-type="float" office:value="264.682498264493" calcext:value-type="float">
            <text:p>264.68249826449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9]*[.$A$2]" office:value-type="float" office:value="32.0142427734375" calcext:value-type="float">
            <text:p>32.0142427734375</text:p>
          </table:table-cell>
          <table:table-cell table:formula="of:=SQRT([.$C$5]*[.B429])" office:value-type="float" office:value="17.8925243533263" calcext:value-type="float">
            <text:p>17.8925243533263</text:p>
          </table:table-cell>
          <table:table-cell table:formula="of:=([.C429]/([.$A$2]*[.$D$2]))" office:value-type="float" office:value="0.00378258532242366" calcext:value-type="float">
            <text:p>0.003782585322424</text:p>
          </table:table-cell>
          <table:table-cell table:formula="of:=1/[.D429]" office:value-type="float" office:value="264.369449664987" calcext:value-type="float">
            <text:p>264.36944966498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30]*[.$A$2]" office:value-type="float" office:value="32.0899265625" calcext:value-type="float">
            <text:p>32.0899265625</text:p>
          </table:table-cell>
          <table:table-cell table:formula="of:=SQRT([.$C$5]*[.B430])" office:value-type="float" office:value="17.9136614243152" calcext:value-type="float">
            <text:p>17.9136614243152</text:p>
          </table:table-cell>
          <table:table-cell table:formula="of:=([.C430]/([.$A$2]*[.$D$2]))" office:value-type="float" office:value="0.0037870538240673" calcext:value-type="float">
            <text:p>0.003787053824067</text:p>
          </table:table-cell>
          <table:table-cell table:formula="of:=1/[.D430]" office:value-type="float" office:value="264.05750920276" calcext:value-type="float">
            <text:p>264.0575092027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31]*[.$A$2]" office:value-type="float" office:value="32.1656103515625" calcext:value-type="float">
            <text:p>32.1656103515625</text:p>
          </table:table-cell>
          <table:table-cell table:formula="of:=SQRT([.$C$5]*[.B431])" office:value-type="float" office:value="17.9347735841751" calcext:value-type="float">
            <text:p>17.9347735841751</text:p>
          </table:table-cell>
          <table:table-cell table:formula="of:=([.C431]/([.$A$2]*[.$D$2]))" office:value-type="float" office:value="0.00379151705935114" calcext:value-type="float">
            <text:p>0.003791517059351</text:p>
          </table:table-cell>
          <table:table-cell table:formula="of:=1/[.D431]" office:value-type="float" office:value="263.746670355516" calcext:value-type="float">
            <text:p>263.74667035551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32]*[.$A$2]" office:value-type="float" office:value="32.241294140625" calcext:value-type="float">
            <text:p>32.241294140625</text:p>
          </table:table-cell>
          <table:table-cell table:formula="of:=SQRT([.$C$5]*[.B432])" office:value-type="float" office:value="17.955860920776" calcext:value-type="float">
            <text:p>17.955860920776</text:p>
          </table:table-cell>
          <table:table-cell table:formula="of:=([.C432]/([.$A$2]*[.$D$2]))" office:value-type="float" office:value="0.00379597504685141" calcext:value-type="float">
            <text:p>0.003795975046851</text:p>
          </table:table-cell>
          <table:table-cell table:formula="of:=1/[.D432]" office:value-type="float" office:value="263.436926654577" calcext:value-type="float">
            <text:p>263.43692665457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33]*[.$A$2]" office:value-type="float" office:value="32.3169779296875" calcext:value-type="float">
            <text:p>32.3169779296875</text:p>
          </table:table-cell>
          <table:table-cell table:formula="of:=SQRT([.$C$5]*[.B433])" office:value-type="float" office:value="17.9769235214726" calcext:value-type="float">
            <text:p>17.9769235214726</text:p>
          </table:table-cell>
          <table:table-cell table:formula="of:=([.C433]/([.$A$2]*[.$D$2]))" office:value-type="float" office:value="0.00380042780503543" calcext:value-type="float">
            <text:p>0.003800427805035</text:p>
          </table:table-cell>
          <table:table-cell table:formula="of:=1/[.D433]" office:value-type="float" office:value="263.128271684318" calcext:value-type="float">
            <text:p>263.12827168431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4]*[.$A$2]" office:value-type="float" office:value="32.39266171875" calcext:value-type="float">
            <text:p>32.39266171875</text:p>
          </table:table-cell>
          <table:table-cell table:formula="of:=SQRT([.$C$5]*[.B434])" office:value-type="float" office:value="17.9979614731086" calcext:value-type="float">
            <text:p>17.9979614731086</text:p>
          </table:table-cell>
          <table:table-cell table:formula="of:=([.C434]/([.$A$2]*[.$D$2]))" office:value-type="float" office:value="0.00380487535226245" calcext:value-type="float">
            <text:p>0.003804875352262</text:p>
          </table:table-cell>
          <table:table-cell table:formula="of:=1/[.D434]" office:value-type="float" office:value="262.820699081609" calcext:value-type="float">
            <text:p>262.82069908160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5]*[.$A$2]" office:value-type="float" office:value="32.4683455078125" calcext:value-type="float">
            <text:p>32.4683455078125</text:p>
          </table:table-cell>
          <table:table-cell table:formula="of:=SQRT([.$C$5]*[.B435])" office:value-type="float" office:value="18.0189748620205" calcext:value-type="float">
            <text:p>18.0189748620205</text:p>
          </table:table-cell>
          <table:table-cell table:formula="of:=([.C435]/([.$A$2]*[.$D$2]))" office:value-type="float" office:value="0.00380931770678454" calcext:value-type="float">
            <text:p>0.003809317706785</text:p>
          </table:table-cell>
          <table:table-cell table:formula="of:=1/[.D435]" office:value-type="float" office:value="262.514202535263" calcext:value-type="float">
            <text:p>262.51420253526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6]*[.$A$2]" office:value-type="float" office:value="32.544029296875" calcext:value-type="float">
            <text:p>32.544029296875</text:p>
          </table:table-cell>
          <table:table-cell table:formula="of:=SQRT([.$C$5]*[.B436])" office:value-type="float" office:value="18.0399637740421" calcext:value-type="float">
            <text:p>18.0399637740421</text:p>
          </table:table-cell>
          <table:table-cell table:formula="of:=([.C436]/([.$A$2]*[.$D$2]))" office:value-type="float" office:value="0.00381375488674746" calcext:value-type="float">
            <text:p>0.003813754886747</text:p>
          </table:table-cell>
          <table:table-cell table:formula="of:=1/[.D436]" office:value-type="float" office:value="262.208775785495" calcext:value-type="float">
            <text:p>262.20877578549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7]*[.$A$2]" office:value-type="float" office:value="32.6197130859375" calcext:value-type="float">
            <text:p>32.6197130859375</text:p>
          </table:table-cell>
          <table:table-cell table:formula="of:=SQRT([.$C$5]*[.B437])" office:value-type="float" office:value="18.0609282945084" calcext:value-type="float">
            <text:p>18.0609282945084</text:p>
          </table:table-cell>
          <table:table-cell table:formula="of:=([.C437]/([.$A$2]*[.$D$2]))" office:value-type="float" office:value="0.00381818691019154" calcext:value-type="float">
            <text:p>0.003818186910192</text:p>
          </table:table-cell>
          <table:table-cell table:formula="of:=1/[.D437]" office:value-type="float" office:value="261.904412623382" calcext:value-type="float">
            <text:p>261.90441262338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8]*[.$A$2]" office:value-type="float" office:value="32.695396875" calcext:value-type="float">
            <text:p>32.695396875</text:p>
          </table:table-cell>
          <table:table-cell table:formula="of:=SQRT([.$C$5]*[.B438])" office:value-type="float" office:value="18.0818685082599" calcext:value-type="float">
            <text:p>18.0818685082599</text:p>
          </table:table-cell>
          <table:table-cell table:formula="of:=([.C438]/([.$A$2]*[.$D$2]))" office:value-type="float" office:value="0.00382261379505252" calcext:value-type="float">
            <text:p>0.003822613795053</text:p>
          </table:table-cell>
          <table:table-cell table:formula="of:=1/[.D438]" office:value-type="float" office:value="261.601106890334" calcext:value-type="float">
            <text:p>261.60110689033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9]*[.$A$2]" office:value-type="float" office:value="32.7710806640625" calcext:value-type="float">
            <text:p>32.7710806640625</text:p>
          </table:table-cell>
          <table:table-cell table:formula="of:=SQRT([.$C$5]*[.B439])" office:value-type="float" office:value="18.102784499646" calcext:value-type="float">
            <text:p>18.102784499646</text:p>
          </table:table-cell>
          <table:table-cell table:formula="of:=([.C439]/([.$A$2]*[.$D$2]))" office:value-type="float" office:value="0.00382703555916244" calcext:value-type="float">
            <text:p>0.003827035559162</text:p>
          </table:table-cell>
          <table:table-cell table:formula="of:=1/[.D439]" office:value-type="float" office:value="261.29885247757" calcext:value-type="float">
            <text:p>261.2988524775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40]*[.$A$2]" office:value-type="float" office:value="32.846764453125" calcext:value-type="float">
            <text:p>32.846764453125</text:p>
          </table:table-cell>
          <table:table-cell table:formula="of:=SQRT([.$C$5]*[.B440])" office:value-type="float" office:value="18.1236763525299" calcext:value-type="float">
            <text:p>18.1236763525299</text:p>
          </table:table-cell>
          <table:table-cell table:formula="of:=([.C440]/([.$A$2]*[.$D$2]))" office:value-type="float" office:value="0.00383145222025039" calcext:value-type="float">
            <text:p>0.00383145222025</text:p>
          </table:table-cell>
          <table:table-cell table:formula="of:=1/[.D440]" office:value-type="float" office:value="260.997643325603" calcext:value-type="float">
            <text:p>260.99764332560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41]*[.$A$2]" office:value-type="float" office:value="32.9224482421875" calcext:value-type="float">
            <text:p>32.9224482421875</text:p>
          </table:table-cell>
          <table:table-cell table:formula="of:=SQRT([.$C$5]*[.B441])" office:value-type="float" office:value="18.1445441502914" calcext:value-type="float">
            <text:p>18.1445441502914</text:p>
          </table:table-cell>
          <table:table-cell table:formula="of:=([.C441]/([.$A$2]*[.$D$2]))" office:value-type="float" office:value="0.00383586379594343" calcext:value-type="float">
            <text:p>0.003835863795943</text:p>
          </table:table-cell>
          <table:table-cell table:formula="of:=1/[.D441]" office:value-type="float" office:value="260.697473423727" calcext:value-type="float">
            <text:p>260.69747342372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42]*[.$A$2]" office:value-type="float" office:value="32.99813203125" calcext:value-type="float">
            <text:p>32.99813203125</text:p>
          </table:table-cell>
          <table:table-cell table:formula="of:=SQRT([.$C$5]*[.B442])" office:value-type="float" office:value="18.165387975832" calcext:value-type="float">
            <text:p>18.165387975832</text:p>
          </table:table-cell>
          <table:table-cell table:formula="of:=([.C442]/([.$A$2]*[.$D$2]))" office:value-type="float" office:value="0.00384027030376735" calcext:value-type="float">
            <text:p>0.003840270303767</text:p>
          </table:table-cell>
          <table:table-cell table:formula="of:=1/[.D442]" office:value-type="float" office:value="260.398336809518" calcext:value-type="float">
            <text:p>260.39833680951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43]*[.$A$2]" office:value-type="float" office:value="33.0738158203125" calcext:value-type="float">
            <text:p>33.0738158203125</text:p>
          </table:table-cell>
          <table:table-cell table:formula="of:=SQRT([.$C$5]*[.B443])" office:value-type="float" office:value="18.1862079115775" calcext:value-type="float">
            <text:p>18.1862079115775</text:p>
          </table:table-cell>
          <table:table-cell table:formula="of:=([.C443]/([.$A$2]*[.$D$2]))" office:value-type="float" office:value="0.00384467176114754" calcext:value-type="float">
            <text:p>0.003844671761148</text:p>
          </table:table-cell>
          <table:table-cell table:formula="of:=1/[.D443]" office:value-type="float" office:value="260.100227568328" calcext:value-type="float">
            <text:p>260.10022756832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4]*[.$A$2]" office:value-type="float" office:value="33.149499609375" calcext:value-type="float">
            <text:p>33.149499609375</text:p>
          </table:table-cell>
          <table:table-cell table:formula="of:=SQRT([.$C$5]*[.B444])" office:value-type="float" office:value="18.207004039483" calcext:value-type="float">
            <text:p>18.207004039483</text:p>
          </table:table-cell>
          <table:table-cell table:formula="of:=([.C444]/([.$A$2]*[.$D$2]))" office:value-type="float" office:value="0.00384906818540971" calcext:value-type="float">
            <text:p>0.00384906818541</text:p>
          </table:table-cell>
          <table:table-cell table:formula="of:=1/[.D444]" office:value-type="float" office:value="259.803139832805" calcext:value-type="float">
            <text:p>259.80313983280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5]*[.$A$2]" office:value-type="float" office:value="33.2251833984375" calcext:value-type="float">
            <text:p>33.2251833984375</text:p>
          </table:table-cell>
          <table:table-cell table:formula="of:=SQRT([.$C$5]*[.B445])" office:value-type="float" office:value="18.2277764410357" calcext:value-type="float">
            <text:p>18.2277764410357</text:p>
          </table:table-cell>
          <table:table-cell table:formula="of:=([.C445]/([.$A$2]*[.$D$2]))" office:value-type="float" office:value="0.00385345959378077" calcext:value-type="float">
            <text:p>0.003853459593781</text:p>
          </table:table-cell>
          <table:table-cell table:formula="of:=1/[.D445]" office:value-type="float" office:value="259.507067782398" calcext:value-type="float">
            <text:p>259.50706778239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6]*[.$A$2]" office:value-type="float" office:value="33.3008671875" calcext:value-type="float">
            <text:p>33.3008671875</text:p>
          </table:table-cell>
          <table:table-cell table:formula="of:=SQRT([.$C$5]*[.B446])" office:value-type="float" office:value="18.2485251972591" calcext:value-type="float">
            <text:p>18.2485251972591</text:p>
          </table:table-cell>
          <table:table-cell table:formula="of:=([.C446]/([.$A$2]*[.$D$2]))" office:value-type="float" office:value="0.00385784600338958" calcext:value-type="float">
            <text:p>0.00385784600339</text:p>
          </table:table-cell>
          <table:table-cell table:formula="of:=1/[.D446]" office:value-type="float" office:value="259.212005642885" calcext:value-type="float">
            <text:p>259.21200564288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7]*[.$A$2]" office:value-type="float" office:value="33.3765509765625" calcext:value-type="float">
            <text:p>33.3765509765625</text:p>
          </table:table-cell>
          <table:table-cell table:formula="of:=SQRT([.$C$5]*[.B447])" office:value-type="float" office:value="18.2692503887167" calcext:value-type="float">
            <text:p>18.2692503887167</text:p>
          </table:table-cell>
          <table:table-cell table:formula="of:=([.C447]/([.$A$2]*[.$D$2]))" office:value-type="float" office:value="0.00386222743126772" calcext:value-type="float">
            <text:p>0.003862227431268</text:p>
          </table:table-cell>
          <table:table-cell table:formula="of:=1/[.D447]" office:value-type="float" office:value="258.917947685894" calcext:value-type="float">
            <text:p>258.91794768589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8]*[.$A$2]" office:value-type="float" office:value="33.452234765625" calcext:value-type="float">
            <text:p>33.452234765625</text:p>
          </table:table-cell>
          <table:table-cell table:formula="of:=SQRT([.$C$5]*[.B448])" office:value-type="float" office:value="18.2899520955155" calcext:value-type="float">
            <text:p>18.2899520955155</text:p>
          </table:table-cell>
          <table:table-cell table:formula="of:=([.C448]/([.$A$2]*[.$D$2]))" office:value-type="float" office:value="0.00386660389435027" calcext:value-type="float">
            <text:p>0.00386660389435</text:p>
          </table:table-cell>
          <table:table-cell table:formula="of:=1/[.D448]" office:value-type="float" office:value="258.624888228442" calcext:value-type="float">
            <text:p>258.62488822844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9]*[.$A$2]" office:value-type="float" office:value="33.5279185546875" calcext:value-type="float">
            <text:p>33.5279185546875</text:p>
          </table:table-cell>
          <table:table-cell table:formula="of:=SQRT([.$C$5]*[.B449])" office:value-type="float" office:value="18.3106303973095" calcext:value-type="float">
            <text:p>18.3106303973095</text:p>
          </table:table-cell>
          <table:table-cell table:formula="of:=([.C449]/([.$A$2]*[.$D$2]))" office:value-type="float" office:value="0.00387097540947661" calcext:value-type="float">
            <text:p>0.003870975409477</text:p>
          </table:table-cell>
          <table:table-cell table:formula="of:=1/[.D449]" office:value-type="float" office:value="258.33282163247" calcext:value-type="float">
            <text:p>258.3328216324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50]*[.$A$2]" office:value-type="float" office:value="33.60360234375" calcext:value-type="float">
            <text:p>33.60360234375</text:p>
          </table:table-cell>
          <table:table-cell table:formula="of:=SQRT([.$C$5]*[.B450])" office:value-type="float" office:value="18.3312853733037" calcext:value-type="float">
            <text:p>18.3312853733037</text:p>
          </table:table-cell>
          <table:table-cell table:formula="of:=([.C450]/([.$A$2]*[.$D$2]))" office:value-type="float" office:value="0.0038753419933911" calcext:value-type="float">
            <text:p>0.003875341993391</text:p>
          </table:table-cell>
          <table:table-cell table:formula="of:=1/[.D450]" office:value-type="float" office:value="258.041742304388" calcext:value-type="float">
            <text:p>258.04174230438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51]*[.$A$2]" office:value-type="float" office:value="33.6792861328125" calcext:value-type="float">
            <text:p>33.6792861328125</text:p>
          </table:table-cell>
          <table:table-cell table:formula="of:=SQRT([.$C$5]*[.B451])" office:value-type="float" office:value="18.3519171022573" calcext:value-type="float">
            <text:p>18.3519171022573</text:p>
          </table:table-cell>
          <table:table-cell table:formula="of:=([.C451]/([.$A$2]*[.$D$2]))" office:value-type="float" office:value="0.00387970366274389" calcext:value-type="float">
            <text:p>0.003879703662744</text:p>
          </table:table-cell>
          <table:table-cell table:formula="of:=1/[.D451]" office:value-type="float" office:value="257.751644694625" calcext:value-type="float">
            <text:p>257.75164469462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52]*[.$A$2]" office:value-type="float" office:value="33.754969921875" calcext:value-type="float">
            <text:p>33.754969921875</text:p>
          </table:table-cell>
          <table:table-cell table:formula="of:=SQRT([.$C$5]*[.B452])" office:value-type="float" office:value="18.3725256624872" calcext:value-type="float">
            <text:p>18.3725256624872</text:p>
          </table:table-cell>
          <table:table-cell table:formula="of:=([.C452]/([.$A$2]*[.$D$2]))" office:value-type="float" office:value="0.00388406043409165" calcext:value-type="float">
            <text:p>0.003884060434092</text:p>
          </table:table-cell>
          <table:table-cell table:formula="of:=1/[.D452]" office:value-type="float" office:value="257.462523297186" calcext:value-type="float">
            <text:p>257.46252329718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53]*[.$A$2]" office:value-type="float" office:value="33.8306537109375" calcext:value-type="float">
            <text:p>33.8306537109375</text:p>
          </table:table-cell>
          <table:table-cell table:formula="of:=SQRT([.$C$5]*[.B453])" office:value-type="float" office:value="18.3931111318715" calcext:value-type="float">
            <text:p>18.3931111318715</text:p>
          </table:table-cell>
          <table:table-cell table:formula="of:=([.C453]/([.$A$2]*[.$D$2]))" office:value-type="float" office:value="0.00388841232389829" calcext:value-type="float">
            <text:p>0.003888412323898</text:p>
          </table:table-cell>
          <table:table-cell table:formula="of:=1/[.D453]" office:value-type="float" office:value="257.17437264921" calcext:value-type="float">
            <text:p>257.1743726492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4]*[.$A$2]" office:value-type="float" office:value="33.9063375" calcext:value-type="float">
            <text:p>33.9063375</text:p>
          </table:table-cell>
          <table:table-cell table:formula="of:=SQRT([.$C$5]*[.B454])" office:value-type="float" office:value="18.4136735878531" calcext:value-type="float">
            <text:p>18.4136735878531</text:p>
          </table:table-cell>
          <table:table-cell table:formula="of:=([.C454]/([.$A$2]*[.$D$2]))" office:value-type="float" office:value="0.00389275934853569" calcext:value-type="float">
            <text:p>0.003892759348536</text:p>
          </table:table-cell>
          <table:table-cell table:formula="of:=1/[.D454]" office:value-type="float" office:value="256.88718733054" calcext:value-type="float">
            <text:p>256.8871873305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5]*[.$A$2]" office:value-type="float" office:value="33.9820212890625" calcext:value-type="float">
            <text:p>33.9820212890625</text:p>
          </table:table-cell>
          <table:table-cell table:formula="of:=SQRT([.$C$5]*[.B455])" office:value-type="float" office:value="18.434213107443" calcext:value-type="float">
            <text:p>18.434213107443</text:p>
          </table:table-cell>
          <table:table-cell table:formula="of:=([.C455]/([.$A$2]*[.$D$2]))" office:value-type="float" office:value="0.00389710152428441" calcext:value-type="float">
            <text:p>0.003897101524284</text:p>
          </table:table-cell>
          <table:table-cell table:formula="of:=1/[.D455]" office:value-type="float" office:value="256.600961963294" calcext:value-type="float">
            <text:p>256.60096196329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6]*[.$A$2]" office:value-type="float" office:value="34.057705078125" calcext:value-type="float">
            <text:p>34.057705078125</text:p>
          </table:table-cell>
          <table:table-cell table:formula="of:=SQRT([.$C$5]*[.B456])" office:value-type="float" office:value="18.4547297672236" calcext:value-type="float">
            <text:p>18.4547297672236</text:p>
          </table:table-cell>
          <table:table-cell table:formula="of:=([.C456]/([.$A$2]*[.$D$2]))" office:value-type="float" office:value="0.00390143886733443" calcext:value-type="float">
            <text:p>0.003901438867334</text:p>
          </table:table-cell>
          <table:table-cell table:formula="of:=1/[.D456]" office:value-type="float" office:value="256.315691211439" calcext:value-type="float">
            <text:p>256.31569121143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7]*[.$A$2]" office:value-type="float" office:value="34.1333888671875" calcext:value-type="float">
            <text:p>34.1333888671875</text:p>
          </table:table-cell>
          <table:table-cell table:formula="of:=SQRT([.$C$5]*[.B457])" office:value-type="float" office:value="18.4752236433521" calcext:value-type="float">
            <text:p>18.4752236433521</text:p>
          </table:table-cell>
          <table:table-cell table:formula="of:=([.C457]/([.$A$2]*[.$D$2]))" office:value-type="float" office:value="0.00390577139378582" calcext:value-type="float">
            <text:p>0.003905771393786</text:p>
          </table:table-cell>
          <table:table-cell table:formula="of:=1/[.D457]" office:value-type="float" office:value="256.031369780378" calcext:value-type="float">
            <text:p>256.03136978037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8]*[.$A$2]" office:value-type="float" office:value="34.20907265625" calcext:value-type="float">
            <text:p>34.20907265625</text:p>
          </table:table-cell>
          <table:table-cell table:formula="of:=SQRT([.$C$5]*[.B458])" office:value-type="float" office:value="18.4956948115636" calcext:value-type="float">
            <text:p>18.4956948115636</text:p>
          </table:table-cell>
          <table:table-cell table:formula="of:=([.C458]/([.$A$2]*[.$D$2]))" office:value-type="float" office:value="0.00391009911964947" calcext:value-type="float">
            <text:p>0.003910099119649</text:p>
          </table:table-cell>
          <table:table-cell table:formula="of:=1/[.D458]" office:value-type="float" office:value="255.747992416532" calcext:value-type="float">
            <text:p>255.74799241653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9]*[.$A$2]" office:value-type="float" office:value="34.2847564453125" calcext:value-type="float">
            <text:p>34.2847564453125</text:p>
          </table:table-cell>
          <table:table-cell table:formula="of:=SQRT([.$C$5]*[.B459])" office:value-type="float" office:value="18.5161433471748" calcext:value-type="float">
            <text:p>18.5161433471748</text:p>
          </table:table-cell>
          <table:table-cell table:formula="of:=([.C459]/([.$A$2]*[.$D$2]))" office:value-type="float" office:value="0.00391442206084773" calcext:value-type="float">
            <text:p>0.003914422060848</text:p>
          </table:table-cell>
          <table:table-cell table:formula="of:=1/[.D459]" office:value-type="float" office:value="255.465553906937" calcext:value-type="float">
            <text:p>255.46555390693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60]*[.$A$2]" office:value-type="float" office:value="34.360440234375" calcext:value-type="float">
            <text:p>34.360440234375</text:p>
          </table:table-cell>
          <table:table-cell table:formula="of:=SQRT([.$C$5]*[.B460])" office:value-type="float" office:value="18.5365693250868" calcext:value-type="float">
            <text:p>18.5365693250868</text:p>
          </table:table-cell>
          <table:table-cell table:formula="of:=([.C460]/([.$A$2]*[.$D$2]))" office:value-type="float" office:value="0.00391874023321517" calcext:value-type="float">
            <text:p>0.003918740233215</text:p>
          </table:table-cell>
          <table:table-cell table:formula="of:=1/[.D460]" office:value-type="float" office:value="255.184049078838" calcext:value-type="float">
            <text:p>255.18404907883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61]*[.$A$2]" office:value-type="float" office:value="34.4361240234375" calcext:value-type="float">
            <text:p>34.4361240234375</text:p>
          </table:table-cell>
          <table:table-cell table:formula="of:=SQRT([.$C$5]*[.B461])" office:value-type="float" office:value="18.5569728197887" calcext:value-type="float">
            <text:p>18.5569728197887</text:p>
          </table:table-cell>
          <table:table-cell table:formula="of:=([.C461]/([.$A$2]*[.$D$2]))" office:value-type="float" office:value="0.00392305365249919" calcext:value-type="float">
            <text:p>0.003923053652499</text:p>
          </table:table-cell>
          <table:table-cell table:formula="of:=1/[.D461]" office:value-type="float" office:value="254.903472799295" calcext:value-type="float">
            <text:p>254.90347279929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62]*[.$A$2]" office:value-type="float" office:value="34.5118078125" calcext:value-type="float">
            <text:p>34.5118078125</text:p>
          </table:table-cell>
          <table:table-cell table:formula="of:=SQRT([.$C$5]*[.B462])" office:value-type="float" office:value="18.5773539053601" calcext:value-type="float">
            <text:p>18.5773539053601</text:p>
          </table:table-cell>
          <table:table-cell table:formula="of:=([.C462]/([.$A$2]*[.$D$2]))" office:value-type="float" office:value="0.00392736233436069" calcext:value-type="float">
            <text:p>0.003927362334361</text:p>
          </table:table-cell>
          <table:table-cell table:formula="of:=1/[.D462]" office:value-type="float" office:value="254.623819974783" calcext:value-type="float">
            <text:p>254.6238199747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63]*[.$A$2]" office:value-type="float" office:value="34.5874916015625" calcext:value-type="float">
            <text:p>34.5874916015625</text:p>
          </table:table-cell>
          <table:table-cell table:formula="of:=SQRT([.$C$5]*[.B463])" office:value-type="float" office:value="18.5977126554753" calcext:value-type="float">
            <text:p>18.5977126554753</text:p>
          </table:table-cell>
          <table:table-cell table:formula="of:=([.C463]/([.$A$2]*[.$D$2]))" office:value-type="float" office:value="0.00393166629437481" calcext:value-type="float">
            <text:p>0.003931666294375</text:p>
          </table:table-cell>
          <table:table-cell table:formula="of:=1/[.D463]" office:value-type="float" office:value="254.345085550811" calcext:value-type="float">
            <text:p>254.34508555081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4]*[.$A$2]" office:value-type="float" office:value="34.663175390625" calcext:value-type="float">
            <text:p>34.663175390625</text:p>
          </table:table-cell>
          <table:table-cell table:formula="of:=SQRT([.$C$5]*[.B464])" office:value-type="float" office:value="18.6180491434052" calcext:value-type="float">
            <text:p>18.6180491434052</text:p>
          </table:table-cell>
          <table:table-cell table:formula="of:=([.C464]/([.$A$2]*[.$D$2]))" office:value-type="float" office:value="0.00393596554803149" calcext:value-type="float">
            <text:p>0.003935965548032</text:p>
          </table:table-cell>
          <table:table-cell table:formula="of:=1/[.D464]" office:value-type="float" office:value="254.067264511533" calcext:value-type="float">
            <text:p>254.06726451153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5]*[.$A$2]" office:value-type="float" office:value="34.7388591796875" calcext:value-type="float">
            <text:p>34.7388591796875</text:p>
          </table:table-cell>
          <table:table-cell table:formula="of:=SQRT([.$C$5]*[.B465])" office:value-type="float" office:value="18.6383634420213" calcext:value-type="float">
            <text:p>18.6383634420213</text:p>
          </table:table-cell>
          <table:table-cell table:formula="of:=([.C465]/([.$A$2]*[.$D$2]))" office:value-type="float" office:value="0.00394026011073618" calcext:value-type="float">
            <text:p>0.003940260110736</text:p>
          </table:table-cell>
          <table:table-cell table:formula="of:=1/[.D465]" office:value-type="float" office:value="253.790351879375" calcext:value-type="float">
            <text:p>253.79035187937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6]*[.$A$2]" office:value-type="float" office:value="34.81454296875" calcext:value-type="float">
            <text:p>34.81454296875</text:p>
          </table:table-cell>
          <table:table-cell table:formula="of:=SQRT([.$C$5]*[.B466])" office:value-type="float" office:value="18.6586556237983" calcext:value-type="float">
            <text:p>18.6586556237983</text:p>
          </table:table-cell>
          <table:table-cell table:formula="of:=([.C466]/([.$A$2]*[.$D$2]))" office:value-type="float" office:value="0.00394454999781047" calcext:value-type="float">
            <text:p>0.00394454999781</text:p>
          </table:table-cell>
          <table:table-cell table:formula="of:=1/[.D466]" office:value-type="float" office:value="253.514342714651" calcext:value-type="float">
            <text:p>253.51434271465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7]*[.$A$2]" office:value-type="float" office:value="34.8902267578125" calcext:value-type="float">
            <text:p>34.8902267578125</text:p>
          </table:table-cell>
          <table:table-cell table:formula="of:=SQRT([.$C$5]*[.B467])" office:value-type="float" office:value="18.6789257608173" calcext:value-type="float">
            <text:p>18.6789257608173</text:p>
          </table:table-cell>
          <table:table-cell table:formula="of:=([.C467]/([.$A$2]*[.$D$2]))" office:value-type="float" office:value="0.00394883522449272" calcext:value-type="float">
            <text:p>0.003948835224493</text:p>
          </table:table-cell>
          <table:table-cell table:formula="of:=1/[.D467]" office:value-type="float" office:value="253.239232115202" calcext:value-type="float">
            <text:p>253.23923211520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8]*[.$A$2]" office:value-type="float" office:value="34.965910546875" calcext:value-type="float">
            <text:p>34.965910546875</text:p>
          </table:table-cell>
          <table:table-cell table:formula="of:=SQRT([.$C$5]*[.B468])" office:value-type="float" office:value="18.6991739247687" calcext:value-type="float">
            <text:p>18.6991739247687</text:p>
          </table:table-cell>
          <table:table-cell table:formula="of:=([.C468]/([.$A$2]*[.$D$2]))" office:value-type="float" office:value="0.0039531158059387" calcext:value-type="float">
            <text:p>0.003953115805939</text:p>
          </table:table-cell>
          <table:table-cell table:formula="of:=1/[.D468]" office:value-type="float" office:value="252.965015216027" calcext:value-type="float">
            <text:p>252.96501521602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9]*[.$A$2]" office:value-type="float" office:value="35.0415943359375" calcext:value-type="float">
            <text:p>35.0415943359375</text:p>
          </table:table-cell>
          <table:table-cell table:formula="of:=SQRT([.$C$5]*[.B469])" office:value-type="float" office:value="18.7194001869551" calcext:value-type="float">
            <text:p>18.7194001869551</text:p>
          </table:table-cell>
          <table:table-cell table:formula="of:=([.C469]/([.$A$2]*[.$D$2]))" office:value-type="float" office:value="0.00395739175722221" calcext:value-type="float">
            <text:p>0.003957391757222</text:p>
          </table:table-cell>
          <table:table-cell table:formula="of:=1/[.D469]" office:value-type="float" office:value="252.691687188919" calcext:value-type="float">
            <text:p>252.69168718891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70]*[.$A$2]" office:value-type="float" office:value="35.117278125" calcext:value-type="float">
            <text:p>35.117278125</text:p>
          </table:table-cell>
          <table:table-cell table:formula="of:=SQRT([.$C$5]*[.B470])" office:value-type="float" office:value="18.7396046182944" calcext:value-type="float">
            <text:p>18.7396046182944</text:p>
          </table:table-cell>
          <table:table-cell table:formula="of:=([.C470]/([.$A$2]*[.$D$2]))" office:value-type="float" office:value="0.0039616630933357" calcext:value-type="float">
            <text:p>0.003961663093336</text:p>
          </table:table-cell>
          <table:table-cell table:formula="of:=1/[.D470]" office:value-type="float" office:value="252.419243242112" calcext:value-type="float">
            <text:p>252.419243242112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71]*[.$A$2]" office:value-type="float" office:value="35.1929619140625" calcext:value-type="float">
            <text:p>35.1929619140625</text:p>
          </table:table-cell>
          <table:table-cell table:formula="of:=SQRT([.$C$5]*[.B471])" office:value-type="float" office:value="18.7597872893225" calcext:value-type="float">
            <text:p>18.7597872893225</text:p>
          </table:table-cell>
          <table:table-cell table:formula="of:=([.C471]/([.$A$2]*[.$D$2]))" office:value-type="float" office:value="0.00396592982919088" calcext:value-type="float">
            <text:p>0.003965929829191</text:p>
          </table:table-cell>
          <table:table-cell table:formula="of:=1/[.D471]" office:value-type="float" office:value="252.147678619926" calcext:value-type="float">
            <text:p>252.14767861992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72]*[.$A$2]" office:value-type="float" office:value="35.268645703125" calcext:value-type="float">
            <text:p>35.268645703125</text:p>
          </table:table-cell>
          <table:table-cell table:formula="of:=SQRT([.$C$5]*[.B472])" office:value-type="float" office:value="18.7799482701963" calcext:value-type="float">
            <text:p>18.7799482701963</text:p>
          </table:table-cell>
          <table:table-cell table:formula="of:=([.C472]/([.$A$2]*[.$D$2]))" office:value-type="float" office:value="0.00397019197961936" calcext:value-type="float">
            <text:p>0.003970191979619</text:p>
          </table:table-cell>
          <table:table-cell table:formula="of:=1/[.D472]" office:value-type="float" office:value="251.876988602418" calcext:value-type="float">
            <text:p>251.87698860241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73]*[.$A$2]" office:value-type="float" office:value="35.3443294921875" calcext:value-type="float">
            <text:p>35.3443294921875</text:p>
          </table:table-cell>
          <table:table-cell table:formula="of:=SQRT([.$C$5]*[.B473])" office:value-type="float" office:value="18.8000876306967" calcext:value-type="float">
            <text:p>18.8000876306967</text:p>
          </table:table-cell>
          <table:table-cell table:formula="of:=([.C473]/([.$A$2]*[.$D$2]))" office:value-type="float" office:value="0.0039744495593732" calcext:value-type="float">
            <text:p>0.003974449559373</text:p>
          </table:table-cell>
          <table:table-cell table:formula="of:=1/[.D473]" office:value-type="float" office:value="251.607168505041" calcext:value-type="float">
            <text:p>251.60716850504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4]*[.$A$2]" office:value-type="float" office:value="35.42001328125" calcext:value-type="float">
            <text:p>35.42001328125</text:p>
          </table:table-cell>
          <table:table-cell table:formula="of:=SQRT([.$C$5]*[.B474])" office:value-type="float" office:value="18.820205440231" calcext:value-type="float">
            <text:p>18.820205440231</text:p>
          </table:table-cell>
          <table:table-cell table:formula="of:=([.C474]/([.$A$2]*[.$D$2]))" office:value-type="float" office:value="0.00397870258312552" calcext:value-type="float">
            <text:p>0.003978702583126</text:p>
          </table:table-cell>
          <table:table-cell table:formula="of:=1/[.D474]" office:value-type="float" office:value="251.338213678298" calcext:value-type="float">
            <text:p>251.3382136782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5]*[.$A$2]" office:value-type="float" office:value="35.4956970703125" calcext:value-type="float">
            <text:p>35.4956970703125</text:p>
          </table:table-cell>
          <table:table-cell table:formula="of:=SQRT([.$C$5]*[.B475])" office:value-type="float" office:value="18.840301767836" calcext:value-type="float">
            <text:p>18.840301767836</text:p>
          </table:table-cell>
          <table:table-cell table:formula="of:=([.C475]/([.$A$2]*[.$D$2]))" office:value-type="float" office:value="0.00398295106547113" calcext:value-type="float">
            <text:p>0.003982951065471</text:p>
          </table:table-cell>
          <table:table-cell table:formula="of:=1/[.D475]" office:value-type="float" office:value="251.07011950741" calcext:value-type="float">
            <text:p>251.0701195074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6]*[.$A$2]" office:value-type="float" office:value="35.571380859375" calcext:value-type="float">
            <text:p>35.571380859375</text:p>
          </table:table-cell>
          <table:table-cell table:formula="of:=SQRT([.$C$5]*[.B476])" office:value-type="float" office:value="18.8603766821808" calcext:value-type="float">
            <text:p>18.8603766821808</text:p>
          </table:table-cell>
          <table:table-cell table:formula="of:=([.C476]/([.$A$2]*[.$D$2]))" office:value-type="float" office:value="0.00398719502092705" calcext:value-type="float">
            <text:p>0.003987195020927</text:p>
          </table:table-cell>
          <table:table-cell table:formula="of:=1/[.D476]" office:value-type="float" office:value="250.802881411979" calcext:value-type="float">
            <text:p>250.80288141197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7]*[.$A$2]" office:value-type="float" office:value="35.6470646484375" calcext:value-type="float">
            <text:p>35.6470646484375</text:p>
          </table:table-cell>
          <table:table-cell table:formula="of:=SQRT([.$C$5]*[.B477])" office:value-type="float" office:value="18.8804302515693" calcext:value-type="float">
            <text:p>18.8804302515693</text:p>
          </table:table-cell>
          <table:table-cell table:formula="of:=([.C477]/([.$A$2]*[.$D$2]))" office:value-type="float" office:value="0.00399143446393315" calcext:value-type="float">
            <text:p>0.003991434463933</text:p>
          </table:table-cell>
          <table:table-cell table:formula="of:=1/[.D477]" office:value-type="float" office:value="250.536494845665" calcext:value-type="float">
            <text:p>250.53649484566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8]*[.$A$2]" office:value-type="float" office:value="35.7227484375" calcext:value-type="float">
            <text:p>35.7227484375</text:p>
          </table:table-cell>
          <table:table-cell table:formula="of:=SQRT([.$C$5]*[.B478])" office:value-type="float" office:value="18.9004625439432" calcext:value-type="float">
            <text:p>18.9004625439432</text:p>
          </table:table-cell>
          <table:table-cell table:formula="of:=([.C478]/([.$A$2]*[.$D$2]))" office:value-type="float" office:value="0.00399566940885269" calcext:value-type="float">
            <text:p>0.003995669408853</text:p>
          </table:table-cell>
          <table:table-cell table:formula="of:=1/[.D478]" office:value-type="float" office:value="250.270955295858" calcext:value-type="float">
            <text:p>250.27095529585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9]*[.$A$2]" office:value-type="float" office:value="35.7984322265625" calcext:value-type="float">
            <text:p>35.7984322265625</text:p>
          </table:table-cell>
          <table:table-cell table:formula="of:=SQRT([.$C$5]*[.B479])" office:value-type="float" office:value="18.9204736268843" calcext:value-type="float">
            <text:p>18.9204736268843</text:p>
          </table:table-cell>
          <table:table-cell table:formula="of:=([.C479]/([.$A$2]*[.$D$2]))" office:value-type="float" office:value="0.00399989986997289" calcext:value-type="float">
            <text:p>0.003999899869973</text:p>
          </table:table-cell>
          <table:table-cell table:formula="of:=1/[.D479]" office:value-type="float" office:value="250.006258283355" calcext:value-type="float">
            <text:p>250.00625828335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80]*[.$A$2]" office:value-type="float" office:value="35.874116015625" calcext:value-type="float">
            <text:p>35.874116015625</text:p>
          </table:table-cell>
          <table:table-cell table:formula="of:=SQRT([.$C$5]*[.B480])" office:value-type="float" office:value="18.9404635676176" calcext:value-type="float">
            <text:p>18.9404635676176</text:p>
          </table:table-cell>
          <table:table-cell table:formula="of:=([.C480]/([.$A$2]*[.$D$2]))" office:value-type="float" office:value="0.00400412586150548" calcext:value-type="float">
            <text:p>0.004004125861505</text:p>
          </table:table-cell>
          <table:table-cell table:formula="of:=1/[.D480]" office:value-type="float" office:value="249.742399362046" calcext:value-type="float">
            <text:p>249.74239936204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81]*[.$A$2]" office:value-type="float" office:value="35.9497998046875" calcext:value-type="float">
            <text:p>35.9497998046875</text:p>
          </table:table-cell>
          <table:table-cell table:formula="of:=SQRT([.$C$5]*[.B481])" office:value-type="float" office:value="18.9604324330136" calcext:value-type="float">
            <text:p>18.9604324330136</text:p>
          </table:table-cell>
          <table:table-cell table:formula="of:=([.C481]/([.$A$2]*[.$D$2]))" office:value-type="float" office:value="0.0040083473975873" calcext:value-type="float">
            <text:p>0.004008347397587</text:p>
          </table:table-cell>
          <table:table-cell table:formula="of:=1/[.D481]" office:value-type="float" office:value="249.4793741186" calcext:value-type="float">
            <text:p>249.479374118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82]*[.$A$2]" office:value-type="float" office:value="36.02548359375" calcext:value-type="float">
            <text:p>36.02548359375</text:p>
          </table:table-cell>
          <table:table-cell table:formula="of:=SQRT([.$C$5]*[.B482])" office:value-type="float" office:value="18.9803802895911" calcext:value-type="float">
            <text:p>18.9803802895911</text:p>
          </table:table-cell>
          <table:table-cell table:formula="of:=([.C482]/([.$A$2]*[.$D$2]))" office:value-type="float" office:value="0.00401256449228081" calcext:value-type="float">
            <text:p>0.004012564492281</text:p>
          </table:table-cell>
          <table:table-cell table:formula="of:=1/[.D482]" office:value-type="float" office:value="249.217178172153" calcext:value-type="float">
            <text:p>249.21717817215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83]*[.$A$2]" office:value-type="float" office:value="36.1011673828125" calcext:value-type="float">
            <text:p>36.1011673828125</text:p>
          </table:table-cell>
          <table:table-cell table:formula="of:=SQRT([.$C$5]*[.B483])" office:value-type="float" office:value="19.0003072035198" calcext:value-type="float">
            <text:p>19.0003072035198</text:p>
          </table:table-cell>
          <table:table-cell table:formula="of:=([.C483]/([.$A$2]*[.$D$2]))" office:value-type="float" office:value="0.00401677715957466" calcext:value-type="float">
            <text:p>0.004016777159575</text:p>
          </table:table-cell>
          <table:table-cell table:formula="of:=1/[.D483]" office:value-type="float" office:value="248.955807174001" calcext:value-type="float">
            <text:p>248.95580717400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4]*[.$A$2]" office:value-type="float" office:value="36.176851171875" calcext:value-type="float">
            <text:p>36.176851171875</text:p>
          </table:table-cell>
          <table:table-cell table:formula="of:=SQRT([.$C$5]*[.B484])" office:value-type="float" office:value="19.0202132406225" calcext:value-type="float">
            <text:p>19.0202132406225</text:p>
          </table:table-cell>
          <table:table-cell table:formula="of:=([.C484]/([.$A$2]*[.$D$2]))" office:value-type="float" office:value="0.0040209854133842" calcext:value-type="float">
            <text:p>0.004020985413384</text:p>
          </table:table-cell>
          <table:table-cell table:formula="of:=1/[.D484]" office:value-type="float" office:value="248.695256807302" calcext:value-type="float">
            <text:p>248.69525680730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5]*[.$A$2]" office:value-type="float" office:value="36.2525349609375" calcext:value-type="float">
            <text:p>36.2525349609375</text:p>
          </table:table-cell>
          <table:table-cell table:formula="of:=SQRT([.$C$5]*[.B485])" office:value-type="float" office:value="19.0400984663781" calcext:value-type="float">
            <text:p>19.0400984663781</text:p>
          </table:table-cell>
          <table:table-cell table:formula="of:=([.C485]/([.$A$2]*[.$D$2]))" office:value-type="float" office:value="0.00402518926755208" calcext:value-type="float">
            <text:p>0.004025189267552</text:p>
          </table:table-cell>
          <table:table-cell table:formula="of:=1/[.D485]" office:value-type="float" office:value="248.435522786771" calcext:value-type="float">
            <text:p>248.43552278677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6]*[.$A$2]" office:value-type="float" office:value="36.32821875" calcext:value-type="float">
            <text:p>36.32821875</text:p>
          </table:table-cell>
          <table:table-cell table:formula="of:=SQRT([.$C$5]*[.B486])" office:value-type="float" office:value="19.0599629459241" calcext:value-type="float">
            <text:p>19.0599629459241</text:p>
          </table:table-cell>
          <table:table-cell table:formula="of:=([.C486]/([.$A$2]*[.$D$2]))" office:value-type="float" office:value="0.00402938873584869" calcext:value-type="float">
            <text:p>0.004029388735849</text:p>
          </table:table-cell>
          <table:table-cell table:formula="of:=1/[.D486]" office:value-type="float" office:value="248.176600858387" calcext:value-type="float">
            <text:p>248.17660085838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7]*[.$A$2]" office:value-type="float" office:value="36.4039025390625" calcext:value-type="float">
            <text:p>36.4039025390625</text:p>
          </table:table-cell>
          <table:table-cell table:formula="of:=SQRT([.$C$5]*[.B487])" office:value-type="float" office:value="19.0798067440586" calcext:value-type="float">
            <text:p>19.0798067440586</text:p>
          </table:table-cell>
          <table:table-cell table:formula="of:=([.C487]/([.$A$2]*[.$D$2]))" office:value-type="float" office:value="0.00403358383197278" calcext:value-type="float">
            <text:p>0.004033583831973</text:p>
          </table:table-cell>
          <table:table-cell table:formula="of:=1/[.D487]" office:value-type="float" office:value="247.918486799099" calcext:value-type="float">
            <text:p>247.91848679909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8]*[.$A$2]" office:value-type="float" office:value="36.479586328125" calcext:value-type="float">
            <text:p>36.479586328125</text:p>
          </table:table-cell>
          <table:table-cell table:formula="of:=SQRT([.$C$5]*[.B488])" office:value-type="float" office:value="19.0996299252433" calcext:value-type="float">
            <text:p>19.0996299252433</text:p>
          </table:table-cell>
          <table:table-cell table:formula="of:=([.C488]/([.$A$2]*[.$D$2]))" office:value-type="float" office:value="0.00403777456955191" calcext:value-type="float">
            <text:p>0.004037774569552</text:p>
          </table:table-cell>
          <table:table-cell table:formula="of:=1/[.D488]" office:value-type="float" office:value="247.661176416537" calcext:value-type="float">
            <text:p>247.66117641653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9]*[.$A$2]" office:value-type="float" office:value="36.5552701171875" calcext:value-type="float">
            <text:p>36.5552701171875</text:p>
          </table:table-cell>
          <table:table-cell table:formula="of:=SQRT([.$C$5]*[.B489])" office:value-type="float" office:value="19.1194325536056" calcext:value-type="float">
            <text:p>19.1194325536056</text:p>
          </table:table-cell>
          <table:table-cell table:formula="of:=([.C489]/([.$A$2]*[.$D$2]))" office:value-type="float" office:value="0.004041960962143" calcext:value-type="float">
            <text:p>0.004041960962143</text:p>
          </table:table-cell>
          <table:table-cell table:formula="of:=1/[.D489]" office:value-type="float" office:value="247.404665548727" calcext:value-type="float">
            <text:p>247.40466554872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90]*[.$A$2]" office:value-type="float" office:value="36.63095390625" calcext:value-type="float">
            <text:p>36.63095390625</text:p>
          </table:table-cell>
          <table:table-cell table:formula="of:=SQRT([.$C$5]*[.B490])" office:value-type="float" office:value="19.1392146929413" calcext:value-type="float">
            <text:p>19.1392146929413</text:p>
          </table:table-cell>
          <table:table-cell table:formula="of:=([.C490]/([.$A$2]*[.$D$2]))" office:value-type="float" office:value="0.00404614302323285" calcext:value-type="float">
            <text:p>0.004046143023233</text:p>
          </table:table-cell>
          <table:table-cell table:formula="of:=1/[.D490]" office:value-type="float" office:value="247.148950063808" calcext:value-type="float">
            <text:p>247.14895006380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91]*[.$A$2]" office:value-type="float" office:value="36.7066376953125" calcext:value-type="float">
            <text:p>36.7066376953125</text:p>
          </table:table-cell>
          <table:table-cell table:formula="of:=SQRT([.$C$5]*[.B491])" office:value-type="float" office:value="19.1589764067166" calcext:value-type="float">
            <text:p>19.1589764067166</text:p>
          </table:table-cell>
          <table:table-cell table:formula="of:=([.C491]/([.$A$2]*[.$D$2]))" office:value-type="float" office:value="0.00405032076623861" calcext:value-type="float">
            <text:p>0.004050320766239</text:p>
          </table:table-cell>
          <table:table-cell table:formula="of:=1/[.D491]" office:value-type="float" office:value="246.894025859751" calcext:value-type="float">
            <text:p>246.89402585975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92]*[.$A$2]" office:value-type="float" office:value="36.782321484375" calcext:value-type="float">
            <text:p>36.782321484375</text:p>
          </table:table-cell>
          <table:table-cell table:formula="of:=SQRT([.$C$5]*[.B492])" office:value-type="float" office:value="19.1787177580711" calcext:value-type="float">
            <text:p>19.1787177580711</text:p>
          </table:table-cell>
          <table:table-cell table:formula="of:=([.C492]/([.$A$2]*[.$D$2]))" office:value-type="float" office:value="0.00405449420450833" calcext:value-type="float">
            <text:p>0.004054494204508</text:p>
          </table:table-cell>
          <table:table-cell table:formula="of:=1/[.D492]" office:value-type="float" office:value="246.639888864082" calcext:value-type="float">
            <text:p>246.63988886408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93]*[.$A$2]" office:value-type="float" office:value="36.8580052734375" calcext:value-type="float">
            <text:p>36.8580052734375</text:p>
          </table:table-cell>
          <table:table-cell table:formula="of:=SQRT([.$C$5]*[.B493])" office:value-type="float" office:value="19.1984388098193" calcext:value-type="float">
            <text:p>19.1984388098193</text:p>
          </table:table-cell>
          <table:table-cell table:formula="of:=([.C493]/([.$A$2]*[.$D$2]))" office:value-type="float" office:value="0.0040586633513214" calcext:value-type="float">
            <text:p>0.004058663351321</text:p>
          </table:table-cell>
          <table:table-cell table:formula="of:=1/[.D493]" office:value-type="float" office:value="246.386535033615" calcext:value-type="float">
            <text:p>246.38653503361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4]*[.$A$2]" office:value-type="float" office:value="36.9336890625" calcext:value-type="float">
            <text:p>36.9336890625</text:p>
          </table:table-cell>
          <table:table-cell table:formula="of:=SQRT([.$C$5]*[.B494])" office:value-type="float" office:value="19.2181396244538" calcext:value-type="float">
            <text:p>19.2181396244538</text:p>
          </table:table-cell>
          <table:table-cell table:formula="of:=([.C494]/([.$A$2]*[.$D$2]))" office:value-type="float" office:value="0.00406282821988912" calcext:value-type="float">
            <text:p>0.004062828219889</text:p>
          </table:table-cell>
          <table:table-cell table:formula="of:=1/[.D494]" office:value-type="float" office:value="246.133960354172" calcext:value-type="float">
            <text:p>246.13396035417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5]*[.$A$2]" office:value-type="float" office:value="37.0093728515625" calcext:value-type="float">
            <text:p>37.0093728515625</text:p>
          </table:table-cell>
          <table:table-cell table:formula="of:=SQRT([.$C$5]*[.B495])" office:value-type="float" office:value="19.237820264147" calcext:value-type="float">
            <text:p>19.237820264147</text:p>
          </table:table-cell>
          <table:table-cell table:formula="of:=([.C495]/([.$A$2]*[.$D$2]))" office:value-type="float" office:value="0.00406698882335509" calcext:value-type="float">
            <text:p>0.004066988823355</text:p>
          </table:table-cell>
          <table:table-cell table:formula="of:=1/[.D495]" office:value-type="float" office:value="245.882160840325" calcext:value-type="float">
            <text:p>245.88216084032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6]*[.$A$2]" office:value-type="float" office:value="37.085056640625" calcext:value-type="float">
            <text:p>37.085056640625</text:p>
          </table:table-cell>
          <table:table-cell table:formula="of:=SQRT([.$C$5]*[.B496])" office:value-type="float" office:value="19.2574807907538" calcext:value-type="float">
            <text:p>19.2574807907538</text:p>
          </table:table-cell>
          <table:table-cell table:formula="of:=([.C496]/([.$A$2]*[.$D$2]))" office:value-type="float" office:value="0.0040711451747958" calcext:value-type="float">
            <text:p>0.004071145174796</text:p>
          </table:table-cell>
          <table:table-cell table:formula="of:=1/[.D496]" office:value-type="float" office:value="245.631132535124" calcext:value-type="float">
            <text:p>245.63113253512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7]*[.$A$2]" office:value-type="float" office:value="37.1607404296875" calcext:value-type="float">
            <text:p>37.1607404296875</text:p>
          </table:table-cell>
          <table:table-cell table:formula="of:=SQRT([.$C$5]*[.B497])" office:value-type="float" office:value="19.2771212658134" calcext:value-type="float">
            <text:p>19.2771212658134</text:p>
          </table:table-cell>
          <table:table-cell table:formula="of:=([.C497]/([.$A$2]*[.$D$2]))" office:value-type="float" office:value="0.00407529728722102" calcext:value-type="float">
            <text:p>0.004075297287221</text:p>
          </table:table-cell>
          <table:table-cell table:formula="of:=1/[.D497]" office:value-type="float" office:value="245.380871509845" calcext:value-type="float">
            <text:p>245.38087150984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8]*[.$A$2]" office:value-type="float" office:value="37.23642421875" calcext:value-type="float">
            <text:p>37.23642421875</text:p>
          </table:table-cell>
          <table:table-cell table:formula="of:=SQRT([.$C$5]*[.B498])" office:value-type="float" office:value="19.2967417505521" calcext:value-type="float">
            <text:p>19.2967417505521</text:p>
          </table:table-cell>
          <table:table-cell table:formula="of:=([.C498]/([.$A$2]*[.$D$2]))" office:value-type="float" office:value="0.00407944517357433" calcext:value-type="float">
            <text:p>0.004079445173574</text:p>
          </table:table-cell>
          <table:table-cell table:formula="of:=1/[.D498]" office:value-type="float" office:value="245.131373863721" calcext:value-type="float">
            <text:p>245.13137386372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9]*[.$A$2]" office:value-type="float" office:value="37.3121080078125" calcext:value-type="float">
            <text:p>37.3121080078125</text:p>
          </table:table-cell>
          <table:table-cell table:formula="of:=SQRT([.$C$5]*[.B499])" office:value-type="float" office:value="19.3163423058851" calcext:value-type="float">
            <text:p>19.3163423058851</text:p>
          </table:table-cell>
          <table:table-cell table:formula="of:=([.C499]/([.$A$2]*[.$D$2]))" office:value-type="float" office:value="0.00408358884673357" calcext:value-type="float">
            <text:p>0.004083588846734</text:p>
          </table:table-cell>
          <table:table-cell table:formula="of:=1/[.D499]" office:value-type="float" office:value="244.882635723695" calcext:value-type="float">
            <text:p>244.88263572369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500]*[.$A$2]" office:value-type="float" office:value="37.387791796875" calcext:value-type="float">
            <text:p>37.387791796875</text:p>
          </table:table-cell>
          <table:table-cell table:formula="of:=SQRT([.$C$5]*[.B500])" office:value-type="float" office:value="19.3359229924188" calcext:value-type="float">
            <text:p>19.3359229924188</text:p>
          </table:table-cell>
          <table:table-cell table:formula="of:=([.C500]/([.$A$2]*[.$D$2]))" office:value-type="float" office:value="0.0040877283195113" calcext:value-type="float">
            <text:p>0.004087728319511</text:p>
          </table:table-cell>
          <table:table-cell table:formula="of:=1/[.D500]" office:value-type="float" office:value="244.634653244165" calcext:value-type="float">
            <text:p>244.63465324416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501]*[.$A$2]" office:value-type="float" office:value="37.4634755859375" calcext:value-type="float">
            <text:p>37.4634755859375</text:p>
          </table:table-cell>
          <table:table-cell table:formula="of:=SQRT([.$C$5]*[.B501])" office:value-type="float" office:value="19.3554838704532" calcext:value-type="float">
            <text:p>19.3554838704532</text:p>
          </table:table-cell>
          <table:table-cell table:formula="of:=([.C501]/([.$A$2]*[.$D$2]))" office:value-type="float" office:value="0.00409186360465529" calcext:value-type="float">
            <text:p>0.004091863604655</text:p>
          </table:table-cell>
          <table:table-cell table:formula="of:=1/[.D501]" office:value-type="float" office:value="244.387422606733" calcext:value-type="float">
            <text:p>244.38742260673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502]*[.$A$2]" office:value-type="float" office:value="37.539159375" calcext:value-type="float">
            <text:p>37.539159375</text:p>
          </table:table-cell>
          <table:table-cell table:formula="of:=SQRT([.$C$5]*[.B502])" office:value-type="float" office:value="19.3750249999839" calcext:value-type="float">
            <text:p>19.3750249999839</text:p>
          </table:table-cell>
          <table:table-cell table:formula="of:=([.C502]/([.$A$2]*[.$D$2]))" office:value-type="float" office:value="0.00409599471484894" calcext:value-type="float">
            <text:p>0.004095994714849</text:p>
          </table:table-cell>
          <table:table-cell table:formula="of:=1/[.D502]" office:value-type="float" office:value="244.140940019958" calcext:value-type="float">
            <text:p>244.14094001995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503]*[.$A$2]" office:value-type="float" office:value="37.6148431640625" calcext:value-type="float">
            <text:p>37.6148431640625</text:p>
          </table:table-cell>
          <table:table-cell table:formula="of:=SQRT([.$C$5]*[.B503])" office:value-type="float" office:value="19.394546440704" calcext:value-type="float">
            <text:p>19.394546440704</text:p>
          </table:table-cell>
          <table:table-cell table:formula="of:=([.C503]/([.$A$2]*[.$D$2]))" office:value-type="float" office:value="0.00410012166271177" calcext:value-type="float">
            <text:p>0.004100121662712</text:p>
          </table:table-cell>
          <table:table-cell table:formula="of:=1/[.D503]" office:value-type="float" office:value="243.895201719115" calcext:value-type="float">
            <text:p>243.895201719115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4]*[.$A$2]" office:value-type="float" office:value="37.690526953125" calcext:value-type="float">
            <text:p>37.690526953125</text:p>
          </table:table-cell>
          <table:table-cell table:formula="of:=SQRT([.$C$5]*[.B504])" office:value-type="float" office:value="19.4140482520068" calcext:value-type="float">
            <text:p>19.4140482520068</text:p>
          </table:table-cell>
          <table:table-cell table:formula="of:=([.C504]/([.$A$2]*[.$D$2]))" office:value-type="float" office:value="0.00410424446079985" calcext:value-type="float">
            <text:p>0.0041042444608</text:p>
          </table:table-cell>
          <table:table-cell table:formula="of:=1/[.D504]" office:value-type="float" office:value="243.650203965949" calcext:value-type="float">
            <text:p>243.650203965949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5]*[.$A$2]" office:value-type="float" office:value="37.7662107421875" calcext:value-type="float">
            <text:p>37.7662107421875</text:p>
          </table:table-cell>
          <table:table-cell table:formula="of:=SQRT([.$C$5]*[.B505])" office:value-type="float" office:value="19.4335304929875" calcext:value-type="float">
            <text:p>19.4335304929875</text:p>
          </table:table-cell>
          <table:table-cell table:formula="of:=([.C505]/([.$A$2]*[.$D$2]))" office:value-type="float" office:value="0.00410836312160623" calcext:value-type="float">
            <text:p>0.004108363121606</text:p>
          </table:table-cell>
          <table:table-cell table:formula="of:=1/[.D505]" office:value-type="float" office:value="243.405943048441" calcext:value-type="float">
            <text:p>243.40594304844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6]*[.$A$2]" office:value-type="float" office:value="37.84189453125" calcext:value-type="float">
            <text:p>37.84189453125</text:p>
          </table:table-cell>
          <table:table-cell table:formula="of:=SQRT([.$C$5]*[.B506])" office:value-type="float" office:value="19.4529932224452" calcext:value-type="float">
            <text:p>19.4529932224452</text:p>
          </table:table-cell>
          <table:table-cell table:formula="of:=([.C506]/([.$A$2]*[.$D$2]))" office:value-type="float" office:value="0.00411247765756143" calcext:value-type="float">
            <text:p>0.004112477657561</text:p>
          </table:table-cell>
          <table:table-cell table:formula="of:=1/[.D506]" office:value-type="float" office:value="243.162415280565" calcext:value-type="float">
            <text:p>243.16241528056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7]*[.$A$2]" office:value-type="float" office:value="37.9175783203125" calcext:value-type="float">
            <text:p>37.9175783203125</text:p>
          </table:table-cell>
          <table:table-cell table:formula="of:=SQRT([.$C$5]*[.B507])" office:value-type="float" office:value="19.4724364988854" calcext:value-type="float">
            <text:p>19.4724364988854</text:p>
          </table:table-cell>
          <table:table-cell table:formula="of:=([.C507]/([.$A$2]*[.$D$2]))" office:value-type="float" office:value="0.00411658808103384" calcext:value-type="float">
            <text:p>0.004116588081034</text:p>
          </table:table-cell>
          <table:table-cell table:formula="of:=1/[.D507]" office:value-type="float" office:value="242.919617002064" calcext:value-type="float">
            <text:p>242.91961700206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8]*[.$A$2]" office:value-type="float" office:value="37.993262109375" calcext:value-type="float">
            <text:p>37.993262109375</text:p>
          </table:table-cell>
          <table:table-cell table:formula="of:=SQRT([.$C$5]*[.B508])" office:value-type="float" office:value="19.4918603805217" calcext:value-type="float">
            <text:p>19.4918603805217</text:p>
          </table:table-cell>
          <table:table-cell table:formula="of:=([.C508]/([.$A$2]*[.$D$2]))" office:value-type="float" office:value="0.00412069440433014" calcext:value-type="float">
            <text:p>0.00412069440433</text:p>
          </table:table-cell>
          <table:table-cell table:formula="of:=1/[.D508]" office:value-type="float" office:value="242.677544578208" calcext:value-type="float">
            <text:p>242.67754457820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9]*[.$A$2]" office:value-type="float" office:value="38.0689458984375" calcext:value-type="float">
            <text:p>38.0689458984375</text:p>
          </table:table-cell>
          <table:table-cell table:formula="of:=SQRT([.$C$5]*[.B509])" office:value-type="float" office:value="19.5112649252778" calcext:value-type="float">
            <text:p>19.5112649252778</text:p>
          </table:table-cell>
          <table:table-cell table:formula="of:=([.C509]/([.$A$2]*[.$D$2]))" office:value-type="float" office:value="0.00412479663969578" calcext:value-type="float">
            <text:p>0.004124796639696</text:p>
          </table:table-cell>
          <table:table-cell table:formula="of:=1/[.D509]" office:value-type="float" office:value="242.436194399575" calcext:value-type="float">
            <text:p>242.43619439957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10]*[.$A$2]" office:value-type="float" office:value="38.1446296875" calcext:value-type="float">
            <text:p>38.1446296875</text:p>
          </table:table-cell>
          <table:table-cell table:formula="of:=SQRT([.$C$5]*[.B510])" office:value-type="float" office:value="19.5306501907899" calcext:value-type="float">
            <text:p>19.5306501907899</text:p>
          </table:table-cell>
          <table:table-cell table:formula="of:=([.C510]/([.$A$2]*[.$D$2]))" office:value-type="float" office:value="0.00412889479931537" calcext:value-type="float">
            <text:p>0.004128894799315</text:p>
          </table:table-cell>
          <table:table-cell table:formula="of:=1/[.D510]" office:value-type="float" office:value="242.195562881819" calcext:value-type="float">
            <text:p>242.19556288181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11]*[.$A$2]" office:value-type="float" office:value="38.2203134765625" calcext:value-type="float">
            <text:p>38.2203134765625</text:p>
          </table:table-cell>
          <table:table-cell table:formula="of:=SQRT([.$C$5]*[.B511])" office:value-type="float" office:value="19.5500162344082" calcext:value-type="float">
            <text:p>19.5500162344082</text:p>
          </table:table-cell>
          <table:table-cell table:formula="of:=([.C511]/([.$A$2]*[.$D$2]))" office:value-type="float" office:value="0.0041329888953131" calcext:value-type="float">
            <text:p>0.004132988895313</text:p>
          </table:table-cell>
          <table:table-cell table:formula="of:=1/[.D511]" office:value-type="float" office:value="241.955646465448" calcext:value-type="float">
            <text:p>241.955646465448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12]*[.$A$2]" office:value-type="float" office:value="38.295997265625" calcext:value-type="float">
            <text:p>38.295997265625</text:p>
          </table:table-cell>
          <table:table-cell table:formula="of:=SQRT([.$C$5]*[.B512])" office:value-type="float" office:value="19.5693631131994" calcext:value-type="float">
            <text:p>19.5693631131994</text:p>
          </table:table-cell>
          <table:table-cell table:formula="of:=([.C512]/([.$A$2]*[.$D$2]))" office:value-type="float" office:value="0.00413707893975318" calcext:value-type="float">
            <text:p>0.004137078939753</text:p>
          </table:table-cell>
          <table:table-cell table:formula="of:=1/[.D512]" office:value-type="float" office:value="241.716441615605" calcext:value-type="float">
            <text:p>241.716441615605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13]*[.$A$2]" office:value-type="float" office:value="38.3716810546875" calcext:value-type="float">
            <text:p>38.3716810546875</text:p>
          </table:table-cell>
          <table:table-cell table:formula="of:=SQRT([.$C$5]*[.B513])" office:value-type="float" office:value="19.5886908839482" calcext:value-type="float">
            <text:p>19.5886908839482</text:p>
          </table:table-cell>
          <table:table-cell table:formula="of:=([.C513]/([.$A$2]*[.$D$2]))" office:value-type="float" office:value="0.00414116494464024" calcext:value-type="float">
            <text:p>0.00414116494464</text:p>
          </table:table-cell>
          <table:table-cell table:formula="of:=1/[.D513]" office:value-type="float" office:value="241.477944821847" calcext:value-type="float">
            <text:p>241.47794482184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4]*[.$A$2]" office:value-type="float" office:value="38.44736484375" calcext:value-type="float">
            <text:p>38.44736484375</text:p>
          </table:table-cell>
          <table:table-cell table:formula="of:=SQRT([.$C$5]*[.B514])" office:value-type="float" office:value="19.6079996031594" calcext:value-type="float">
            <text:p>19.6079996031594</text:p>
          </table:table-cell>
          <table:table-cell table:formula="of:=([.C514]/([.$A$2]*[.$D$2]))" office:value-type="float" office:value="0.00414524692191974" calcext:value-type="float">
            <text:p>0.00414524692192</text:p>
          </table:table-cell>
          <table:table-cell table:formula="of:=1/[.D514]" office:value-type="float" office:value="241.240152597926" calcext:value-type="float">
            <text:p>241.24015259792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5]*[.$A$2]" office:value-type="float" office:value="38.5230486328125" calcext:value-type="float">
            <text:p>38.5230486328125</text:p>
          </table:table-cell>
          <table:table-cell table:formula="of:=SQRT([.$C$5]*[.B515])" office:value-type="float" office:value="19.62728932706" calcext:value-type="float">
            <text:p>19.62728932706</text:p>
          </table:table-cell>
          <table:table-cell table:formula="of:=([.C515]/([.$A$2]*[.$D$2]))" office:value-type="float" office:value="0.00414932488347839" calcext:value-type="float">
            <text:p>0.004149324883478</text:p>
          </table:table-cell>
          <table:table-cell table:formula="of:=1/[.D515]" office:value-type="float" office:value="241.003061481582" calcext:value-type="float">
            <text:p>241.00306148158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6]*[.$A$2]" office:value-type="float" office:value="38.598732421875" calcext:value-type="float">
            <text:p>38.598732421875</text:p>
          </table:table-cell>
          <table:table-cell table:formula="of:=SQRT([.$C$5]*[.B516])" office:value-type="float" office:value="19.646560111601" calcext:value-type="float">
            <text:p>19.646560111601</text:p>
          </table:table-cell>
          <table:table-cell table:formula="of:=([.C516]/([.$A$2]*[.$D$2]))" office:value-type="float" office:value="0.00415339884114454" calcext:value-type="float">
            <text:p>0.004153398841145</text:p>
          </table:table-cell>
          <table:table-cell table:formula="of:=1/[.D516]" office:value-type="float" office:value="240.766668034325" calcext:value-type="float">
            <text:p>240.76666803432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7]*[.$A$2]" office:value-type="float" office:value="38.6744162109375" calcext:value-type="float">
            <text:p>38.6744162109375</text:p>
          </table:table-cell>
          <table:table-cell table:formula="of:=SQRT([.$C$5]*[.B517])" office:value-type="float" office:value="19.665812012459" calcext:value-type="float">
            <text:p>19.665812012459</text:p>
          </table:table-cell>
          <table:table-cell table:formula="of:=([.C517]/([.$A$2]*[.$D$2]))" office:value-type="float" office:value="0.0041574688066886" calcext:value-type="float">
            <text:p>0.004157468806689</text:p>
          </table:table-cell>
          <table:table-cell table:formula="of:=1/[.D517]" office:value-type="float" office:value="240.53096884123" calcext:value-type="float">
            <text:p>240.5309688412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8]*[.$A$2]" office:value-type="float" office:value="38.7501" calcext:value-type="float">
            <text:p>38.7501</text:p>
          </table:table-cell>
          <table:table-cell table:formula="of:=SQRT([.$C$5]*[.B518])" office:value-type="float" office:value="19.6850450850385" calcext:value-type="float">
            <text:p>19.6850450850385</text:p>
          </table:table-cell>
          <table:table-cell table:formula="of:=([.C518]/([.$A$2]*[.$D$2]))" office:value-type="float" office:value="0.0041615347918234" calcext:value-type="float">
            <text:p>0.004161534791823</text:p>
          </table:table-cell>
          <table:table-cell table:formula="of:=1/[.D518]" office:value-type="float" office:value="240.295960510724" calcext:value-type="float">
            <text:p>240.295960510724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9]*[.$A$2]" office:value-type="float" office:value="38.8257837890625" calcext:value-type="float">
            <text:p>38.8257837890625</text:p>
          </table:table-cell>
          <table:table-cell table:formula="of:=SQRT([.$C$5]*[.B519])" office:value-type="float" office:value="19.7042593844738" calcext:value-type="float">
            <text:p>19.7042593844738</text:p>
          </table:table-cell>
          <table:table-cell table:formula="of:=([.C519]/([.$A$2]*[.$D$2]))" office:value-type="float" office:value="0.00416559680820462" calcext:value-type="float">
            <text:p>0.004165596808205</text:p>
          </table:table-cell>
          <table:table-cell table:formula="of:=1/[.D519]" office:value-type="float" office:value="240.061639674389" calcext:value-type="float">
            <text:p>240.06163967438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20]*[.$A$2]" office:value-type="float" office:value="38.901467578125" calcext:value-type="float">
            <text:p>38.901467578125</text:p>
          </table:table-cell>
          <table:table-cell table:formula="of:=SQRT([.$C$5]*[.B520])" office:value-type="float" office:value="19.7234549656304" calcext:value-type="float">
            <text:p>19.7234549656304</text:p>
          </table:table-cell>
          <table:table-cell table:formula="of:=([.C520]/([.$A$2]*[.$D$2]))" office:value-type="float" office:value="0.00416965486743116" calcext:value-type="float">
            <text:p>0.004169654867431</text:p>
          </table:table-cell>
          <table:table-cell table:formula="of:=1/[.D520]" office:value-type="float" office:value="239.828002986751" calcext:value-type="float">
            <text:p>239.82800298675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21]*[.$A$2]" office:value-type="float" office:value="38.9771513671875" calcext:value-type="float">
            <text:p>38.9771513671875</text:p>
          </table:table-cell>
          <table:table-cell table:formula="of:=SQRT([.$C$5]*[.B521])" office:value-type="float" office:value="19.7426318831071" calcext:value-type="float">
            <text:p>19.7426318831071</text:p>
          </table:table-cell>
          <table:table-cell table:formula="of:=([.C521]/([.$A$2]*[.$D$2]))" office:value-type="float" office:value="0.00417370898104555" calcext:value-type="float">
            <text:p>0.004173708981046</text:p>
          </table:table-cell>
          <table:table-cell table:formula="of:=1/[.D521]" office:value-type="float" office:value="239.595047125085" calcext:value-type="float">
            <text:p>239.59504712508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22]*[.$A$2]" office:value-type="float" office:value="39.05283515625" calcext:value-type="float">
            <text:p>39.05283515625</text:p>
          </table:table-cell>
          <table:table-cell table:formula="of:=SQRT([.$C$5]*[.B522])" office:value-type="float" office:value="19.7617901912377" calcext:value-type="float">
            <text:p>19.7617901912377</text:p>
          </table:table-cell>
          <table:table-cell table:formula="of:=([.C522]/([.$A$2]*[.$D$2]))" office:value-type="float" office:value="0.00417775916053428" calcext:value-type="float">
            <text:p>0.004177759160534</text:p>
          </table:table-cell>
          <table:table-cell table:formula="of:=1/[.D522]" office:value-type="float" office:value="239.362768789217" calcext:value-type="float">
            <text:p>239.36276878921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23]*[.$A$2]" office:value-type="float" office:value="39.1285189453125" calcext:value-type="float">
            <text:p>39.1285189453125</text:p>
          </table:table-cell>
          <table:table-cell table:formula="of:=SQRT([.$C$5]*[.B523])" office:value-type="float" office:value="19.7809299440932" calcext:value-type="float">
            <text:p>19.7809299440932</text:p>
          </table:table-cell>
          <table:table-cell table:formula="of:=([.C523]/([.$A$2]*[.$D$2]))" office:value-type="float" office:value="0.00418180541732826" calcext:value-type="float">
            <text:p>0.004181805417328</text:p>
          </table:table-cell>
          <table:table-cell table:formula="of:=1/[.D523]" office:value-type="float" office:value="239.131164701321" calcext:value-type="float">
            <text:p>239.13116470132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4]*[.$A$2]" office:value-type="float" office:value="39.204202734375" calcext:value-type="float">
            <text:p>39.204202734375</text:p>
          </table:table-cell>
          <table:table-cell table:formula="of:=SQRT([.$C$5]*[.B524])" office:value-type="float" office:value="19.8000511954831" calcext:value-type="float">
            <text:p>19.8000511954831</text:p>
          </table:table-cell>
          <table:table-cell table:formula="of:=([.C524]/([.$A$2]*[.$D$2]))" office:value-type="float" office:value="0.00418584776280312" calcext:value-type="float">
            <text:p>0.004185847762803</text:p>
          </table:table-cell>
          <table:table-cell table:formula="of:=1/[.D524]" office:value-type="float" office:value="238.900231605732" calcext:value-type="float">
            <text:p>238.90023160573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5]*[.$A$2]" office:value-type="float" office:value="39.2798865234375" calcext:value-type="float">
            <text:p>39.2798865234375</text:p>
          </table:table-cell>
          <table:table-cell table:formula="of:=SQRT([.$C$5]*[.B525])" office:value-type="float" office:value="19.819153998957" calcext:value-type="float">
            <text:p>19.819153998957</text:p>
          </table:table-cell>
          <table:table-cell table:formula="of:=([.C525]/([.$A$2]*[.$D$2]))" office:value-type="float" office:value="0.00418988620827962" calcext:value-type="float">
            <text:p>0.00418988620828</text:p>
          </table:table-cell>
          <table:table-cell table:formula="of:=1/[.D525]" office:value-type="float" office:value="238.669966268751" calcext:value-type="float">
            <text:p>238.66996626875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6]*[.$A$2]" office:value-type="float" office:value="39.3555703125" calcext:value-type="float">
            <text:p>39.3555703125</text:p>
          </table:table-cell>
          <table:table-cell table:formula="of:=SQRT([.$C$5]*[.B526])" office:value-type="float" office:value="19.8382384078073" calcext:value-type="float">
            <text:p>19.8382384078073</text:p>
          </table:table-cell>
          <table:table-cell table:formula="of:=([.C526]/([.$A$2]*[.$D$2]))" office:value-type="float" office:value="0.00419392076502402" calcext:value-type="float">
            <text:p>0.004193920765024</text:p>
          </table:table-cell>
          <table:table-cell table:formula="of:=1/[.D526]" office:value-type="float" office:value="238.440365478453" calcext:value-type="float">
            <text:p>238.44036547845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7]*[.$A$2]" office:value-type="float" office:value="39.4312541015625" calcext:value-type="float">
            <text:p>39.4312541015625</text:p>
          </table:table-cell>
          <table:table-cell table:formula="of:=SQRT([.$C$5]*[.B527])" office:value-type="float" office:value="19.8573044750697" calcext:value-type="float">
            <text:p>19.8573044750697</text:p>
          </table:table-cell>
          <table:table-cell table:formula="of:=([.C527]/([.$A$2]*[.$D$2]))" office:value-type="float" office:value="0.00419795144424844" calcext:value-type="float">
            <text:p>0.004197951444248</text:p>
          </table:table-cell>
          <table:table-cell table:formula="of:=1/[.D527]" office:value-type="float" office:value="238.211426044503" calcext:value-type="float">
            <text:p>238.21142604450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8]*[.$A$2]" office:value-type="float" office:value="39.506937890625" calcext:value-type="float">
            <text:p>39.506937890625</text:p>
          </table:table-cell>
          <table:table-cell table:formula="of:=SQRT([.$C$5]*[.B528])" office:value-type="float" office:value="19.8763522535261" calcext:value-type="float">
            <text:p>19.8763522535261</text:p>
          </table:table-cell>
          <table:table-cell table:formula="of:=([.C528]/([.$A$2]*[.$D$2]))" office:value-type="float" office:value="0.00420197825711122" calcext:value-type="float">
            <text:p>0.004201978257111</text:p>
          </table:table-cell>
          <table:table-cell table:formula="of:=1/[.D528]" office:value-type="float" office:value="237.983144797965" calcext:value-type="float">
            <text:p>237.98314479796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9]*[.$A$2]" office:value-type="float" office:value="39.5826216796875" calcext:value-type="float">
            <text:p>39.5826216796875</text:p>
          </table:table-cell>
          <table:table-cell table:formula="of:=SQRT([.$C$5]*[.B529])" office:value-type="float" office:value="19.8953817957051" calcext:value-type="float">
            <text:p>19.8953817957051</text:p>
          </table:table-cell>
          <table:table-cell table:formula="of:=([.C529]/([.$A$2]*[.$D$2]))" office:value-type="float" office:value="0.00420600121471729" calcext:value-type="float">
            <text:p>0.004206001214717</text:p>
          </table:table-cell>
          <table:table-cell table:formula="of:=1/[.D529]" office:value-type="float" office:value="237.755518591122" calcext:value-type="float">
            <text:p>237.75551859112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30]*[.$A$2]" office:value-type="float" office:value="39.65830546875" calcext:value-type="float">
            <text:p>39.65830546875</text:p>
          </table:table-cell>
          <table:table-cell table:formula="of:=SQRT([.$C$5]*[.B530])" office:value-type="float" office:value="19.914393153885" calcext:value-type="float">
            <text:p>19.914393153885</text:p>
          </table:table-cell>
          <table:table-cell table:formula="of:=([.C530]/([.$A$2]*[.$D$2]))" office:value-type="float" office:value="0.00421002032811852" calcext:value-type="float">
            <text:p>0.004210020328119</text:p>
          </table:table-cell>
          <table:table-cell table:formula="of:=1/[.D530]" office:value-type="float" office:value="237.528544297292" calcext:value-type="float">
            <text:p>237.52854429729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31]*[.$A$2]" office:value-type="float" office:value="39.7339892578125" calcext:value-type="float">
            <text:p>39.7339892578125</text:p>
          </table:table-cell>
          <table:table-cell table:formula="of:=SQRT([.$C$5]*[.B531])" office:value-type="float" office:value="19.9333863800942" calcext:value-type="float">
            <text:p>19.9333863800942</text:p>
          </table:table-cell>
          <table:table-cell table:formula="of:=([.C531]/([.$A$2]*[.$D$2]))" office:value-type="float" office:value="0.00421403560831409" calcext:value-type="float">
            <text:p>0.004214035608314</text:p>
          </table:table-cell>
          <table:table-cell table:formula="of:=1/[.D531]" office:value-type="float" office:value="237.302218810645" calcext:value-type="float">
            <text:p>237.30221881064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32]*[.$A$2]" office:value-type="float" office:value="39.809673046875" calcext:value-type="float">
            <text:p>39.809673046875</text:p>
          </table:table-cell>
          <table:table-cell table:formula="of:=SQRT([.$C$5]*[.B532])" office:value-type="float" office:value="19.9523615261139" calcext:value-type="float">
            <text:p>19.9523615261139</text:p>
          </table:table-cell>
          <table:table-cell table:formula="of:=([.C532]/([.$A$2]*[.$D$2]))" office:value-type="float" office:value="0.0042180470662508" calcext:value-type="float">
            <text:p>0.004218047066251</text:p>
          </table:table-cell>
          <table:table-cell table:formula="of:=1/[.D532]" office:value-type="float" office:value="237.07653904603" calcext:value-type="float">
            <text:p>237.07653904603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33]*[.$A$2]" office:value-type="float" office:value="39.8853568359375" calcext:value-type="float">
            <text:p>39.8853568359375</text:p>
          </table:table-cell>
          <table:table-cell table:formula="of:=SQRT([.$C$5]*[.B533])" office:value-type="float" office:value="19.9713186434791" calcext:value-type="float">
            <text:p>19.9713186434791</text:p>
          </table:table-cell>
          <table:table-cell table:formula="of:=([.C533]/([.$A$2]*[.$D$2]))" office:value-type="float" office:value="0.00422205471282347" calcext:value-type="float">
            <text:p>0.004222054712823</text:p>
          </table:table-cell>
          <table:table-cell table:formula="of:=1/[.D533]" office:value-type="float" office:value="236.851501938794" calcext:value-type="float">
            <text:p>236.85150193879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4]*[.$A$2]" office:value-type="float" office:value="39.961040625" calcext:value-type="float">
            <text:p>39.961040625</text:p>
          </table:table-cell>
          <table:table-cell table:formula="of:=SQRT([.$C$5]*[.B534])" office:value-type="float" office:value="19.9902577834804" calcext:value-type="float">
            <text:p>19.9902577834804</text:p>
          </table:table-cell>
          <table:table-cell table:formula="of:=([.C534]/([.$A$2]*[.$D$2]))" office:value-type="float" office:value="0.00422605855887525" calcext:value-type="float">
            <text:p>0.004226058558875</text:p>
          </table:table-cell>
          <table:table-cell table:formula="of:=1/[.D534]" office:value-type="float" office:value="236.627104444607" calcext:value-type="float">
            <text:p>236.62710444460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5]*[.$A$2]" office:value-type="float" office:value="40.0367244140625" calcext:value-type="float">
            <text:p>40.0367244140625</text:p>
          </table:table-cell>
          <table:table-cell table:formula="of:=SQRT([.$C$5]*[.B535])" office:value-type="float" office:value="20.0091789971659" calcext:value-type="float">
            <text:p>20.0091789971659</text:p>
          </table:table-cell>
          <table:table-cell table:formula="of:=([.C535]/([.$A$2]*[.$D$2]))" office:value-type="float" office:value="0.00423005861519798" calcext:value-type="float">
            <text:p>0.004230058615198</text:p>
          </table:table-cell>
          <table:table-cell table:formula="of:=1/[.D535]" office:value-type="float" office:value="236.403343539295" calcext:value-type="float">
            <text:p>236.40334353929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6]*[.$A$2]" office:value-type="float" office:value="40.112408203125" calcext:value-type="float">
            <text:p>40.112408203125</text:p>
          </table:table-cell>
          <table:table-cell table:formula="of:=SQRT([.$C$5]*[.B536])" office:value-type="float" office:value="20.0280823353423" calcext:value-type="float">
            <text:p>20.0280823353423</text:p>
          </table:table-cell>
          <table:table-cell table:formula="of:=([.C536]/([.$A$2]*[.$D$2]))" office:value-type="float" office:value="0.00423405489253251" calcext:value-type="float">
            <text:p>0.004234054892533</text:p>
          </table:table-cell>
          <table:table-cell table:formula="of:=1/[.D536]" office:value-type="float" office:value="236.180216218659" calcext:value-type="float">
            <text:p>236.18021621865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7]*[.$A$2]" office:value-type="float" office:value="40.1880919921875" calcext:value-type="float">
            <text:p>40.1880919921875</text:p>
          </table:table-cell>
          <table:table-cell table:formula="of:=SQRT([.$C$5]*[.B537])" office:value-type="float" office:value="20.0469678485769" calcext:value-type="float">
            <text:p>20.0469678485769</text:p>
          </table:table-cell>
          <table:table-cell table:formula="of:=([.C537]/([.$A$2]*[.$D$2]))" office:value-type="float" office:value="0.00423804740156907" calcext:value-type="float">
            <text:p>0.004238047401569</text:p>
          </table:table-cell>
          <table:table-cell table:formula="of:=1/[.D537]" office:value-type="float" office:value="235.957719498315" calcext:value-type="float">
            <text:p>235.95771949831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8]*[.$A$2]" office:value-type="float" office:value="40.26377578125" calcext:value-type="float">
            <text:p>40.26377578125</text:p>
          </table:table-cell>
          <table:table-cell table:formula="of:=SQRT([.$C$5]*[.B538])" office:value-type="float" office:value="20.065835587199" calcext:value-type="float">
            <text:p>20.065835587199</text:p>
          </table:table-cell>
          <table:table-cell table:formula="of:=([.C538]/([.$A$2]*[.$D$2]))" office:value-type="float" office:value="0.00424203615294758" calcext:value-type="float">
            <text:p>0.004242036152948</text:p>
          </table:table-cell>
          <table:table-cell table:formula="of:=1/[.D538]" office:value-type="float" office:value="235.735850413522" calcext:value-type="float">
            <text:p>235.73585041352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9]*[.$A$2]" office:value-type="float" office:value="40.3394595703125" calcext:value-type="float">
            <text:p>40.3394595703125</text:p>
          </table:table-cell>
          <table:table-cell table:formula="of:=SQRT([.$C$5]*[.B539])" office:value-type="float" office:value="20.0846856013014" calcext:value-type="float">
            <text:p>20.0846856013014</text:p>
          </table:table-cell>
          <table:table-cell table:formula="of:=([.C539]/([.$A$2]*[.$D$2]))" office:value-type="float" office:value="0.00424602115725795" calcext:value-type="float">
            <text:p>0.004246021157258</text:p>
          </table:table-cell>
          <table:table-cell table:formula="of:=1/[.D539]" office:value-type="float" office:value="235.514606019013" calcext:value-type="float">
            <text:p>235.51460601901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40]*[.$A$2]" office:value-type="float" office:value="40.415143359375" calcext:value-type="float">
            <text:p>40.415143359375</text:p>
          </table:table-cell>
          <table:table-cell table:formula="of:=SQRT([.$C$5]*[.B540])" office:value-type="float" office:value="20.1035179407424" calcext:value-type="float">
            <text:p>20.1035179407424</text:p>
          </table:table-cell>
          <table:table-cell table:formula="of:=([.C540]/([.$A$2]*[.$D$2]))" office:value-type="float" office:value="0.00425000242504049" calcext:value-type="float">
            <text:p>0.00425000242504</text:p>
          </table:table-cell>
          <table:table-cell table:formula="of:=1/[.D540]" office:value-type="float" office:value="235.293983388839" calcext:value-type="float">
            <text:p>235.29398338883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41]*[.$A$2]" office:value-type="float" office:value="40.4908271484375" calcext:value-type="float">
            <text:p>40.4908271484375</text:p>
          </table:table-cell>
          <table:table-cell table:formula="of:=SQRT([.$C$5]*[.B541])" office:value-type="float" office:value="20.1223326551465" calcext:value-type="float">
            <text:p>20.1223326551465</text:p>
          </table:table-cell>
          <table:table-cell table:formula="of:=([.C541]/([.$A$2]*[.$D$2]))" office:value-type="float" office:value="0.00425397996678615" calcext:value-type="float">
            <text:p>0.004253979966786</text:p>
          </table:table-cell>
          <table:table-cell table:formula="of:=1/[.D541]" office:value-type="float" office:value="235.073979616197" calcext:value-type="float">
            <text:p>235.07397961619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42]*[.$A$2]" office:value-type="float" office:value="40.5665109375" calcext:value-type="float">
            <text:p>40.5665109375</text:p>
          </table:table-cell>
          <table:table-cell table:formula="of:=SQRT([.$C$5]*[.B542])" office:value-type="float" office:value="20.1411297939068" calcext:value-type="float">
            <text:p>20.1411297939068</text:p>
          </table:table-cell>
          <table:table-cell table:formula="of:=([.C542]/([.$A$2]*[.$D$2]))" office:value-type="float" office:value="0.00425795379293691" calcext:value-type="float">
            <text:p>0.004257953792937</text:p>
          </table:table-cell>
          <table:table-cell table:formula="of:=1/[.D542]" office:value-type="float" office:value="234.854591813279" calcext:value-type="float">
            <text:p>234.85459181327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43]*[.$A$2]" office:value-type="float" office:value="40.6421947265625" calcext:value-type="float">
            <text:p>40.6421947265625</text:p>
          </table:table-cell>
          <table:table-cell table:formula="of:=SQRT([.$C$5]*[.B543])" office:value-type="float" office:value="20.159909406186" calcext:value-type="float">
            <text:p>20.159909406186</text:p>
          </table:table-cell>
          <table:table-cell table:formula="of:=([.C543]/([.$A$2]*[.$D$2]))" office:value-type="float" office:value="0.00426192391388604" calcext:value-type="float">
            <text:p>0.004261923913886</text:p>
          </table:table-cell>
          <table:table-cell table:formula="of:=1/[.D543]" office:value-type="float" office:value="234.635817111103" calcext:value-type="float">
            <text:p>234.63581711110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4]*[.$A$2]" office:value-type="float" office:value="40.717878515625" calcext:value-type="float">
            <text:p>40.717878515625</text:p>
          </table:table-cell>
          <table:table-cell table:formula="of:=SQRT([.$C$5]*[.B544])" office:value-type="float" office:value="20.1786715409179" calcext:value-type="float">
            <text:p>20.1786715409179</text:p>
          </table:table-cell>
          <table:table-cell table:formula="of:=([.C544]/([.$A$2]*[.$D$2]))" office:value-type="float" office:value="0.00426589033997846" calcext:value-type="float">
            <text:p>0.004265890339978</text:p>
          </table:table-cell>
          <table:table-cell table:formula="of:=1/[.D544]" office:value-type="float" office:value="234.417652659362" calcext:value-type="float">
            <text:p>234.41765265936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5]*[.$A$2]" office:value-type="float" office:value="40.7935623046875" calcext:value-type="float">
            <text:p>40.7935623046875</text:p>
          </table:table-cell>
          <table:table-cell table:formula="of:=SQRT([.$C$5]*[.B545])" office:value-type="float" office:value="20.1974162468093" calcext:value-type="float">
            <text:p>20.1974162468093</text:p>
          </table:table-cell>
          <table:table-cell table:formula="of:=([.C545]/([.$A$2]*[.$D$2]))" office:value-type="float" office:value="0.00426985308151105" calcext:value-type="float">
            <text:p>0.004269853081511</text:p>
          </table:table-cell>
          <table:table-cell table:formula="of:=1/[.D545]" office:value-type="float" office:value="234.200095626267" calcext:value-type="float">
            <text:p>234.20009562626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6]*[.$A$2]" office:value-type="float" office:value="40.86924609375" calcext:value-type="float">
            <text:p>40.86924609375</text:p>
          </table:table-cell>
          <table:table-cell table:formula="of:=SQRT([.$C$5]*[.B546])" office:value-type="float" office:value="20.2161435723409" calcext:value-type="float">
            <text:p>20.2161435723409</text:p>
          </table:table-cell>
          <table:table-cell table:formula="of:=([.C546]/([.$A$2]*[.$D$2]))" office:value-type="float" office:value="0.00427381214873295" calcext:value-type="float">
            <text:p>0.004273812148733</text:p>
          </table:table-cell>
          <table:table-cell table:formula="of:=1/[.D546]" office:value-type="float" office:value="233.98314319839" calcext:value-type="float">
            <text:p>233.98314319839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7]*[.$A$2]" office:value-type="float" office:value="40.9449298828125" calcext:value-type="float">
            <text:p>40.9449298828125</text:p>
          </table:table-cell>
          <table:table-cell table:formula="of:=SQRT([.$C$5]*[.B547])" office:value-type="float" office:value="20.2348535657693" calcext:value-type="float">
            <text:p>20.2348535657693</text:p>
          </table:table-cell>
          <table:table-cell table:formula="of:=([.C547]/([.$A$2]*[.$D$2]))" office:value-type="float" office:value="0.00427776755184585" calcext:value-type="float">
            <text:p>0.004277767551846</text:p>
          </table:table-cell>
          <table:table-cell table:formula="of:=1/[.D547]" office:value-type="float" office:value="233.766792580514" calcext:value-type="float">
            <text:p>233.76679258051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8]*[.$A$2]" office:value-type="float" office:value="41.020613671875" calcext:value-type="float">
            <text:p>41.020613671875</text:p>
          </table:table-cell>
          <table:table-cell table:formula="of:=SQRT([.$C$5]*[.B548])" office:value-type="float" office:value="20.253546275128" calcext:value-type="float">
            <text:p>20.253546275128</text:p>
          </table:table-cell>
          <table:table-cell table:formula="of:=([.C548]/([.$A$2]*[.$D$2]))" office:value-type="float" office:value="0.00428171930100434" calcext:value-type="float">
            <text:p>0.004281719301004</text:p>
          </table:table-cell>
          <table:table-cell table:formula="of:=1/[.D548]" office:value-type="float" office:value="233.551040995479" calcext:value-type="float">
            <text:p>233.55104099547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9]*[.$A$2]" office:value-type="float" office:value="41.0962974609375" calcext:value-type="float">
            <text:p>41.0962974609375</text:p>
          </table:table-cell>
          <table:table-cell table:formula="of:=SQRT([.$C$5]*[.B549])" office:value-type="float" office:value="20.2722217482292" calcext:value-type="float">
            <text:p>20.2722217482292</text:p>
          </table:table-cell>
          <table:table-cell table:formula="of:=([.C549]/([.$A$2]*[.$D$2]))" office:value-type="float" office:value="0.0042856674063162" calcext:value-type="float">
            <text:p>0.004285667406316</text:p>
          </table:table-cell>
          <table:table-cell table:formula="of:=1/[.D549]" office:value-type="float" office:value="233.335885684037" calcext:value-type="float">
            <text:p>233.335885684037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50]*[.$A$2]" office:value-type="float" office:value="41.17198125" calcext:value-type="float">
            <text:p>41.17198125</text:p>
          </table:table-cell>
          <table:table-cell table:formula="of:=SQRT([.$C$5]*[.B550])" office:value-type="float" office:value="20.2908800326649" calcext:value-type="float">
            <text:p>20.2908800326649</text:p>
          </table:table-cell>
          <table:table-cell table:formula="of:=([.C550]/([.$A$2]*[.$D$2]))" office:value-type="float" office:value="0.00428961187784266" calcext:value-type="float">
            <text:p>0.004289611877843</text:p>
          </table:table-cell>
          <table:table-cell table:formula="of:=1/[.D550]" office:value-type="float" office:value="233.121323904698" calcext:value-type="float">
            <text:p>233.121323904698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51]*[.$A$2]" office:value-type="float" office:value="41.2476650390625" calcext:value-type="float">
            <text:p>41.2476650390625</text:p>
          </table:table-cell>
          <table:table-cell table:formula="of:=SQRT([.$C$5]*[.B551])" office:value-type="float" office:value="20.3095211758088" calcext:value-type="float">
            <text:p>20.3095211758088</text:p>
          </table:table-cell>
          <table:table-cell table:formula="of:=([.C551]/([.$A$2]*[.$D$2]))" office:value-type="float" office:value="0.00429355272559878" calcext:value-type="float">
            <text:p>0.004293552725599</text:p>
          </table:table-cell>
          <table:table-cell table:formula="of:=1/[.D551]" office:value-type="float" office:value="232.907352933587" calcext:value-type="float">
            <text:p>232.90735293358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52]*[.$A$2]" office:value-type="float" office:value="41.323348828125" calcext:value-type="float">
            <text:p>41.323348828125</text:p>
          </table:table-cell>
          <table:table-cell table:formula="of:=SQRT([.$C$5]*[.B552])" office:value-type="float" office:value="20.328145224817" calcext:value-type="float">
            <text:p>20.328145224817</text:p>
          </table:table-cell>
          <table:table-cell table:formula="of:=([.C552]/([.$A$2]*[.$D$2]))" office:value-type="float" office:value="0.00429748995955367" calcext:value-type="float">
            <text:p>0.004297489959554</text:p>
          </table:table-cell>
          <table:table-cell table:formula="of:=1/[.D552]" office:value-type="float" office:value="232.693970064297" calcext:value-type="float">
            <text:p>232.69397006429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53]*[.$A$2]" office:value-type="float" office:value="41.3990326171875" calcext:value-type="float">
            <text:p>41.3990326171875</text:p>
          </table:table-cell>
          <table:table-cell table:formula="of:=SQRT([.$C$5]*[.B553])" office:value-type="float" office:value="20.3467522266301" calcext:value-type="float">
            <text:p>20.3467522266301</text:p>
          </table:table-cell>
          <table:table-cell table:formula="of:=([.C553]/([.$A$2]*[.$D$2]))" office:value-type="float" office:value="0.00430142358963082" calcext:value-type="float">
            <text:p>0.004301423589631</text:p>
          </table:table-cell>
          <table:table-cell table:formula="of:=1/[.D553]" office:value-type="float" office:value="232.481172607747" calcext:value-type="float">
            <text:p>232.48117260774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4]*[.$A$2]" office:value-type="float" office:value="41.47471640625" calcext:value-type="float">
            <text:p>41.47471640625</text:p>
          </table:table-cell>
          <table:table-cell table:formula="of:=SQRT([.$C$5]*[.B554])" office:value-type="float" office:value="20.365342227974" calcext:value-type="float">
            <text:p>20.365342227974</text:p>
          </table:table-cell>
          <table:table-cell table:formula="of:=([.C554]/([.$A$2]*[.$D$2]))" office:value-type="float" office:value="0.00430535362570839" calcext:value-type="float">
            <text:p>0.004305353625708</text:p>
          </table:table-cell>
          <table:table-cell table:formula="of:=1/[.D554]" office:value-type="float" office:value="232.268957892039" calcext:value-type="float">
            <text:p>232.26895789203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5]*[.$A$2]" office:value-type="float" office:value="41.5504001953125" calcext:value-type="float">
            <text:p>41.5504001953125</text:p>
          </table:table-cell>
          <table:table-cell table:formula="of:=SQRT([.$C$5]*[.B555])" office:value-type="float" office:value="20.3839152753617" calcext:value-type="float">
            <text:p>20.3839152753617</text:p>
          </table:table-cell>
          <table:table-cell table:formula="of:=([.C555]/([.$A$2]*[.$D$2]))" office:value-type="float" office:value="0.0043092800776195" calcext:value-type="float">
            <text:p>0.00430928007762</text:p>
          </table:table-cell>
          <table:table-cell table:formula="of:=1/[.D555]" office:value-type="float" office:value="232.057323262315" calcext:value-type="float">
            <text:p>232.05732326231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6]*[.$A$2]" office:value-type="float" office:value="41.626083984375" calcext:value-type="float">
            <text:p>41.626083984375</text:p>
          </table:table-cell>
          <table:table-cell table:formula="of:=SQRT([.$C$5]*[.B556])" office:value-type="float" office:value="20.4024714150945" calcext:value-type="float">
            <text:p>20.4024714150945</text:p>
          </table:table-cell>
          <table:table-cell table:formula="of:=([.C556]/([.$A$2]*[.$D$2]))" office:value-type="float" office:value="0.00431320295515249" calcext:value-type="float">
            <text:p>0.004313202955152</text:p>
          </table:table-cell>
          <table:table-cell table:formula="of:=1/[.D556]" office:value-type="float" office:value="231.84626608062" calcext:value-type="float">
            <text:p>231.8462660806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7]*[.$A$2]" office:value-type="float" office:value="41.7017677734375" calcext:value-type="float">
            <text:p>41.7017677734375</text:p>
          </table:table-cell>
          <table:table-cell table:formula="of:=SQRT([.$C$5]*[.B557])" office:value-type="float" office:value="20.4210106932633" calcext:value-type="float">
            <text:p>20.4210106932633</text:p>
          </table:table-cell>
          <table:table-cell table:formula="of:=([.C557]/([.$A$2]*[.$D$2]))" office:value-type="float" office:value="0.00431712226805126" calcext:value-type="float">
            <text:p>0.004317122268051</text:p>
          </table:table-cell>
          <table:table-cell table:formula="of:=1/[.D557]" office:value-type="float" office:value="231.635783725764" calcext:value-type="float">
            <text:p>231.63578372576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8]*[.$A$2]" office:value-type="float" office:value="41.7774515625" calcext:value-type="float">
            <text:p>41.7774515625</text:p>
          </table:table-cell>
          <table:table-cell table:formula="of:=SQRT([.$C$5]*[.B558])" office:value-type="float" office:value="20.4395331557499" calcext:value-type="float">
            <text:p>20.4395331557499</text:p>
          </table:table-cell>
          <table:table-cell table:formula="of:=([.C558]/([.$A$2]*[.$D$2]))" office:value-type="float" office:value="0.0043210380260155" calcext:value-type="float">
            <text:p>0.004321038026016</text:p>
          </table:table-cell>
          <table:table-cell table:formula="of:=1/[.D558]" office:value-type="float" office:value="231.425873593183" calcext:value-type="float">
            <text:p>231.42587359318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9]*[.$A$2]" office:value-type="float" office:value="41.8531353515625" calcext:value-type="float">
            <text:p>41.8531353515625</text:p>
          </table:table-cell>
          <table:table-cell table:formula="of:=SQRT([.$C$5]*[.B559])" office:value-type="float" office:value="20.4580388482285" calcext:value-type="float">
            <text:p>20.4580388482285</text:p>
          </table:table-cell>
          <table:table-cell table:formula="of:=([.C559]/([.$A$2]*[.$D$2]))" office:value-type="float" office:value="0.004324950238701" calcext:value-type="float">
            <text:p>0.004324950238701</text:p>
          </table:table-cell>
          <table:table-cell table:formula="of:=1/[.D559]" office:value-type="float" office:value="231.216533094806" calcext:value-type="float">
            <text:p>231.216533094806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60]*[.$A$2]" office:value-type="float" office:value="41.928819140625" calcext:value-type="float">
            <text:p>41.928819140625</text:p>
          </table:table-cell>
          <table:table-cell table:formula="of:=SQRT([.$C$5]*[.B560])" office:value-type="float" office:value="20.4765278161667" calcext:value-type="float">
            <text:p>20.4765278161667</text:p>
          </table:table-cell>
          <table:table-cell table:formula="of:=([.C560]/([.$A$2]*[.$D$2]))" office:value-type="float" office:value="0.0043288589157199" calcext:value-type="float">
            <text:p>0.00432885891572</text:p>
          </table:table-cell>
          <table:table-cell table:formula="of:=1/[.D560]" office:value-type="float" office:value="231.007759658921" calcext:value-type="float">
            <text:p>231.00775965892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61]*[.$A$2]" office:value-type="float" office:value="42.0045029296875" calcext:value-type="float">
            <text:p>42.0045029296875</text:p>
          </table:table-cell>
          <table:table-cell table:formula="of:=SQRT([.$C$5]*[.B561])" office:value-type="float" office:value="20.4950001048274" calcext:value-type="float">
            <text:p>20.4950001048274</text:p>
          </table:table-cell>
          <table:table-cell table:formula="of:=([.C561]/([.$A$2]*[.$D$2]))" office:value-type="float" office:value="0.00433276406664102" calcext:value-type="float">
            <text:p>0.004332764066641</text:p>
          </table:table-cell>
          <table:table-cell table:formula="of:=1/[.D561]" office:value-type="float" office:value="230.799550730038" calcext:value-type="float">
            <text:p>230.799550730038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62]*[.$A$2]" office:value-type="float" office:value="42.08018671875" calcext:value-type="float">
            <text:p>42.08018671875</text:p>
          </table:table-cell>
          <table:table-cell table:formula="of:=SQRT([.$C$5]*[.B562])" office:value-type="float" office:value="20.5134557592693" calcext:value-type="float">
            <text:p>20.5134557592693</text:p>
          </table:table-cell>
          <table:table-cell table:formula="of:=([.C562]/([.$A$2]*[.$D$2]))" office:value-type="float" office:value="0.00433666570099005" calcext:value-type="float">
            <text:p>0.00433666570099</text:p>
          </table:table-cell>
          <table:table-cell table:formula="of:=1/[.D562]" office:value-type="float" office:value="230.591903768765" calcext:value-type="float">
            <text:p>230.59190376876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63]*[.$A$2]" office:value-type="float" office:value="42.1558705078125" calcext:value-type="float">
            <text:p>42.1558705078125</text:p>
          </table:table-cell>
          <table:table-cell table:formula="of:=SQRT([.$C$5]*[.B563])" office:value-type="float" office:value="20.5318948243489" calcext:value-type="float">
            <text:p>20.5318948243489</text:p>
          </table:table-cell>
          <table:table-cell table:formula="of:=([.C563]/([.$A$2]*[.$D$2]))" office:value-type="float" office:value="0.00434056382824989" calcext:value-type="float">
            <text:p>0.00434056382825</text:p>
          </table:table-cell>
          <table:table-cell table:formula="of:=1/[.D563]" office:value-type="float" office:value="230.384816251671" calcext:value-type="float">
            <text:p>230.38481625167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4]*[.$A$2]" office:value-type="float" office:value="42.231554296875" calcext:value-type="float">
            <text:p>42.231554296875</text:p>
          </table:table-cell>
          <table:table-cell table:formula="of:=SQRT([.$C$5]*[.B564])" office:value-type="float" office:value="20.5503173447212" calcext:value-type="float">
            <text:p>20.5503173447212</text:p>
          </table:table-cell>
          <table:table-cell table:formula="of:=([.C564]/([.$A$2]*[.$D$2]))" office:value-type="float" office:value="0.00434445845786092" calcext:value-type="float">
            <text:p>0.004344458457861</text:p>
          </table:table-cell>
          <table:table-cell table:formula="of:=1/[.D564]" office:value-type="float" office:value="230.178285671161" calcext:value-type="float">
            <text:p>230.17828567116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5]*[.$A$2]" office:value-type="float" office:value="42.3072380859375" calcext:value-type="float">
            <text:p>42.3072380859375</text:p>
          </table:table-cell>
          <table:table-cell table:formula="of:=SQRT([.$C$5]*[.B565])" office:value-type="float" office:value="20.5687233648415" calcext:value-type="float">
            <text:p>20.5687233648415</text:p>
          </table:table-cell>
          <table:table-cell table:formula="of:=([.C565]/([.$A$2]*[.$D$2]))" office:value-type="float" office:value="0.0043483495992212" calcext:value-type="float">
            <text:p>0.004348349599221</text:p>
          </table:table-cell>
          <table:table-cell table:formula="of:=1/[.D565]" office:value-type="float" office:value="229.972309535347" calcext:value-type="float">
            <text:p>229.972309535347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6]*[.$A$2]" office:value-type="float" office:value="42.382921875" calcext:value-type="float">
            <text:p>42.382921875</text:p>
          </table:table-cell>
          <table:table-cell table:formula="of:=SQRT([.$C$5]*[.B566])" office:value-type="float" office:value="20.587112928966" calcext:value-type="float">
            <text:p>20.587112928966</text:p>
          </table:table-cell>
          <table:table-cell table:formula="of:=([.C566]/([.$A$2]*[.$D$2]))" office:value-type="float" office:value="0.0043522372616868" calcext:value-type="float">
            <text:p>0.004352237261687</text:p>
          </table:table-cell>
          <table:table-cell table:formula="of:=1/[.D566]" office:value-type="float" office:value="229.766885367924" calcext:value-type="float">
            <text:p>229.766885367924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7]*[.$A$2]" office:value-type="float" office:value="42.4586056640625" calcext:value-type="float">
            <text:p>42.4586056640625</text:p>
          </table:table-cell>
          <table:table-cell table:formula="of:=SQRT([.$C$5]*[.B567])" office:value-type="float" office:value="20.6054860811538" calcext:value-type="float">
            <text:p>20.6054860811538</text:p>
          </table:table-cell>
          <table:table-cell table:formula="of:=([.C567]/([.$A$2]*[.$D$2]))" office:value-type="float" office:value="0.00435612145457205" calcext:value-type="float">
            <text:p>0.004356121454572</text:p>
          </table:table-cell>
          <table:table-cell table:formula="of:=1/[.D567]" office:value-type="float" office:value="229.562010708042" calcext:value-type="float">
            <text:p>229.56201070804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8]*[.$A$2]" office:value-type="float" office:value="42.534289453125" calcext:value-type="float">
            <text:p>42.534289453125</text:p>
          </table:table-cell>
          <table:table-cell table:formula="of:=SQRT([.$C$5]*[.B568])" office:value-type="float" office:value="20.6238428652676" calcext:value-type="float">
            <text:p>20.6238428652676</text:p>
          </table:table-cell>
          <table:table-cell table:formula="of:=([.C568]/([.$A$2]*[.$D$2]))" office:value-type="float" office:value="0.00436000218714977" calcext:value-type="float">
            <text:p>0.00436000218715</text:p>
          </table:table-cell>
          <table:table-cell table:formula="of:=1/[.D568]" office:value-type="float" office:value="229.357683110183" calcext:value-type="float">
            <text:p>229.35768311018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9]*[.$A$2]" office:value-type="float" office:value="42.6099732421875" calcext:value-type="float">
            <text:p>42.6099732421875</text:p>
          </table:table-cell>
          <table:table-cell table:formula="of:=SQRT([.$C$5]*[.B569])" office:value-type="float" office:value="20.642183324975" calcext:value-type="float">
            <text:p>20.642183324975</text:p>
          </table:table-cell>
          <table:table-cell table:formula="of:=([.C569]/([.$A$2]*[.$D$2]))" office:value-type="float" office:value="0.00436387946865156" calcext:value-type="float">
            <text:p>0.004363879468652</text:p>
          </table:table-cell>
          <table:table-cell table:formula="of:=1/[.D569]" office:value-type="float" office:value="229.153900144038" calcext:value-type="float">
            <text:p>229.153900144038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70]*[.$A$2]" office:value-type="float" office:value="42.68565703125" calcext:value-type="float">
            <text:p>42.68565703125</text:p>
          </table:table-cell>
          <table:table-cell table:formula="of:=SQRT([.$C$5]*[.B570])" office:value-type="float" office:value="20.6605075037498" calcext:value-type="float">
            <text:p>20.6605075037498</text:p>
          </table:table-cell>
          <table:table-cell table:formula="of:=([.C570]/([.$A$2]*[.$D$2]))" office:value-type="float" office:value="0.00436775330826806" calcext:value-type="float">
            <text:p>0.004367753308268</text:p>
          </table:table-cell>
          <table:table-cell table:formula="of:=1/[.D570]" office:value-type="float" office:value="228.95065939439" calcext:value-type="float">
            <text:p>228.9506593943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71]*[.$A$2]" office:value-type="float" office:value="42.7613408203125" calcext:value-type="float">
            <text:p>42.7613408203125</text:p>
          </table:table-cell>
          <table:table-cell table:formula="of:=SQRT([.$C$5]*[.B571])" office:value-type="float" office:value="20.6788154448732" calcext:value-type="float">
            <text:p>20.6788154448732</text:p>
          </table:table-cell>
          <table:table-cell table:formula="of:=([.C571]/([.$A$2]*[.$D$2]))" office:value-type="float" office:value="0.00437162371514915" calcext:value-type="float">
            <text:p>0.004371623715149</text:p>
          </table:table-cell>
          <table:table-cell table:formula="of:=1/[.D571]" office:value-type="float" office:value="228.747958460986" calcext:value-type="float">
            <text:p>228.74795846098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72]*[.$A$2]" office:value-type="float" office:value="42.837024609375" calcext:value-type="float">
            <text:p>42.837024609375</text:p>
          </table:table-cell>
          <table:table-cell table:formula="of:=SQRT([.$C$5]*[.B572])" office:value-type="float" office:value="20.697107191435" calcext:value-type="float">
            <text:p>20.697107191435</text:p>
          </table:table-cell>
          <table:table-cell table:formula="of:=([.C572]/([.$A$2]*[.$D$2]))" office:value-type="float" office:value="0.00437549069840427" calcext:value-type="float">
            <text:p>0.004375490698404</text:p>
          </table:table-cell>
          <table:table-cell table:formula="of:=1/[.D572]" office:value-type="float" office:value="228.545794958425" calcext:value-type="float">
            <text:p>228.54579495842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73]*[.$A$2]" office:value-type="float" office:value="42.9127083984375" calcext:value-type="float">
            <text:p>42.9127083984375</text:p>
          </table:table-cell>
          <table:table-cell table:formula="of:=SQRT([.$C$5]*[.B573])" office:value-type="float" office:value="20.7153827863348" calcext:value-type="float">
            <text:p>20.7153827863348</text:p>
          </table:table-cell>
          <table:table-cell table:formula="of:=([.C573]/([.$A$2]*[.$D$2]))" office:value-type="float" office:value="0.00437935426710265" calcext:value-type="float">
            <text:p>0.004379354267103</text:p>
          </table:table-cell>
          <table:table-cell table:formula="of:=1/[.D573]" office:value-type="float" office:value="228.344166516036" calcext:value-type="float">
            <text:p>228.344166516036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4]*[.$A$2]" office:value-type="float" office:value="42.9883921875" calcext:value-type="float">
            <text:p>42.9883921875</text:p>
          </table:table-cell>
          <table:table-cell table:formula="of:=SQRT([.$C$5]*[.B574])" office:value-type="float" office:value="20.733642272283" calcext:value-type="float">
            <text:p>20.733642272283</text:p>
          </table:table-cell>
          <table:table-cell table:formula="of:=([.C574]/([.$A$2]*[.$D$2]))" office:value-type="float" office:value="0.00438321443027353" calcext:value-type="float">
            <text:p>0.004383214430274</text:p>
          </table:table-cell>
          <table:table-cell table:formula="of:=1/[.D574]" office:value-type="float" office:value="228.143070777762" calcext:value-type="float">
            <text:p>228.14307077776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5]*[.$A$2]" office:value-type="float" office:value="43.0640759765625" calcext:value-type="float">
            <text:p>43.0640759765625</text:p>
          </table:table-cell>
          <table:table-cell table:formula="of:=SQRT([.$C$5]*[.B575])" office:value-type="float" office:value="20.7518856918022" calcext:value-type="float">
            <text:p>20.7518856918022</text:p>
          </table:table-cell>
          <table:table-cell table:formula="of:=([.C575]/([.$A$2]*[.$D$2]))" office:value-type="float" office:value="0.00438707119690643" calcext:value-type="float">
            <text:p>0.004387071196906</text:p>
          </table:table-cell>
          <table:table-cell table:formula="of:=1/[.D575]" office:value-type="float" office:value="227.942505402045" calcext:value-type="float">
            <text:p>227.94250540204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6]*[.$A$2]" office:value-type="float" office:value="43.139759765625" calcext:value-type="float">
            <text:p>43.139759765625</text:p>
          </table:table-cell>
          <table:table-cell table:formula="of:=SQRT([.$C$5]*[.B576])" office:value-type="float" office:value="20.7701130872282" calcext:value-type="float">
            <text:p>20.7701130872282</text:p>
          </table:table-cell>
          <table:table-cell table:formula="of:=([.C576]/([.$A$2]*[.$D$2]))" office:value-type="float" office:value="0.00439092457595139" calcext:value-type="float">
            <text:p>0.004390924575951</text:p>
          </table:table-cell>
          <table:table-cell table:formula="of:=1/[.D576]" office:value-type="float" office:value="227.742468061713" calcext:value-type="float">
            <text:p>227.74246806171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7]*[.$A$2]" office:value-type="float" office:value="43.2154435546875" calcext:value-type="float">
            <text:p>43.2154435546875</text:p>
          </table:table-cell>
          <table:table-cell table:formula="of:=SQRT([.$C$5]*[.B577])" office:value-type="float" office:value="20.7883245007113" calcext:value-type="float">
            <text:p>20.7883245007113</text:p>
          </table:table-cell>
          <table:table-cell table:formula="of:=([.C577]/([.$A$2]*[.$D$2]))" office:value-type="float" office:value="0.00439477457631922" calcext:value-type="float">
            <text:p>0.004394774576319</text:p>
          </table:table-cell>
          <table:table-cell table:formula="of:=1/[.D577]" office:value-type="float" office:value="227.542956443863" calcext:value-type="float">
            <text:p>227.54295644386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8]*[.$A$2]" office:value-type="float" office:value="43.29112734375" calcext:value-type="float">
            <text:p>43.29112734375</text:p>
          </table:table-cell>
          <table:table-cell table:formula="of:=SQRT([.$C$5]*[.B578])" office:value-type="float" office:value="20.8065199742172" calcext:value-type="float">
            <text:p>20.8065199742172</text:p>
          </table:table-cell>
          <table:table-cell table:formula="of:=([.C578]/([.$A$2]*[.$D$2]))" office:value-type="float" office:value="0.00439862120688172" calcext:value-type="float">
            <text:p>0.004398621206882</text:p>
          </table:table-cell>
          <table:table-cell table:formula="of:=1/[.D578]" office:value-type="float" office:value="227.343968249751" calcext:value-type="float">
            <text:p>227.34396824975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9]*[.$A$2]" office:value-type="float" office:value="43.3668111328125" calcext:value-type="float">
            <text:p>43.3668111328125</text:p>
          </table:table-cell>
          <table:table-cell table:formula="of:=SQRT([.$C$5]*[.B579])" office:value-type="float" office:value="20.8246995495283" calcext:value-type="float">
            <text:p>20.8246995495283</text:p>
          </table:table-cell>
          <table:table-cell table:formula="of:=([.C579]/([.$A$2]*[.$D$2]))" office:value-type="float" office:value="0.00440246447647196" calcext:value-type="float">
            <text:p>0.004402464476472</text:p>
          </table:table-cell>
          <table:table-cell table:formula="of:=1/[.D579]" office:value-type="float" office:value="227.145501194681" calcext:value-type="float">
            <text:p>227.14550119468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80]*[.$A$2]" office:value-type="float" office:value="43.442494921875" calcext:value-type="float">
            <text:p>43.442494921875</text:p>
          </table:table-cell>
          <table:table-cell table:formula="of:=SQRT([.$C$5]*[.B580])" office:value-type="float" office:value="20.8428632682448" calcext:value-type="float">
            <text:p>20.8428632682448</text:p>
          </table:table-cell>
          <table:table-cell table:formula="of:=([.C580]/([.$A$2]*[.$D$2]))" office:value-type="float" office:value="0.00440630439388445" calcext:value-type="float">
            <text:p>0.004406304393884</text:p>
          </table:table-cell>
          <table:table-cell table:formula="of:=1/[.D580]" office:value-type="float" office:value="226.947553007892" calcext:value-type="float">
            <text:p>226.94755300789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81]*[.$A$2]" office:value-type="float" office:value="43.5181787109375" calcext:value-type="float">
            <text:p>43.5181787109375</text:p>
          </table:table-cell>
          <table:table-cell table:formula="of:=SQRT([.$C$5]*[.B581])" office:value-type="float" office:value="20.8610111717859" calcext:value-type="float">
            <text:p>20.8610111717859</text:p>
          </table:table-cell>
          <table:table-cell table:formula="of:=([.C581]/([.$A$2]*[.$D$2]))" office:value-type="float" office:value="0.00441014096787543" calcext:value-type="float">
            <text:p>0.004410140967875</text:p>
          </table:table-cell>
          <table:table-cell table:formula="of:=1/[.D581]" office:value-type="float" office:value="226.750121432455" calcext:value-type="float">
            <text:p>226.75012143245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82]*[.$A$2]" office:value-type="float" office:value="43.5938625" calcext:value-type="float">
            <text:p>43.5938625</text:p>
          </table:table-cell>
          <table:table-cell table:formula="of:=SQRT([.$C$5]*[.B582])" office:value-type="float" office:value="20.8791433013905" calcext:value-type="float">
            <text:p>20.8791433013905</text:p>
          </table:table-cell>
          <table:table-cell table:formula="of:=([.C582]/([.$A$2]*[.$D$2]))" office:value-type="float" office:value="0.0044139742071631" calcext:value-type="float">
            <text:p>0.004413974207163</text:p>
          </table:table-cell>
          <table:table-cell table:formula="of:=1/[.D582]" office:value-type="float" office:value="226.553204225157" calcext:value-type="float">
            <text:p>226.55320422515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83]*[.$A$2]" office:value-type="float" office:value="43.6695462890625" calcext:value-type="float">
            <text:p>43.6695462890625</text:p>
          </table:table-cell>
          <table:table-cell table:formula="of:=SQRT([.$C$5]*[.B583])" office:value-type="float" office:value="20.8972596981189" calcext:value-type="float">
            <text:p>20.8972596981189</text:p>
          </table:table-cell>
          <table:table-cell table:formula="of:=([.C583]/([.$A$2]*[.$D$2]))" office:value-type="float" office:value="0.00441780412042782" calcext:value-type="float">
            <text:p>0.004417804120428</text:p>
          </table:table-cell>
          <table:table-cell table:formula="of:=1/[.D583]" office:value-type="float" office:value="226.356799156401" calcext:value-type="float">
            <text:p>226.35679915640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4]*[.$A$2]" office:value-type="float" office:value="43.745230078125" calcext:value-type="float">
            <text:p>43.745230078125</text:p>
          </table:table-cell>
          <table:table-cell table:formula="of:=SQRT([.$C$5]*[.B584])" office:value-type="float" office:value="20.9153604028535" calcext:value-type="float">
            <text:p>20.9153604028535</text:p>
          </table:table-cell>
          <table:table-cell table:formula="of:=([.C584]/([.$A$2]*[.$D$2]))" office:value-type="float" office:value="0.00442163071631236" calcext:value-type="float">
            <text:p>0.004421630716312</text:p>
          </table:table-cell>
          <table:table-cell table:formula="of:=1/[.D584]" office:value-type="float" office:value="226.160904010093" calcext:value-type="float">
            <text:p>226.16090401009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5]*[.$A$2]" office:value-type="float" office:value="43.8209138671875" calcext:value-type="float">
            <text:p>43.8209138671875</text:p>
          </table:table-cell>
          <table:table-cell table:formula="of:=SQRT([.$C$5]*[.B585])" office:value-type="float" office:value="20.9334454562997" calcext:value-type="float">
            <text:p>20.9334454562997</text:p>
          </table:table-cell>
          <table:table-cell table:formula="of:=([.C585]/([.$A$2]*[.$D$2]))" office:value-type="float" office:value="0.00442545400342211" calcext:value-type="float">
            <text:p>0.004425454003422</text:p>
          </table:table-cell>
          <table:table-cell table:formula="of:=1/[.D585]" office:value-type="float" office:value="225.965516583546" calcext:value-type="float">
            <text:p>225.96551658354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6]*[.$A$2]" office:value-type="float" office:value="43.89659765625" calcext:value-type="float">
            <text:p>43.89659765625</text:p>
          </table:table-cell>
          <table:table-cell table:formula="of:=SQRT([.$C$5]*[.B586])" office:value-type="float" office:value="20.9515148989876" calcext:value-type="float">
            <text:p>20.9515148989876</text:p>
          </table:table-cell>
          <table:table-cell table:formula="of:=([.C586]/([.$A$2]*[.$D$2]))" office:value-type="float" office:value="0.00442927399032535" calcext:value-type="float">
            <text:p>0.004429273990325</text:p>
          </table:table-cell>
          <table:table-cell table:formula="of:=1/[.D586]" office:value-type="float" office:value="225.770634687367" calcext:value-type="float">
            <text:p>225.770634687367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7]*[.$A$2]" office:value-type="float" office:value="43.9722814453125" calcext:value-type="float">
            <text:p>43.9722814453125</text:p>
          </table:table-cell>
          <table:table-cell table:formula="of:=SQRT([.$C$5]*[.B587])" office:value-type="float" office:value="20.9695687712725" calcext:value-type="float">
            <text:p>20.9695687712725</text:p>
          </table:table-cell>
          <table:table-cell table:formula="of:=([.C587]/([.$A$2]*[.$D$2]))" office:value-type="float" office:value="0.00443309068555343" calcext:value-type="float">
            <text:p>0.004433090685553</text:p>
          </table:table-cell>
          <table:table-cell table:formula="of:=1/[.D587]" office:value-type="float" office:value="225.576256145358" calcext:value-type="float">
            <text:p>225.576256145358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8]*[.$A$2]" office:value-type="float" office:value="44.047965234375" calcext:value-type="float">
            <text:p>44.047965234375</text:p>
          </table:table-cell>
          <table:table-cell table:formula="of:=SQRT([.$C$5]*[.B588])" office:value-type="float" office:value="20.987607113336" calcext:value-type="float">
            <text:p>20.987607113336</text:p>
          </table:table-cell>
          <table:table-cell table:formula="of:=([.C588]/([.$A$2]*[.$D$2]))" office:value-type="float" office:value="0.00443690409760099" calcext:value-type="float">
            <text:p>0.004436904097601</text:p>
          </table:table-cell>
          <table:table-cell table:formula="of:=1/[.D588]" office:value-type="float" office:value="225.382378794415" calcext:value-type="float">
            <text:p>225.38237879441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9]*[.$A$2]" office:value-type="float" office:value="44.1236490234375" calcext:value-type="float">
            <text:p>44.1236490234375</text:p>
          </table:table-cell>
          <table:table-cell table:formula="of:=SQRT([.$C$5]*[.B589])" office:value-type="float" office:value="21.0056299651873" calcext:value-type="float">
            <text:p>21.0056299651873</text:p>
          </table:table-cell>
          <table:table-cell table:formula="of:=([.C589]/([.$A$2]*[.$D$2]))" office:value-type="float" office:value="0.00444071423492622" calcext:value-type="float">
            <text:p>0.004440714234926</text:p>
          </table:table-cell>
          <table:table-cell table:formula="of:=1/[.D589]" office:value-type="float" office:value="225.189000484427" calcext:value-type="float">
            <text:p>225.189000484427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90]*[.$A$2]" office:value-type="float" office:value="44.1993328125" calcext:value-type="float">
            <text:p>44.1993328125</text:p>
          </table:table-cell>
          <table:table-cell table:formula="of:=SQRT([.$C$5]*[.B590])" office:value-type="float" office:value="21.0236373666642" calcext:value-type="float">
            <text:p>21.0236373666642</text:p>
          </table:table-cell>
          <table:table-cell table:formula="of:=([.C590]/([.$A$2]*[.$D$2]))" office:value-type="float" office:value="0.00444452110595104" calcext:value-type="float">
            <text:p>0.004444521105951</text:p>
          </table:table-cell>
          <table:table-cell table:formula="of:=1/[.D590]" office:value-type="float" office:value="224.99611907817" calcext:value-type="float">
            <text:p>224.9961190781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91]*[.$A$2]" office:value-type="float" office:value="44.2750166015625" calcext:value-type="float">
            <text:p>44.2750166015625</text:p>
          </table:table-cell>
          <table:table-cell table:formula="of:=SQRT([.$C$5]*[.B591])" office:value-type="float" office:value="21.0416293574339" calcext:value-type="float">
            <text:p>21.0416293574339</text:p>
          </table:table-cell>
          <table:table-cell table:formula="of:=([.C591]/([.$A$2]*[.$D$2]))" office:value-type="float" office:value="0.00444832471906134" calcext:value-type="float">
            <text:p>0.004448324719061</text:p>
          </table:table-cell>
          <table:table-cell table:formula="of:=1/[.D591]" office:value-type="float" office:value="224.803732451217" calcext:value-type="float">
            <text:p>224.803732451217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92]*[.$A$2]" office:value-type="float" office:value="44.350700390625" calcext:value-type="float">
            <text:p>44.350700390625</text:p>
          </table:table-cell>
          <table:table-cell table:formula="of:=SQRT([.$C$5]*[.B592])" office:value-type="float" office:value="21.0596059769942" calcext:value-type="float">
            <text:p>21.0596059769942</text:p>
          </table:table-cell>
          <table:table-cell table:formula="of:=([.C592]/([.$A$2]*[.$D$2]))" office:value-type="float" office:value="0.00445212508260718" calcext:value-type="float">
            <text:p>0.004452125082607</text:p>
          </table:table-cell>
          <table:table-cell table:formula="of:=1/[.D592]" office:value-type="float" office:value="224.611838491832" calcext:value-type="float">
            <text:p>224.61183849183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93]*[.$A$2]" office:value-type="float" office:value="44.4263841796875" calcext:value-type="float">
            <text:p>44.4263841796875</text:p>
          </table:table-cell>
          <table:table-cell table:formula="of:=SQRT([.$C$5]*[.B593])" office:value-type="float" office:value="21.0775672646744" calcext:value-type="float">
            <text:p>21.0775672646744</text:p>
          </table:table-cell>
          <table:table-cell table:formula="of:=([.C593]/([.$A$2]*[.$D$2]))" office:value-type="float" office:value="0.00445592220490303" calcext:value-type="float">
            <text:p>0.004455922204903</text:p>
          </table:table-cell>
          <table:table-cell table:formula="of:=1/[.D593]" office:value-type="float" office:value="224.420435100878" calcext:value-type="float">
            <text:p>224.420435100878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4]*[.$A$2]" office:value-type="float" office:value="44.50206796875" calcext:value-type="float">
            <text:p>44.50206796875</text:p>
          </table:table-cell>
          <table:table-cell table:formula="of:=SQRT([.$C$5]*[.B594])" office:value-type="float" office:value="21.0955132596365" calcext:value-type="float">
            <text:p>21.0955132596365</text:p>
          </table:table-cell>
          <table:table-cell table:formula="of:=([.C594]/([.$A$2]*[.$D$2]))" office:value-type="float" office:value="0.00445971609422795" calcext:value-type="float">
            <text:p>0.004459716094228</text:p>
          </table:table-cell>
          <table:table-cell table:formula="of:=1/[.D594]" office:value-type="float" office:value="224.229520191715" calcext:value-type="float">
            <text:p>224.2295201917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5]*[.$A$2]" office:value-type="float" office:value="44.5777517578125" calcext:value-type="float">
            <text:p>44.5777517578125</text:p>
          </table:table-cell>
          <table:table-cell table:formula="of:=SQRT([.$C$5]*[.B595])" office:value-type="float" office:value="21.113444000876" calcext:value-type="float">
            <text:p>21.113444000876</text:p>
          </table:table-cell>
          <table:table-cell table:formula="of:=([.C595]/([.$A$2]*[.$D$2]))" office:value-type="float" office:value="0.00446350675882581" calcext:value-type="float">
            <text:p>0.004463506758826</text:p>
          </table:table-cell>
          <table:table-cell table:formula="of:=1/[.D595]" office:value-type="float" office:value="224.03909169011" calcext:value-type="float">
            <text:p>224.0390916901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6]*[.$A$2]" office:value-type="float" office:value="44.653435546875" calcext:value-type="float">
            <text:p>44.653435546875</text:p>
          </table:table-cell>
          <table:table-cell table:formula="of:=SQRT([.$C$5]*[.B596])" office:value-type="float" office:value="21.1313595272228" calcext:value-type="float">
            <text:p>21.1313595272228</text:p>
          </table:table-cell>
          <table:table-cell table:formula="of:=([.C596]/([.$A$2]*[.$D$2]))" office:value-type="float" office:value="0.00446729420690551" calcext:value-type="float">
            <text:p>0.004467294206906</text:p>
          </table:table-cell>
          <table:table-cell table:formula="of:=1/[.D596]" office:value-type="float" office:value="223.84914753414" calcext:value-type="float">
            <text:p>223.8491475341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7]*[.$A$2]" office:value-type="float" office:value="44.7291193359375" calcext:value-type="float">
            <text:p>44.7291193359375</text:p>
          </table:table-cell>
          <table:table-cell table:formula="of:=SQRT([.$C$5]*[.B597])" office:value-type="float" office:value="21.1492598773426" calcext:value-type="float">
            <text:p>21.1492598773426</text:p>
          </table:table-cell>
          <table:table-cell table:formula="of:=([.C597]/([.$A$2]*[.$D$2]))" office:value-type="float" office:value="0.00447107844664119" calcext:value-type="float">
            <text:p>0.004471078446641</text:p>
          </table:table-cell>
          <table:table-cell table:formula="of:=1/[.D597]" office:value-type="float" office:value="223.659685674097" calcext:value-type="float">
            <text:p>223.65968567409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8]*[.$A$2]" office:value-type="float" office:value="44.804803125" calcext:value-type="float">
            <text:p>44.804803125</text:p>
          </table:table-cell>
          <table:table-cell table:formula="of:=SQRT([.$C$5]*[.B598])" office:value-type="float" office:value="21.1671450897375" calcext:value-type="float">
            <text:p>21.1671450897375</text:p>
          </table:table-cell>
          <table:table-cell table:formula="of:=([.C598]/([.$A$2]*[.$D$2]))" office:value-type="float" office:value="0.00447485948617242" calcext:value-type="float">
            <text:p>0.004474859486172</text:p>
          </table:table-cell>
          <table:table-cell table:formula="of:=1/[.D598]" office:value-type="float" office:value="223.470704072398" calcext:value-type="float">
            <text:p>223.47070407239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9]*[.$A$2]" office:value-type="float" office:value="44.8804869140625" calcext:value-type="float">
            <text:p>44.8804869140625</text:p>
          </table:table-cell>
          <table:table-cell table:formula="of:=SQRT([.$C$5]*[.B599])" office:value-type="float" office:value="21.1850152027471" calcext:value-type="float">
            <text:p>21.1850152027471</text:p>
          </table:table-cell>
          <table:table-cell table:formula="of:=([.C599]/([.$A$2]*[.$D$2]))" office:value-type="float" office:value="0.00447863733360441" calcext:value-type="float">
            <text:p>0.004478637333604</text:p>
          </table:table-cell>
          <table:table-cell table:formula="of:=1/[.D599]" office:value-type="float" office:value="223.282200703489" calcext:value-type="float">
            <text:p>223.282200703489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600]*[.$A$2]" office:value-type="float" office:value="44.956170703125" calcext:value-type="float">
            <text:p>44.956170703125</text:p>
          </table:table-cell>
          <table:table-cell table:formula="of:=SQRT([.$C$5]*[.B600])" office:value-type="float" office:value="21.2028702545493" calcext:value-type="float">
            <text:p>21.2028702545493</text:p>
          </table:table-cell>
          <table:table-cell table:formula="of:=([.C600]/([.$A$2]*[.$D$2]))" office:value-type="float" office:value="0.0044824119970082" calcext:value-type="float">
            <text:p>0.004482411997008</text:p>
          </table:table-cell>
          <table:table-cell table:formula="of:=1/[.D600]" office:value-type="float" office:value="223.094173553759" calcext:value-type="float">
            <text:p>223.09417355375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601]*[.$A$2]" office:value-type="float" office:value="45.0318544921875" calcext:value-type="float">
            <text:p>45.0318544921875</text:p>
          </table:table-cell>
          <table:table-cell table:formula="of:=SQRT([.$C$5]*[.B601])" office:value-type="float" office:value="21.2207102831615" calcext:value-type="float">
            <text:p>21.2207102831615</text:p>
          </table:table-cell>
          <table:table-cell table:formula="of:=([.C601]/([.$A$2]*[.$D$2]))" office:value-type="float" office:value="0.00448618348442091" calcext:value-type="float">
            <text:p>0.004486183484421</text:p>
          </table:table-cell>
          <table:table-cell table:formula="of:=1/[.D601]" office:value-type="float" office:value="222.906620621444" calcext:value-type="float">
            <text:p>222.90662062144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602]*[.$A$2]" office:value-type="float" office:value="45.10753828125" calcext:value-type="float">
            <text:p>45.10753828125</text:p>
          </table:table-cell>
          <table:table-cell table:formula="of:=SQRT([.$C$5]*[.B602])" office:value-type="float" office:value="21.2385353264414" calcext:value-type="float">
            <text:p>21.2385353264414</text:p>
          </table:table-cell>
          <table:table-cell table:formula="of:=([.C602]/([.$A$2]*[.$D$2]))" office:value-type="float" office:value="0.00448995180384588" calcext:value-type="float">
            <text:p>0.004489951803846</text:p>
          </table:table-cell>
          <table:table-cell table:formula="of:=1/[.D602]" office:value-type="float" office:value="222.719539916542" calcext:value-type="float">
            <text:p>222.719539916542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603]*[.$A$2]" office:value-type="float" office:value="45.1832220703125" calcext:value-type="float">
            <text:p>45.1832220703125</text:p>
          </table:table-cell>
          <table:table-cell table:formula="of:=SQRT([.$C$5]*[.B603])" office:value-type="float" office:value="21.2563454220881" calcext:value-type="float">
            <text:p>21.2563454220881</text:p>
          </table:table-cell>
          <table:table-cell table:formula="of:=([.C603]/([.$A$2]*[.$D$2]))" office:value-type="float" office:value="0.00449371696325288" calcext:value-type="float">
            <text:p>0.004493716963253</text:p>
          </table:table-cell>
          <table:table-cell table:formula="of:=1/[.D603]" office:value-type="float" office:value="222.532929460721" calcext:value-type="float">
            <text:p>222.53292946072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4]*[.$A$2]" office:value-type="float" office:value="45.258905859375" calcext:value-type="float">
            <text:p>45.258905859375</text:p>
          </table:table-cell>
          <table:table-cell table:formula="of:=SQRT([.$C$5]*[.B604])" office:value-type="float" office:value="21.2741406076426" calcext:value-type="float">
            <text:p>21.2741406076426</text:p>
          </table:table-cell>
          <table:table-cell table:formula="of:=([.C604]/([.$A$2]*[.$D$2]))" office:value-type="float" office:value="0.00449747897057836" calcext:value-type="float">
            <text:p>0.004497478970578</text:p>
          </table:table-cell>
          <table:table-cell table:formula="of:=1/[.D604]" office:value-type="float" office:value="222.346787287235" calcext:value-type="float">
            <text:p>222.34678728723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5]*[.$A$2]" office:value-type="float" office:value="45.3345896484375" calcext:value-type="float">
            <text:p>45.3345896484375</text:p>
          </table:table-cell>
          <table:table-cell table:formula="of:=SQRT([.$C$5]*[.B605])" office:value-type="float" office:value="21.2919209204894" calcext:value-type="float">
            <text:p>21.2919209204894</text:p>
          </table:table-cell>
          <table:table-cell table:formula="of:=([.C605]/([.$A$2]*[.$D$2]))" office:value-type="float" office:value="0.00450123783372557" calcext:value-type="float">
            <text:p>0.004501237833726</text:p>
          </table:table-cell>
          <table:table-cell table:formula="of:=1/[.D605]" office:value-type="float" office:value="222.161111440833" calcext:value-type="float">
            <text:p>222.16111144083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6]*[.$A$2]" office:value-type="float" office:value="45.4102734375" calcext:value-type="float">
            <text:p>45.4102734375</text:p>
          </table:table-cell>
          <table:table-cell table:formula="of:=SQRT([.$C$5]*[.B606])" office:value-type="float" office:value="21.3096863978567" calcext:value-type="float">
            <text:p>21.3096863978567</text:p>
          </table:table-cell>
          <table:table-cell table:formula="of:=([.C606]/([.$A$2]*[.$D$2]))" office:value-type="float" office:value="0.00450499356056481" calcext:value-type="float">
            <text:p>0.004504993560565</text:p>
          </table:table-cell>
          <table:table-cell table:formula="of:=1/[.D606]" office:value-type="float" office:value="221.975899977674" calcext:value-type="float">
            <text:p>221.97589997767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7]*[.$A$2]" office:value-type="float" office:value="45.4859572265625" calcext:value-type="float">
            <text:p>45.4859572265625</text:p>
          </table:table-cell>
          <table:table-cell table:formula="of:=SQRT([.$C$5]*[.B607])" office:value-type="float" office:value="21.3274370768179" calcext:value-type="float">
            <text:p>21.3274370768179</text:p>
          </table:table-cell>
          <table:table-cell table:formula="of:=([.C607]/([.$A$2]*[.$D$2]))" office:value-type="float" office:value="0.00450874615893357" calcext:value-type="float">
            <text:p>0.004508746158934</text:p>
          </table:table-cell>
          <table:table-cell table:formula="of:=1/[.D607]" office:value-type="float" office:value="221.791150965244" calcext:value-type="float">
            <text:p>221.79115096524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8]*[.$A$2]" office:value-type="float" office:value="45.561641015625" calcext:value-type="float">
            <text:p>45.561641015625</text:p>
          </table:table-cell>
          <table:table-cell table:formula="of:=SQRT([.$C$5]*[.B608])" office:value-type="float" office:value="21.3451729942919" calcext:value-type="float">
            <text:p>21.3451729942919</text:p>
          </table:table-cell>
          <table:table-cell table:formula="of:=([.C608]/([.$A$2]*[.$D$2]))" office:value-type="float" office:value="0.0045124956366368" calcext:value-type="float">
            <text:p>0.004512495636637</text:p>
          </table:table-cell>
          <table:table-cell table:formula="of:=1/[.D608]" office:value-type="float" office:value="221.606862482267" calcext:value-type="float">
            <text:p>221.60686248226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9]*[.$A$2]" office:value-type="float" office:value="45.6373248046875" calcext:value-type="float">
            <text:p>45.6373248046875</text:p>
          </table:table-cell>
          <table:table-cell table:formula="of:=SQRT([.$C$5]*[.B609])" office:value-type="float" office:value="21.3628941870449" calcext:value-type="float">
            <text:p>21.3628941870449</text:p>
          </table:table-cell>
          <table:table-cell table:formula="of:=([.C609]/([.$A$2]*[.$D$2]))" office:value-type="float" office:value="0.004516242001447" calcext:value-type="float">
            <text:p>0.004516242001447</text:p>
          </table:table-cell>
          <table:table-cell table:formula="of:=1/[.D609]" office:value-type="float" office:value="221.423032618624" calcext:value-type="float">
            <text:p>221.42303261862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10]*[.$A$2]" office:value-type="float" office:value="45.71300859375" calcext:value-type="float">
            <text:p>45.71300859375</text:p>
          </table:table-cell>
          <table:table-cell table:formula="of:=SQRT([.$C$5]*[.B610])" office:value-type="float" office:value="21.3806006916901" calcext:value-type="float">
            <text:p>21.3806006916901</text:p>
          </table:table-cell>
          <table:table-cell table:formula="of:=([.C610]/([.$A$2]*[.$D$2]))" office:value-type="float" office:value="0.0045199852611045" calcext:value-type="float">
            <text:p>0.004519985261105</text:p>
          </table:table-cell>
          <table:table-cell table:formula="of:=1/[.D610]" office:value-type="float" office:value="221.23965947527" calcext:value-type="float">
            <text:p>221.239659475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11]*[.$A$2]" office:value-type="float" office:value="45.7886923828125" calcext:value-type="float">
            <text:p>45.7886923828125</text:p>
          </table:table-cell>
          <table:table-cell table:formula="of:=SQRT([.$C$5]*[.B611])" office:value-type="float" office:value="21.3982925446898" calcext:value-type="float">
            <text:p>21.3982925446898</text:p>
          </table:table-cell>
          <table:table-cell table:formula="of:=([.C611]/([.$A$2]*[.$D$2]))" office:value-type="float" office:value="0.00452372542331758" calcext:value-type="float">
            <text:p>0.004523725423318</text:p>
          </table:table-cell>
          <table:table-cell table:formula="of:=1/[.D611]" office:value-type="float" office:value="221.05674116415" calcext:value-type="float">
            <text:p>221.0567411641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12]*[.$A$2]" office:value-type="float" office:value="45.864376171875" calcext:value-type="float">
            <text:p>45.864376171875</text:p>
          </table:table-cell>
          <table:table-cell table:formula="of:=SQRT([.$C$5]*[.B612])" office:value-type="float" office:value="21.4159697823552" calcext:value-type="float">
            <text:p>21.4159697823552</text:p>
          </table:table-cell>
          <table:table-cell table:formula="of:=([.C612]/([.$A$2]*[.$D$2]))" office:value-type="float" office:value="0.00452746249576269" calcext:value-type="float">
            <text:p>0.004527462495763</text:p>
          </table:table-cell>
          <table:table-cell table:formula="of:=1/[.D612]" office:value-type="float" office:value="220.874275808119" calcext:value-type="float">
            <text:p>220.87427580811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13]*[.$A$2]" office:value-type="float" office:value="45.9400599609375" calcext:value-type="float">
            <text:p>45.9400599609375</text:p>
          </table:table-cell>
          <table:table-cell table:formula="of:=SQRT([.$C$5]*[.B613])" office:value-type="float" office:value="21.4336324408481" calcext:value-type="float">
            <text:p>21.4336324408481</text:p>
          </table:table-cell>
          <table:table-cell table:formula="of:=([.C613]/([.$A$2]*[.$D$2]))" office:value-type="float" office:value="0.00453119648608462" calcext:value-type="float">
            <text:p>0.004531196486085</text:p>
          </table:table-cell>
          <table:table-cell table:formula="of:=1/[.D613]" office:value-type="float" office:value="220.692261540857" calcext:value-type="float">
            <text:p>220.69226154085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4]*[.$A$2]" office:value-type="float" office:value="46.01574375" calcext:value-type="float">
            <text:p>46.01574375</text:p>
          </table:table-cell>
          <table:table-cell table:formula="of:=SQRT([.$C$5]*[.B614])" office:value-type="float" office:value="21.4512805561813" calcext:value-type="float">
            <text:p>21.4512805561813</text:p>
          </table:table-cell>
          <table:table-cell table:formula="of:=([.C614]/([.$A$2]*[.$D$2]))" office:value-type="float" office:value="0.00453492740189669" calcext:value-type="float">
            <text:p>0.004534927401897</text:p>
          </table:table-cell>
          <table:table-cell table:formula="of:=1/[.D614]" office:value-type="float" office:value="220.510696506797" calcext:value-type="float">
            <text:p>220.510696506797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5]*[.$A$2]" office:value-type="float" office:value="46.0914275390625" calcext:value-type="float">
            <text:p>46.0914275390625</text:p>
          </table:table-cell>
          <table:table-cell table:formula="of:=SQRT([.$C$5]*[.B615])" office:value-type="float" office:value="21.4689141642195" calcext:value-type="float">
            <text:p>21.4689141642195</text:p>
          </table:table-cell>
          <table:table-cell table:formula="of:=([.C615]/([.$A$2]*[.$D$2]))" office:value-type="float" office:value="0.00453865525078093" calcext:value-type="float">
            <text:p>0.004538655250781</text:p>
          </table:table-cell>
          <table:table-cell table:formula="of:=1/[.D615]" office:value-type="float" office:value="220.329578861038" calcext:value-type="float">
            <text:p>220.32957886103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6]*[.$A$2]" office:value-type="float" office:value="46.167111328125" calcext:value-type="float">
            <text:p>46.167111328125</text:p>
          </table:table-cell>
          <table:table-cell table:formula="of:=SQRT([.$C$5]*[.B616])" office:value-type="float" office:value="21.4865333006805" calcext:value-type="float">
            <text:p>21.4865333006805</text:p>
          </table:table-cell>
          <table:table-cell table:formula="of:=([.C616]/([.$A$2]*[.$D$2]))" office:value-type="float" office:value="0.00454238004028826" calcext:value-type="float">
            <text:p>0.004542380040288</text:p>
          </table:table-cell>
          <table:table-cell table:formula="of:=1/[.D616]" office:value-type="float" office:value="220.148906769267" calcext:value-type="float">
            <text:p>220.14890676926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7]*[.$A$2]" office:value-type="float" office:value="46.2427951171875" calcext:value-type="float">
            <text:p>46.2427951171875</text:p>
          </table:table-cell>
          <table:table-cell table:formula="of:=SQRT([.$C$5]*[.B617])" office:value-type="float" office:value="21.5041380011354" calcext:value-type="float">
            <text:p>21.5041380011354</text:p>
          </table:table-cell>
          <table:table-cell table:formula="of:=([.C617]/([.$A$2]*[.$D$2]))" office:value-type="float" office:value="0.00454610177793867" calcext:value-type="float">
            <text:p>0.004546101777939</text:p>
          </table:table-cell>
          <table:table-cell table:formula="of:=1/[.D617]" office:value-type="float" office:value="219.968678407686" calcext:value-type="float">
            <text:p>219.96867840768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8]*[.$A$2]" office:value-type="float" office:value="46.31847890625" calcext:value-type="float">
            <text:p>46.31847890625</text:p>
          </table:table-cell>
          <table:table-cell table:formula="of:=SQRT([.$C$5]*[.B618])" office:value-type="float" office:value="21.5217283010101" calcext:value-type="float">
            <text:p>21.5217283010101</text:p>
          </table:table-cell>
          <table:table-cell table:formula="of:=([.C618]/([.$A$2]*[.$D$2]))" office:value-type="float" office:value="0.00454982047122136" calcext:value-type="float">
            <text:p>0.004549820471221</text:p>
          </table:table-cell>
          <table:table-cell table:formula="of:=1/[.D618]" office:value-type="float" office:value="219.78889196293" calcext:value-type="float">
            <text:p>219.7888919629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9]*[.$A$2]" office:value-type="float" office:value="46.3941626953125" calcext:value-type="float">
            <text:p>46.3941626953125</text:p>
          </table:table-cell>
          <table:table-cell table:formula="of:=SQRT([.$C$5]*[.B619])" office:value-type="float" office:value="21.5393042355858" calcext:value-type="float">
            <text:p>21.5393042355858</text:p>
          </table:table-cell>
          <table:table-cell table:formula="of:=([.C619]/([.$A$2]*[.$D$2]))" office:value-type="float" office:value="0.004553536127595" calcext:value-type="float">
            <text:p>0.004553536127595</text:p>
          </table:table-cell>
          <table:table-cell table:formula="of:=1/[.D619]" office:value-type="float" office:value="219.609545631992" calcext:value-type="float">
            <text:p>219.609545631992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20]*[.$A$2]" office:value-type="float" office:value="46.469846484375" calcext:value-type="float">
            <text:p>46.469846484375</text:p>
          </table:table-cell>
          <table:table-cell table:formula="of:=SQRT([.$C$5]*[.B620])" office:value-type="float" office:value="21.5568658399998" calcext:value-type="float">
            <text:p>21.5568658399998</text:p>
          </table:table-cell>
          <table:table-cell table:formula="of:=([.C620]/([.$A$2]*[.$D$2]))" office:value-type="float" office:value="0.00455724875448782" calcext:value-type="float">
            <text:p>0.004557248754488</text:p>
          </table:table-cell>
          <table:table-cell table:formula="of:=1/[.D620]" office:value-type="float" office:value="219.430637622148" calcext:value-type="float">
            <text:p>219.43063762214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21]*[.$A$2]" office:value-type="float" office:value="46.5455302734375" calcext:value-type="float">
            <text:p>46.5455302734375</text:p>
          </table:table-cell>
          <table:table-cell table:formula="of:=SQRT([.$C$5]*[.B621])" office:value-type="float" office:value="21.5744131492464" calcext:value-type="float">
            <text:p>21.5744131492464</text:p>
          </table:table-cell>
          <table:table-cell table:formula="of:=([.C621]/([.$A$2]*[.$D$2]))" office:value-type="float" office:value="0.00456095835929782" calcext:value-type="float">
            <text:p>0.004560958359298</text:p>
          </table:table-cell>
          <table:table-cell table:formula="of:=1/[.D621]" office:value-type="float" office:value="219.252166150878" calcext:value-type="float">
            <text:p>219.252166150878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22]*[.$A$2]" office:value-type="float" office:value="46.6212140625" calcext:value-type="float">
            <text:p>46.6212140625</text:p>
          </table:table-cell>
          <table:table-cell table:formula="of:=SQRT([.$C$5]*[.B622])" office:value-type="float" office:value="21.5919461981777" calcext:value-type="float">
            <text:p>21.5919461981777</text:p>
          </table:table-cell>
          <table:table-cell table:formula="of:=([.C622]/([.$A$2]*[.$D$2]))" office:value-type="float" office:value="0.00456466494939295" calcext:value-type="float">
            <text:p>0.004564664949393</text:p>
          </table:table-cell>
          <table:table-cell table:formula="of:=1/[.D622]" office:value-type="float" office:value="219.074129445796" calcext:value-type="float">
            <text:p>219.07412944579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23]*[.$A$2]" office:value-type="float" office:value="46.6968978515625" calcext:value-type="float">
            <text:p>46.6968978515625</text:p>
          </table:table-cell>
          <table:table-cell table:formula="of:=SQRT([.$C$5]*[.B623])" office:value-type="float" office:value="21.6094650215045" calcext:value-type="float">
            <text:p>21.6094650215045</text:p>
          </table:table-cell>
          <table:table-cell table:formula="of:=([.C623]/([.$A$2]*[.$D$2]))" office:value-type="float" office:value="0.00456836853211126" calcext:value-type="float">
            <text:p>0.004568368532111</text:p>
          </table:table-cell>
          <table:table-cell table:formula="of:=1/[.D623]" office:value-type="float" office:value="218.896525744575" calcext:value-type="float">
            <text:p>218.896525744575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4]*[.$A$2]" office:value-type="float" office:value="46.772581640625" calcext:value-type="float">
            <text:p>46.772581640625</text:p>
          </table:table-cell>
          <table:table-cell table:formula="of:=SQRT([.$C$5]*[.B624])" office:value-type="float" office:value="21.6269696537969" calcext:value-type="float">
            <text:p>21.6269696537969</text:p>
          </table:table-cell>
          <table:table-cell table:formula="of:=([.C624]/([.$A$2]*[.$D$2]))" office:value-type="float" office:value="0.00457206911476109" calcext:value-type="float">
            <text:p>0.004572069114761</text:p>
          </table:table-cell>
          <table:table-cell table:formula="of:=1/[.D624]" office:value-type="float" office:value="218.719353294871" calcext:value-type="float">
            <text:p>218.71935329487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5]*[.$A$2]" office:value-type="float" office:value="46.8482654296875" calcext:value-type="float">
            <text:p>46.8482654296875</text:p>
          </table:table-cell>
          <table:table-cell table:formula="of:=SQRT([.$C$5]*[.B625])" office:value-type="float" office:value="21.6444601294852" calcext:value-type="float">
            <text:p>21.6444601294852</text:p>
          </table:table-cell>
          <table:table-cell table:formula="of:=([.C625]/([.$A$2]*[.$D$2]))" office:value-type="float" office:value="0.00457576670462122" calcext:value-type="float">
            <text:p>0.004575766704621</text:p>
          </table:table-cell>
          <table:table-cell table:formula="of:=1/[.D625]" office:value-type="float" office:value="218.542610354253" calcext:value-type="float">
            <text:p>218.54261035425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6]*[.$A$2]" office:value-type="float" office:value="46.92394921875" calcext:value-type="float">
            <text:p>46.92394921875</text:p>
          </table:table-cell>
          <table:table-cell table:formula="of:=SQRT([.$C$5]*[.B626])" office:value-type="float" office:value="21.6619364828609" calcext:value-type="float">
            <text:p>21.6619364828609</text:p>
          </table:table-cell>
          <table:table-cell table:formula="of:=([.C626]/([.$A$2]*[.$D$2]))" office:value-type="float" office:value="0.00457946130894105" calcext:value-type="float">
            <text:p>0.004579461308941</text:p>
          </table:table-cell>
          <table:table-cell table:formula="of:=1/[.D626]" office:value-type="float" office:value="218.36629519013" calcext:value-type="float">
            <text:p>218.36629519013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7]*[.$A$2]" office:value-type="float" office:value="46.9996330078125" calcext:value-type="float">
            <text:p>46.9996330078125</text:p>
          </table:table-cell>
          <table:table-cell table:formula="of:=SQRT([.$C$5]*[.B627])" office:value-type="float" office:value="21.6793987480771" calcext:value-type="float">
            <text:p>21.6793987480771</text:p>
          </table:table-cell>
          <table:table-cell table:formula="of:=([.C627]/([.$A$2]*[.$D$2]))" office:value-type="float" office:value="0.00458315293494074" calcext:value-type="float">
            <text:p>0.004583152934941</text:p>
          </table:table-cell>
          <table:table-cell table:formula="of:=1/[.D627]" office:value-type="float" office:value="218.19040607968" calcext:value-type="float">
            <text:p>218.19040607968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8]*[.$A$2]" office:value-type="float" office:value="47.075316796875" calcext:value-type="float">
            <text:p>47.075316796875</text:p>
          </table:table-cell>
          <table:table-cell table:formula="of:=SQRT([.$C$5]*[.B628])" office:value-type="float" office:value="21.6968469591494" calcext:value-type="float">
            <text:p>21.6968469591494</text:p>
          </table:table-cell>
          <table:table-cell table:formula="of:=([.C628]/([.$A$2]*[.$D$2]))" office:value-type="float" office:value="0.00458684158981143" calcext:value-type="float">
            <text:p>0.004586841589811</text:p>
          </table:table-cell>
          <table:table-cell table:formula="of:=1/[.D628]" office:value-type="float" office:value="218.014941309781" calcext:value-type="float">
            <text:p>218.01494130978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9]*[.$A$2]" office:value-type="float" office:value="47.1510005859375" calcext:value-type="float">
            <text:p>47.1510005859375</text:p>
          </table:table-cell>
          <table:table-cell table:formula="of:=SQRT([.$C$5]*[.B629])" office:value-type="float" office:value="21.7142811499569" calcext:value-type="float">
            <text:p>21.7142811499569</text:p>
          </table:table-cell>
          <table:table-cell table:formula="of:=([.C629]/([.$A$2]*[.$D$2]))" office:value-type="float" office:value="0.00459052728071533" calcext:value-type="float">
            <text:p>0.004590527280715</text:p>
          </table:table-cell>
          <table:table-cell table:formula="of:=1/[.D629]" office:value-type="float" office:value="217.839899176936" calcext:value-type="float">
            <text:p>217.839899176936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30]*[.$A$2]" office:value-type="float" office:value="47.226684375" calcext:value-type="float">
            <text:p>47.226684375</text:p>
          </table:table-cell>
          <table:table-cell table:formula="of:=SQRT([.$C$5]*[.B630])" office:value-type="float" office:value="21.7317013542428" calcext:value-type="float">
            <text:p>21.7317013542428</text:p>
          </table:table-cell>
          <table:table-cell table:formula="of:=([.C630]/([.$A$2]*[.$D$2]))" office:value-type="float" office:value="0.00459421001478596" calcext:value-type="float">
            <text:p>0.004594210014786</text:p>
          </table:table-cell>
          <table:table-cell table:formula="of:=1/[.D630]" office:value-type="float" office:value="217.665277987208" calcext:value-type="float">
            <text:p>217.665277987208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31]*[.$A$2]" office:value-type="float" office:value="47.3023681640625" calcext:value-type="float">
            <text:p>47.3023681640625</text:p>
          </table:table-cell>
          <table:table-cell table:formula="of:=SQRT([.$C$5]*[.B631])" office:value-type="float" office:value="21.7491076056151" calcext:value-type="float">
            <text:p>21.7491076056151</text:p>
          </table:table-cell>
          <table:table-cell table:formula="of:=([.C631]/([.$A$2]*[.$D$2]))" office:value-type="float" office:value="0.00459788979912824" calcext:value-type="float">
            <text:p>0.004597889799128</text:p>
          </table:table-cell>
          <table:table-cell table:formula="of:=1/[.D631]" office:value-type="float" office:value="217.491076056151" calcext:value-type="float">
            <text:p>217.49107605615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32]*[.$A$2]" office:value-type="float" office:value="47.378051953125" calcext:value-type="float">
            <text:p>47.378051953125</text:p>
          </table:table-cell>
          <table:table-cell table:formula="of:=SQRT([.$C$5]*[.B632])" office:value-type="float" office:value="21.7664999375474" calcext:value-type="float">
            <text:p>21.7664999375474</text:p>
          </table:table-cell>
          <table:table-cell table:formula="of:=([.C632]/([.$A$2]*[.$D$2]))" office:value-type="float" office:value="0.00460156664081869" calcext:value-type="float">
            <text:p>0.004601566640819</text:p>
          </table:table-cell>
          <table:table-cell table:formula="of:=1/[.D632]" office:value-type="float" office:value="217.31729170874" calcext:value-type="float">
            <text:p>217.3172917087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33]*[.$A$2]" office:value-type="float" office:value="47.4537357421875" calcext:value-type="float">
            <text:p>47.4537357421875</text:p>
          </table:table-cell>
          <table:table-cell table:formula="of:=SQRT([.$C$5]*[.B633])" office:value-type="float" office:value="21.7838783833796" calcext:value-type="float">
            <text:p>21.7838783833796</text:p>
          </table:table-cell>
          <table:table-cell table:formula="of:=([.C633]/([.$A$2]*[.$D$2]))" office:value-type="float" office:value="0.00460524054690558" calcext:value-type="float">
            <text:p>0.004605240546906</text:p>
          </table:table-cell>
          <table:table-cell table:formula="of:=1/[.D633]" office:value-type="float" office:value="217.143923279303" calcext:value-type="float">
            <text:p>217.14392327930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4]*[.$A$2]" office:value-type="float" office:value="47.52941953125" calcext:value-type="float">
            <text:p>47.52941953125</text:p>
          </table:table-cell>
          <table:table-cell table:formula="of:=SQRT([.$C$5]*[.B634])" office:value-type="float" office:value="21.801242976319" calcext:value-type="float">
            <text:p>21.801242976319</text:p>
          </table:table-cell>
          <table:table-cell table:formula="of:=([.C634]/([.$A$2]*[.$D$2]))" office:value-type="float" office:value="0.00460891152440911" calcext:value-type="float">
            <text:p>0.004608911524409</text:p>
          </table:table-cell>
          <table:table-cell table:formula="of:=1/[.D634]" office:value-type="float" office:value="216.970969111455" calcext:value-type="float">
            <text:p>216.97096911145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5]*[.$A$2]" office:value-type="float" office:value="47.6051033203125" calcext:value-type="float">
            <text:p>47.6051033203125</text:p>
          </table:table-cell>
          <table:table-cell table:formula="of:=SQRT([.$C$5]*[.B635])" office:value-type="float" office:value="21.8185937494405" calcext:value-type="float">
            <text:p>21.8185937494405</text:p>
          </table:table-cell>
          <table:table-cell table:formula="of:=([.C635]/([.$A$2]*[.$D$2]))" office:value-type="float" office:value="0.00461257958032152" calcext:value-type="float">
            <text:p>0.004612579580322</text:p>
          </table:table-cell>
          <table:table-cell table:formula="of:=1/[.D635]" office:value-type="float" office:value="216.798427558034" calcext:value-type="float">
            <text:p>216.798427558034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6]*[.$A$2]" office:value-type="float" office:value="47.680787109375" calcext:value-type="float">
            <text:p>47.680787109375</text:p>
          </table:table-cell>
          <table:table-cell table:formula="of:=SQRT([.$C$5]*[.B636])" office:value-type="float" office:value="21.8359307356877" calcext:value-type="float">
            <text:p>21.8359307356877</text:p>
          </table:table-cell>
          <table:table-cell table:formula="of:=([.C636]/([.$A$2]*[.$D$2]))" office:value-type="float" office:value="0.00461624472160726" calcext:value-type="float">
            <text:p>0.004616244721607</text:p>
          </table:table-cell>
          <table:table-cell table:formula="of:=1/[.D636]" office:value-type="float" office:value="216.626296981029" calcext:value-type="float">
            <text:p>216.62629698102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7]*[.$A$2]" office:value-type="float" office:value="47.7564708984375" calcext:value-type="float">
            <text:p>47.7564708984375</text:p>
          </table:table-cell>
          <table:table-cell table:formula="of:=SQRT([.$C$5]*[.B637])" office:value-type="float" office:value="21.8532539678734" calcext:value-type="float">
            <text:p>21.8532539678734</text:p>
          </table:table-cell>
          <table:table-cell table:formula="of:=([.C637]/([.$A$2]*[.$D$2]))" office:value-type="float" office:value="0.00461990695520319" calcext:value-type="float">
            <text:p>0.004619906955203</text:p>
          </table:table-cell>
          <table:table-cell table:formula="of:=1/[.D637]" office:value-type="float" office:value="216.454575751519" calcext:value-type="float">
            <text:p>216.454575751519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8]*[.$A$2]" office:value-type="float" office:value="47.8321546875" calcext:value-type="float">
            <text:p>47.8321546875</text:p>
          </table:table-cell>
          <table:table-cell table:formula="of:=SQRT([.$C$5]*[.B638])" office:value-type="float" office:value="21.8705634786807" calcext:value-type="float">
            <text:p>21.8705634786807</text:p>
          </table:table-cell>
          <table:table-cell table:formula="of:=([.C638]/([.$A$2]*[.$D$2]))" office:value-type="float" office:value="0.00462356628801866" calcext:value-type="float">
            <text:p>0.004623566288019</text:p>
          </table:table-cell>
          <table:table-cell table:formula="of:=1/[.D638]" office:value-type="float" office:value="216.283262249611" calcext:value-type="float">
            <text:p>216.28326224961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9]*[.$A$2]" office:value-type="float" office:value="47.9078384765625" calcext:value-type="float">
            <text:p>47.9078384765625</text:p>
          </table:table-cell>
          <table:table-cell table:formula="of:=SQRT([.$C$5]*[.B639])" office:value-type="float" office:value="21.8878593006631" calcext:value-type="float">
            <text:p>21.8878593006631</text:p>
          </table:table-cell>
          <table:table-cell table:formula="of:=([.C639]/([.$A$2]*[.$D$2]))" office:value-type="float" office:value="0.00462722272693573" calcext:value-type="float">
            <text:p>0.004627222726936</text:p>
          </table:table-cell>
          <table:table-cell table:formula="of:=1/[.D639]" office:value-type="float" office:value="216.112354864367" calcext:value-type="float">
            <text:p>216.112354864367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40]*[.$A$2]" office:value-type="float" office:value="47.983522265625" calcext:value-type="float">
            <text:p>47.983522265625</text:p>
          </table:table-cell>
          <table:table-cell table:formula="of:=SQRT([.$C$5]*[.B640])" office:value-type="float" office:value="21.905141466246" calcext:value-type="float">
            <text:p>21.905141466246</text:p>
          </table:table-cell>
          <table:table-cell table:formula="of:=([.C640]/([.$A$2]*[.$D$2]))" office:value-type="float" office:value="0.00463087627880927" calcext:value-type="float">
            <text:p>0.004630876278809</text:p>
          </table:table-cell>
          <table:table-cell table:formula="of:=1/[.D640]" office:value-type="float" office:value="215.94185199375" calcext:value-type="float">
            <text:p>215.94185199375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41]*[.$A$2]" office:value-type="float" office:value="48.0592060546875" calcext:value-type="float">
            <text:p>48.0592060546875</text:p>
          </table:table-cell>
          <table:table-cell table:formula="of:=SQRT([.$C$5]*[.B641])" office:value-type="float" office:value="21.9224100077267" calcext:value-type="float">
            <text:p>21.9224100077267</text:p>
          </table:table-cell>
          <table:table-cell table:formula="of:=([.C641]/([.$A$2]*[.$D$2]))" office:value-type="float" office:value="0.00463452695046715" calcext:value-type="float">
            <text:p>0.004634526950467</text:p>
          </table:table-cell>
          <table:table-cell table:formula="of:=1/[.D641]" office:value-type="float" office:value="215.771752044554" calcext:value-type="float">
            <text:p>215.771752044554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42]*[.$A$2]" office:value-type="float" office:value="48.13488984375" calcext:value-type="float">
            <text:p>48.13488984375</text:p>
          </table:table-cell>
          <table:table-cell table:formula="of:=SQRT([.$C$5]*[.B642])" office:value-type="float" office:value="21.9396649572754" calcext:value-type="float">
            <text:p>21.9396649572754</text:p>
          </table:table-cell>
          <table:table-cell table:formula="of:=([.C642]/([.$A$2]*[.$D$2]))" office:value-type="float" office:value="0.00463817474871034" calcext:value-type="float">
            <text:p>0.00463817474871</text:p>
          </table:table-cell>
          <table:table-cell table:formula="of:=1/[.D642]" office:value-type="float" office:value="215.602053432345" calcext:value-type="float">
            <text:p>215.60205343234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43]*[.$A$2]" office:value-type="float" office:value="48.2105736328125" calcext:value-type="float">
            <text:p>48.2105736328125</text:p>
          </table:table-cell>
          <table:table-cell table:formula="of:=SQRT([.$C$5]*[.B643])" office:value-type="float" office:value="21.9569063469361" calcext:value-type="float">
            <text:p>21.9569063469361</text:p>
          </table:table-cell>
          <table:table-cell table:formula="of:=([.C643]/([.$A$2]*[.$D$2]))" office:value-type="float" office:value="0.00464181968031311" calcext:value-type="float">
            <text:p>0.004641819680313</text:p>
          </table:table-cell>
          <table:table-cell table:formula="of:=1/[.D643]" office:value-type="float" office:value="215.432754581399" calcext:value-type="float">
            <text:p>215.432754581399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4]*[.$A$2]" office:value-type="float" office:value="48.286257421875" calcext:value-type="float">
            <text:p>48.286257421875</text:p>
          </table:table-cell>
          <table:table-cell table:formula="of:=SQRT([.$C$5]*[.B644])" office:value-type="float" office:value="21.974134208627" calcext:value-type="float">
            <text:p>21.974134208627</text:p>
          </table:table-cell>
          <table:table-cell table:formula="of:=([.C644]/([.$A$2]*[.$D$2]))" office:value-type="float" office:value="0.00464546175202315" calcext:value-type="float">
            <text:p>0.004645461752023</text:p>
          </table:table-cell>
          <table:table-cell table:formula="of:=1/[.D644]" office:value-type="float" office:value="215.263853924637" calcext:value-type="float">
            <text:p>215.263853924637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5]*[.$A$2]" office:value-type="float" office:value="48.3619412109375" calcext:value-type="float">
            <text:p>48.3619412109375</text:p>
          </table:table-cell>
          <table:table-cell table:formula="of:=SQRT([.$C$5]*[.B645])" office:value-type="float" office:value="21.991348574141" calcext:value-type="float">
            <text:p>21.991348574141</text:p>
          </table:table-cell>
          <table:table-cell table:formula="of:=([.C645]/([.$A$2]*[.$D$2]))" office:value-type="float" office:value="0.00464910097056171" calcext:value-type="float">
            <text:p>0.004649100970562</text:p>
          </table:table-cell>
          <table:table-cell table:formula="of:=1/[.D645]" office:value-type="float" office:value="215.09534990357" calcext:value-type="float">
            <text:p>215.0953499035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6]*[.$A$2]" office:value-type="float" office:value="48.437625" calcext:value-type="float">
            <text:p>48.437625</text:p>
          </table:table-cell>
          <table:table-cell table:formula="of:=SQRT([.$C$5]*[.B646])" office:value-type="float" office:value="22.0085494751472" calcext:value-type="float">
            <text:p>22.0085494751472</text:p>
          </table:table-cell>
          <table:table-cell table:formula="of:=([.C646]/([.$A$2]*[.$D$2]))" office:value-type="float" office:value="0.00465273734262377" calcext:value-type="float">
            <text:p>0.004652737342624</text:p>
          </table:table-cell>
          <table:table-cell table:formula="of:=1/[.D646]" office:value-type="float" office:value="214.927240968234" calcext:value-type="float">
            <text:p>214.927240968234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7]*[.$A$2]" office:value-type="float" office:value="48.5133087890625" calcext:value-type="float">
            <text:p>48.5133087890625</text:p>
          </table:table-cell>
          <table:table-cell table:formula="of:=SQRT([.$C$5]*[.B647])" office:value-type="float" office:value="22.0257369431905" calcext:value-type="float">
            <text:p>22.0257369431905</text:p>
          </table:table-cell>
          <table:table-cell table:formula="of:=([.C647]/([.$A$2]*[.$D$2]))" office:value-type="float" office:value="0.00465637087487816" calcext:value-type="float">
            <text:p>0.004656370874878</text:p>
          </table:table-cell>
          <table:table-cell table:formula="of:=1/[.D647]" office:value-type="float" office:value="214.75952557713" calcext:value-type="float">
            <text:p>214.7595255771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8]*[.$A$2]" office:value-type="float" office:value="48.588992578125" calcext:value-type="float">
            <text:p>48.588992578125</text:p>
          </table:table-cell>
          <table:table-cell table:formula="of:=SQRT([.$C$5]*[.B648])" office:value-type="float" office:value="22.0429110096931" calcext:value-type="float">
            <text:p>22.0429110096931</text:p>
          </table:table-cell>
          <table:table-cell table:formula="of:=([.C648]/([.$A$2]*[.$D$2]))" office:value-type="float" office:value="0.00466000157396771" calcext:value-type="float">
            <text:p>0.004660001573968</text:p>
          </table:table-cell>
          <table:table-cell table:formula="of:=1/[.D648]" office:value-type="float" office:value="214.592202197168" calcext:value-type="float">
            <text:p>214.592202197168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9]*[.$A$2]" office:value-type="float" office:value="48.6646763671875" calcext:value-type="float">
            <text:p>48.6646763671875</text:p>
          </table:table-cell>
          <table:table-cell table:formula="of:=SQRT([.$C$5]*[.B649])" office:value-type="float" office:value="22.060071705955" calcext:value-type="float">
            <text:p>22.060071705955</text:p>
          </table:table-cell>
          <table:table-cell table:formula="of:=([.C649]/([.$A$2]*[.$D$2]))" office:value-type="float" office:value="0.00466362944650938" calcext:value-type="float">
            <text:p>0.004663629446509</text:p>
          </table:table-cell>
          <table:table-cell table:formula="of:=1/[.D649]" office:value-type="float" office:value="214.425269303606" calcext:value-type="float">
            <text:p>214.425269303606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50]*[.$A$2]" office:value-type="float" office:value="48.74036015625" calcext:value-type="float">
            <text:p>48.74036015625</text:p>
          </table:table-cell>
          <table:table-cell table:formula="of:=SQRT([.$C$5]*[.B650])" office:value-type="float" office:value="22.0772190631542" calcext:value-type="float">
            <text:p>22.0772190631542</text:p>
          </table:table-cell>
          <table:table-cell table:formula="of:=([.C650]/([.$A$2]*[.$D$2]))" office:value-type="float" office:value="0.00466725449909444" calcext:value-type="float">
            <text:p>0.004667254499094</text:p>
          </table:table-cell>
          <table:table-cell table:formula="of:=1/[.D650]" office:value-type="float" office:value="214.25872537999" calcext:value-type="float">
            <text:p>214.25872537999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51]*[.$A$2]" office:value-type="float" office:value="48.8160439453125" calcext:value-type="float">
            <text:p>48.8160439453125</text:p>
          </table:table-cell>
          <table:table-cell table:formula="of:=SQRT([.$C$5]*[.B651])" office:value-type="float" office:value="22.0943531123481" calcext:value-type="float">
            <text:p>22.0943531123481</text:p>
          </table:table-cell>
          <table:table-cell table:formula="of:=([.C651]/([.$A$2]*[.$D$2]))" office:value-type="float" office:value="0.00467087673828856" calcext:value-type="float">
            <text:p>0.004670876738289</text:p>
          </table:table-cell>
          <table:table-cell table:formula="of:=1/[.D651]" office:value-type="float" office:value="214.092568918101" calcext:value-type="float">
            <text:p>214.09256891810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52]*[.$A$2]" office:value-type="float" office:value="48.891727734375" calcext:value-type="float">
            <text:p>48.891727734375</text:p>
          </table:table-cell>
          <table:table-cell table:formula="of:=SQRT([.$C$5]*[.B652])" office:value-type="float" office:value="22.1114738844734" calcext:value-type="float">
            <text:p>22.1114738844734</text:p>
          </table:table-cell>
          <table:table-cell table:formula="of:=([.C652]/([.$A$2]*[.$D$2]))" office:value-type="float" office:value="0.00467449617063198" calcext:value-type="float">
            <text:p>0.004674496170632</text:p>
          </table:table-cell>
          <table:table-cell table:formula="of:=1/[.D652]" office:value-type="float" office:value="213.926798417893" calcext:value-type="float">
            <text:p>213.926798417893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53]*[.$A$2]" office:value-type="float" office:value="48.9674115234375" calcext:value-type="float">
            <text:p>48.9674115234375</text:p>
          </table:table-cell>
          <table:table-cell table:formula="of:=SQRT([.$C$5]*[.B653])" office:value-type="float" office:value="22.1285814103475" calcext:value-type="float">
            <text:p>22.1285814103475</text:p>
          </table:table-cell>
          <table:table-cell table:formula="of:=([.C653]/([.$A$2]*[.$D$2]))" office:value-type="float" office:value="0.00467811280263964" calcext:value-type="float">
            <text:p>0.00467811280264</text:p>
          </table:table-cell>
          <table:table-cell table:formula="of:=1/[.D653]" office:value-type="float" office:value="213.761412387437" calcext:value-type="float">
            <text:p>213.76141238743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4]*[.$A$2]" office:value-type="float" office:value="49.0430953125" calcext:value-type="float">
            <text:p>49.0430953125</text:p>
          </table:table-cell>
          <table:table-cell table:formula="of:=SQRT([.$C$5]*[.B654])" office:value-type="float" office:value="22.1456757206684" calcext:value-type="float">
            <text:p>22.1456757206684</text:p>
          </table:table-cell>
          <table:table-cell table:formula="of:=([.C654]/([.$A$2]*[.$D$2]))" office:value-type="float" office:value="0.00468172664080132" calcext:value-type="float">
            <text:p>0.004681726640801</text:p>
          </table:table-cell>
          <table:table-cell table:formula="of:=1/[.D654]" office:value-type="float" office:value="213.596409342866" calcext:value-type="float">
            <text:p>213.596409342866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5]*[.$A$2]" office:value-type="float" office:value="49.1187791015625" calcext:value-type="float">
            <text:p>49.1187791015625</text:p>
          </table:table-cell>
          <table:table-cell table:formula="of:=SQRT([.$C$5]*[.B655])" office:value-type="float" office:value="22.1627568460159" calcext:value-type="float">
            <text:p>22.1627568460159</text:p>
          </table:table-cell>
          <table:table-cell table:formula="of:=([.C655]/([.$A$2]*[.$D$2]))" office:value-type="float" office:value="0.00468533769158176" calcext:value-type="float">
            <text:p>0.004685337691582</text:p>
          </table:table-cell>
          <table:table-cell table:formula="of:=1/[.D655]" office:value-type="float" office:value="213.43178780832" calcext:value-type="float">
            <text:p>213.4317878083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6]*[.$A$2]" office:value-type="float" office:value="49.194462890625" calcext:value-type="float">
            <text:p>49.194462890625</text:p>
          </table:table-cell>
          <table:table-cell table:formula="of:=SQRT([.$C$5]*[.B656])" office:value-type="float" office:value="22.1798248168521" calcext:value-type="float">
            <text:p>22.1798248168521</text:p>
          </table:table-cell>
          <table:table-cell table:formula="of:=([.C656]/([.$A$2]*[.$D$2]))" office:value-type="float" office:value="0.00468894596142082" calcext:value-type="float">
            <text:p>0.004688945961421</text:p>
          </table:table-cell>
          <table:table-cell table:formula="of:=1/[.D656]" office:value-type="float" office:value="213.267546315886" calcext:value-type="float">
            <text:p>213.267546315886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7]*[.$A$2]" office:value-type="float" office:value="49.2701466796875" calcext:value-type="float">
            <text:p>49.2701466796875</text:p>
          </table:table-cell>
          <table:table-cell table:formula="of:=SQRT([.$C$5]*[.B657])" office:value-type="float" office:value="22.196879663522" calcext:value-type="float">
            <text:p>22.196879663522</text:p>
          </table:table-cell>
          <table:table-cell table:formula="of:=([.C657]/([.$A$2]*[.$D$2]))" office:value-type="float" office:value="0.00469255145673358" calcext:value-type="float">
            <text:p>0.004692551456734</text:p>
          </table:table-cell>
          <table:table-cell table:formula="of:=1/[.D657]" office:value-type="float" office:value="213.103683405549" calcext:value-type="float">
            <text:p>213.10368340554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8]*[.$A$2]" office:value-type="float" office:value="49.34583046875" calcext:value-type="float">
            <text:p>49.34583046875</text:p>
          </table:table-cell>
          <table:table-cell table:formula="of:=SQRT([.$C$5]*[.B658])" office:value-type="float" office:value="22.2139214162538" calcext:value-type="float">
            <text:p>22.2139214162538</text:p>
          </table:table-cell>
          <table:table-cell table:formula="of:=([.C658]/([.$A$2]*[.$D$2]))" office:value-type="float" office:value="0.00469615418391053" calcext:value-type="float">
            <text:p>0.004696154183911</text:p>
          </table:table-cell>
          <table:table-cell table:formula="of:=1/[.D658]" office:value-type="float" office:value="212.940197625132" calcext:value-type="float">
            <text:p>212.94019762513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9]*[.$A$2]" office:value-type="float" office:value="49.4215142578125" calcext:value-type="float">
            <text:p>49.4215142578125</text:p>
          </table:table-cell>
          <table:table-cell table:formula="of:=SQRT([.$C$5]*[.B659])" office:value-type="float" office:value="22.2309501051603" calcext:value-type="float">
            <text:p>22.2309501051603</text:p>
          </table:table-cell>
          <table:table-cell table:formula="of:=([.C659]/([.$A$2]*[.$D$2]))" office:value-type="float" office:value="0.00469975414931762" calcext:value-type="float">
            <text:p>0.004699754149318</text:p>
          </table:table-cell>
          <table:table-cell table:formula="of:=1/[.D659]" office:value-type="float" office:value="212.777087530248" calcext:value-type="float">
            <text:p>212.777087530248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60]*[.$A$2]" office:value-type="float" office:value="49.497198046875" calcext:value-type="float">
            <text:p>49.497198046875</text:p>
          </table:table-cell>
          <table:table-cell table:formula="of:=SQRT([.$C$5]*[.B660])" office:value-type="float" office:value="22.2479657602386" calcext:value-type="float">
            <text:p>22.2479657602386</text:p>
          </table:table-cell>
          <table:table-cell table:formula="of:=([.C660]/([.$A$2]*[.$D$2]))" office:value-type="float" office:value="0.00470335135929649" calcext:value-type="float">
            <text:p>0.004703351359296</text:p>
          </table:table-cell>
          <table:table-cell table:formula="of:=1/[.D660]" office:value-type="float" office:value="212.614351684238" calcext:value-type="float">
            <text:p>212.61435168423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61]*[.$A$2]" office:value-type="float" office:value="49.5728818359375" calcext:value-type="float">
            <text:p>49.5728818359375</text:p>
          </table:table-cell>
          <table:table-cell table:formula="of:=SQRT([.$C$5]*[.B661])" office:value-type="float" office:value="22.2649684113716" calcext:value-type="float">
            <text:p>22.2649684113716</text:p>
          </table:table-cell>
          <table:table-cell table:formula="of:=([.C661]/([.$A$2]*[.$D$2]))" office:value-type="float" office:value="0.00470694582016449" calcext:value-type="float">
            <text:p>0.004706945820165</text:p>
          </table:table-cell>
          <table:table-cell table:formula="of:=1/[.D661]" office:value-type="float" office:value="212.451988658126" calcext:value-type="float">
            <text:p>212.451988658126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62]*[.$A$2]" office:value-type="float" office:value="49.648565625" calcext:value-type="float">
            <text:p>49.648565625</text:p>
          </table:table-cell>
          <table:table-cell table:formula="of:=SQRT([.$C$5]*[.B662])" office:value-type="float" office:value="22.2819580883279" calcext:value-type="float">
            <text:p>22.2819580883279</text:p>
          </table:table-cell>
          <table:table-cell table:formula="of:=([.C662]/([.$A$2]*[.$D$2]))" office:value-type="float" office:value="0.00471053753821492" calcext:value-type="float">
            <text:p>0.004710537538215</text:p>
          </table:table-cell>
          <table:table-cell table:formula="of:=1/[.D662]" office:value-type="float" office:value="212.289997030563" calcext:value-type="float">
            <text:p>212.2899970305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63]*[.$A$2]" office:value-type="float" office:value="49.7242494140625" calcext:value-type="float">
            <text:p>49.7242494140625</text:p>
          </table:table-cell>
          <table:table-cell table:formula="of:=SQRT([.$C$5]*[.B663])" office:value-type="float" office:value="22.2989348207627" calcext:value-type="float">
            <text:p>22.2989348207627</text:p>
          </table:table-cell>
          <table:table-cell table:formula="of:=([.C663]/([.$A$2]*[.$D$2]))" office:value-type="float" office:value="0.00471412651971707" calcext:value-type="float">
            <text:p>0.004714126519717</text:p>
          </table:table-cell>
          <table:table-cell table:formula="of:=1/[.D663]" office:value-type="float" office:value="212.128375387773" calcext:value-type="float">
            <text:p>212.12837538777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4]*[.$A$2]" office:value-type="float" office:value="49.799933203125" calcext:value-type="float">
            <text:p>49.799933203125</text:p>
          </table:table-cell>
          <table:table-cell table:formula="of:=SQRT([.$C$5]*[.B664])" office:value-type="float" office:value="22.3158986382187" calcext:value-type="float">
            <text:p>22.3158986382187</text:p>
          </table:table-cell>
          <table:table-cell table:formula="of:=([.C664]/([.$A$2]*[.$D$2]))" office:value-type="float" office:value="0.00471771277091639" calcext:value-type="float">
            <text:p>0.004717712770916</text:p>
          </table:table-cell>
          <table:table-cell table:formula="of:=1/[.D664]" office:value-type="float" office:value="211.967122323506" calcext:value-type="float">
            <text:p>211.967122323506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5]*[.$A$2]" office:value-type="float" office:value="49.8756169921875" calcext:value-type="float">
            <text:p>49.8756169921875</text:p>
          </table:table-cell>
          <table:table-cell table:formula="of:=SQRT([.$C$5]*[.B665])" office:value-type="float" office:value="22.332849570126" calcext:value-type="float">
            <text:p>22.332849570126</text:p>
          </table:table-cell>
          <table:table-cell table:formula="of:=([.C665]/([.$A$2]*[.$D$2]))" office:value-type="float" office:value="0.00472129629803463" calcext:value-type="float">
            <text:p>0.004721296298035</text:p>
          </table:table-cell>
          <table:table-cell table:formula="of:=1/[.D665]" office:value-type="float" office:value="211.806236438979" calcext:value-type="float">
            <text:p>211.806236438979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6]*[.$A$2]" office:value-type="float" office:value="49.95130078125" calcext:value-type="float">
            <text:p>49.95130078125</text:p>
          </table:table-cell>
          <table:table-cell table:formula="of:=SQRT([.$C$5]*[.B666])" office:value-type="float" office:value="22.3497876458033" calcext:value-type="float">
            <text:p>22.3497876458033</text:p>
          </table:table-cell>
          <table:table-cell table:formula="of:=([.C666]/([.$A$2]*[.$D$2]))" office:value-type="float" office:value="0.00472487710726993" calcext:value-type="float">
            <text:p>0.00472487710727</text:p>
          </table:table-cell>
          <table:table-cell table:formula="of:=1/[.D666]" office:value-type="float" office:value="211.645716342834" calcext:value-type="float">
            <text:p>211.645716342834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7]*[.$A$2]" office:value-type="float" office:value="50.0269845703125" calcext:value-type="float">
            <text:p>50.0269845703125</text:p>
          </table:table-cell>
          <table:table-cell table:formula="of:=SQRT([.$C$5]*[.B667])" office:value-type="float" office:value="22.3667128944583" calcext:value-type="float">
            <text:p>22.3667128944583</text:p>
          </table:table-cell>
          <table:table-cell table:formula="of:=([.C667]/([.$A$2]*[.$D$2]))" office:value-type="float" office:value="0.00472845520479694" calcext:value-type="float">
            <text:p>0.004728455204797</text:p>
          </table:table-cell>
          <table:table-cell table:formula="of:=1/[.D667]" office:value-type="float" office:value="211.48556065108" calcext:value-type="float">
            <text:p>211.48556065108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8]*[.$A$2]" office:value-type="float" office:value="50.102668359375" calcext:value-type="float">
            <text:p>50.102668359375</text:p>
          </table:table-cell>
          <table:table-cell table:formula="of:=SQRT([.$C$5]*[.B668])" office:value-type="float" office:value="22.3836253451882" calcext:value-type="float">
            <text:p>22.3836253451882</text:p>
          </table:table-cell>
          <table:table-cell table:formula="of:=([.C668]/([.$A$2]*[.$D$2]))" office:value-type="float" office:value="0.00473203059676701" calcext:value-type="float">
            <text:p>0.004732030596767</text:p>
          </table:table-cell>
          <table:table-cell table:formula="of:=1/[.D668]" office:value-type="float" office:value="211.325767987048" calcext:value-type="float">
            <text:p>211.325767987048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9]*[.$A$2]" office:value-type="float" office:value="50.1783521484375" calcext:value-type="float">
            <text:p>50.1783521484375</text:p>
          </table:table-cell>
          <table:table-cell table:formula="of:=SQRT([.$C$5]*[.B669])" office:value-type="float" office:value="22.4005250269804" calcext:value-type="float">
            <text:p>22.4005250269804</text:p>
          </table:table-cell>
          <table:table-cell table:formula="of:=([.C669]/([.$A$2]*[.$D$2]))" office:value-type="float" office:value="0.00473560328930824" calcext:value-type="float">
            <text:p>0.004735603289308</text:p>
          </table:table-cell>
          <table:table-cell table:formula="of:=1/[.D669]" office:value-type="float" office:value="211.166336981339" calcext:value-type="float">
            <text:p>211.166336981339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70]*[.$A$2]" office:value-type="float" office:value="50.2540359375" calcext:value-type="float">
            <text:p>50.2540359375</text:p>
          </table:table-cell>
          <table:table-cell table:formula="of:=SQRT([.$C$5]*[.B670])" office:value-type="float" office:value="22.4174119687131" calcext:value-type="float">
            <text:p>22.4174119687131</text:p>
          </table:table-cell>
          <table:table-cell table:formula="of:=([.C670]/([.$A$2]*[.$D$2]))" office:value-type="float" office:value="0.00473917328852564" calcext:value-type="float">
            <text:p>0.004739173288526</text:p>
          </table:table-cell>
          <table:table-cell table:formula="of:=1/[.D670]" office:value-type="float" office:value="211.007266271772" calcext:value-type="float">
            <text:p>211.00726627177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71]*[.$A$2]" office:value-type="float" office:value="50.3297197265625" calcext:value-type="float">
            <text:p>50.3297197265625</text:p>
          </table:table-cell>
          <table:table-cell table:formula="of:=SQRT([.$C$5]*[.B671])" office:value-type="float" office:value="22.4342861991556" calcext:value-type="float">
            <text:p>22.4342861991556</text:p>
          </table:table-cell>
          <table:table-cell table:formula="of:=([.C671]/([.$A$2]*[.$D$2]))" office:value-type="float" office:value="0.00474274060050124" calcext:value-type="float">
            <text:p>0.004742740600501</text:p>
          </table:table-cell>
          <table:table-cell table:formula="of:=1/[.D671]" office:value-type="float" office:value="210.848554503342" calcext:value-type="float">
            <text:p>210.848554503342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72]*[.$A$2]" office:value-type="float" office:value="50.405403515625" calcext:value-type="float">
            <text:p>50.405403515625</text:p>
          </table:table-cell>
          <table:table-cell table:formula="of:=SQRT([.$C$5]*[.B672])" office:value-type="float" office:value="22.4511477469694" calcext:value-type="float">
            <text:p>22.4511477469694</text:p>
          </table:table-cell>
          <table:table-cell table:formula="of:=([.C672]/([.$A$2]*[.$D$2]))" office:value-type="float" office:value="0.0047463052312942" calcext:value-type="float">
            <text:p>0.004746305231294</text:p>
          </table:table-cell>
          <table:table-cell table:formula="of:=1/[.D672]" office:value-type="float" office:value="210.690200328166" calcext:value-type="float">
            <text:p>210.690200328166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73]*[.$A$2]" office:value-type="float" office:value="50.4810873046875" calcext:value-type="float">
            <text:p>50.4810873046875</text:p>
          </table:table-cell>
          <table:table-cell table:formula="of:=SQRT([.$C$5]*[.B673])" office:value-type="float" office:value="22.4679966407082" calcext:value-type="float">
            <text:p>22.4679966407082</text:p>
          </table:table-cell>
          <table:table-cell table:formula="of:=([.C673]/([.$A$2]*[.$D$2]))" office:value-type="float" office:value="0.00474986718694098" calcext:value-type="float">
            <text:p>0.004749867186941</text:p>
          </table:table-cell>
          <table:table-cell table:formula="of:=1/[.D673]" office:value-type="float" office:value="210.532202405437" calcext:value-type="float">
            <text:p>210.532202405437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4]*[.$A$2]" office:value-type="float" office:value="50.55677109375" calcext:value-type="float">
            <text:p>50.55677109375</text:p>
          </table:table-cell>
          <table:table-cell table:formula="of:=SQRT([.$C$5]*[.B674])" office:value-type="float" office:value="22.4848329088188" calcext:value-type="float">
            <text:p>22.4848329088188</text:p>
          </table:table-cell>
          <table:table-cell table:formula="of:=([.C674]/([.$A$2]*[.$D$2]))" office:value-type="float" office:value="0.00475342647345538" calcext:value-type="float">
            <text:p>0.004753426473455</text:p>
          </table:table-cell>
          <table:table-cell table:formula="of:=1/[.D674]" office:value-type="float" office:value="210.374559401373" calcext:value-type="float">
            <text:p>210.37455940137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5]*[.$A$2]" office:value-type="float" office:value="50.6324548828125" calcext:value-type="float">
            <text:p>50.6324548828125</text:p>
          </table:table-cell>
          <table:table-cell table:formula="of:=SQRT([.$C$5]*[.B675])" office:value-type="float" office:value="22.5016565796415" calcext:value-type="float">
            <text:p>22.5016565796415</text:p>
          </table:table-cell>
          <table:table-cell table:formula="of:=([.C675]/([.$A$2]*[.$D$2]))" office:value-type="float" office:value="0.00475698309682874" calcext:value-type="float">
            <text:p>0.004756983096829</text:p>
          </table:table-cell>
          <table:table-cell table:formula="of:=1/[.D675]" office:value-type="float" office:value="210.217269989177" calcext:value-type="float">
            <text:p>210.21726998917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6]*[.$A$2]" office:value-type="float" office:value="50.708138671875" calcext:value-type="float">
            <text:p>50.708138671875</text:p>
          </table:table-cell>
          <table:table-cell table:formula="of:=SQRT([.$C$5]*[.B676])" office:value-type="float" office:value="22.518467681411" calcext:value-type="float">
            <text:p>22.518467681411</text:p>
          </table:table-cell>
          <table:table-cell table:formula="of:=([.C676]/([.$A$2]*[.$D$2]))" office:value-type="float" office:value="0.00476053706303" calcext:value-type="float">
            <text:p>0.00476053706303</text:p>
          </table:table-cell>
          <table:table-cell table:formula="of:=1/[.D676]" office:value-type="float" office:value="210.060332848983" calcext:value-type="float">
            <text:p>210.060332848983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7]*[.$A$2]" office:value-type="float" office:value="50.7838224609375" calcext:value-type="float">
            <text:p>50.7838224609375</text:p>
          </table:table-cell>
          <table:table-cell table:formula="of:=SQRT([.$C$5]*[.B677])" office:value-type="float" office:value="22.5352662422563" calcext:value-type="float">
            <text:p>22.5352662422563</text:p>
          </table:table-cell>
          <table:table-cell table:formula="of:=([.C677]/([.$A$2]*[.$D$2]))" office:value-type="float" office:value="0.00476408837800582" calcext:value-type="float">
            <text:p>0.004764088378006</text:p>
          </table:table-cell>
          <table:table-cell table:formula="of:=1/[.D677]" office:value-type="float" office:value="209.903746667812" calcext:value-type="float">
            <text:p>209.90374666781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8]*[.$A$2]" office:value-type="float" office:value="50.85950625" calcext:value-type="float">
            <text:p>50.85950625</text:p>
          </table:table-cell>
          <table:table-cell table:formula="of:=SQRT([.$C$5]*[.B678])" office:value-type="float" office:value="22.5520522902019" calcext:value-type="float">
            <text:p>22.5520522902019</text:p>
          </table:table-cell>
          <table:table-cell table:formula="of:=([.C678]/([.$A$2]*[.$D$2]))" office:value-type="float" office:value="0.00476763704768075" calcext:value-type="float">
            <text:p>0.004767637047681</text:p>
          </table:table-cell>
          <table:table-cell table:formula="of:=1/[.D678]" office:value-type="float" office:value="209.747510139526" calcext:value-type="float">
            <text:p>209.747510139526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9]*[.$A$2]" office:value-type="float" office:value="50.9351900390625" calcext:value-type="float">
            <text:p>50.9351900390625</text:p>
          </table:table-cell>
          <table:table-cell table:formula="of:=SQRT([.$C$5]*[.B679])" office:value-type="float" office:value="22.568825853168" calcext:value-type="float">
            <text:p>22.568825853168</text:p>
          </table:table-cell>
          <table:table-cell table:formula="of:=([.C679]/([.$A$2]*[.$D$2]))" office:value-type="float" office:value="0.00477118307795728" calcext:value-type="float">
            <text:p>0.004771183077957</text:p>
          </table:table-cell>
          <table:table-cell table:formula="of:=1/[.D679]" office:value-type="float" office:value="209.591621964785" calcext:value-type="float">
            <text:p>209.59162196478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80]*[.$A$2]" office:value-type="float" office:value="51.010873828125" calcext:value-type="float">
            <text:p>51.010873828125</text:p>
          </table:table-cell>
          <table:table-cell table:formula="of:=SQRT([.$C$5]*[.B680])" office:value-type="float" office:value="22.5855869589712" calcext:value-type="float">
            <text:p>22.5855869589712</text:p>
          </table:table-cell>
          <table:table-cell table:formula="of:=([.C680]/([.$A$2]*[.$D$2]))" office:value-type="float" office:value="0.00477472647471599" calcext:value-type="float">
            <text:p>0.004774726474716</text:p>
          </table:table-cell>
          <table:table-cell table:formula="of:=1/[.D680]" office:value-type="float" office:value="209.436080850994" calcext:value-type="float">
            <text:p>209.43608085099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81]*[.$A$2]" office:value-type="float" office:value="51.0865576171875" calcext:value-type="float">
            <text:p>51.0865576171875</text:p>
          </table:table-cell>
          <table:table-cell table:formula="of:=SQRT([.$C$5]*[.B681])" office:value-type="float" office:value="22.6023356353248" calcext:value-type="float">
            <text:p>22.6023356353248</text:p>
          </table:table-cell>
          <table:table-cell table:formula="of:=([.C681]/([.$A$2]*[.$D$2]))" office:value-type="float" office:value="0.00477826724381566" calcext:value-type="float">
            <text:p>0.004778267243816</text:p>
          </table:table-cell>
          <table:table-cell table:formula="of:=1/[.D681]" office:value-type="float" office:value="209.280885512267" calcext:value-type="float">
            <text:p>209.280885512267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82]*[.$A$2]" office:value-type="float" office:value="51.16224140625" calcext:value-type="float">
            <text:p>51.16224140625</text:p>
          </table:table-cell>
          <table:table-cell table:formula="of:=SQRT([.$C$5]*[.B682])" office:value-type="float" office:value="22.6190719098397" calcext:value-type="float">
            <text:p>22.6190719098397</text:p>
          </table:table-cell>
          <table:table-cell table:formula="of:=([.C682]/([.$A$2]*[.$D$2]))" office:value-type="float" office:value="0.00478180539109336" calcext:value-type="float">
            <text:p>0.004781805391093</text:p>
          </table:table-cell>
          <table:table-cell table:formula="of:=1/[.D682]" office:value-type="float" office:value="209.126034669376" calcext:value-type="float">
            <text:p>209.126034669376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83]*[.$A$2]" office:value-type="float" office:value="51.2379251953125" calcext:value-type="float">
            <text:p>51.2379251953125</text:p>
          </table:table-cell>
          <table:table-cell table:formula="of:=SQRT([.$C$5]*[.B683])" office:value-type="float" office:value="22.6357958100245" calcext:value-type="float">
            <text:p>22.6357958100245</text:p>
          </table:table-cell>
          <table:table-cell table:formula="of:=([.C683]/([.$A$2]*[.$D$2]))" office:value-type="float" office:value="0.00478534092236462" calcext:value-type="float">
            <text:p>0.004785340922365</text:p>
          </table:table-cell>
          <table:table-cell table:formula="of:=1/[.D683]" office:value-type="float" office:value="208.97152704971" calcext:value-type="float">
            <text:p>208.9715270497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4]*[.$A$2]" office:value-type="float" office:value="51.313608984375" calcext:value-type="float">
            <text:p>51.313608984375</text:p>
          </table:table-cell>
          <table:table-cell table:formula="of:=SQRT([.$C$5]*[.B684])" office:value-type="float" office:value="22.6525073632865" calcext:value-type="float">
            <text:p>22.6525073632865</text:p>
          </table:table-cell>
          <table:table-cell table:formula="of:=([.C684]/([.$A$2]*[.$D$2]))" office:value-type="float" office:value="0.00478887384342345" calcext:value-type="float">
            <text:p>0.004788873843423</text:p>
          </table:table-cell>
          <table:table-cell table:formula="of:=1/[.D684]" office:value-type="float" office:value="208.817361387228" calcext:value-type="float">
            <text:p>208.817361387228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5]*[.$A$2]" office:value-type="float" office:value="51.3892927734375" calcext:value-type="float">
            <text:p>51.3892927734375</text:p>
          </table:table-cell>
          <table:table-cell table:formula="of:=SQRT([.$C$5]*[.B685])" office:value-type="float" office:value="22.6692065969318" calcext:value-type="float">
            <text:p>22.6692065969318</text:p>
          </table:table-cell>
          <table:table-cell table:formula="of:=([.C685]/([.$A$2]*[.$D$2]))" office:value-type="float" office:value="0.00479240416004256" calcext:value-type="float">
            <text:p>0.004792404160043</text:p>
          </table:table-cell>
          <table:table-cell table:formula="of:=1/[.D685]" office:value-type="float" office:value="208.663536422421" calcext:value-type="float">
            <text:p>208.66353642242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6]*[.$A$2]" office:value-type="float" office:value="51.4649765625" calcext:value-type="float">
            <text:p>51.4649765625</text:p>
          </table:table-cell>
          <table:table-cell table:formula="of:=SQRT([.$C$5]*[.B686])" office:value-type="float" office:value="22.685893538166" calcext:value-type="float">
            <text:p>22.685893538166</text:p>
          </table:table-cell>
          <table:table-cell table:formula="of:=([.C686]/([.$A$2]*[.$D$2]))" office:value-type="float" office:value="0.00479593187797336" calcext:value-type="float">
            <text:p>0.004795931877973</text:p>
          </table:table-cell>
          <table:table-cell table:formula="of:=1/[.D686]" office:value-type="float" office:value="208.510050902261" calcext:value-type="float">
            <text:p>208.51005090226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7]*[.$A$2]" office:value-type="float" office:value="51.5406603515625" calcext:value-type="float">
            <text:p>51.5406603515625</text:p>
          </table:table-cell>
          <table:table-cell table:formula="of:=SQRT([.$C$5]*[.B687])" office:value-type="float" office:value="22.7025682140947" calcext:value-type="float">
            <text:p>22.7025682140947</text:p>
          </table:table-cell>
          <table:table-cell table:formula="of:=([.C687]/([.$A$2]*[.$D$2]))" office:value-type="float" office:value="0.00479945700294616" calcext:value-type="float">
            <text:p>0.004799457002946</text:p>
          </table:table-cell>
          <table:table-cell table:formula="of:=1/[.D687]" office:value-type="float" office:value="208.356903580165" calcext:value-type="float">
            <text:p>208.356903580165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8]*[.$A$2]" office:value-type="float" office:value="51.616344140625" calcext:value-type="float">
            <text:p>51.616344140625</text:p>
          </table:table-cell>
          <table:table-cell table:formula="of:=SQRT([.$C$5]*[.B688])" office:value-type="float" office:value="22.7192306517243" calcext:value-type="float">
            <text:p>22.7192306517243</text:p>
          </table:table-cell>
          <table:table-cell table:formula="of:=([.C688]/([.$A$2]*[.$D$2]))" office:value-type="float" office:value="0.00480297954067023" calcext:value-type="float">
            <text:p>0.00480297954067</text:p>
          </table:table-cell>
          <table:table-cell table:formula="of:=1/[.D688]" office:value-type="float" office:value="208.204093215949" calcext:value-type="float">
            <text:p>208.20409321594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9]*[.$A$2]" office:value-type="float" office:value="51.6920279296875" calcext:value-type="float">
            <text:p>51.6920279296875</text:p>
          </table:table-cell>
          <table:table-cell table:formula="of:=SQRT([.$C$5]*[.B689])" office:value-type="float" office:value="22.7358808779619" calcext:value-type="float">
            <text:p>22.7358808779619</text:p>
          </table:table-cell>
          <table:table-cell table:formula="of:=([.C689]/([.$A$2]*[.$D$2]))" office:value-type="float" office:value="0.00480649949683392" calcext:value-type="float">
            <text:p>0.004806499496834</text:p>
          </table:table-cell>
          <table:table-cell table:formula="of:=1/[.D689]" office:value-type="float" office:value="208.051618575786" calcext:value-type="float">
            <text:p>208.051618575786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90]*[.$A$2]" office:value-type="float" office:value="51.76771171875" calcext:value-type="float">
            <text:p>51.76771171875</text:p>
          </table:table-cell>
          <table:table-cell table:formula="of:=SQRT([.$C$5]*[.B690])" office:value-type="float" office:value="22.7525189196164" calcext:value-type="float">
            <text:p>22.7525189196164</text:p>
          </table:table-cell>
          <table:table-cell table:formula="of:=([.C690]/([.$A$2]*[.$D$2]))" office:value-type="float" office:value="0.00481001687710476" calcext:value-type="float">
            <text:p>0.004810016877105</text:p>
          </table:table-cell>
          <table:table-cell table:formula="of:=1/[.D690]" office:value-type="float" office:value="207.899478432167" calcext:value-type="float">
            <text:p>207.899478432167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91]*[.$A$2]" office:value-type="float" office:value="51.8433955078125" calcext:value-type="float">
            <text:p>51.8433955078125</text:p>
          </table:table-cell>
          <table:table-cell table:formula="of:=SQRT([.$C$5]*[.B691])" office:value-type="float" office:value="22.7691448033984" calcext:value-type="float">
            <text:p>22.7691448033984</text:p>
          </table:table-cell>
          <table:table-cell table:formula="of:=([.C691]/([.$A$2]*[.$D$2]))" office:value-type="float" office:value="0.00481353168712958" calcext:value-type="float">
            <text:p>0.00481353168713</text:p>
          </table:table-cell>
          <table:table-cell table:formula="of:=1/[.D691]" office:value-type="float" office:value="207.747671563854" calcext:value-type="float">
            <text:p>207.747671563854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92]*[.$A$2]" office:value-type="float" office:value="51.919079296875" calcext:value-type="float">
            <text:p>51.919079296875</text:p>
          </table:table-cell>
          <table:table-cell table:formula="of:=SQRT([.$C$5]*[.B692])" office:value-type="float" office:value="22.7857585559215" calcext:value-type="float">
            <text:p>22.7857585559215</text:p>
          </table:table-cell>
          <table:table-cell table:formula="of:=([.C692]/([.$A$2]*[.$D$2]))" office:value-type="float" office:value="0.0048170439325346" calcext:value-type="float">
            <text:p>0.004817043932535</text:p>
          </table:table-cell>
          <table:table-cell table:formula="of:=1/[.D692]" office:value-type="float" office:value="207.596196755845" calcext:value-type="float">
            <text:p>207.596196755845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93]*[.$A$2]" office:value-type="float" office:value="51.9947630859375" calcext:value-type="float">
            <text:p>51.9947630859375</text:p>
          </table:table-cell>
          <table:table-cell table:formula="of:=SQRT([.$C$5]*[.B693])" office:value-type="float" office:value="22.802360203702" calcext:value-type="float">
            <text:p>22.802360203702</text:p>
          </table:table-cell>
          <table:table-cell table:formula="of:=([.C693]/([.$A$2]*[.$D$2]))" office:value-type="float" office:value="0.00482055361892556" calcext:value-type="float">
            <text:p>0.004820553618926</text:p>
          </table:table-cell>
          <table:table-cell table:formula="of:=1/[.D693]" office:value-type="float" office:value="207.445052799327" calcext:value-type="float">
            <text:p>207.445052799327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4]*[.$A$2]" office:value-type="float" office:value="52.070446875" calcext:value-type="float">
            <text:p>52.070446875</text:p>
          </table:table-cell>
          <table:table-cell table:formula="of:=SQRT([.$C$5]*[.B694])" office:value-type="float" office:value="22.81894977316" calcext:value-type="float">
            <text:p>22.81894977316</text:p>
          </table:table-cell>
          <table:table-cell table:formula="of:=([.C694]/([.$A$2]*[.$D$2]))" office:value-type="float" office:value="0.00482406075188779" calcext:value-type="float">
            <text:p>0.004824060751888</text:p>
          </table:table-cell>
          <table:table-cell table:formula="of:=1/[.D694]" office:value-type="float" office:value="207.294238491643" calcext:value-type="float">
            <text:p>207.294238491643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5]*[.$A$2]" office:value-type="float" office:value="52.1461306640625" calcext:value-type="float">
            <text:p>52.1461306640625</text:p>
          </table:table-cell>
          <table:table-cell table:formula="of:=SQRT([.$C$5]*[.B695])" office:value-type="float" office:value="22.8355272906194" calcext:value-type="float">
            <text:p>22.8355272906194</text:p>
          </table:table-cell>
          <table:table-cell table:formula="of:=([.C695]/([.$A$2]*[.$D$2]))" office:value-type="float" office:value="0.00482756533698634" calcext:value-type="float">
            <text:p>0.004827565336986</text:p>
          </table:table-cell>
          <table:table-cell table:formula="of:=1/[.D695]" office:value-type="float" office:value="207.143752636243" calcext:value-type="float">
            <text:p>207.14375263624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6]*[.$A$2]" office:value-type="float" office:value="52.221814453125" calcext:value-type="float">
            <text:p>52.221814453125</text:p>
          </table:table-cell>
          <table:table-cell table:formula="of:=SQRT([.$C$5]*[.B696])" office:value-type="float" office:value="22.8520927823088" calcext:value-type="float">
            <text:p>22.8520927823088</text:p>
          </table:table-cell>
          <table:table-cell table:formula="of:=([.C696]/([.$A$2]*[.$D$2]))" office:value-type="float" office:value="0.00483106737976608" calcext:value-type="float">
            <text:p>0.004831067379766</text:p>
          </table:table-cell>
          <table:table-cell table:formula="of:=1/[.D696]" office:value-type="float" office:value="206.993594042652" calcext:value-type="float">
            <text:p>206.99359404265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7]*[.$A$2]" office:value-type="float" office:value="52.2974982421875" calcext:value-type="float">
            <text:p>52.2974982421875</text:p>
          </table:table-cell>
          <table:table-cell table:formula="of:=SQRT([.$C$5]*[.B697])" office:value-type="float" office:value="22.8686462743617" calcext:value-type="float">
            <text:p>22.8686462743617</text:p>
          </table:table-cell>
          <table:table-cell table:formula="of:=([.C697]/([.$A$2]*[.$D$2]))" office:value-type="float" office:value="0.0048345668857518" calcext:value-type="float">
            <text:p>0.004834566885752</text:p>
          </table:table-cell>
          <table:table-cell table:formula="of:=1/[.D697]" office:value-type="float" office:value="206.843761526426" calcext:value-type="float">
            <text:p>206.843761526426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8]*[.$A$2]" office:value-type="float" office:value="52.37318203125" calcext:value-type="float">
            <text:p>52.37318203125</text:p>
          </table:table-cell>
          <table:table-cell table:formula="of:=SQRT([.$C$5]*[.B698])" office:value-type="float" office:value="22.885187792817" calcext:value-type="float">
            <text:p>22.885187792817</text:p>
          </table:table-cell>
          <table:table-cell table:formula="of:=([.C698]/([.$A$2]*[.$D$2]))" office:value-type="float" office:value="0.00483806386044828" calcext:value-type="float">
            <text:p>0.004838063860448</text:p>
          </table:table-cell>
          <table:table-cell table:formula="of:=1/[.D698]" office:value-type="float" office:value="206.694253909113" calcext:value-type="float">
            <text:p>206.694253909113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9]*[.$A$2]" office:value-type="float" office:value="52.4488658203125" calcext:value-type="float">
            <text:p>52.4488658203125</text:p>
          </table:table-cell>
          <table:table-cell table:formula="of:=SQRT([.$C$5]*[.B699])" office:value-type="float" office:value="22.9017173636198" calcext:value-type="float">
            <text:p>22.9017173636198</text:p>
          </table:table-cell>
          <table:table-cell table:formula="of:=([.C699]/([.$A$2]*[.$D$2]))" office:value-type="float" office:value="0.00484155830934045" calcext:value-type="float">
            <text:p>0.00484155830934</text:p>
          </table:table-cell>
          <table:table-cell table:formula="of:=1/[.D699]" office:value-type="float" office:value="206.545070018216" calcext:value-type="float">
            <text:p>206.54507001821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700]*[.$A$2]" office:value-type="float" office:value="52.524549609375" calcext:value-type="float">
            <text:p>52.524549609375</text:p>
          </table:table-cell>
          <table:table-cell table:formula="of:=SQRT([.$C$5]*[.B700])" office:value-type="float" office:value="22.9182350126215" calcext:value-type="float">
            <text:p>22.9182350126215</text:p>
          </table:table-cell>
          <table:table-cell table:formula="of:=([.C700]/([.$A$2]*[.$D$2]))" office:value-type="float" office:value="0.00484505023789346" calcext:value-type="float">
            <text:p>0.004845050237893</text:p>
          </table:table-cell>
          <table:table-cell table:formula="of:=1/[.D700]" office:value-type="float" office:value="206.396208687153" calcext:value-type="float">
            <text:p>206.396208687153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701]*[.$A$2]" office:value-type="float" office:value="52.6002333984375" calcext:value-type="float">
            <text:p>52.6002333984375</text:p>
          </table:table-cell>
          <table:table-cell table:formula="of:=SQRT([.$C$5]*[.B701])" office:value-type="float" office:value="22.9347407655804" calcext:value-type="float">
            <text:p>22.9347407655804</text:p>
          </table:table-cell>
          <table:table-cell table:formula="of:=([.C701]/([.$A$2]*[.$D$2]))" office:value-type="float" office:value="0.00484853965155276" calcext:value-type="float">
            <text:p>0.004848539651553</text:p>
          </table:table-cell>
          <table:table-cell table:formula="of:=1/[.D701]" office:value-type="float" office:value="206.247668755219" calcext:value-type="float">
            <text:p>206.247668755219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702]*[.$A$2]" office:value-type="float" office:value="52.6759171875" calcext:value-type="float">
            <text:p>52.6759171875</text:p>
          </table:table-cell>
          <table:table-cell table:formula="of:=SQRT([.$C$5]*[.B702])" office:value-type="float" office:value="22.9512346481622" calcext:value-type="float">
            <text:p>22.9512346481622</text:p>
          </table:table-cell>
          <table:table-cell table:formula="of:=([.C702]/([.$A$2]*[.$D$2]))" office:value-type="float" office:value="0.00485202655574423" calcext:value-type="float">
            <text:p>0.004852026555744</text:p>
          </table:table-cell>
          <table:table-cell table:formula="of:=1/[.D702]" office:value-type="float" office:value="206.099449067548" calcext:value-type="float">
            <text:p>206.099449067548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703]*[.$A$2]" office:value-type="float" office:value="52.7516009765625" calcext:value-type="float">
            <text:p>52.7516009765625</text:p>
          </table:table-cell>
          <table:table-cell table:formula="of:=SQRT([.$C$5]*[.B703])" office:value-type="float" office:value="22.9677166859404" calcext:value-type="float">
            <text:p>22.9677166859404</text:p>
          </table:table-cell>
          <table:table-cell table:formula="of:=([.C703]/([.$A$2]*[.$D$2]))" office:value-type="float" office:value="0.00485551095587427" calcext:value-type="float">
            <text:p>0.004855510955874</text:p>
          </table:table-cell>
          <table:table-cell table:formula="of:=1/[.D703]" office:value-type="float" office:value="205.951548475075" calcext:value-type="float">
            <text:p>205.95154847507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4]*[.$A$2]" office:value-type="float" office:value="52.827284765625" calcext:value-type="float">
            <text:p>52.827284765625</text:p>
          </table:table-cell>
          <table:table-cell table:formula="of:=SQRT([.$C$5]*[.B704])" office:value-type="float" office:value="22.9841869043969" calcext:value-type="float">
            <text:p>22.9841869043969</text:p>
          </table:table-cell>
          <table:table-cell table:formula="of:=([.C704]/([.$A$2]*[.$D$2]))" office:value-type="float" office:value="0.0048589928573299" calcext:value-type="float">
            <text:p>0.00485899285733</text:p>
          </table:table-cell>
          <table:table-cell table:formula="of:=1/[.D704]" office:value-type="float" office:value="205.803965834499" calcext:value-type="float">
            <text:p>205.803965834499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5]*[.$A$2]" office:value-type="float" office:value="52.9029685546875" calcext:value-type="float">
            <text:p>52.9029685546875</text:p>
          </table:table-cell>
          <table:table-cell table:formula="of:=SQRT([.$C$5]*[.B705])" office:value-type="float" office:value="23.0006453289223" calcext:value-type="float">
            <text:p>23.0006453289223</text:p>
          </table:table-cell>
          <table:table-cell table:formula="of:=([.C705]/([.$A$2]*[.$D$2]))" office:value-type="float" office:value="0.00486247226547884" calcext:value-type="float">
            <text:p>0.004862472265479</text:p>
          </table:table-cell>
          <table:table-cell table:formula="of:=1/[.D705]" office:value-type="float" office:value="205.656700008247" calcext:value-type="float">
            <text:p>205.65670000824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6]*[.$A$2]" office:value-type="float" office:value="52.97865234375" calcext:value-type="float">
            <text:p>52.97865234375</text:p>
          </table:table-cell>
          <table:table-cell table:formula="of:=SQRT([.$C$5]*[.B706])" office:value-type="float" office:value="23.0170919848164" calcext:value-type="float">
            <text:p>23.0170919848164</text:p>
          </table:table-cell>
          <table:table-cell table:formula="of:=([.C706]/([.$A$2]*[.$D$2]))" office:value-type="float" office:value="0.00486594918566961" calcext:value-type="float">
            <text:p>0.00486594918567</text:p>
          </table:table-cell>
          <table:table-cell table:formula="of:=1/[.D706]" office:value-type="float" office:value="205.509749864432" calcext:value-type="float">
            <text:p>205.509749864432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7]*[.$A$2]" office:value-type="float" office:value="53.0543361328125" calcext:value-type="float">
            <text:p>53.0543361328125</text:p>
          </table:table-cell>
          <table:table-cell table:formula="of:=SQRT([.$C$5]*[.B707])" office:value-type="float" office:value="23.0335268972888" calcext:value-type="float">
            <text:p>23.0335268972888</text:p>
          </table:table-cell>
          <table:table-cell table:formula="of:=([.C707]/([.$A$2]*[.$D$2]))" office:value-type="float" office:value="0.00486942362323167" calcext:value-type="float">
            <text:p>0.004869423623232</text:p>
          </table:table-cell>
          <table:table-cell table:formula="of:=1/[.D707]" office:value-type="float" office:value="205.363114276826" calcext:value-type="float">
            <text:p>205.363114276826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8]*[.$A$2]" office:value-type="float" office:value="53.130019921875" calcext:value-type="float">
            <text:p>53.130019921875</text:p>
          </table:table-cell>
          <table:table-cell table:formula="of:=SQRT([.$C$5]*[.B708])" office:value-type="float" office:value="23.049950091459" calcext:value-type="float">
            <text:p>23.049950091459</text:p>
          </table:table-cell>
          <table:table-cell table:formula="of:=([.C708]/([.$A$2]*[.$D$2]))" office:value-type="float" office:value="0.00487289558347545" calcext:value-type="float">
            <text:p>0.004872895583475</text:p>
          </table:table-cell>
          <table:table-cell table:formula="of:=1/[.D708]" office:value-type="float" office:value="205.216792124813" calcext:value-type="float">
            <text:p>205.216792124813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9]*[.$A$2]" office:value-type="float" office:value="53.2057037109375" calcext:value-type="float">
            <text:p>53.2057037109375</text:p>
          </table:table-cell>
          <table:table-cell table:formula="of:=SQRT([.$C$5]*[.B709])" office:value-type="float" office:value="23.0663615923573" calcext:value-type="float">
            <text:p>23.0663615923573</text:p>
          </table:table-cell>
          <table:table-cell table:formula="of:=([.C709]/([.$A$2]*[.$D$2]))" office:value-type="float" office:value="0.00487636507169248" calcext:value-type="float">
            <text:p>0.004876365071692</text:p>
          </table:table-cell>
          <table:table-cell table:formula="of:=1/[.D709]" office:value-type="float" office:value="205.070782293361" calcext:value-type="float">
            <text:p>205.07078229336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10]*[.$A$2]" office:value-type="float" office:value="53.2813875" calcext:value-type="float">
            <text:p>53.2813875</text:p>
          </table:table-cell>
          <table:table-cell table:formula="of:=SQRT([.$C$5]*[.B710])" office:value-type="float" office:value="23.0827614249249" calcext:value-type="float">
            <text:p>23.0827614249249</text:p>
          </table:table-cell>
          <table:table-cell table:formula="of:=([.C710]/([.$A$2]*[.$D$2]))" office:value-type="float" office:value="0.00487983209315549" calcext:value-type="float">
            <text:p>0.004879832093156</text:p>
          </table:table-cell>
          <table:table-cell table:formula="of:=1/[.D710]" office:value-type="float" office:value="204.925083672984" calcext:value-type="float">
            <text:p>204.92508367298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11]*[.$A$2]" office:value-type="float" office:value="53.3570712890625" calcext:value-type="float">
            <text:p>53.3570712890625</text:p>
          </table:table-cell>
          <table:table-cell table:formula="of:=SQRT([.$C$5]*[.B711])" office:value-type="float" office:value="23.0991496140145" calcext:value-type="float">
            <text:p>23.0991496140145</text:p>
          </table:table-cell>
          <table:table-cell table:formula="of:=([.C711]/([.$A$2]*[.$D$2]))" office:value-type="float" office:value="0.00488329665311848" calcext:value-type="float">
            <text:p>0.004883296653118</text:p>
          </table:table-cell>
          <table:table-cell table:formula="of:=1/[.D711]" office:value-type="float" office:value="204.779695159703" calcext:value-type="float">
            <text:p>204.779695159703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12]*[.$A$2]" office:value-type="float" office:value="53.432755078125" calcext:value-type="float">
            <text:p>53.432755078125</text:p>
          </table:table-cell>
          <table:table-cell table:formula="of:=SQRT([.$C$5]*[.B712])" office:value-type="float" office:value="23.1155261843907" calcext:value-type="float">
            <text:p>23.1155261843907</text:p>
          </table:table-cell>
          <table:table-cell table:formula="of:=([.C712]/([.$A$2]*[.$D$2]))" office:value-type="float" office:value="0.00488675875681684" calcext:value-type="float">
            <text:p>0.004886758756817</text:p>
          </table:table-cell>
          <table:table-cell table:formula="of:=1/[.D712]" office:value-type="float" office:value="204.634615655016" calcext:value-type="float">
            <text:p>204.634615655016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13]*[.$A$2]" office:value-type="float" office:value="53.5084388671875" calcext:value-type="float">
            <text:p>53.5084388671875</text:p>
          </table:table-cell>
          <table:table-cell table:formula="of:=SQRT([.$C$5]*[.B713])" office:value-type="float" office:value="23.1318911607304" calcext:value-type="float">
            <text:p>23.1318911607304</text:p>
          </table:table-cell>
          <table:table-cell table:formula="of:=([.C713]/([.$A$2]*[.$D$2]))" office:value-type="float" office:value="0.00489021840946741" calcext:value-type="float">
            <text:p>0.004890218409467</text:p>
          </table:table-cell>
          <table:table-cell table:formula="of:=1/[.D713]" office:value-type="float" office:value="204.489844065862" calcext:value-type="float">
            <text:p>204.489844065862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4]*[.$A$2]" office:value-type="float" office:value="53.58412265625" calcext:value-type="float">
            <text:p>53.58412265625</text:p>
          </table:table-cell>
          <table:table-cell table:formula="of:=SQRT([.$C$5]*[.B714])" office:value-type="float" office:value="23.1482445676233" calcext:value-type="float">
            <text:p>23.1482445676233</text:p>
          </table:table-cell>
          <table:table-cell table:formula="of:=([.C714]/([.$A$2]*[.$D$2]))" office:value-type="float" office:value="0.0048936756162686" calcext:value-type="float">
            <text:p>0.004893675616269</text:p>
          </table:table-cell>
          <table:table-cell table:formula="of:=1/[.D714]" office:value-type="float" office:value="204.345379304584" calcext:value-type="float">
            <text:p>204.345379304584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5]*[.$A$2]" office:value-type="float" office:value="53.6598064453125" calcext:value-type="float">
            <text:p>53.6598064453125</text:p>
          </table:table-cell>
          <table:table-cell table:formula="of:=SQRT([.$C$5]*[.B715])" office:value-type="float" office:value="23.1645864295723" calcext:value-type="float">
            <text:p>23.1645864295723</text:p>
          </table:table-cell>
          <table:table-cell table:formula="of:=([.C715]/([.$A$2]*[.$D$2]))" office:value-type="float" office:value="0.00489713038240047" calcext:value-type="float">
            <text:p>0.0048971303824</text:p>
          </table:table-cell>
          <table:table-cell table:formula="of:=1/[.D715]" office:value-type="float" office:value="204.201220288895" calcext:value-type="float">
            <text:p>204.20122028889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6]*[.$A$2]" office:value-type="float" office:value="53.735490234375" calcext:value-type="float">
            <text:p>53.735490234375</text:p>
          </table:table-cell>
          <table:table-cell table:formula="of:=SQRT([.$C$5]*[.B716])" office:value-type="float" office:value="23.180916770994" calcext:value-type="float">
            <text:p>23.180916770994</text:p>
          </table:table-cell>
          <table:table-cell table:formula="of:=([.C716]/([.$A$2]*[.$D$2]))" office:value-type="float" office:value="0.00490058271302481" calcext:value-type="float">
            <text:p>0.004900582713025</text:p>
          </table:table-cell>
          <table:table-cell table:formula="of:=1/[.D716]" office:value-type="float" office:value="204.057365941848" calcext:value-type="float">
            <text:p>204.057365941848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7]*[.$A$2]" office:value-type="float" office:value="53.8111740234375" calcext:value-type="float">
            <text:p>53.8111740234375</text:p>
          </table:table-cell>
          <table:table-cell table:formula="of:=SQRT([.$C$5]*[.B717])" office:value-type="float" office:value="23.1972356162189" calcext:value-type="float">
            <text:p>23.1972356162189</text:p>
          </table:table-cell>
          <table:table-cell table:formula="of:=([.C717]/([.$A$2]*[.$D$2]))" office:value-type="float" office:value="0.00490403261328526" calcext:value-type="float">
            <text:p>0.004904032613285</text:p>
          </table:table-cell>
          <table:table-cell table:formula="of:=1/[.D717]" office:value-type="float" office:value="203.913815191798" calcext:value-type="float">
            <text:p>203.913815191798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8]*[.$A$2]" office:value-type="float" office:value="53.8868578125" calcext:value-type="float">
            <text:p>53.8868578125</text:p>
          </table:table-cell>
          <table:table-cell table:formula="of:=SQRT([.$C$5]*[.B718])" office:value-type="float" office:value="23.2135429894921" calcext:value-type="float">
            <text:p>23.2135429894921</text:p>
          </table:table-cell>
          <table:table-cell table:formula="of:=([.C718]/([.$A$2]*[.$D$2]))" office:value-type="float" office:value="0.00490748008830738" calcext:value-type="float">
            <text:p>0.004907480088307</text:p>
          </table:table-cell>
          <table:table-cell table:formula="of:=1/[.D718]" office:value-type="float" office:value="203.770566972368" calcext:value-type="float">
            <text:p>203.770566972368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9]*[.$A$2]" office:value-type="float" office:value="53.9625416015625" calcext:value-type="float">
            <text:p>53.9625416015625</text:p>
          </table:table-cell>
          <table:table-cell table:formula="of:=SQRT([.$C$5]*[.B719])" office:value-type="float" office:value="23.2298389149737" calcext:value-type="float">
            <text:p>23.2298389149737</text:p>
          </table:table-cell>
          <table:table-cell table:formula="of:=([.C719]/([.$A$2]*[.$D$2]))" office:value-type="float" office:value="0.00491092514319871" calcext:value-type="float">
            <text:p>0.004910925143199</text:p>
          </table:table-cell>
          <table:table-cell table:formula="of:=1/[.D719]" office:value-type="float" office:value="203.62762022242" calcext:value-type="float">
            <text:p>203.62762022242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20]*[.$A$2]" office:value-type="float" office:value="54.038225390625" calcext:value-type="float">
            <text:p>54.038225390625</text:p>
          </table:table-cell>
          <table:table-cell table:formula="of:=SQRT([.$C$5]*[.B720])" office:value-type="float" office:value="23.2461234167388" calcext:value-type="float">
            <text:p>23.2461234167388</text:p>
          </table:table-cell>
          <table:table-cell table:formula="of:=([.C720]/([.$A$2]*[.$D$2]))" office:value-type="float" office:value="0.00491436778304892" calcext:value-type="float">
            <text:p>0.004914367783049</text:p>
          </table:table-cell>
          <table:table-cell table:formula="of:=1/[.D720]" office:value-type="float" office:value="203.484973886019" calcext:value-type="float">
            <text:p>203.48497388601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21]*[.$A$2]" office:value-type="float" office:value="54.1139091796875" calcext:value-type="float">
            <text:p>54.1139091796875</text:p>
          </table:table-cell>
          <table:table-cell table:formula="of:=SQRT([.$C$5]*[.B721])" office:value-type="float" office:value="23.2623965187784" calcext:value-type="float">
            <text:p>23.2623965187784</text:p>
          </table:table-cell>
          <table:table-cell table:formula="of:=([.C721]/([.$A$2]*[.$D$2]))" office:value-type="float" office:value="0.00491780801292985" calcext:value-type="float">
            <text:p>0.00491780801293</text:p>
          </table:table-cell>
          <table:table-cell table:formula="of:=1/[.D721]" office:value-type="float" office:value="203.342626912399" calcext:value-type="float">
            <text:p>203.342626912399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22]*[.$A$2]" office:value-type="float" office:value="54.18959296875" calcext:value-type="float">
            <text:p>54.18959296875</text:p>
          </table:table-cell>
          <table:table-cell table:formula="of:=SQRT([.$C$5]*[.B722])" office:value-type="float" office:value="23.2786582449999" calcext:value-type="float">
            <text:p>23.2786582449999</text:p>
          </table:table-cell>
          <table:table-cell table:formula="of:=([.C722]/([.$A$2]*[.$D$2]))" office:value-type="float" office:value="0.00492124583789561" calcext:value-type="float">
            <text:p>0.004921245837896</text:p>
          </table:table-cell>
          <table:table-cell table:formula="of:=1/[.D722]" office:value-type="float" office:value="203.200578255935" calcext:value-type="float">
            <text:p>203.200578255935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23]*[.$A$2]" office:value-type="float" office:value="54.2652767578125" calcext:value-type="float">
            <text:p>54.2652767578125</text:p>
          </table:table-cell>
          <table:table-cell table:formula="of:=SQRT([.$C$5]*[.B723])" office:value-type="float" office:value="23.2949086192268" calcext:value-type="float">
            <text:p>23.2949086192268</text:p>
          </table:table-cell>
          <table:table-cell table:formula="of:=([.C723]/([.$A$2]*[.$D$2]))" office:value-type="float" office:value="0.00492468126298269" calcext:value-type="float">
            <text:p>0.004924681262983</text:p>
          </table:table-cell>
          <table:table-cell table:formula="of:=1/[.D723]" office:value-type="float" office:value="203.058826876105" calcext:value-type="float">
            <text:p>203.058826876105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4]*[.$A$2]" office:value-type="float" office:value="54.340960546875" calcext:value-type="float">
            <text:p>54.340960546875</text:p>
          </table:table-cell>
          <table:table-cell table:formula="of:=SQRT([.$C$5]*[.B724])" office:value-type="float" office:value="23.3111476651998" calcext:value-type="float">
            <text:p>23.3111476651998</text:p>
          </table:table-cell>
          <table:table-cell table:formula="of:=([.C724]/([.$A$2]*[.$D$2]))" office:value-type="float" office:value="0.00492811429321" calcext:value-type="float">
            <text:p>0.00492811429321</text:p>
          </table:table-cell>
          <table:table-cell table:formula="of:=1/[.D724]" office:value-type="float" office:value="202.917371737463" calcext:value-type="float">
            <text:p>202.91737173746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5]*[.$A$2]" office:value-type="float" office:value="54.4166443359375" calcext:value-type="float">
            <text:p>54.4166443359375</text:p>
          </table:table-cell>
          <table:table-cell table:formula="of:=SQRT([.$C$5]*[.B725])" office:value-type="float" office:value="23.327375406577" calcext:value-type="float">
            <text:p>23.327375406577</text:p>
          </table:table-cell>
          <table:table-cell table:formula="of:=([.C725]/([.$A$2]*[.$D$2]))" office:value-type="float" office:value="0.00493154493357899" calcext:value-type="float">
            <text:p>0.004931544933579</text:p>
          </table:table-cell>
          <table:table-cell table:formula="of:=1/[.D725]" office:value-type="float" office:value="202.776211809606" calcext:value-type="float">
            <text:p>202.776211809606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6]*[.$A$2]" office:value-type="float" office:value="54.492328125" calcext:value-type="float">
            <text:p>54.492328125</text:p>
          </table:table-cell>
          <table:table-cell table:formula="of:=SQRT([.$C$5]*[.B726])" office:value-type="float" office:value="23.3435918669343" calcext:value-type="float">
            <text:p>23.3435918669343</text:p>
          </table:table-cell>
          <table:table-cell table:formula="of:=([.C726]/([.$A$2]*[.$D$2]))" office:value-type="float" office:value="0.00493497318907372" calcext:value-type="float">
            <text:p>0.004934973189074</text:p>
          </table:table-cell>
          <table:table-cell table:formula="of:=1/[.D726]" office:value-type="float" office:value="202.635346067138" calcext:value-type="float">
            <text:p>202.635346067138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7]*[.$A$2]" office:value-type="float" office:value="54.5680119140625" calcext:value-type="float">
            <text:p>54.5680119140625</text:p>
          </table:table-cell>
          <table:table-cell table:formula="of:=SQRT([.$C$5]*[.B727])" office:value-type="float" office:value="23.3597970697655" calcext:value-type="float">
            <text:p>23.3597970697655</text:p>
          </table:table-cell>
          <table:table-cell table:formula="of:=([.C727]/([.$A$2]*[.$D$2]))" office:value-type="float" office:value="0.00493839906466097" calcext:value-type="float">
            <text:p>0.004938399064661</text:p>
          </table:table-cell>
          <table:table-cell table:formula="of:=1/[.D727]" office:value-type="float" office:value="202.494773489645" calcext:value-type="float">
            <text:p>202.494773489645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8]*[.$A$2]" office:value-type="float" office:value="54.643695703125" calcext:value-type="float">
            <text:p>54.643695703125</text:p>
          </table:table-cell>
          <table:table-cell table:formula="of:=SQRT([.$C$5]*[.B728])" office:value-type="float" office:value="23.3759910384833" calcext:value-type="float">
            <text:p>23.3759910384833</text:p>
          </table:table-cell>
          <table:table-cell table:formula="of:=([.C728]/([.$A$2]*[.$D$2]))" office:value-type="float" office:value="0.00494182256529028" calcext:value-type="float">
            <text:p>0.00494182256529</text:p>
          </table:table-cell>
          <table:table-cell table:formula="of:=1/[.D728]" office:value-type="float" office:value="202.354493061663" calcext:value-type="float">
            <text:p>202.35449306166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9]*[.$A$2]" office:value-type="float" office:value="54.7193794921875" calcext:value-type="float">
            <text:p>54.7193794921875</text:p>
          </table:table-cell>
          <table:table-cell table:formula="of:=SQRT([.$C$5]*[.B729])" office:value-type="float" office:value="23.3921737964191" calcext:value-type="float">
            <text:p>23.3921737964191</text:p>
          </table:table-cell>
          <table:table-cell table:formula="of:=([.C729]/([.$A$2]*[.$D$2]))" office:value-type="float" office:value="0.00494524369589408" calcext:value-type="float">
            <text:p>0.004945243695894</text:p>
          </table:table-cell>
          <table:table-cell table:formula="of:=1/[.D729]" office:value-type="float" office:value="202.214503772641" calcext:value-type="float">
            <text:p>202.21450377264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30]*[.$A$2]" office:value-type="float" office:value="54.79506328125" calcext:value-type="float">
            <text:p>54.79506328125</text:p>
          </table:table-cell>
          <table:table-cell table:formula="of:=SQRT([.$C$5]*[.B730])" office:value-type="float" office:value="23.4083453668238" calcext:value-type="float">
            <text:p>23.4083453668238</text:p>
          </table:table-cell>
          <table:table-cell table:formula="of:=([.C730]/([.$A$2]*[.$D$2]))" office:value-type="float" office:value="0.00494866246138772" calcext:value-type="float">
            <text:p>0.004948662461388</text:p>
          </table:table-cell>
          <table:table-cell table:formula="of:=1/[.D730]" office:value-type="float" office:value="202.074804616918" calcext:value-type="float">
            <text:p>202.074804616918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31]*[.$A$2]" office:value-type="float" office:value="54.8707470703125" calcext:value-type="float">
            <text:p>54.8707470703125</text:p>
          </table:table-cell>
          <table:table-cell table:formula="of:=SQRT([.$C$5]*[.B731])" office:value-type="float" office:value="23.424505772868" calcext:value-type="float">
            <text:p>23.424505772868</text:p>
          </table:table-cell>
          <table:table-cell table:formula="of:=([.C731]/([.$A$2]*[.$D$2]))" office:value-type="float" office:value="0.00495207886666962" calcext:value-type="float">
            <text:p>0.00495207886667</text:p>
          </table:table-cell>
          <table:table-cell table:formula="of:=1/[.D731]" office:value-type="float" office:value="201.935394593689" calcext:value-type="float">
            <text:p>201.935394593689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32]*[.$A$2]" office:value-type="float" office:value="54.946430859375" calcext:value-type="float">
            <text:p>54.946430859375</text:p>
          </table:table-cell>
          <table:table-cell table:formula="of:=SQRT([.$C$5]*[.B732])" office:value-type="float" office:value="23.4406550376424" calcext:value-type="float">
            <text:p>23.4406550376424</text:p>
          </table:table-cell>
          <table:table-cell table:formula="of:=([.C732]/([.$A$2]*[.$D$2]))" office:value-type="float" office:value="0.00495549291662129" calcext:value-type="float">
            <text:p>0.004955492916621</text:p>
          </table:table-cell>
          <table:table-cell table:formula="of:=1/[.D732]" office:value-type="float" office:value="201.796272706977" calcext:value-type="float">
            <text:p>201.796272706977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33]*[.$A$2]" office:value-type="float" office:value="55.0221146484375" calcext:value-type="float">
            <text:p>55.0221146484375</text:p>
          </table:table-cell>
          <table:table-cell table:formula="of:=SQRT([.$C$5]*[.B733])" office:value-type="float" office:value="23.4567931841583" calcext:value-type="float">
            <text:p>23.4567931841583</text:p>
          </table:table-cell>
          <table:table-cell table:formula="of:=([.C733]/([.$A$2]*[.$D$2]))" office:value-type="float" office:value="0.00495890461610744" calcext:value-type="float">
            <text:p>0.004958904616107</text:p>
          </table:table-cell>
          <table:table-cell table:formula="of:=1/[.D733]" office:value-type="float" office:value="201.657437965597" calcext:value-type="float">
            <text:p>201.657437965597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4]*[.$A$2]" office:value-type="float" office:value="55.0977984375" calcext:value-type="float">
            <text:p>55.0977984375</text:p>
          </table:table-cell>
          <table:table-cell table:formula="of:=SQRT([.$C$5]*[.B734])" office:value-type="float" office:value="23.4729202353478" calcext:value-type="float">
            <text:p>23.4729202353478</text:p>
          </table:table-cell>
          <table:table-cell table:formula="of:=([.C734]/([.$A$2]*[.$D$2]))" office:value-type="float" office:value="0.00496231396997606" calcext:value-type="float">
            <text:p>0.004962313969976</text:p>
          </table:table-cell>
          <table:table-cell table:formula="of:=1/[.D734]" office:value-type="float" office:value="201.518889383137" calcext:value-type="float">
            <text:p>201.518889383137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5]*[.$A$2]" office:value-type="float" office:value="55.1734822265625" calcext:value-type="float">
            <text:p>55.1734822265625</text:p>
          </table:table-cell>
          <table:table-cell table:formula="of:=SQRT([.$C$5]*[.B735])" office:value-type="float" office:value="23.4890362140643" calcext:value-type="float">
            <text:p>23.4890362140643</text:p>
          </table:table-cell>
          <table:table-cell table:formula="of:=([.C735]/([.$A$2]*[.$D$2]))" office:value-type="float" office:value="0.00496572098305849" calcext:value-type="float">
            <text:p>0.004965720983059</text:p>
          </table:table-cell>
          <table:table-cell table:formula="of:=1/[.D735]" office:value-type="float" office:value="201.380625977918" calcext:value-type="float">
            <text:p>201.380625977918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6]*[.$A$2]" office:value-type="float" office:value="55.249166015625" calcext:value-type="float">
            <text:p>55.249166015625</text:p>
          </table:table-cell>
          <table:table-cell table:formula="of:=SQRT([.$C$5]*[.B736])" office:value-type="float" office:value="23.5051411430829" calcext:value-type="float">
            <text:p>23.5051411430829</text:p>
          </table:table-cell>
          <table:table-cell table:formula="of:=([.C736]/([.$A$2]*[.$D$2]))" office:value-type="float" office:value="0.00496912566016953" calcext:value-type="float">
            <text:p>0.00496912566017</text:p>
          </table:table-cell>
          <table:table-cell table:formula="of:=1/[.D736]" office:value-type="float" office:value="201.24264677297" calcext:value-type="float">
            <text:p>201.24264677297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7]*[.$A$2]" office:value-type="float" office:value="55.3248498046875" calcext:value-type="float">
            <text:p>55.3248498046875</text:p>
          </table:table-cell>
          <table:table-cell table:formula="of:=SQRT([.$C$5]*[.B737])" office:value-type="float" office:value="23.5212350451007" calcext:value-type="float">
            <text:p>23.5212350451007</text:p>
          </table:table-cell>
          <table:table-cell table:formula="of:=([.C737]/([.$A$2]*[.$D$2]))" office:value-type="float" office:value="0.00497252800610747" calcext:value-type="float">
            <text:p>0.004972528006107</text:p>
          </table:table-cell>
          <table:table-cell table:formula="of:=1/[.D737]" office:value-type="float" office:value="201.104950796005" calcext:value-type="float">
            <text:p>201.104950796005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8]*[.$A$2]" office:value-type="float" office:value="55.40053359375" calcext:value-type="float">
            <text:p>55.40053359375</text:p>
          </table:table-cell>
          <table:table-cell table:formula="of:=SQRT([.$C$5]*[.B738])" office:value-type="float" office:value="23.5373179427372" calcext:value-type="float">
            <text:p>23.5373179427372</text:p>
          </table:table-cell>
          <table:table-cell table:formula="of:=([.C738]/([.$A$2]*[.$D$2]))" office:value-type="float" office:value="0.00497592802565422" calcext:value-type="float">
            <text:p>0.004975928025654</text:p>
          </table:table-cell>
          <table:table-cell table:formula="of:=1/[.D738]" office:value-type="float" office:value="200.967537079382" calcext:value-type="float">
            <text:p>200.967537079382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9]*[.$A$2]" office:value-type="float" office:value="55.4762173828125" calcext:value-type="float">
            <text:p>55.4762173828125</text:p>
          </table:table-cell>
          <table:table-cell table:formula="of:=SQRT([.$C$5]*[.B739])" office:value-type="float" office:value="23.5533898585347" calcext:value-type="float">
            <text:p>23.5533898585347</text:p>
          </table:table-cell>
          <table:table-cell table:formula="of:=([.C739]/([.$A$2]*[.$D$2]))" office:value-type="float" office:value="0.00497932572357533" calcext:value-type="float">
            <text:p>0.004979325723575</text:p>
          </table:table-cell>
          <table:table-cell table:formula="of:=1/[.D739]" office:value-type="float" office:value="200.830404660084" calcext:value-type="float">
            <text:p>200.830404660084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40]*[.$A$2]" office:value-type="float" office:value="55.551901171875" calcext:value-type="float">
            <text:p>55.551901171875</text:p>
          </table:table-cell>
          <table:table-cell table:formula="of:=SQRT([.$C$5]*[.B740])" office:value-type="float" office:value="23.5694508149585" calcext:value-type="float">
            <text:p>23.5694508149585</text:p>
          </table:table-cell>
          <table:table-cell table:formula="of:=([.C740]/([.$A$2]*[.$D$2]))" office:value-type="float" office:value="0.00498272110462013" calcext:value-type="float">
            <text:p>0.00498272110462</text:p>
          </table:table-cell>
          <table:table-cell table:formula="of:=1/[.D740]" office:value-type="float" office:value="200.693552579688" calcext:value-type="float">
            <text:p>200.69355257968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41]*[.$A$2]" office:value-type="float" office:value="55.6275849609375" calcext:value-type="float">
            <text:p>55.6275849609375</text:p>
          </table:table-cell>
          <table:table-cell table:formula="of:=SQRT([.$C$5]*[.B741])" office:value-type="float" office:value="23.5855008343977" calcext:value-type="float">
            <text:p>23.5855008343977</text:p>
          </table:table-cell>
          <table:table-cell table:formula="of:=([.C741]/([.$A$2]*[.$D$2]))" office:value-type="float" office:value="0.00498611417352177" calcext:value-type="float">
            <text:p>0.004986114173522</text:p>
          </table:table-cell>
          <table:table-cell table:formula="of:=1/[.D741]" office:value-type="float" office:value="200.556979884334" calcext:value-type="float">
            <text:p>200.556979884334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42]*[.$A$2]" office:value-type="float" office:value="55.70326875" calcext:value-type="float">
            <text:p>55.70326875</text:p>
          </table:table-cell>
          <table:table-cell table:formula="of:=SQRT([.$C$5]*[.B742])" office:value-type="float" office:value="23.601539939165" calcext:value-type="float">
            <text:p>23.601539939165</text:p>
          </table:table-cell>
          <table:table-cell table:formula="of:=([.C742]/([.$A$2]*[.$D$2]))" office:value-type="float" office:value="0.00498950493499732" calcext:value-type="float">
            <text:p>0.004989504934997</text:p>
          </table:table-cell>
          <table:table-cell table:formula="of:=1/[.D742]" office:value-type="float" office:value="200.420685624703" calcext:value-type="float">
            <text:p>200.420685624703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43]*[.$A$2]" office:value-type="float" office:value="55.7789525390625" calcext:value-type="float">
            <text:p>55.7789525390625</text:p>
          </table:table-cell>
          <table:table-cell table:formula="of:=SQRT([.$C$5]*[.B743])" office:value-type="float" office:value="23.6175681514974" calcext:value-type="float">
            <text:p>23.6175681514974</text:p>
          </table:table-cell>
          <table:table-cell table:formula="of:=([.C743]/([.$A$2]*[.$D$2]))" office:value-type="float" office:value="0.00499289339374781" calcext:value-type="float">
            <text:p>0.004992893393748</text:p>
          </table:table-cell>
          <table:table-cell table:formula="of:=1/[.D743]" office:value-type="float" office:value="200.284668855982" calcext:value-type="float">
            <text:p>200.28466885598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4]*[.$A$2]" office:value-type="float" office:value="55.854636328125" calcext:value-type="float">
            <text:p>55.854636328125</text:p>
          </table:table-cell>
          <table:table-cell table:formula="of:=SQRT([.$C$5]*[.B744])" office:value-type="float" office:value="23.6335854935566" calcext:value-type="float">
            <text:p>23.6335854935566</text:p>
          </table:table-cell>
          <table:table-cell table:formula="of:=([.C744]/([.$A$2]*[.$D$2]))" office:value-type="float" office:value="0.00499627955445833" calcext:value-type="float">
            <text:p>0.004996279554458</text:p>
          </table:table-cell>
          <table:table-cell table:formula="of:=1/[.D744]" office:value-type="float" office:value="200.148928637844" calcext:value-type="float">
            <text:p>200.148928637844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5]*[.$A$2]" office:value-type="float" office:value="55.9303201171875" calcext:value-type="float">
            <text:p>55.9303201171875</text:p>
          </table:table-cell>
          <table:table-cell table:formula="of:=SQRT([.$C$5]*[.B745])" office:value-type="float" office:value="23.6495919874292" calcext:value-type="float">
            <text:p>23.6495919874292</text:p>
          </table:table-cell>
          <table:table-cell table:formula="of:=([.C745]/([.$A$2]*[.$D$2]))" office:value-type="float" office:value="0.00499966342179814" calcext:value-type="float">
            <text:p>0.004999663421798</text:p>
          </table:table-cell>
          <table:table-cell table:formula="of:=1/[.D745]" office:value-type="float" office:value="200.013464034415" calcext:value-type="float">
            <text:p>200.013464034415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6]*[.$A$2]" office:value-type="float" office:value="56.00600390625" calcext:value-type="float">
            <text:p>56.00600390625</text:p>
          </table:table-cell>
          <table:table-cell table:formula="of:=SQRT([.$C$5]*[.B746])" office:value-type="float" office:value="23.665587655127" calcext:value-type="float">
            <text:p>23.665587655127</text:p>
          </table:table-cell>
          <table:table-cell table:formula="of:=([.C746]/([.$A$2]*[.$D$2]))" office:value-type="float" office:value="0.00500304500042066" calcext:value-type="float">
            <text:p>0.005003045000421</text:p>
          </table:table-cell>
          <table:table-cell table:formula="of:=1/[.D746]" office:value-type="float" office:value="199.878274114248" calcext:value-type="float">
            <text:p>199.87827411424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7]*[.$A$2]" office:value-type="float" office:value="56.0816876953125" calcext:value-type="float">
            <text:p>56.0816876953125</text:p>
          </table:table-cell>
          <table:table-cell table:formula="of:=SQRT([.$C$5]*[.B747])" office:value-type="float" office:value="23.6815725185876" calcext:value-type="float">
            <text:p>23.6815725185876</text:p>
          </table:table-cell>
          <table:table-cell table:formula="of:=([.C747]/([.$A$2]*[.$D$2]))" office:value-type="float" office:value="0.00500642429496362" calcext:value-type="float">
            <text:p>0.005006424294964</text:p>
          </table:table-cell>
          <table:table-cell table:formula="of:=1/[.D747]" office:value-type="float" office:value="199.743357950301" calcext:value-type="float">
            <text:p>199.74335795030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8]*[.$A$2]" office:value-type="float" office:value="56.157371484375" calcext:value-type="float">
            <text:p>56.157371484375</text:p>
          </table:table-cell>
          <table:table-cell table:formula="of:=SQRT([.$C$5]*[.B748])" office:value-type="float" office:value="23.6975465996746" calcext:value-type="float">
            <text:p>23.6975465996746</text:p>
          </table:table-cell>
          <table:table-cell table:formula="of:=([.C748]/([.$A$2]*[.$D$2]))" office:value-type="float" office:value="0.00500980131004912" calcext:value-type="float">
            <text:p>0.005009801310049</text:p>
          </table:table-cell>
          <table:table-cell table:formula="of:=1/[.D748]" office:value-type="float" office:value="199.608714619901" calcext:value-type="float">
            <text:p>199.60871461990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9]*[.$A$2]" office:value-type="float" office:value="56.2330552734375" calcext:value-type="float">
            <text:p>56.2330552734375</text:p>
          </table:table-cell>
          <table:table-cell table:formula="of:=SQRT([.$C$5]*[.B749])" office:value-type="float" office:value="23.7135099201779" calcext:value-type="float">
            <text:p>23.7135099201779</text:p>
          </table:table-cell>
          <table:table-cell table:formula="of:=([.C749]/([.$A$2]*[.$D$2]))" office:value-type="float" office:value="0.00501317605028367" calcext:value-type="float">
            <text:p>0.005013176050284</text:p>
          </table:table-cell>
          <table:table-cell table:formula="of:=1/[.D749]" office:value-type="float" office:value="199.474343204726" calcext:value-type="float">
            <text:p>199.474343204726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50]*[.$A$2]" office:value-type="float" office:value="56.3087390625" calcext:value-type="float">
            <text:p>56.3087390625</text:p>
          </table:table-cell>
          <table:table-cell table:formula="of:=SQRT([.$C$5]*[.B750])" office:value-type="float" office:value="23.7294625018141" calcext:value-type="float">
            <text:p>23.7294625018141</text:p>
          </table:table-cell>
          <table:table-cell table:formula="of:=([.C750]/([.$A$2]*[.$D$2]))" office:value-type="float" office:value="0.00501654852025829" calcext:value-type="float">
            <text:p>0.005016548520258</text:p>
          </table:table-cell>
          <table:table-cell table:formula="of:=1/[.D750]" office:value-type="float" office:value="199.340242790777" calcext:value-type="float">
            <text:p>199.340242790777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51]*[.$A$2]" office:value-type="float" office:value="56.3844228515625" calcext:value-type="float">
            <text:p>56.3844228515625</text:p>
          </table:table-cell>
          <table:table-cell table:formula="of:=SQRT([.$C$5]*[.B751])" office:value-type="float" office:value="23.7454043662268" calcext:value-type="float">
            <text:p>23.7454043662268</text:p>
          </table:table-cell>
          <table:table-cell table:formula="of:=([.C751]/([.$A$2]*[.$D$2]))" office:value-type="float" office:value="0.00501991872454859" calcext:value-type="float">
            <text:p>0.005019918724549</text:p>
          </table:table-cell>
          <table:table-cell table:formula="of:=1/[.D751]" office:value-type="float" office:value="199.206412468346" calcext:value-type="float">
            <text:p>199.206412468346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52]*[.$A$2]" office:value-type="float" office:value="56.460106640625" calcext:value-type="float">
            <text:p>56.460106640625</text:p>
          </table:table-cell>
          <table:table-cell table:formula="of:=SQRT([.$C$5]*[.B752])" office:value-type="float" office:value="23.7613355349873" calcext:value-type="float">
            <text:p>23.7613355349873</text:p>
          </table:table-cell>
          <table:table-cell table:formula="of:=([.C752]/([.$A$2]*[.$D$2]))" office:value-type="float" office:value="0.00502328666771482" calcext:value-type="float">
            <text:p>0.005023286667715</text:p>
          </table:table-cell>
          <table:table-cell table:formula="of:=1/[.D752]" office:value-type="float" office:value="199.072851331998" calcext:value-type="float">
            <text:p>199.072851331998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53]*[.$A$2]" office:value-type="float" office:value="56.5357904296875" calcext:value-type="float">
            <text:p>56.5357904296875</text:p>
          </table:table-cell>
          <table:table-cell table:formula="of:=SQRT([.$C$5]*[.B753])" office:value-type="float" office:value="23.7772560295942" calcext:value-type="float">
            <text:p>23.7772560295942</text:p>
          </table:table-cell>
          <table:table-cell table:formula="of:=([.C753]/([.$A$2]*[.$D$2]))" office:value-type="float" office:value="0.00502665235430195" calcext:value-type="float">
            <text:p>0.005026652354302</text:p>
          </table:table-cell>
          <table:table-cell table:formula="of:=1/[.D753]" office:value-type="float" office:value="198.939558480541" calcext:value-type="float">
            <text:p>198.93955848054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4]*[.$A$2]" office:value-type="float" office:value="56.61147421875" calcext:value-type="float">
            <text:p>56.61147421875</text:p>
          </table:table-cell>
          <table:table-cell table:formula="of:=SQRT([.$C$5]*[.B754])" office:value-type="float" office:value="23.7931658714745" calcext:value-type="float">
            <text:p>23.7931658714745</text:p>
          </table:table-cell>
          <table:table-cell table:formula="of:=([.C754]/([.$A$2]*[.$D$2]))" office:value-type="float" office:value="0.00503001578883975" calcext:value-type="float">
            <text:p>0.00503001578884</text:p>
          </table:table-cell>
          <table:table-cell table:formula="of:=1/[.D754]" office:value-type="float" office:value="198.806533017" calcext:value-type="float">
            <text:p>198.806533017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5]*[.$A$2]" office:value-type="float" office:value="56.6871580078125" calcext:value-type="float">
            <text:p>56.6871580078125</text:p>
          </table:table-cell>
          <table:table-cell table:formula="of:=SQRT([.$C$5]*[.B755])" office:value-type="float" office:value="23.8090650819835" calcext:value-type="float">
            <text:p>23.8090650819835</text:p>
          </table:table-cell>
          <table:table-cell table:formula="of:=([.C755]/([.$A$2]*[.$D$2]))" office:value-type="float" office:value="0.00503337697584287" calcext:value-type="float">
            <text:p>0.005033376975843</text:p>
          </table:table-cell>
          <table:table-cell table:formula="of:=1/[.D755]" office:value-type="float" office:value="198.673774048594" calcext:value-type="float">
            <text:p>198.67377404859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6]*[.$A$2]" office:value-type="float" office:value="56.762841796875" calcext:value-type="float">
            <text:p>56.762841796875</text:p>
          </table:table-cell>
          <table:table-cell table:formula="of:=SQRT([.$C$5]*[.B756])" office:value-type="float" office:value="23.8249536824051" calcext:value-type="float">
            <text:p>23.8249536824051</text:p>
          </table:table-cell>
          <table:table-cell table:formula="of:=([.C756]/([.$A$2]*[.$D$2]))" office:value-type="float" office:value="0.00503673591981086" calcext:value-type="float">
            <text:p>0.005036735919811</text:p>
          </table:table-cell>
          <table:table-cell table:formula="of:=1/[.D756]" office:value-type="float" office:value="198.541280686709" calcext:value-type="float">
            <text:p>198.541280686709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7]*[.$A$2]" office:value-type="float" office:value="56.8385255859375" calcext:value-type="float">
            <text:p>56.8385255859375</text:p>
          </table:table-cell>
          <table:table-cell table:formula="of:=SQRT([.$C$5]*[.B757])" office:value-type="float" office:value="23.8408316939526" calcext:value-type="float">
            <text:p>23.8408316939526</text:p>
          </table:table-cell>
          <table:table-cell table:formula="of:=([.C757]/([.$A$2]*[.$D$2]))" office:value-type="float" office:value="0.00504009262522832" calcext:value-type="float">
            <text:p>0.005040092625228</text:p>
          </table:table-cell>
          <table:table-cell table:formula="of:=1/[.D757]" office:value-type="float" office:value="198.409052046876" calcext:value-type="float">
            <text:p>198.40905204687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8]*[.$A$2]" office:value-type="float" office:value="56.914209375" calcext:value-type="float">
            <text:p>56.914209375</text:p>
          </table:table-cell>
          <table:table-cell table:formula="of:=SQRT([.$C$5]*[.B758])" office:value-type="float" office:value="23.8566991377684" calcext:value-type="float">
            <text:p>23.8566991377684</text:p>
          </table:table-cell>
          <table:table-cell table:formula="of:=([.C758]/([.$A$2]*[.$D$2]))" office:value-type="float" office:value="0.00504344709656488" calcext:value-type="float">
            <text:p>0.005043447096565</text:p>
          </table:table-cell>
          <table:table-cell table:formula="of:=1/[.D758]" office:value-type="float" office:value="198.27708724874" calcext:value-type="float">
            <text:p>198.2770872487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9]*[.$A$2]" office:value-type="float" office:value="56.9898931640625" calcext:value-type="float">
            <text:p>56.9898931640625</text:p>
          </table:table-cell>
          <table:table-cell table:formula="of:=SQRT([.$C$5]*[.B759])" office:value-type="float" office:value="23.8725560349248" calcext:value-type="float">
            <text:p>23.8725560349248</text:p>
          </table:table-cell>
          <table:table-cell table:formula="of:=([.C759]/([.$A$2]*[.$D$2]))" office:value-type="float" office:value="0.00504679933827536" calcext:value-type="float">
            <text:p>0.005046799338275</text:p>
          </table:table-cell>
          <table:table-cell table:formula="of:=1/[.D759]" office:value-type="float" office:value="198.145385416043" calcext:value-type="float">
            <text:p>198.145385416043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60]*[.$A$2]" office:value-type="float" office:value="57.065576953125" calcext:value-type="float">
            <text:p>57.065576953125</text:p>
          </table:table-cell>
          <table:table-cell table:formula="of:=SQRT([.$C$5]*[.B760])" office:value-type="float" office:value="23.8884024064241" calcext:value-type="float">
            <text:p>23.8884024064241</text:p>
          </table:table-cell>
          <table:table-cell table:formula="of:=([.C760]/([.$A$2]*[.$D$2]))" office:value-type="float" office:value="0.00505014935479977" calcext:value-type="float">
            <text:p>0.0050501493548</text:p>
          </table:table-cell>
          <table:table-cell table:formula="of:=1/[.D760]" office:value-type="float" office:value="198.013945676593" calcext:value-type="float">
            <text:p>198.013945676593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61]*[.$A$2]" office:value-type="float" office:value="57.1412607421875" calcext:value-type="float">
            <text:p>57.1412607421875</text:p>
          </table:table-cell>
          <table:table-cell table:formula="of:=SQRT([.$C$5]*[.B761])" office:value-type="float" office:value="23.9042382731991" calcext:value-type="float">
            <text:p>23.9042382731991</text:p>
          </table:table-cell>
          <table:table-cell table:formula="of:=([.C761]/([.$A$2]*[.$D$2]))" office:value-type="float" office:value="0.0050534971505634" calcext:value-type="float">
            <text:p>0.005053497150563</text:p>
          </table:table-cell>
          <table:table-cell table:formula="of:=1/[.D761]" office:value-type="float" office:value="197.882767162244" calcext:value-type="float">
            <text:p>197.882767162244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62]*[.$A$2]" office:value-type="float" office:value="57.21694453125" calcext:value-type="float">
            <text:p>57.21694453125</text:p>
          </table:table-cell>
          <table:table-cell table:formula="of:=SQRT([.$C$5]*[.B762])" office:value-type="float" office:value="23.920063656113" calcext:value-type="float">
            <text:p>23.920063656113</text:p>
          </table:table-cell>
          <table:table-cell table:formula="of:=([.C762]/([.$A$2]*[.$D$2]))" office:value-type="float" office:value="0.00505684272997691" calcext:value-type="float">
            <text:p>0.005056842729977</text:p>
          </table:table-cell>
          <table:table-cell table:formula="of:=1/[.D762]" office:value-type="float" office:value="197.751849008871" calcext:value-type="float">
            <text:p>197.75184900887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63]*[.$A$2]" office:value-type="float" office:value="57.2926283203125" calcext:value-type="float">
            <text:p>57.2926283203125</text:p>
          </table:table-cell>
          <table:table-cell table:formula="of:=SQRT([.$C$5]*[.B763])" office:value-type="float" office:value="23.9358785759605" calcext:value-type="float">
            <text:p>23.9358785759605</text:p>
          </table:table-cell>
          <table:table-cell table:formula="of:=([.C763]/([.$A$2]*[.$D$2]))" office:value-type="float" office:value="0.00506018609743635" calcext:value-type="float">
            <text:p>0.005060186097436</text:p>
          </table:table-cell>
          <table:table-cell table:formula="of:=1/[.D763]" office:value-type="float" office:value="197.621190356345" calcext:value-type="float">
            <text:p>197.621190356345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4]*[.$A$2]" office:value-type="float" office:value="57.368312109375" calcext:value-type="float">
            <text:p>57.368312109375</text:p>
          </table:table-cell>
          <table:table-cell table:formula="of:=SQRT([.$C$5]*[.B764])" office:value-type="float" office:value="23.9516830534672" calcext:value-type="float">
            <text:p>23.9516830534672</text:p>
          </table:table-cell>
          <table:table-cell table:formula="of:=([.C764]/([.$A$2]*[.$D$2]))" office:value-type="float" office:value="0.0050635272573233" calcext:value-type="float">
            <text:p>0.005063527257323</text:p>
          </table:table-cell>
          <table:table-cell table:formula="of:=1/[.D764]" office:value-type="float" office:value="197.49079034851" calcext:value-type="float">
            <text:p>197.4907903485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5]*[.$A$2]" office:value-type="float" office:value="57.4439958984375" calcext:value-type="float">
            <text:p>57.4439958984375</text:p>
          </table:table-cell>
          <table:table-cell table:formula="of:=SQRT([.$C$5]*[.B765])" office:value-type="float" office:value="23.9674771092907" calcext:value-type="float">
            <text:p>23.9674771092907</text:p>
          </table:table-cell>
          <table:table-cell table:formula="of:=([.C765]/([.$A$2]*[.$D$2]))" office:value-type="float" office:value="0.00506686621400486" calcext:value-type="float">
            <text:p>0.005066866214005</text:p>
          </table:table-cell>
          <table:table-cell table:formula="of:=1/[.D765]" office:value-type="float" office:value="197.360648133158" calcext:value-type="float">
            <text:p>197.360648133158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6]*[.$A$2]" office:value-type="float" office:value="57.5196796875" calcext:value-type="float">
            <text:p>57.5196796875</text:p>
          </table:table-cell>
          <table:table-cell table:formula="of:=SQRT([.$C$5]*[.B766])" office:value-type="float" office:value="23.9832607640204" calcext:value-type="float">
            <text:p>23.9832607640204</text:p>
          </table:table-cell>
          <table:table-cell table:formula="of:=([.C766]/([.$A$2]*[.$D$2]))" office:value-type="float" office:value="0.00507020297183375" calcext:value-type="float">
            <text:p>0.005070202971834</text:p>
          </table:table-cell>
          <table:table-cell table:formula="of:=1/[.D766]" office:value-type="float" office:value="197.23076286201" calcext:value-type="float">
            <text:p>197.2307628620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7]*[.$A$2]" office:value-type="float" office:value="57.5953634765625" calcext:value-type="float">
            <text:p>57.5953634765625</text:p>
          </table:table-cell>
          <table:table-cell table:formula="of:=SQRT([.$C$5]*[.B767])" office:value-type="float" office:value="23.999034038178" calcext:value-type="float">
            <text:p>23.999034038178</text:p>
          </table:table-cell>
          <table:table-cell table:formula="of:=([.C767]/([.$A$2]*[.$D$2]))" office:value-type="float" office:value="0.0050735375351484" calcext:value-type="float">
            <text:p>0.005073537535148</text:p>
          </table:table-cell>
          <table:table-cell table:formula="of:=1/[.D767]" office:value-type="float" office:value="197.101133690686" calcext:value-type="float">
            <text:p>197.10113369068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8]*[.$A$2]" office:value-type="float" office:value="57.671047265625" calcext:value-type="float">
            <text:p>57.671047265625</text:p>
          </table:table-cell>
          <table:table-cell table:formula="of:=SQRT([.$C$5]*[.B768])" office:value-type="float" office:value="24.0147969522178" calcext:value-type="float">
            <text:p>24.0147969522178</text:p>
          </table:table-cell>
          <table:table-cell table:formula="of:=([.C768]/([.$A$2]*[.$D$2]))" office:value-type="float" office:value="0.00507686990827297" calcext:value-type="float">
            <text:p>0.005076869908273</text:p>
          </table:table-cell>
          <table:table-cell table:formula="of:=1/[.D768]" office:value-type="float" office:value="196.971759778689" calcext:value-type="float">
            <text:p>196.97175977868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9]*[.$A$2]" office:value-type="float" office:value="57.7467310546875" calcext:value-type="float">
            <text:p>57.7467310546875</text:p>
          </table:table-cell>
          <table:table-cell table:formula="of:=SQRT([.$C$5]*[.B769])" office:value-type="float" office:value="24.0305495265272" calcext:value-type="float">
            <text:p>24.0305495265272</text:p>
          </table:table-cell>
          <table:table-cell table:formula="of:=([.C769]/([.$A$2]*[.$D$2]))" office:value-type="float" office:value="0.00508020009551745" calcext:value-type="float">
            <text:p>0.005080200095517</text:p>
          </table:table-cell>
          <table:table-cell table:formula="of:=1/[.D769]" office:value-type="float" office:value="196.842640289377" calcext:value-type="float">
            <text:p>196.842640289377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70]*[.$A$2]" office:value-type="float" office:value="57.82241484375" calcext:value-type="float">
            <text:p>57.82241484375</text:p>
          </table:table-cell>
          <table:table-cell table:formula="of:=SQRT([.$C$5]*[.B770])" office:value-type="float" office:value="24.0462917814265" calcext:value-type="float">
            <text:p>24.0462917814265</text:p>
          </table:table-cell>
          <table:table-cell table:formula="of:=([.C770]/([.$A$2]*[.$D$2]))" office:value-type="float" office:value="0.0050835281011777" calcext:value-type="float">
            <text:p>0.005083528101178</text:p>
          </table:table-cell>
          <table:table-cell table:formula="of:=1/[.D770]" office:value-type="float" office:value="196.713774389942" calcext:value-type="float">
            <text:p>196.71377438994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71]*[.$A$2]" office:value-type="float" office:value="57.8980986328125" calcext:value-type="float">
            <text:p>57.8980986328125</text:p>
          </table:table-cell>
          <table:table-cell table:formula="of:=SQRT([.$C$5]*[.B771])" office:value-type="float" office:value="24.0620237371698" calcext:value-type="float">
            <text:p>24.0620237371698</text:p>
          </table:table-cell>
          <table:table-cell table:formula="of:=([.C771]/([.$A$2]*[.$D$2]))" office:value-type="float" office:value="0.00508685392953555" calcext:value-type="float">
            <text:p>0.005086853929536</text:p>
          </table:table-cell>
          <table:table-cell table:formula="of:=1/[.D771]" office:value-type="float" office:value="196.585161251388" calcext:value-type="float">
            <text:p>196.585161251388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72]*[.$A$2]" office:value-type="float" office:value="57.973782421875" calcext:value-type="float">
            <text:p>57.973782421875</text:p>
          </table:table-cell>
          <table:table-cell table:formula="of:=SQRT([.$C$5]*[.B772])" office:value-type="float" office:value="24.077745413945" calcext:value-type="float">
            <text:p>24.077745413945</text:p>
          </table:table-cell>
          <table:table-cell table:formula="of:=([.C772]/([.$A$2]*[.$D$2]))" office:value-type="float" office:value="0.00509017758485881" calcext:value-type="float">
            <text:p>0.005090177584859</text:p>
          </table:table-cell>
          <table:table-cell table:formula="of:=1/[.D772]" office:value-type="float" office:value="196.456800048507" calcext:value-type="float">
            <text:p>196.456800048507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73]*[.$A$2]" office:value-type="float" office:value="58.0494662109375" calcext:value-type="float">
            <text:p>58.0494662109375</text:p>
          </table:table-cell>
          <table:table-cell table:formula="of:=SQRT([.$C$5]*[.B773])" office:value-type="float" office:value="24.093456831874" calcext:value-type="float">
            <text:p>24.093456831874</text:p>
          </table:table-cell>
          <table:table-cell table:formula="of:=([.C773]/([.$A$2]*[.$D$2]))" office:value-type="float" office:value="0.00509349907140141" calcext:value-type="float">
            <text:p>0.005093499071401</text:p>
          </table:table-cell>
          <table:table-cell table:formula="of:=1/[.D773]" office:value-type="float" office:value="196.32868995986" calcext:value-type="float">
            <text:p>196.3286899598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4]*[.$A$2]" office:value-type="float" office:value="58.12515" calcext:value-type="float">
            <text:p>58.12515</text:p>
          </table:table-cell>
          <table:table-cell table:formula="of:=SQRT([.$C$5]*[.B774])" office:value-type="float" office:value="24.1091580110132" calcext:value-type="float">
            <text:p>24.1091580110132</text:p>
          </table:table-cell>
          <table:table-cell table:formula="of:=([.C774]/([.$A$2]*[.$D$2]))" office:value-type="float" office:value="0.00509681839340337" calcext:value-type="float">
            <text:p>0.005096818393403</text:p>
          </table:table-cell>
          <table:table-cell table:formula="of:=1/[.D774]" office:value-type="float" office:value="196.20083016775" calcext:value-type="float">
            <text:p>196.20083016775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5]*[.$A$2]" office:value-type="float" office:value="58.2008337890625" calcext:value-type="float">
            <text:p>58.2008337890625</text:p>
          </table:table-cell>
          <table:table-cell table:formula="of:=SQRT([.$C$5]*[.B775])" office:value-type="float" office:value="24.1248489713537" calcext:value-type="float">
            <text:p>24.1248489713537</text:p>
          </table:table-cell>
          <table:table-cell table:formula="of:=([.C775]/([.$A$2]*[.$D$2]))" office:value-type="float" office:value="0.00510013555509094" calcext:value-type="float">
            <text:p>0.005100135555091</text:p>
          </table:table-cell>
          <table:table-cell table:formula="of:=1/[.D775]" office:value-type="float" office:value="196.073219858206" calcext:value-type="float">
            <text:p>196.07321985820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6]*[.$A$2]" office:value-type="float" office:value="58.276517578125" calcext:value-type="float">
            <text:p>58.276517578125</text:p>
          </table:table-cell>
          <table:table-cell table:formula="of:=SQRT([.$C$5]*[.B776])" office:value-type="float" office:value="24.1405297328217" calcext:value-type="float">
            <text:p>24.1405297328217</text:p>
          </table:table-cell>
          <table:table-cell table:formula="of:=([.C776]/([.$A$2]*[.$D$2]))" office:value-type="float" office:value="0.00510345056067663" calcext:value-type="float">
            <text:p>0.005103450560677</text:p>
          </table:table-cell>
          <table:table-cell table:formula="of:=1/[.D776]" office:value-type="float" office:value="195.945858220956" calcext:value-type="float">
            <text:p>195.945858220956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7]*[.$A$2]" office:value-type="float" office:value="58.3522013671875" calcext:value-type="float">
            <text:p>58.3522013671875</text:p>
          </table:table-cell>
          <table:table-cell table:formula="of:=SQRT([.$C$5]*[.B777])" office:value-type="float" office:value="24.1562003152788" calcext:value-type="float">
            <text:p>24.1562003152788</text:p>
          </table:table-cell>
          <table:table-cell table:formula="of:=([.C777]/([.$A$2]*[.$D$2]))" office:value-type="float" office:value="0.00510676341435929" calcext:value-type="float">
            <text:p>0.005106763414359</text:p>
          </table:table-cell>
          <table:table-cell table:formula="of:=1/[.D777]" office:value-type="float" office:value="195.818744449407" calcext:value-type="float">
            <text:p>195.818744449407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8]*[.$A$2]" office:value-type="float" office:value="58.42788515625" calcext:value-type="float">
            <text:p>58.42788515625</text:p>
          </table:table-cell>
          <table:table-cell table:formula="of:=SQRT([.$C$5]*[.B778])" office:value-type="float" office:value="24.171860738522" calcext:value-type="float">
            <text:p>24.171860738522</text:p>
          </table:table-cell>
          <table:table-cell table:formula="of:=([.C778]/([.$A$2]*[.$D$2]))" office:value-type="float" office:value="0.00511007412032413" calcext:value-type="float">
            <text:p>0.005110074120324</text:p>
          </table:table-cell>
          <table:table-cell table:formula="of:=1/[.D778]" office:value-type="float" office:value="195.691877740625" calcext:value-type="float">
            <text:p>195.69187774062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9]*[.$A$2]" office:value-type="float" office:value="58.5035689453125" calcext:value-type="float">
            <text:p>58.5035689453125</text:p>
          </table:table-cell>
          <table:table-cell table:formula="of:=SQRT([.$C$5]*[.B779])" office:value-type="float" office:value="24.1875110222843" calcext:value-type="float">
            <text:p>24.1875110222843</text:p>
          </table:table-cell>
          <table:table-cell table:formula="of:=([.C779]/([.$A$2]*[.$D$2]))" office:value-type="float" office:value="0.00511338268274283" calcext:value-type="float">
            <text:p>0.005113382682743</text:p>
          </table:table-cell>
          <table:table-cell table:formula="of:=1/[.D779]" office:value-type="float" office:value="195.565257295313" calcext:value-type="float">
            <text:p>195.565257295313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80]*[.$A$2]" office:value-type="float" office:value="58.579252734375" calcext:value-type="float">
            <text:p>58.579252734375</text:p>
          </table:table-cell>
          <table:table-cell table:formula="of:=SQRT([.$C$5]*[.B780])" office:value-type="float" office:value="24.203151186235" calcext:value-type="float">
            <text:p>24.203151186235</text:p>
          </table:table-cell>
          <table:table-cell table:formula="of:=([.C780]/([.$A$2]*[.$D$2]))" office:value-type="float" office:value="0.00511668910577359" calcext:value-type="float">
            <text:p>0.005116689105774</text:p>
          </table:table-cell>
          <table:table-cell table:formula="of:=1/[.D780]" office:value-type="float" office:value="195.438882317789" calcext:value-type="float">
            <text:p>195.438882317789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81]*[.$A$2]" office:value-type="float" office:value="58.6549365234375" calcext:value-type="float">
            <text:p>58.6549365234375</text:p>
          </table:table-cell>
          <table:table-cell table:formula="of:=SQRT([.$C$5]*[.B781])" office:value-type="float" office:value="24.2187812499798" calcext:value-type="float">
            <text:p>24.2187812499798</text:p>
          </table:table-cell>
          <table:table-cell table:formula="of:=([.C781]/([.$A$2]*[.$D$2]))" office:value-type="float" office:value="0.00511999339356117" calcext:value-type="float">
            <text:p>0.005119993393561</text:p>
          </table:table-cell>
          <table:table-cell table:formula="of:=1/[.D781]" office:value-type="float" office:value="195.312752015966" calcext:value-type="float">
            <text:p>195.31275201596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82]*[.$A$2]" office:value-type="float" office:value="58.7306203125" calcext:value-type="float">
            <text:p>58.7306203125</text:p>
          </table:table-cell>
          <table:table-cell table:formula="of:=SQRT([.$C$5]*[.B782])" office:value-type="float" office:value="24.2344012330612" calcext:value-type="float">
            <text:p>24.2344012330612</text:p>
          </table:table-cell>
          <table:table-cell table:formula="of:=([.C782]/([.$A$2]*[.$D$2]))" office:value-type="float" office:value="0.00512329555023697" calcext:value-type="float">
            <text:p>0.005123295550237</text:p>
          </table:table-cell>
          <table:table-cell table:formula="of:=1/[.D782]" office:value-type="float" office:value="195.186865601331" calcext:value-type="float">
            <text:p>195.186865601331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83]*[.$A$2]" office:value-type="float" office:value="58.8063041015625" calcext:value-type="float">
            <text:p>58.8063041015625</text:p>
          </table:table-cell>
          <table:table-cell table:formula="of:=SQRT([.$C$5]*[.B783])" office:value-type="float" office:value="24.2500111549588" calcext:value-type="float">
            <text:p>24.2500111549588</text:p>
          </table:table-cell>
          <table:table-cell table:formula="of:=([.C783]/([.$A$2]*[.$D$2]))" office:value-type="float" office:value="0.00512659557991908" calcext:value-type="float">
            <text:p>0.005126595579919</text:p>
          </table:table-cell>
          <table:table-cell table:formula="of:=1/[.D783]" office:value-type="float" office:value="195.061222288922" calcext:value-type="float">
            <text:p>195.06122228892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4]*[.$A$2]" office:value-type="float" office:value="58.881987890625" calcext:value-type="float">
            <text:p>58.881987890625</text:p>
          </table:table-cell>
          <table:table-cell table:formula="of:=SQRT([.$C$5]*[.B784])" office:value-type="float" office:value="24.2656110350894" calcext:value-type="float">
            <text:p>24.2656110350894</text:p>
          </table:table-cell>
          <table:table-cell table:formula="of:=([.C784]/([.$A$2]*[.$D$2]))" office:value-type="float" office:value="0.00512989348671234" calcext:value-type="float">
            <text:p>0.005129893486712</text:p>
          </table:table-cell>
          <table:table-cell table:formula="of:=1/[.D784]" office:value-type="float" office:value="194.935821297312" calcext:value-type="float">
            <text:p>194.935821297312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5]*[.$A$2]" office:value-type="float" office:value="58.9576716796875" calcext:value-type="float">
            <text:p>58.9576716796875</text:p>
          </table:table-cell>
          <table:table-cell table:formula="of:=SQRT([.$C$5]*[.B785])" office:value-type="float" office:value="24.2812008928075" calcext:value-type="float">
            <text:p>24.2812008928075</text:p>
          </table:table-cell>
          <table:table-cell table:formula="of:=([.C785]/([.$A$2]*[.$D$2]))" office:value-type="float" office:value="0.00513318927470843" calcext:value-type="float">
            <text:p>0.005133189274708</text:p>
          </table:table-cell>
          <table:table-cell table:formula="of:=1/[.D785]" office:value-type="float" office:value="194.810661848584" calcext:value-type="float">
            <text:p>194.81066184858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6]*[.$A$2]" office:value-type="float" office:value="59.03335546875" calcext:value-type="float">
            <text:p>59.03335546875</text:p>
          </table:table-cell>
          <table:table-cell table:formula="of:=SQRT([.$C$5]*[.B786])" office:value-type="float" office:value="24.2967807474056" calcext:value-type="float">
            <text:p>24.2967807474056</text:p>
          </table:table-cell>
          <table:table-cell table:formula="of:=([.C786]/([.$A$2]*[.$D$2]))" office:value-type="float" office:value="0.00513648294798586" calcext:value-type="float">
            <text:p>0.005136482947986</text:p>
          </table:table-cell>
          <table:table-cell table:formula="of:=1/[.D786]" office:value-type="float" office:value="194.685743168314" calcext:value-type="float">
            <text:p>194.685743168314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7]*[.$A$2]" office:value-type="float" office:value="59.1090392578125" calcext:value-type="float">
            <text:p>59.1090392578125</text:p>
          </table:table-cell>
          <table:table-cell table:formula="of:=SQRT([.$C$5]*[.B787])" office:value-type="float" office:value="24.3123506181143" calcext:value-type="float">
            <text:p>24.3123506181143</text:p>
          </table:table-cell>
          <table:table-cell table:formula="of:=([.C787]/([.$A$2]*[.$D$2]))" office:value-type="float" office:value="0.00513977451061011" calcext:value-type="float">
            <text:p>0.00513977451061</text:p>
          </table:table-cell>
          <table:table-cell table:formula="of:=1/[.D787]" office:value-type="float" office:value="194.56106448555" calcext:value-type="float">
            <text:p>194.5610644855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8]*[.$A$2]" office:value-type="float" office:value="59.184723046875" calcext:value-type="float">
            <text:p>59.184723046875</text:p>
          </table:table-cell>
          <table:table-cell table:formula="of:=SQRT([.$C$5]*[.B788])" office:value-type="float" office:value="24.3279105241028" calcext:value-type="float">
            <text:p>24.3279105241028</text:p>
          </table:table-cell>
          <table:table-cell table:formula="of:=([.C788]/([.$A$2]*[.$D$2]))" office:value-type="float" office:value="0.00514306396663363" calcext:value-type="float">
            <text:p>0.005143063966634</text:p>
          </table:table-cell>
          <table:table-cell table:formula="of:=1/[.D788]" office:value-type="float" office:value="194.436625032791" calcext:value-type="float">
            <text:p>194.43662503279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9]*[.$A$2]" office:value-type="float" office:value="59.2604068359375" calcext:value-type="float">
            <text:p>59.2604068359375</text:p>
          </table:table-cell>
          <table:table-cell table:formula="of:=SQRT([.$C$5]*[.B789])" office:value-type="float" office:value="24.3434604844787" calcext:value-type="float">
            <text:p>24.3434604844787</text:p>
          </table:table-cell>
          <table:table-cell table:formula="of:=([.C789]/([.$A$2]*[.$D$2]))" office:value-type="float" office:value="0.00514635132009593" calcext:value-type="float">
            <text:p>0.005146351320096</text:p>
          </table:table-cell>
          <table:table-cell table:formula="of:=1/[.D789]" office:value-type="float" office:value="194.312424045966" calcext:value-type="float">
            <text:p>194.31242404596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90]*[.$A$2]" office:value-type="float" office:value="59.336090625" calcext:value-type="float">
            <text:p>59.336090625</text:p>
          </table:table-cell>
          <table:table-cell table:formula="of:=SQRT([.$C$5]*[.B790])" office:value-type="float" office:value="24.3590005182889" calcext:value-type="float">
            <text:p>24.3590005182889</text:p>
          </table:table-cell>
          <table:table-cell table:formula="of:=([.C790]/([.$A$2]*[.$D$2]))" office:value-type="float" office:value="0.00514963657502362" calcext:value-type="float">
            <text:p>0.005149636575024</text:p>
          </table:table-cell>
          <table:table-cell table:formula="of:=1/[.D790]" office:value-type="float" office:value="194.188460764421" calcext:value-type="float">
            <text:p>194.18846076442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91]*[.$A$2]" office:value-type="float" office:value="59.4117744140625" calcext:value-type="float">
            <text:p>59.4117744140625</text:p>
          </table:table-cell>
          <table:table-cell table:formula="of:=SQRT([.$C$5]*[.B791])" office:value-type="float" office:value="24.3745306445196" calcext:value-type="float">
            <text:p>24.3745306445196</text:p>
          </table:table-cell>
          <table:table-cell table:formula="of:=([.C791]/([.$A$2]*[.$D$2]))" office:value-type="float" office:value="0.00515291973543048" calcext:value-type="float">
            <text:p>0.00515291973543</text:p>
          </table:table-cell>
          <table:table-cell table:formula="of:=1/[.D791]" office:value-type="float" office:value="194.064734430889" calcext:value-type="float">
            <text:p>194.064734430889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92]*[.$A$2]" office:value-type="float" office:value="59.487458203125" calcext:value-type="float">
            <text:p>59.487458203125</text:p>
          </table:table-cell>
          <table:table-cell table:formula="of:=SQRT([.$C$5]*[.B792])" office:value-type="float" office:value="24.3900508820964" calcext:value-type="float">
            <text:p>24.3900508820964</text:p>
          </table:table-cell>
          <table:table-cell table:formula="of:=([.C792]/([.$A$2]*[.$D$2]))" office:value-type="float" office:value="0.0051562008053175" calcext:value-type="float">
            <text:p>0.005156200805318</text:p>
          </table:table-cell>
          <table:table-cell table:formula="of:=1/[.D792]" office:value-type="float" office:value="193.941244291479" calcext:value-type="float">
            <text:p>193.941244291479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93]*[.$A$2]" office:value-type="float" office:value="59.5631419921875" calcext:value-type="float">
            <text:p>59.5631419921875</text:p>
          </table:table-cell>
          <table:table-cell table:formula="of:=SQRT([.$C$5]*[.B793])" office:value-type="float" office:value="24.4055612498847" calcext:value-type="float">
            <text:p>24.4055612498847</text:p>
          </table:table-cell>
          <table:table-cell table:formula="of:=([.C793]/([.$A$2]*[.$D$2]))" office:value-type="float" office:value="0.00515947978867295" calcext:value-type="float">
            <text:p>0.005159479788673</text:p>
          </table:table-cell>
          <table:table-cell table:formula="of:=1/[.D793]" office:value-type="float" office:value="193.817989595654" calcext:value-type="float">
            <text:p>193.817989595654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4]*[.$A$2]" office:value-type="float" office:value="59.63882578125" calcext:value-type="float">
            <text:p>59.63882578125</text:p>
          </table:table-cell>
          <table:table-cell table:formula="of:=SQRT([.$C$5]*[.B794])" office:value-type="float" office:value="24.4210617666902" calcext:value-type="float">
            <text:p>24.4210617666902</text:p>
          </table:table-cell>
          <table:table-cell table:formula="of:=([.C794]/([.$A$2]*[.$D$2]))" office:value-type="float" office:value="0.00516275668947245" calcext:value-type="float">
            <text:p>0.005162756689472</text:p>
          </table:table-cell>
          <table:table-cell table:formula="of:=1/[.D794]" office:value-type="float" office:value="193.694969596211" calcext:value-type="float">
            <text:p>193.69496959621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5]*[.$A$2]" office:value-type="float" office:value="59.7145095703125" calcext:value-type="float">
            <text:p>59.7145095703125</text:p>
          </table:table-cell>
          <table:table-cell table:formula="of:=SQRT([.$C$5]*[.B795])" office:value-type="float" office:value="24.4365524512589" calcext:value-type="float">
            <text:p>24.4365524512589</text:p>
          </table:table-cell>
          <table:table-cell table:formula="of:=([.C795]/([.$A$2]*[.$D$2]))" office:value-type="float" office:value="0.005166031511679" calcext:value-type="float">
            <text:p>0.005166031511679</text:p>
          </table:table-cell>
          <table:table-cell table:formula="of:=1/[.D795]" office:value-type="float" office:value="193.572183549262" calcext:value-type="float">
            <text:p>193.57218354926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6]*[.$A$2]" office:value-type="float" office:value="59.790193359375" calcext:value-type="float">
            <text:p>59.790193359375</text:p>
          </table:table-cell>
          <table:table-cell table:formula="of:=SQRT([.$C$5]*[.B796])" office:value-type="float" office:value="24.4520333222771" calcext:value-type="float">
            <text:p>24.4520333222771</text:p>
          </table:table-cell>
          <table:table-cell table:formula="of:=([.C796]/([.$A$2]*[.$D$2]))" office:value-type="float" office:value="0.00516930425924305" calcext:value-type="float">
            <text:p>0.005169304259243</text:p>
          </table:table-cell>
          <table:table-cell table:formula="of:=1/[.D796]" office:value-type="float" office:value="193.449630714218" calcext:value-type="float">
            <text:p>193.449630714218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7]*[.$A$2]" office:value-type="float" office:value="59.8658771484375" calcext:value-type="float">
            <text:p>59.8658771484375</text:p>
          </table:table-cell>
          <table:table-cell table:formula="of:=SQRT([.$C$5]*[.B797])" office:value-type="float" office:value="24.4675043983724" calcext:value-type="float">
            <text:p>24.4675043983724</text:p>
          </table:table-cell>
          <table:table-cell table:formula="of:=([.C797]/([.$A$2]*[.$D$2]))" office:value-type="float" office:value="0.00517257493610254" calcext:value-type="float">
            <text:p>0.005172574936103</text:p>
          </table:table-cell>
          <table:table-cell table:formula="of:=1/[.D797]" office:value-type="float" office:value="193.327310353765" calcext:value-type="float">
            <text:p>193.32731035376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8]*[.$A$2]" office:value-type="float" office:value="59.9415609375" calcext:value-type="float">
            <text:p>59.9415609375</text:p>
          </table:table-cell>
          <table:table-cell table:formula="of:=SQRT([.$C$5]*[.B798])" office:value-type="float" office:value="24.4829656981135" calcext:value-type="float">
            <text:p>24.4829656981135</text:p>
          </table:table-cell>
          <table:table-cell table:formula="of:=([.C798]/([.$A$2]*[.$D$2]))" office:value-type="float" office:value="0.00517584354618299" calcext:value-type="float">
            <text:p>0.005175843546183</text:p>
          </table:table-cell>
          <table:table-cell table:formula="of:=1/[.D798]" office:value-type="float" office:value="193.20522173385" calcext:value-type="float">
            <text:p>193.2052217338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9]*[.$A$2]" office:value-type="float" office:value="60.0172447265625" calcext:value-type="float">
            <text:p>60.0172447265625</text:p>
          </table:table-cell>
          <table:table-cell table:formula="of:=SQRT([.$C$5]*[.B799])" office:value-type="float" office:value="24.4984172400101" calcext:value-type="float">
            <text:p>24.4984172400101</text:p>
          </table:table-cell>
          <table:table-cell table:formula="of:=([.C799]/([.$A$2]*[.$D$2]))" office:value-type="float" office:value="0.00517911009339751" calcext:value-type="float">
            <text:p>0.005179110093398</text:p>
          </table:table-cell>
          <table:table-cell table:formula="of:=1/[.D799]" office:value-type="float" office:value="193.083364123661" calcext:value-type="float">
            <text:p>193.08336412366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800]*[.$A$2]" office:value-type="float" office:value="60.092928515625" calcext:value-type="float">
            <text:p>60.092928515625</text:p>
          </table:table-cell>
          <table:table-cell table:formula="of:=SQRT([.$C$5]*[.B800])" office:value-type="float" office:value="24.5138590425141" calcext:value-type="float">
            <text:p>24.5138590425141</text:p>
          </table:table-cell>
          <table:table-cell table:formula="of:=([.C800]/([.$A$2]*[.$D$2]))" office:value-type="float" office:value="0.0051823745816469" calcext:value-type="float">
            <text:p>0.005182374581647</text:p>
          </table:table-cell>
          <table:table-cell table:formula="of:=1/[.D800]" office:value-type="float" office:value="192.961736795608" calcext:value-type="float">
            <text:p>192.961736795608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801]*[.$A$2]" office:value-type="float" office:value="60.1686123046875" calcext:value-type="float">
            <text:p>60.1686123046875</text:p>
          </table:table-cell>
          <table:table-cell table:formula="of:=SQRT([.$C$5]*[.B801])" office:value-type="float" office:value="24.529291124019" calcext:value-type="float">
            <text:p>24.529291124019</text:p>
          </table:table-cell>
          <table:table-cell table:formula="of:=([.C801]/([.$A$2]*[.$D$2]))" office:value-type="float" office:value="0.00518563701481966" calcext:value-type="float">
            <text:p>0.00518563701482</text:p>
          </table:table-cell>
          <table:table-cell table:formula="of:=1/[.D801]" office:value-type="float" office:value="192.840339025306" calcext:value-type="float">
            <text:p>192.84033902530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802]*[.$A$2]" office:value-type="float" office:value="60.24429609375" calcext:value-type="float">
            <text:p>60.24429609375</text:p>
          </table:table-cell>
          <table:table-cell table:formula="of:=SQRT([.$C$5]*[.B802])" office:value-type="float" office:value="24.5447135028604" calcext:value-type="float">
            <text:p>24.5447135028604</text:p>
          </table:table-cell>
          <table:table-cell table:formula="of:=([.C802]/([.$A$2]*[.$D$2]))" office:value-type="float" office:value="0.00518889739679208" calcext:value-type="float">
            <text:p>0.005188897396792</text:p>
          </table:table-cell>
          <table:table-cell table:formula="of:=1/[.D802]" office:value-type="float" office:value="192.719170091555" calcext:value-type="float">
            <text:p>192.719170091555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803]*[.$A$2]" office:value-type="float" office:value="60.3199798828125" calcext:value-type="float">
            <text:p>60.3199798828125</text:p>
          </table:table-cell>
          <table:table-cell table:formula="of:=SQRT([.$C$5]*[.B803])" office:value-type="float" office:value="24.5601261973168" calcext:value-type="float">
            <text:p>24.5601261973168</text:p>
          </table:table-cell>
          <table:table-cell table:formula="of:=([.C803]/([.$A$2]*[.$D$2]))" office:value-type="float" office:value="0.00519215573142828" calcext:value-type="float">
            <text:p>0.005192155731428</text:p>
          </table:table-cell>
          <table:table-cell table:formula="of:=1/[.D803]" office:value-type="float" office:value="192.598229276323" calcext:value-type="float">
            <text:p>192.598229276323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4]*[.$A$2]" office:value-type="float" office:value="60.395663671875" calcext:value-type="float">
            <text:p>60.395663671875</text:p>
          </table:table-cell>
          <table:table-cell table:formula="of:=SQRT([.$C$5]*[.B804])" office:value-type="float" office:value="24.5755292256088" calcext:value-type="float">
            <text:p>24.5755292256088</text:p>
          </table:table-cell>
          <table:table-cell table:formula="of:=([.C804]/([.$A$2]*[.$D$2]))" office:value-type="float" office:value="0.00519541202258025" calcext:value-type="float">
            <text:p>0.00519541202258</text:p>
          </table:table-cell>
          <table:table-cell table:formula="of:=1/[.D804]" office:value-type="float" office:value="192.47751586473" calcext:value-type="float">
            <text:p>192.4775158647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5]*[.$A$2]" office:value-type="float" office:value="60.4713474609375" calcext:value-type="float">
            <text:p>60.4713474609375</text:p>
          </table:table-cell>
          <table:table-cell table:formula="of:=SQRT([.$C$5]*[.B805])" office:value-type="float" office:value="24.5909226059002" calcext:value-type="float">
            <text:p>24.5909226059002</text:p>
          </table:table-cell>
          <table:table-cell table:formula="of:=([.C805]/([.$A$2]*[.$D$2]))" office:value-type="float" office:value="0.00519866627408793" calcext:value-type="float">
            <text:p>0.005198666274088</text:p>
          </table:table-cell>
          <table:table-cell table:formula="of:=1/[.D805]" office:value-type="float" office:value="192.357029145027" calcext:value-type="float">
            <text:p>192.35702914502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6]*[.$A$2]" office:value-type="float" office:value="60.54703125" calcext:value-type="float">
            <text:p>60.54703125</text:p>
          </table:table-cell>
          <table:table-cell table:formula="of:=SQRT([.$C$5]*[.B806])" office:value-type="float" office:value="24.6063063562982" calcext:value-type="float">
            <text:p>24.6063063562982</text:p>
          </table:table-cell>
          <table:table-cell table:formula="of:=([.C806]/([.$A$2]*[.$D$2]))" office:value-type="float" office:value="0.00520191848977924" calcext:value-type="float">
            <text:p>0.005201918489779</text:p>
          </table:table-cell>
          <table:table-cell table:formula="of:=1/[.D806]" office:value-type="float" office:value="192.236768408579" calcext:value-type="float">
            <text:p>192.23676840857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7]*[.$A$2]" office:value-type="float" office:value="60.6227150390625" calcext:value-type="float">
            <text:p>60.6227150390625</text:p>
          </table:table-cell>
          <table:table-cell table:formula="of:=SQRT([.$C$5]*[.B807])" office:value-type="float" office:value="24.621680494853" calcext:value-type="float">
            <text:p>24.621680494853</text:p>
          </table:table-cell>
          <table:table-cell table:formula="of:=([.C807]/([.$A$2]*[.$D$2]))" office:value-type="float" office:value="0.00520516867347016" calcext:value-type="float">
            <text:p>0.00520516867347</text:p>
          </table:table-cell>
          <table:table-cell table:formula="of:=1/[.D807]" office:value-type="float" office:value="192.116732949852" calcext:value-type="float">
            <text:p>192.11673294985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8]*[.$A$2]" office:value-type="float" office:value="60.698398828125" calcext:value-type="float">
            <text:p>60.698398828125</text:p>
          </table:table-cell>
          <table:table-cell table:formula="of:=SQRT([.$C$5]*[.B808])" office:value-type="float" office:value="24.6370450395588" calcext:value-type="float">
            <text:p>24.6370450395588</text:p>
          </table:table-cell>
          <table:table-cell table:formula="of:=([.C808]/([.$A$2]*[.$D$2]))" office:value-type="float" office:value="0.00520841682896472" calcext:value-type="float">
            <text:p>0.005208416828965</text:p>
          </table:table-cell>
          <table:table-cell table:formula="of:=1/[.D808]" office:value-type="float" office:value="191.996922066387" calcext:value-type="float">
            <text:p>191.996922066387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9]*[.$A$2]" office:value-type="float" office:value="60.7740826171875" calcext:value-type="float">
            <text:p>60.7740826171875</text:p>
          </table:table-cell>
          <table:table-cell table:formula="of:=SQRT([.$C$5]*[.B809])" office:value-type="float" office:value="24.6524000083536" calcext:value-type="float">
            <text:p>24.6524000083536</text:p>
          </table:table-cell>
          <table:table-cell table:formula="of:=([.C809]/([.$A$2]*[.$D$2]))" office:value-type="float" office:value="0.00521166296005515" calcext:value-type="float">
            <text:p>0.005211662960055</text:p>
          </table:table-cell>
          <table:table-cell table:formula="of:=1/[.D809]" office:value-type="float" office:value="191.877335058792" calcext:value-type="float">
            <text:p>191.877335058792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10]*[.$A$2]" office:value-type="float" office:value="60.84976640625" calcext:value-type="float">
            <text:p>60.84976640625</text:p>
          </table:table-cell>
          <table:table-cell table:formula="of:=SQRT([.$C$5]*[.B810])" office:value-type="float" office:value="24.6677454191197" calcext:value-type="float">
            <text:p>24.6677454191197</text:p>
          </table:table-cell>
          <table:table-cell table:formula="of:=([.C810]/([.$A$2]*[.$D$2]))" office:value-type="float" office:value="0.00521490707052184" calcext:value-type="float">
            <text:p>0.005214907070522</text:p>
          </table:table-cell>
          <table:table-cell table:formula="of:=1/[.D810]" office:value-type="float" office:value="191.757971230719" calcext:value-type="float">
            <text:p>191.757971230719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11]*[.$A$2]" office:value-type="float" office:value="60.9254501953125" calcext:value-type="float">
            <text:p>60.9254501953125</text:p>
          </table:table-cell>
          <table:table-cell table:formula="of:=SQRT([.$C$5]*[.B811])" office:value-type="float" office:value="24.6830812896835" calcext:value-type="float">
            <text:p>24.6830812896835</text:p>
          </table:table-cell>
          <table:table-cell table:formula="of:=([.C811]/([.$A$2]*[.$D$2]))" office:value-type="float" office:value="0.00521814916413345" calcext:value-type="float">
            <text:p>0.005218149164133</text:p>
          </table:table-cell>
          <table:table-cell table:formula="of:=1/[.D811]" office:value-type="float" office:value="191.638829888847" calcext:value-type="float">
            <text:p>191.638829888847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12]*[.$A$2]" office:value-type="float" office:value="61.001133984375" calcext:value-type="float">
            <text:p>61.001133984375</text:p>
          </table:table-cell>
          <table:table-cell table:formula="of:=SQRT([.$C$5]*[.B812])" office:value-type="float" office:value="24.6984076378164" calcext:value-type="float">
            <text:p>24.6984076378164</text:p>
          </table:table-cell>
          <table:table-cell table:formula="of:=([.C812]/([.$A$2]*[.$D$2]))" office:value-type="float" office:value="0.00522138924464691" calcext:value-type="float">
            <text:p>0.005221389244647</text:p>
          </table:table-cell>
          <table:table-cell table:formula="of:=1/[.D812]" office:value-type="float" office:value="191.51991034287" calcext:value-type="float">
            <text:p>191.5199103428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13]*[.$A$2]" office:value-type="float" office:value="61.0768177734375" calcext:value-type="float">
            <text:p>61.0768177734375</text:p>
          </table:table-cell>
          <table:table-cell table:formula="of:=SQRT([.$C$5]*[.B813])" office:value-type="float" office:value="24.7137244812346" calcext:value-type="float">
            <text:p>24.7137244812346</text:p>
          </table:table-cell>
          <table:table-cell table:formula="of:=([.C813]/([.$A$2]*[.$D$2]))" office:value-type="float" office:value="0.00522462731580754" calcext:value-type="float">
            <text:p>0.005224627315808</text:p>
          </table:table-cell>
          <table:table-cell table:formula="of:=1/[.D813]" office:value-type="float" office:value="191.401211905473" calcext:value-type="float">
            <text:p>191.401211905473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4]*[.$A$2]" office:value-type="float" office:value="61.1525015625" calcext:value-type="float">
            <text:p>61.1525015625</text:p>
          </table:table-cell>
          <table:table-cell table:formula="of:=SQRT([.$C$5]*[.B814])" office:value-type="float" office:value="24.7290318375993" calcext:value-type="float">
            <text:p>24.7290318375993</text:p>
          </table:table-cell>
          <table:table-cell table:formula="of:=([.C814]/([.$A$2]*[.$D$2]))" office:value-type="float" office:value="0.00522786338134904" calcext:value-type="float">
            <text:p>0.005227863381349</text:p>
          </table:table-cell>
          <table:table-cell table:formula="of:=1/[.D814]" office:value-type="float" office:value="191.282733892321" calcext:value-type="float">
            <text:p>191.282733892321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5]*[.$A$2]" office:value-type="float" office:value="61.2281853515625" calcext:value-type="float">
            <text:p>61.2281853515625</text:p>
          </table:table-cell>
          <table:table-cell table:formula="of:=SQRT([.$C$5]*[.B815])" office:value-type="float" office:value="24.7443297245172" calcext:value-type="float">
            <text:p>24.7443297245172</text:p>
          </table:table-cell>
          <table:table-cell table:formula="of:=([.C815]/([.$A$2]*[.$D$2]))" office:value-type="float" office:value="0.00523109744499356" calcext:value-type="float">
            <text:p>0.005231097444994</text:p>
          </table:table-cell>
          <table:table-cell table:formula="of:=1/[.D815]" office:value-type="float" office:value="191.164475622043" calcext:value-type="float">
            <text:p>191.16447562204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6]*[.$A$2]" office:value-type="float" office:value="61.303869140625" calcext:value-type="float">
            <text:p>61.303869140625</text:p>
          </table:table-cell>
          <table:table-cell table:formula="of:=SQRT([.$C$5]*[.B816])" office:value-type="float" office:value="24.7596181595405" calcext:value-type="float">
            <text:p>24.7596181595405</text:p>
          </table:table-cell>
          <table:table-cell table:formula="of:=([.C816]/([.$A$2]*[.$D$2]))" office:value-type="float" office:value="0.00523432951045175" calcext:value-type="float">
            <text:p>0.005234329510452</text:p>
          </table:table-cell>
          <table:table-cell table:formula="of:=1/[.D816]" office:value-type="float" office:value="191.046436416208" calcext:value-type="float">
            <text:p>191.046436416208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7]*[.$A$2]" office:value-type="float" office:value="61.3795529296875" calcext:value-type="float">
            <text:p>61.3795529296875</text:p>
          </table:table-cell>
          <table:table-cell table:formula="of:=SQRT([.$C$5]*[.B817])" office:value-type="float" office:value="24.7748971601675" calcext:value-type="float">
            <text:p>24.7748971601675</text:p>
          </table:table-cell>
          <table:table-cell table:formula="of:=([.C817]/([.$A$2]*[.$D$2]))" office:value-type="float" office:value="0.00523755958142281" calcext:value-type="float">
            <text:p>0.005237559581423</text:p>
          </table:table-cell>
          <table:table-cell table:formula="of:=1/[.D817]" office:value-type="float" office:value="190.928615599318" calcext:value-type="float">
            <text:p>190.928615599318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8]*[.$A$2]" office:value-type="float" office:value="61.45523671875" calcext:value-type="float">
            <text:p>61.45523671875</text:p>
          </table:table-cell>
          <table:table-cell table:formula="of:=SQRT([.$C$5]*[.B818])" office:value-type="float" office:value="24.7901667438422" calcext:value-type="float">
            <text:p>24.7901667438422</text:p>
          </table:table-cell>
          <table:table-cell table:formula="of:=([.C818]/([.$A$2]*[.$D$2]))" office:value-type="float" office:value="0.00524078766159456" calcext:value-type="float">
            <text:p>0.005240787661595</text:p>
          </table:table-cell>
          <table:table-cell table:formula="of:=1/[.D818]" office:value-type="float" office:value="190.811012498785" calcext:value-type="float">
            <text:p>190.811012498785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9]*[.$A$2]" office:value-type="float" office:value="61.5309205078125" calcext:value-type="float">
            <text:p>61.5309205078125</text:p>
          </table:table-cell>
          <table:table-cell table:formula="of:=SQRT([.$C$5]*[.B819])" office:value-type="float" office:value="24.8054269279552" calcext:value-type="float">
            <text:p>24.8054269279552</text:p>
          </table:table-cell>
          <table:table-cell table:formula="of:=([.C819]/([.$A$2]*[.$D$2]))" office:value-type="float" office:value="0.00524401375464345" calcext:value-type="float">
            <text:p>0.005244013754643</text:p>
          </table:table-cell>
          <table:table-cell table:formula="of:=1/[.D819]" office:value-type="float" office:value="190.69362644492" calcext:value-type="float">
            <text:p>190.6936264449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20]*[.$A$2]" office:value-type="float" office:value="61.606604296875" calcext:value-type="float">
            <text:p>61.606604296875</text:p>
          </table:table-cell>
          <table:table-cell table:formula="of:=SQRT([.$C$5]*[.B820])" office:value-type="float" office:value="24.8206777298435" calcext:value-type="float">
            <text:p>24.8206777298435</text:p>
          </table:table-cell>
          <table:table-cell table:formula="of:=([.C820]/([.$A$2]*[.$D$2]))" office:value-type="float" office:value="0.00524723786423462" calcext:value-type="float">
            <text:p>0.005247237864235</text:p>
          </table:table-cell>
          <table:table-cell table:formula="of:=1/[.D820]" office:value-type="float" office:value="190.576456770912" calcext:value-type="float">
            <text:p>190.57645677091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21]*[.$A$2]" office:value-type="float" office:value="61.6822880859375" calcext:value-type="float">
            <text:p>61.6822880859375</text:p>
          </table:table-cell>
          <table:table-cell table:formula="of:=SQRT([.$C$5]*[.B821])" office:value-type="float" office:value="24.835919166791" calcext:value-type="float">
            <text:p>24.835919166791</text:p>
          </table:table-cell>
          <table:table-cell table:formula="of:=([.C821]/([.$A$2]*[.$D$2]))" office:value-type="float" office:value="0.00525045999402199" calcext:value-type="float">
            <text:p>0.005250459994022</text:p>
          </table:table-cell>
          <table:table-cell table:formula="of:=1/[.D821]" office:value-type="float" office:value="190.459502812814" calcext:value-type="float">
            <text:p>190.459502812814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22]*[.$A$2]" office:value-type="float" office:value="61.757971875" calcext:value-type="float">
            <text:p>61.757971875</text:p>
          </table:table-cell>
          <table:table-cell table:formula="of:=SQRT([.$C$5]*[.B822])" office:value-type="float" office:value="24.8511512560284" calcext:value-type="float">
            <text:p>24.8511512560284</text:p>
          </table:table-cell>
          <table:table-cell table:formula="of:=([.C822]/([.$A$2]*[.$D$2]))" office:value-type="float" office:value="0.00525368014764825" calcext:value-type="float">
            <text:p>0.005253680147648</text:p>
          </table:table-cell>
          <table:table-cell table:formula="of:=1/[.D822]" office:value-type="float" office:value="190.342763909531" calcext:value-type="float">
            <text:p>190.34276390953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23]*[.$A$2]" office:value-type="float" office:value="61.8336556640625" calcext:value-type="float">
            <text:p>61.8336556640625</text:p>
          </table:table-cell>
          <table:table-cell table:formula="of:=SQRT([.$C$5]*[.B823])" office:value-type="float" office:value="24.8663740147337" calcext:value-type="float">
            <text:p>24.8663740147337</text:p>
          </table:table-cell>
          <table:table-cell table:formula="of:=([.C823]/([.$A$2]*[.$D$2]))" office:value-type="float" office:value="0.00525689832874493" calcext:value-type="float">
            <text:p>0.005256898328745</text:p>
          </table:table-cell>
          <table:table-cell table:formula="of:=1/[.D823]" office:value-type="float" office:value="190.226239402798" calcext:value-type="float">
            <text:p>190.226239402798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4]*[.$A$2]" office:value-type="float" office:value="61.909339453125" calcext:value-type="float">
            <text:p>61.909339453125</text:p>
          </table:table-cell>
          <table:table-cell table:formula="of:=SQRT([.$C$5]*[.B824])" office:value-type="float" office:value="24.8815874600326" calcext:value-type="float">
            <text:p>24.8815874600326</text:p>
          </table:table-cell>
          <table:table-cell table:formula="of:=([.C824]/([.$A$2]*[.$D$2]))" office:value-type="float" office:value="0.00526011454093246" calcext:value-type="float">
            <text:p>0.005260114540932</text:p>
          </table:table-cell>
          <table:table-cell table:formula="of:=1/[.D824]" office:value-type="float" office:value="190.109928637168" calcext:value-type="float">
            <text:p>190.109928637168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5]*[.$A$2]" office:value-type="float" office:value="61.9850232421875" calcext:value-type="float">
            <text:p>61.9850232421875</text:p>
          </table:table-cell>
          <table:table-cell table:formula="of:=SQRT([.$C$5]*[.B825])" office:value-type="float" office:value="24.896791608998" calcext:value-type="float">
            <text:p>24.896791608998</text:p>
          </table:table-cell>
          <table:table-cell table:formula="of:=([.C825]/([.$A$2]*[.$D$2]))" office:value-type="float" office:value="0.00526332878782021" calcext:value-type="float">
            <text:p>0.00526332878782</text:p>
          </table:table-cell>
          <table:table-cell table:formula="of:=1/[.D825]" office:value-type="float" office:value="189.993830959997" calcext:value-type="float">
            <text:p>189.99383095999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6]*[.$A$2]" office:value-type="float" office:value="62.06070703125" calcext:value-type="float">
            <text:p>62.06070703125</text:p>
          </table:table-cell>
          <table:table-cell table:formula="of:=SQRT([.$C$5]*[.B826])" office:value-type="float" office:value="24.9119864786512" calcext:value-type="float">
            <text:p>24.9119864786512</text:p>
          </table:table-cell>
          <table:table-cell table:formula="of:=([.C826]/([.$A$2]*[.$D$2]))" office:value-type="float" office:value="0.00526654107300654" calcext:value-type="float">
            <text:p>0.005266541073007</text:p>
          </table:table-cell>
          <table:table-cell table:formula="of:=1/[.D826]" office:value-type="float" office:value="189.877945721427" calcext:value-type="float">
            <text:p>189.87794572142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7]*[.$A$2]" office:value-type="float" office:value="62.1363908203125" calcext:value-type="float">
            <text:p>62.1363908203125</text:p>
          </table:table-cell>
          <table:table-cell table:formula="of:=SQRT([.$C$5]*[.B827])" office:value-type="float" office:value="24.9271720859612" calcext:value-type="float">
            <text:p>24.9271720859612</text:p>
          </table:table-cell>
          <table:table-cell table:formula="of:=([.C827]/([.$A$2]*[.$D$2]))" office:value-type="float" office:value="0.00526975140007882" calcext:value-type="float">
            <text:p>0.005269751400079</text:p>
          </table:table-cell>
          <table:table-cell table:formula="of:=1/[.D827]" office:value-type="float" office:value="189.76227227437" calcext:value-type="float">
            <text:p>189.7622722743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8]*[.$A$2]" office:value-type="float" office:value="62.212074609375" calcext:value-type="float">
            <text:p>62.212074609375</text:p>
          </table:table-cell>
          <table:table-cell table:formula="of:=SQRT([.$C$5]*[.B828])" office:value-type="float" office:value="24.9423484478457" calcext:value-type="float">
            <text:p>24.9423484478457</text:p>
          </table:table-cell>
          <table:table-cell table:formula="of:=([.C828]/([.$A$2]*[.$D$2]))" office:value-type="float" office:value="0.00527295977261354" calcext:value-type="float">
            <text:p>0.005272959772614</text:p>
          </table:table-cell>
          <table:table-cell table:formula="of:=1/[.D828]" office:value-type="float" office:value="189.646809974496" calcext:value-type="float">
            <text:p>189.64680997449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9]*[.$A$2]" office:value-type="float" office:value="62.2877583984375" calcext:value-type="float">
            <text:p>62.2877583984375</text:p>
          </table:table-cell>
          <table:table-cell table:formula="of:=SQRT([.$C$5]*[.B829])" office:value-type="float" office:value="24.9575155811706" calcext:value-type="float">
            <text:p>24.9575155811706</text:p>
          </table:table-cell>
          <table:table-cell table:formula="of:=([.C829]/([.$A$2]*[.$D$2]))" office:value-type="float" office:value="0.00527616619417627" calcext:value-type="float">
            <text:p>0.005276166194176</text:p>
          </table:table-cell>
          <table:table-cell table:formula="of:=1/[.D829]" office:value-type="float" office:value="189.531558180214" calcext:value-type="float">
            <text:p>189.53155818021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30]*[.$A$2]" office:value-type="float" office:value="62.3634421875" calcext:value-type="float">
            <text:p>62.3634421875</text:p>
          </table:table-cell>
          <table:table-cell table:formula="of:=SQRT([.$C$5]*[.B830])" office:value-type="float" office:value="24.972673502751" calcext:value-type="float">
            <text:p>24.972673502751</text:p>
          </table:table-cell>
          <table:table-cell table:formula="of:=([.C830]/([.$A$2]*[.$D$2]))" office:value-type="float" office:value="0.00527937066832178" calcext:value-type="float">
            <text:p>0.005279370668322</text:p>
          </table:table-cell>
          <table:table-cell table:formula="of:=1/[.D830]" office:value-type="float" office:value="189.416516252662" calcext:value-type="float">
            <text:p>189.416516252662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31]*[.$A$2]" office:value-type="float" office:value="62.4391259765625" calcext:value-type="float">
            <text:p>62.4391259765625</text:p>
          </table:table-cell>
          <table:table-cell table:formula="of:=SQRT([.$C$5]*[.B831])" office:value-type="float" office:value="24.9878222293505" calcext:value-type="float">
            <text:p>24.9878222293505</text:p>
          </table:table-cell>
          <table:table-cell table:formula="of:=([.C831]/([.$A$2]*[.$D$2]))" office:value-type="float" office:value="0.00528257319859406" calcext:value-type="float">
            <text:p>0.005282573198594</text:p>
          </table:table-cell>
          <table:table-cell table:formula="of:=1/[.D831]" office:value-type="float" office:value="189.301683555686" calcext:value-type="float">
            <text:p>189.301683555686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32]*[.$A$2]" office:value-type="float" office:value="62.514809765625" calcext:value-type="float">
            <text:p>62.514809765625</text:p>
          </table:table-cell>
          <table:table-cell table:formula="of:=SQRT([.$C$5]*[.B832])" office:value-type="float" office:value="25.0029617776825" calcext:value-type="float">
            <text:p>25.0029617776825</text:p>
          </table:table-cell>
          <table:table-cell table:formula="of:=([.C832]/([.$A$2]*[.$D$2]))" office:value-type="float" office:value="0.00528577378852634" calcext:value-type="float">
            <text:p>0.005285773788526</text:p>
          </table:table-cell>
          <table:table-cell table:formula="of:=1/[.D832]" office:value-type="float" office:value="189.18705945583" calcext:value-type="float">
            <text:p>189.1870594558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33]*[.$A$2]" office:value-type="float" office:value="62.5904935546875" calcext:value-type="float">
            <text:p>62.5904935546875</text:p>
          </table:table-cell>
          <table:table-cell table:formula="of:=SQRT([.$C$5]*[.B833])" office:value-type="float" office:value="25.0180921644092" calcext:value-type="float">
            <text:p>25.0180921644092</text:p>
          </table:table-cell>
          <table:table-cell table:formula="of:=([.C833]/([.$A$2]*[.$D$2]))" office:value-type="float" office:value="0.0052889724416412" calcext:value-type="float">
            <text:p>0.005288972441641</text:p>
          </table:table-cell>
          <table:table-cell table:formula="of:=1/[.D833]" office:value-type="float" office:value="189.072643322319" calcext:value-type="float">
            <text:p>189.07264332231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4]*[.$A$2]" office:value-type="float" office:value="62.66617734375" calcext:value-type="float">
            <text:p>62.66617734375</text:p>
          </table:table-cell>
          <table:table-cell table:formula="of:=SQRT([.$C$5]*[.B834])" office:value-type="float" office:value="25.033213406143" calcext:value-type="float">
            <text:p>25.033213406143</text:p>
          </table:table-cell>
          <table:table-cell table:formula="of:=([.C834]/([.$A$2]*[.$D$2]))" office:value-type="float" office:value="0.00529216916145052" calcext:value-type="float">
            <text:p>0.005292169161451</text:p>
          </table:table-cell>
          <table:table-cell table:formula="of:=1/[.D834]" office:value-type="float" office:value="188.958434527046" calcext:value-type="float">
            <text:p>188.958434527046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5]*[.$A$2]" office:value-type="float" office:value="62.7418611328125" calcext:value-type="float">
            <text:p>62.7418611328125</text:p>
          </table:table-cell>
          <table:table-cell table:formula="of:=SQRT([.$C$5]*[.B835])" office:value-type="float" office:value="25.0483255194459" calcext:value-type="float">
            <text:p>25.0483255194459</text:p>
          </table:table-cell>
          <table:table-cell table:formula="of:=([.C835]/([.$A$2]*[.$D$2]))" office:value-type="float" office:value="0.00529536395145563" calcext:value-type="float">
            <text:p>0.005295363951456</text:p>
          </table:table-cell>
          <table:table-cell table:formula="of:=1/[.D835]" office:value-type="float" office:value="188.844432444556" calcext:value-type="float">
            <text:p>188.844432444556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6]*[.$A$2]" office:value-type="float" office:value="62.817544921875" calcext:value-type="float">
            <text:p>62.817544921875</text:p>
          </table:table-cell>
          <table:table-cell table:formula="of:=SQRT([.$C$5]*[.B836])" office:value-type="float" office:value="25.0634285208299" calcext:value-type="float">
            <text:p>25.0634285208299</text:p>
          </table:table-cell>
          <table:table-cell table:formula="of:=([.C836]/([.$A$2]*[.$D$2]))" office:value-type="float" office:value="0.00529855681514728" calcext:value-type="float">
            <text:p>0.005298556815147</text:p>
          </table:table-cell>
          <table:table-cell table:formula="of:=1/[.D836]" office:value-type="float" office:value="188.730636452032" calcext:value-type="float">
            <text:p>188.730636452032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7]*[.$A$2]" office:value-type="float" office:value="62.8932287109375" calcext:value-type="float">
            <text:p>62.8932287109375</text:p>
          </table:table-cell>
          <table:table-cell table:formula="of:=SQRT([.$C$5]*[.B837])" office:value-type="float" office:value="25.0785224267574" calcext:value-type="float">
            <text:p>25.0785224267574</text:p>
          </table:table-cell>
          <table:table-cell table:formula="of:=([.C837]/([.$A$2]*[.$D$2]))" office:value-type="float" office:value="0.00530174775600571" calcext:value-type="float">
            <text:p>0.005301747756006</text:p>
          </table:table-cell>
          <table:table-cell table:formula="of:=1/[.D837]" office:value-type="float" office:value="188.617045929283" calcext:value-type="float">
            <text:p>188.617045929283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8]*[.$A$2]" office:value-type="float" office:value="62.9689125" calcext:value-type="float">
            <text:p>62.9689125</text:p>
          </table:table-cell>
          <table:table-cell table:formula="of:=SQRT([.$C$5]*[.B838])" office:value-type="float" office:value="25.0936072536413" calcext:value-type="float">
            <text:p>25.0936072536413</text:p>
          </table:table-cell>
          <table:table-cell table:formula="of:=([.C838]/([.$A$2]*[.$D$2]))" office:value-type="float" office:value="0.00530493677750069" calcext:value-type="float">
            <text:p>0.005304936777501</text:p>
          </table:table-cell>
          <table:table-cell table:formula="of:=1/[.D838]" office:value-type="float" office:value="188.503660258724" calcext:value-type="float">
            <text:p>188.503660258724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9]*[.$A$2]" office:value-type="float" office:value="63.0445962890625" calcext:value-type="float">
            <text:p>63.0445962890625</text:p>
          </table:table-cell>
          <table:table-cell table:formula="of:=SQRT([.$C$5]*[.B839])" office:value-type="float" office:value="25.1086830178451" calcext:value-type="float">
            <text:p>25.1086830178451</text:p>
          </table:table-cell>
          <table:table-cell table:formula="of:=([.C839]/([.$A$2]*[.$D$2]))" office:value-type="float" office:value="0.00530812388309159" calcext:value-type="float">
            <text:p>0.005308123883092</text:p>
          </table:table-cell>
          <table:table-cell table:formula="of:=1/[.D839]" office:value-type="float" office:value="188.390478825369" calcext:value-type="float">
            <text:p>188.390478825369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40]*[.$A$2]" office:value-type="float" office:value="63.120280078125" calcext:value-type="float">
            <text:p>63.120280078125</text:p>
          </table:table-cell>
          <table:table-cell table:formula="of:=SQRT([.$C$5]*[.B840])" office:value-type="float" office:value="25.1237497356834" calcext:value-type="float">
            <text:p>25.1237497356834</text:p>
          </table:table-cell>
          <table:table-cell table:formula="of:=([.C840]/([.$A$2]*[.$D$2]))" office:value-type="float" office:value="0.00531130907622737" calcext:value-type="float">
            <text:p>0.005311309076227</text:p>
          </table:table-cell>
          <table:table-cell table:formula="of:=1/[.D840]" office:value-type="float" office:value="188.277501016812" calcext:value-type="float">
            <text:p>188.277501016812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41]*[.$A$2]" office:value-type="float" office:value="63.1959638671875" calcext:value-type="float">
            <text:p>63.1959638671875</text:p>
          </table:table-cell>
          <table:table-cell table:formula="of:=SQRT([.$C$5]*[.B841])" office:value-type="float" office:value="25.1388074234216" calcext:value-type="float">
            <text:p>25.1388074234216</text:p>
          </table:table-cell>
          <table:table-cell table:formula="of:=([.C841]/([.$A$2]*[.$D$2]))" office:value-type="float" office:value="0.00531449236034667" calcext:value-type="float">
            <text:p>0.005314492360347</text:p>
          </table:table-cell>
          <table:table-cell table:formula="of:=1/[.D841]" office:value-type="float" office:value="188.164726223215" calcext:value-type="float">
            <text:p>188.164726223215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42]*[.$A$2]" office:value-type="float" office:value="63.27164765625" calcext:value-type="float">
            <text:p>63.27164765625</text:p>
          </table:table-cell>
          <table:table-cell table:formula="of:=SQRT([.$C$5]*[.B842])" office:value-type="float" office:value="25.1538560972766" calcext:value-type="float">
            <text:p>25.1538560972766</text:p>
          </table:table-cell>
          <table:table-cell table:formula="of:=([.C842]/([.$A$2]*[.$D$2]))" office:value-type="float" office:value="0.00531767373887784" calcext:value-type="float">
            <text:p>0.005317673738878</text:p>
          </table:table-cell>
          <table:table-cell table:formula="of:=1/[.D842]" office:value-type="float" office:value="188.052153837295" calcext:value-type="float">
            <text:p>188.05215383729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43]*[.$A$2]" office:value-type="float" office:value="63.3473314453125" calcext:value-type="float">
            <text:p>63.3473314453125</text:p>
          </table:table-cell>
          <table:table-cell table:formula="of:=SQRT([.$C$5]*[.B843])" office:value-type="float" office:value="25.1688957734169" calcext:value-type="float">
            <text:p>25.1688957734169</text:p>
          </table:table-cell>
          <table:table-cell table:formula="of:=([.C843]/([.$A$2]*[.$D$2]))" office:value-type="float" office:value="0.00532085321523897" calcext:value-type="float">
            <text:p>0.005320853215239</text:p>
          </table:table-cell>
          <table:table-cell table:formula="of:=1/[.D843]" office:value-type="float" office:value="187.939783254308" calcext:value-type="float">
            <text:p>187.93978325430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4]*[.$A$2]" office:value-type="float" office:value="63.423015234375" calcext:value-type="float">
            <text:p>63.423015234375</text:p>
          </table:table-cell>
          <table:table-cell table:formula="of:=SQRT([.$C$5]*[.B844])" office:value-type="float" office:value="25.1839264679627" calcext:value-type="float">
            <text:p>25.1839264679627</text:p>
          </table:table-cell>
          <table:table-cell table:formula="of:=([.C844]/([.$A$2]*[.$D$2]))" office:value-type="float" office:value="0.00532403079283796" calcext:value-type="float">
            <text:p>0.005324030792838</text:p>
          </table:table-cell>
          <table:table-cell table:formula="of:=1/[.D844]" office:value-type="float" office:value="187.827613872037" calcext:value-type="float">
            <text:p>187.827613872037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5]*[.$A$2]" office:value-type="float" office:value="63.4986990234375" calcext:value-type="float">
            <text:p>63.4986990234375</text:p>
          </table:table-cell>
          <table:table-cell table:formula="of:=SQRT([.$C$5]*[.B845])" office:value-type="float" office:value="25.1989481969858" calcext:value-type="float">
            <text:p>25.1989481969858</text:p>
          </table:table-cell>
          <table:table-cell table:formula="of:=([.C845]/([.$A$2]*[.$D$2]))" office:value-type="float" office:value="0.00532720647507253" calcext:value-type="float">
            <text:p>0.005327206475073</text:p>
          </table:table-cell>
          <table:table-cell table:formula="of:=1/[.D845]" office:value-type="float" office:value="187.715645090776" calcext:value-type="float">
            <text:p>187.715645090776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6]*[.$A$2]" office:value-type="float" office:value="63.5743828125" calcext:value-type="float">
            <text:p>63.5743828125</text:p>
          </table:table-cell>
          <table:table-cell table:formula="of:=SQRT([.$C$5]*[.B846])" office:value-type="float" office:value="25.2139609765106" calcext:value-type="float">
            <text:p>25.2139609765106</text:p>
          </table:table-cell>
          <table:table-cell table:formula="of:=([.C846]/([.$A$2]*[.$D$2]))" office:value-type="float" office:value="0.00533038026533028" calcext:value-type="float">
            <text:p>0.00533038026533</text:p>
          </table:table-cell>
          <table:table-cell table:formula="of:=1/[.D846]" office:value-type="float" office:value="187.603876313323" calcext:value-type="float">
            <text:p>187.603876313323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7]*[.$A$2]" office:value-type="float" office:value="63.6500666015625" calcext:value-type="float">
            <text:p>63.6500666015625</text:p>
          </table:table-cell>
          <table:table-cell table:formula="of:=SQRT([.$C$5]*[.B847])" office:value-type="float" office:value="25.2289648225135" calcext:value-type="float">
            <text:p>25.2289648225135</text:p>
          </table:table-cell>
          <table:table-cell table:formula="of:=([.C847]/([.$A$2]*[.$D$2]))" office:value-type="float" office:value="0.00533355216698875" calcext:value-type="float">
            <text:p>0.005333552166989</text:p>
          </table:table-cell>
          <table:table-cell table:formula="of:=1/[.D847]" office:value-type="float" office:value="187.492306944958" calcext:value-type="float">
            <text:p>187.492306944958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8]*[.$A$2]" office:value-type="float" office:value="63.725750390625" calcext:value-type="float">
            <text:p>63.725750390625</text:p>
          </table:table-cell>
          <table:table-cell table:formula="of:=SQRT([.$C$5]*[.B848])" office:value-type="float" office:value="25.2439597509236" calcext:value-type="float">
            <text:p>25.2439597509236</text:p>
          </table:table-cell>
          <table:table-cell table:formula="of:=([.C848]/([.$A$2]*[.$D$2]))" office:value-type="float" office:value="0.00533672218341542" calcext:value-type="float">
            <text:p>0.005336722183415</text:p>
          </table:table-cell>
          <table:table-cell table:formula="of:=1/[.D848]" office:value-type="float" office:value="187.380936393435" calcext:value-type="float">
            <text:p>187.380936393435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9]*[.$A$2]" office:value-type="float" office:value="63.8014341796875" calcext:value-type="float">
            <text:p>63.8014341796875</text:p>
          </table:table-cell>
          <table:table-cell table:formula="of:=SQRT([.$C$5]*[.B849])" office:value-type="float" office:value="25.2589457776225" calcext:value-type="float">
            <text:p>25.2589457776225</text:p>
          </table:table-cell>
          <table:table-cell table:formula="of:=([.C849]/([.$A$2]*[.$D$2]))" office:value-type="float" office:value="0.00533989031796779" calcext:value-type="float">
            <text:p>0.005339890317968</text:p>
          </table:table-cell>
          <table:table-cell table:formula="of:=1/[.D849]" office:value-type="float" office:value="187.269764068969" calcext:value-type="float">
            <text:p>187.269764068969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50]*[.$A$2]" office:value-type="float" office:value="63.87711796875" calcext:value-type="float">
            <text:p>63.87711796875</text:p>
          </table:table-cell>
          <table:table-cell table:formula="of:=SQRT([.$C$5]*[.B850])" office:value-type="float" office:value="25.273922918445" calcext:value-type="float">
            <text:p>25.273922918445</text:p>
          </table:table-cell>
          <table:table-cell table:formula="of:=([.C850]/([.$A$2]*[.$D$2]))" office:value-type="float" office:value="0.0053430565739934" calcext:value-type="float">
            <text:p>0.005343056573993</text:p>
          </table:table-cell>
          <table:table-cell table:formula="of:=1/[.D850]" office:value-type="float" office:value="187.15878938422" calcext:value-type="float">
            <text:p>187.1587893842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51]*[.$A$2]" office:value-type="float" office:value="63.9528017578125" calcext:value-type="float">
            <text:p>63.9528017578125</text:p>
          </table:table-cell>
          <table:table-cell table:formula="of:=SQRT([.$C$5]*[.B851])" office:value-type="float" office:value="25.2888911891788" calcext:value-type="float">
            <text:p>25.2888911891788</text:p>
          </table:table-cell>
          <table:table-cell table:formula="of:=([.C851]/([.$A$2]*[.$D$2]))" office:value-type="float" office:value="0.00534622095482986" calcext:value-type="float">
            <text:p>0.00534622095483</text:p>
          </table:table-cell>
          <table:table-cell table:formula="of:=1/[.D851]" office:value-type="float" office:value="187.048011754281" calcext:value-type="float">
            <text:p>187.048011754281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52]*[.$A$2]" office:value-type="float" office:value="64.028485546875" calcext:value-type="float">
            <text:p>64.028485546875</text:p>
          </table:table-cell>
          <table:table-cell table:formula="of:=SQRT([.$C$5]*[.B852])" office:value-type="float" office:value="25.303850605565" calcext:value-type="float">
            <text:p>25.303850605565</text:p>
          </table:table-cell>
          <table:table-cell table:formula="of:=([.C852]/([.$A$2]*[.$D$2]))" office:value-type="float" office:value="0.00534938346380495" calcext:value-type="float">
            <text:p>0.005349383463805</text:p>
          </table:table-cell>
          <table:table-cell table:formula="of:=1/[.D852]" office:value-type="float" office:value="186.937430596668" calcext:value-type="float">
            <text:p>186.93743059666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53]*[.$A$2]" office:value-type="float" office:value="64.1041693359375" calcext:value-type="float">
            <text:p>64.1041693359375</text:p>
          </table:table-cell>
          <table:table-cell table:formula="of:=SQRT([.$C$5]*[.B853])" office:value-type="float" office:value="25.3188011832981" calcext:value-type="float">
            <text:p>25.3188011832981</text:p>
          </table:table-cell>
          <table:table-cell table:formula="of:=([.C853]/([.$A$2]*[.$D$2]))" office:value-type="float" office:value="0.00535254410423657" calcext:value-type="float">
            <text:p>0.005352544104237</text:p>
          </table:table-cell>
          <table:table-cell table:formula="of:=1/[.D853]" office:value-type="float" office:value="186.827045331302" calcext:value-type="float">
            <text:p>186.827045331302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4]*[.$A$2]" office:value-type="float" office:value="64.179853125" calcext:value-type="float">
            <text:p>64.179853125</text:p>
          </table:table-cell>
          <table:table-cell table:formula="of:=SQRT([.$C$5]*[.B854])" office:value-type="float" office:value="25.3337429380264" calcext:value-type="float">
            <text:p>25.3337429380264</text:p>
          </table:table-cell>
          <table:table-cell table:formula="of:=([.C854]/([.$A$2]*[.$D$2]))" office:value-type="float" office:value="0.00535570287943288" calcext:value-type="float">
            <text:p>0.005355702879433</text:p>
          </table:table-cell>
          <table:table-cell table:formula="of:=1/[.D854]" office:value-type="float" office:value="186.716855380501" calcext:value-type="float">
            <text:p>186.71685538050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5]*[.$A$2]" office:value-type="float" office:value="64.2555369140625" calcext:value-type="float">
            <text:p>64.2555369140625</text:p>
          </table:table-cell>
          <table:table-cell table:formula="of:=SQRT([.$C$5]*[.B855])" office:value-type="float" office:value="25.348675885352" calcext:value-type="float">
            <text:p>25.348675885352</text:p>
          </table:table-cell>
          <table:table-cell table:formula="of:=([.C855]/([.$A$2]*[.$D$2]))" office:value-type="float" office:value="0.00535885979269224" calcext:value-type="float">
            <text:p>0.005358859792692</text:p>
          </table:table-cell>
          <table:table-cell table:formula="of:=1/[.D855]" office:value-type="float" office:value="186.606860168963" calcext:value-type="float">
            <text:p>186.606860168963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6]*[.$A$2]" office:value-type="float" office:value="64.331220703125" calcext:value-type="float">
            <text:p>64.331220703125</text:p>
          </table:table-cell>
          <table:table-cell table:formula="of:=SQRT([.$C$5]*[.B856])" office:value-type="float" office:value="25.3636000408312" calcext:value-type="float">
            <text:p>25.3636000408312</text:p>
          </table:table-cell>
          <table:table-cell table:formula="of:=([.C856]/([.$A$2]*[.$D$2]))" office:value-type="float" office:value="0.00536201484730333" calcext:value-type="float">
            <text:p>0.005362014847303</text:p>
          </table:table-cell>
          <table:table-cell table:formula="of:=1/[.D856]" office:value-type="float" office:value="186.497059123758" calcext:value-type="float">
            <text:p>186.497059123758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7]*[.$A$2]" office:value-type="float" office:value="64.4069044921875" calcext:value-type="float">
            <text:p>64.4069044921875</text:p>
          </table:table-cell>
          <table:table-cell table:formula="of:=SQRT([.$C$5]*[.B857])" office:value-type="float" office:value="25.3785154199743" calcext:value-type="float">
            <text:p>25.3785154199743</text:p>
          </table:table-cell>
          <table:table-cell table:formula="of:=([.C857]/([.$A$2]*[.$D$2]))" office:value-type="float" office:value="0.00536516804654516" calcext:value-type="float">
            <text:p>0.005365168046545</text:p>
          </table:table-cell>
          <table:table-cell table:formula="of:=1/[.D857]" office:value-type="float" office:value="186.387451674312" calcext:value-type="float">
            <text:p>186.387451674312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8]*[.$A$2]" office:value-type="float" office:value="64.48258828125" calcext:value-type="float">
            <text:p>64.48258828125</text:p>
          </table:table-cell>
          <table:table-cell table:formula="of:=SQRT([.$C$5]*[.B858])" office:value-type="float" office:value="25.3934220382464" calcext:value-type="float">
            <text:p>25.3934220382464</text:p>
          </table:table-cell>
          <table:table-cell table:formula="of:=([.C858]/([.$A$2]*[.$D$2]))" office:value-type="float" office:value="0.00536831939368711" calcext:value-type="float">
            <text:p>0.005368319393687</text:p>
          </table:table-cell>
          <table:table-cell table:formula="of:=1/[.D858]" office:value-type="float" office:value="186.278037252395" calcext:value-type="float">
            <text:p>186.278037252395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9]*[.$A$2]" office:value-type="float" office:value="64.5582720703125" calcext:value-type="float">
            <text:p>64.5582720703125</text:p>
          </table:table-cell>
          <table:table-cell table:formula="of:=SQRT([.$C$5]*[.B859])" office:value-type="float" office:value="25.408319911067" calcext:value-type="float">
            <text:p>25.408319911067</text:p>
          </table:table-cell>
          <table:table-cell table:formula="of:=([.C859]/([.$A$2]*[.$D$2]))" office:value-type="float" office:value="0.00537146889198895" calcext:value-type="float">
            <text:p>0.005371468891989</text:p>
          </table:table-cell>
          <table:table-cell table:formula="of:=1/[.D859]" office:value-type="float" office:value="186.168815292109" calcext:value-type="float">
            <text:p>186.16881529210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60]*[.$A$2]" office:value-type="float" office:value="64.633955859375" calcext:value-type="float">
            <text:p>64.633955859375</text:p>
          </table:table-cell>
          <table:table-cell table:formula="of:=SQRT([.$C$5]*[.B860])" office:value-type="float" office:value="25.4232090538105" calcext:value-type="float">
            <text:p>25.4232090538105</text:p>
          </table:table-cell>
          <table:table-cell table:formula="of:=([.C860]/([.$A$2]*[.$D$2]))" office:value-type="float" office:value="0.00537461654470093" calcext:value-type="float">
            <text:p>0.005374616544701</text:p>
          </table:table-cell>
          <table:table-cell table:formula="of:=1/[.D860]" office:value-type="float" office:value="186.059785229877" calcext:value-type="float">
            <text:p>186.05978522987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61]*[.$A$2]" office:value-type="float" office:value="64.7096396484375" calcext:value-type="float">
            <text:p>64.7096396484375</text:p>
          </table:table-cell>
          <table:table-cell table:formula="of:=SQRT([.$C$5]*[.B861])" office:value-type="float" office:value="25.4380894818061" calcext:value-type="float">
            <text:p>25.4380894818061</text:p>
          </table:table-cell>
          <table:table-cell table:formula="of:=([.C861]/([.$A$2]*[.$D$2]))" office:value-type="float" office:value="0.00537776235506375" calcext:value-type="float">
            <text:p>0.005377762355064</text:p>
          </table:table-cell>
          <table:table-cell table:formula="of:=1/[.D861]" office:value-type="float" office:value="185.950946504431" calcext:value-type="float">
            <text:p>185.95094650443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62]*[.$A$2]" office:value-type="float" office:value="64.7853234375" calcext:value-type="float">
            <text:p>64.7853234375</text:p>
          </table:table-cell>
          <table:table-cell table:formula="of:=SQRT([.$C$5]*[.B862])" office:value-type="float" office:value="25.4529612103386" calcext:value-type="float">
            <text:p>25.4529612103386</text:p>
          </table:table-cell>
          <table:table-cell table:formula="of:=([.C862]/([.$A$2]*[.$D$2]))" office:value-type="float" office:value="0.00538090632630867" calcext:value-type="float">
            <text:p>0.005380906326309</text:p>
          </table:table-cell>
          <table:table-cell table:formula="of:=1/[.D862]" office:value-type="float" office:value="185.842298556794" calcext:value-type="float">
            <text:p>185.842298556794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63]*[.$A$2]" office:value-type="float" office:value="64.8610072265625" calcext:value-type="float">
            <text:p>64.8610072265625</text:p>
          </table:table-cell>
          <table:table-cell table:formula="of:=SQRT([.$C$5]*[.B863])" office:value-type="float" office:value="25.4678242546478" calcext:value-type="float">
            <text:p>25.4678242546478</text:p>
          </table:table-cell>
          <table:table-cell table:formula="of:=([.C863]/([.$A$2]*[.$D$2]))" office:value-type="float" office:value="0.00538404846165751" calcext:value-type="float">
            <text:p>0.005384048461658</text:p>
          </table:table-cell>
          <table:table-cell table:formula="of:=1/[.D863]" office:value-type="float" office:value="185.733840830278" calcext:value-type="float">
            <text:p>185.73384083027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4]*[.$A$2]" office:value-type="float" office:value="64.936691015625" calcext:value-type="float">
            <text:p>64.936691015625</text:p>
          </table:table-cell>
          <table:table-cell table:formula="of:=SQRT([.$C$5]*[.B864])" office:value-type="float" office:value="25.4826786299292" calcext:value-type="float">
            <text:p>25.4826786299292</text:p>
          </table:table-cell>
          <table:table-cell table:formula="of:=([.C864]/([.$A$2]*[.$D$2]))" office:value-type="float" office:value="0.00538718876432267" calcext:value-type="float">
            <text:p>0.005387188764323</text:p>
          </table:table-cell>
          <table:table-cell table:formula="of:=1/[.D864]" office:value-type="float" office:value="185.625572770463" calcext:value-type="float">
            <text:p>185.625572770463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5]*[.$A$2]" office:value-type="float" office:value="65.0123748046875" calcext:value-type="float">
            <text:p>65.0123748046875</text:p>
          </table:table-cell>
          <table:table-cell table:formula="of:=SQRT([.$C$5]*[.B865])" office:value-type="float" office:value="25.4975243513341" calcext:value-type="float">
            <text:p>25.4975243513341</text:p>
          </table:table-cell>
          <table:table-cell table:formula="of:=([.C865]/([.$A$2]*[.$D$2]))" office:value-type="float" office:value="0.00539032723750723" calcext:value-type="float">
            <text:p>0.005390327237507</text:p>
          </table:table-cell>
          <table:table-cell table:formula="of:=1/[.D865]" office:value-type="float" office:value="185.51749382519" calcext:value-type="float">
            <text:p>185.5174938251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6]*[.$A$2]" office:value-type="float" office:value="65.08805859375" calcext:value-type="float">
            <text:p>65.08805859375</text:p>
          </table:table-cell>
          <table:table-cell table:formula="of:=SQRT([.$C$5]*[.B866])" office:value-type="float" office:value="25.5123614339696" calcext:value-type="float">
            <text:p>25.5123614339696</text:p>
          </table:table-cell>
          <table:table-cell table:formula="of:=([.C866]/([.$A$2]*[.$D$2]))" office:value-type="float" office:value="0.00539346388440492" calcext:value-type="float">
            <text:p>0.005393463884405</text:p>
          </table:table-cell>
          <table:table-cell table:formula="of:=1/[.D866]" office:value-type="float" office:value="185.409603444547" calcext:value-type="float">
            <text:p>185.40960344454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7]*[.$A$2]" office:value-type="float" office:value="65.1637423828125" calcext:value-type="float">
            <text:p>65.1637423828125</text:p>
          </table:table-cell>
          <table:table-cell table:formula="of:=SQRT([.$C$5]*[.B867])" office:value-type="float" office:value="25.527189892899" calcext:value-type="float">
            <text:p>25.527189892899</text:p>
          </table:table-cell>
          <table:table-cell table:formula="of:=([.C867]/([.$A$2]*[.$D$2]))" office:value-type="float" office:value="0.0053965987082002" calcext:value-type="float">
            <text:p>0.0053965987082</text:p>
          </table:table-cell>
          <table:table-cell table:formula="of:=1/[.D867]" office:value-type="float" office:value="185.301901080858" calcext:value-type="float">
            <text:p>185.301901080858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8]*[.$A$2]" office:value-type="float" office:value="65.239426171875" calcext:value-type="float">
            <text:p>65.239426171875</text:p>
          </table:table-cell>
          <table:table-cell table:formula="of:=SQRT([.$C$5]*[.B868])" office:value-type="float" office:value="25.5420097431418" calcext:value-type="float">
            <text:p>25.5420097431418</text:p>
          </table:table-cell>
          <table:table-cell table:formula="of:=([.C868]/([.$A$2]*[.$D$2]))" office:value-type="float" office:value="0.00539973171206829" calcext:value-type="float">
            <text:p>0.005399731712068</text:p>
          </table:table-cell>
          <table:table-cell table:formula="of:=1/[.D868]" office:value-type="float" office:value="185.194386188673" calcext:value-type="float">
            <text:p>185.194386188673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9]*[.$A$2]" office:value-type="float" office:value="65.3151099609375" calcext:value-type="float">
            <text:p>65.3151099609375</text:p>
          </table:table-cell>
          <table:table-cell table:formula="of:=SQRT([.$C$5]*[.B869])" office:value-type="float" office:value="25.5568209996739" calcext:value-type="float">
            <text:p>25.5568209996739</text:p>
          </table:table-cell>
          <table:table-cell table:formula="of:=([.C869]/([.$A$2]*[.$D$2]))" office:value-type="float" office:value="0.0054028628991752" calcext:value-type="float">
            <text:p>0.005402862899175</text:p>
          </table:table-cell>
          <table:table-cell table:formula="of:=1/[.D869]" office:value-type="float" office:value="185.087058224753" calcext:value-type="float">
            <text:p>185.08705822475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70]*[.$A$2]" office:value-type="float" office:value="65.39079375" calcext:value-type="float">
            <text:p>65.39079375</text:p>
          </table:table-cell>
          <table:table-cell table:formula="of:=SQRT([.$C$5]*[.B870])" office:value-type="float" office:value="25.5716236774281" calcext:value-type="float">
            <text:p>25.5716236774281</text:p>
          </table:table-cell>
          <table:table-cell table:formula="of:=([.C870]/([.$A$2]*[.$D$2]))" office:value-type="float" office:value="0.00540599227267777" calcext:value-type="float">
            <text:p>0.005405992272678</text:p>
          </table:table-cell>
          <table:table-cell table:formula="of:=1/[.D870]" office:value-type="float" office:value="184.979916648062" calcext:value-type="float">
            <text:p>184.97991664806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71]*[.$A$2]" office:value-type="float" office:value="65.4664775390625" calcext:value-type="float">
            <text:p>65.4664775390625</text:p>
          </table:table-cell>
          <table:table-cell table:formula="of:=SQRT([.$C$5]*[.B871])" office:value-type="float" office:value="25.5864177912936" calcext:value-type="float">
            <text:p>25.5864177912936</text:p>
          </table:table-cell>
          <table:table-cell table:formula="of:=([.C871]/([.$A$2]*[.$D$2]))" office:value-type="float" office:value="0.0054091198357237" calcext:value-type="float">
            <text:p>0.005409119835724</text:p>
          </table:table-cell>
          <table:table-cell table:formula="of:=1/[.D871]" office:value-type="float" office:value="184.872960919751" calcext:value-type="float">
            <text:p>184.87296091975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72]*[.$A$2]" office:value-type="float" office:value="65.542161328125" calcext:value-type="float">
            <text:p>65.542161328125</text:p>
          </table:table-cell>
          <table:table-cell table:formula="of:=SQRT([.$C$5]*[.B872])" office:value-type="float" office:value="25.6012033561169" calcext:value-type="float">
            <text:p>25.6012033561169</text:p>
          </table:table-cell>
          <table:table-cell table:formula="of:=([.C872]/([.$A$2]*[.$D$2]))" office:value-type="float" office:value="0.00541224559145162" calcext:value-type="float">
            <text:p>0.005412245591452</text:p>
          </table:table-cell>
          <table:table-cell table:formula="of:=1/[.D872]" office:value-type="float" office:value="184.766190503153" calcext:value-type="float">
            <text:p>184.76619050315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73]*[.$A$2]" office:value-type="float" office:value="65.6178451171875" calcext:value-type="float">
            <text:p>65.6178451171875</text:p>
          </table:table-cell>
          <table:table-cell table:formula="of:=SQRT([.$C$5]*[.B873])" office:value-type="float" office:value="25.6159803867015" calcext:value-type="float">
            <text:p>25.6159803867015</text:p>
          </table:table-cell>
          <table:table-cell table:formula="of:=([.C873]/([.$A$2]*[.$D$2]))" office:value-type="float" office:value="0.00541536954299108" calcext:value-type="float">
            <text:p>0.005415369542991</text:p>
          </table:table-cell>
          <table:table-cell table:formula="of:=1/[.D873]" office:value-type="float" office:value="184.659604863765" calcext:value-type="float">
            <text:p>184.659604863765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4]*[.$A$2]" office:value-type="float" office:value="65.69352890625" calcext:value-type="float">
            <text:p>65.69352890625</text:p>
          </table:table-cell>
          <table:table-cell table:formula="of:=SQRT([.$C$5]*[.B874])" office:value-type="float" office:value="25.6307488978083" calcext:value-type="float">
            <text:p>25.6307488978083</text:p>
          </table:table-cell>
          <table:table-cell table:formula="of:=([.C874]/([.$A$2]*[.$D$2]))" office:value-type="float" office:value="0.00541849169346261" calcext:value-type="float">
            <text:p>0.005418491693463</text:p>
          </table:table-cell>
          <table:table-cell table:formula="of:=1/[.D874]" office:value-type="float" office:value="184.553203469242" calcext:value-type="float">
            <text:p>184.553203469242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5]*[.$A$2]" office:value-type="float" office:value="65.7692126953125" calcext:value-type="float">
            <text:p>65.7692126953125</text:p>
          </table:table-cell>
          <table:table-cell table:formula="of:=SQRT([.$C$5]*[.B875])" office:value-type="float" office:value="25.6455089041556" calcext:value-type="float">
            <text:p>25.6455089041556</text:p>
          </table:table-cell>
          <table:table-cell table:formula="of:=([.C875]/([.$A$2]*[.$D$2]))" office:value-type="float" office:value="0.00542161204597776" calcext:value-type="float">
            <text:p>0.005421612045978</text:p>
          </table:table-cell>
          <table:table-cell table:formula="of:=1/[.D875]" office:value-type="float" office:value="184.446985789382" calcext:value-type="float">
            <text:p>184.44698578938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6]*[.$A$2]" office:value-type="float" office:value="65.844896484375" calcext:value-type="float">
            <text:p>65.844896484375</text:p>
          </table:table-cell>
          <table:table-cell table:formula="of:=SQRT([.$C$5]*[.B876])" office:value-type="float" office:value="25.6602604204195" calcext:value-type="float">
            <text:p>25.6602604204195</text:p>
          </table:table-cell>
          <table:table-cell table:formula="of:=([.C876]/([.$A$2]*[.$D$2]))" office:value-type="float" office:value="0.00542473060363914" calcext:value-type="float">
            <text:p>0.005424730603639</text:p>
          </table:table-cell>
          <table:table-cell table:formula="of:=1/[.D876]" office:value-type="float" office:value="184.340951296117" calcext:value-type="float">
            <text:p>184.34095129611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7]*[.$A$2]" office:value-type="float" office:value="65.9205802734375" calcext:value-type="float">
            <text:p>65.9205802734375</text:p>
          </table:table-cell>
          <table:table-cell table:formula="of:=SQRT([.$C$5]*[.B877])" office:value-type="float" office:value="25.6750034612339" calcext:value-type="float">
            <text:p>25.6750034612339</text:p>
          </table:table-cell>
          <table:table-cell table:formula="of:=([.C877]/([.$A$2]*[.$D$2]))" office:value-type="float" office:value="0.00542784736954043" calcext:value-type="float">
            <text:p>0.00542784736954</text:p>
          </table:table-cell>
          <table:table-cell table:formula="of:=1/[.D877]" office:value-type="float" office:value="184.235099463504" calcext:value-type="float">
            <text:p>184.235099463504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8]*[.$A$2]" office:value-type="float" office:value="65.9962640625" calcext:value-type="float">
            <text:p>65.9962640625</text:p>
          </table:table-cell>
          <table:table-cell table:formula="of:=SQRT([.$C$5]*[.B878])" office:value-type="float" office:value="25.6897380411907" calcext:value-type="float">
            <text:p>25.6897380411907</text:p>
          </table:table-cell>
          <table:table-cell table:formula="of:=([.C878]/([.$A$2]*[.$D$2]))" office:value-type="float" office:value="0.00543096234676644" calcext:value-type="float">
            <text:p>0.005430962346766</text:p>
          </table:table-cell>
          <table:table-cell table:formula="of:=1/[.D878]" office:value-type="float" office:value="184.129429767708" calcext:value-type="float">
            <text:p>184.12942976770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9]*[.$A$2]" office:value-type="float" office:value="66.0719478515625" calcext:value-type="float">
            <text:p>66.0719478515625</text:p>
          </table:table-cell>
          <table:table-cell table:formula="of:=SQRT([.$C$5]*[.B879])" office:value-type="float" office:value="25.7044641748398" calcext:value-type="float">
            <text:p>25.7044641748398</text:p>
          </table:table-cell>
          <table:table-cell table:formula="of:=([.C879]/([.$A$2]*[.$D$2]))" office:value-type="float" office:value="0.00543407553839314" calcext:value-type="float">
            <text:p>0.005434075538393</text:p>
          </table:table-cell>
          <table:table-cell table:formula="of:=1/[.D879]" office:value-type="float" office:value="184.023941686998" calcext:value-type="float">
            <text:p>184.02394168699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80]*[.$A$2]" office:value-type="float" office:value="66.147631640625" calcext:value-type="float">
            <text:p>66.147631640625</text:p>
          </table:table-cell>
          <table:table-cell table:formula="of:=SQRT([.$C$5]*[.B880])" office:value-type="float" office:value="25.7191818766898" calcext:value-type="float">
            <text:p>25.7191818766898</text:p>
          </table:table-cell>
          <table:table-cell table:formula="of:=([.C880]/([.$A$2]*[.$D$2]))" office:value-type="float" office:value="0.0054371869474877" calcext:value-type="float">
            <text:p>0.005437186947488</text:p>
          </table:table-cell>
          <table:table-cell table:formula="of:=1/[.D880]" office:value-type="float" office:value="183.918634701729" calcext:value-type="float">
            <text:p>183.918634701729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81]*[.$A$2]" office:value-type="float" office:value="66.2233154296875" calcext:value-type="float">
            <text:p>66.2233154296875</text:p>
          </table:table-cell>
          <table:table-cell table:formula="of:=SQRT([.$C$5]*[.B881])" office:value-type="float" office:value="25.7338911612075" calcext:value-type="float">
            <text:p>25.7338911612075</text:p>
          </table:table-cell>
          <table:table-cell table:formula="of:=([.C881]/([.$A$2]*[.$D$2]))" office:value-type="float" office:value="0.0054402965771085" calcext:value-type="float">
            <text:p>0.005440296577109</text:p>
          </table:table-cell>
          <table:table-cell table:formula="of:=1/[.D881]" office:value-type="float" office:value="183.81350829434" calcext:value-type="float">
            <text:p>183.81350829434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82]*[.$A$2]" office:value-type="float" office:value="66.29899921875" calcext:value-type="float">
            <text:p>66.29899921875</text:p>
          </table:table-cell>
          <table:table-cell table:formula="of:=SQRT([.$C$5]*[.B882])" office:value-type="float" office:value="25.7485920428186" calcext:value-type="float">
            <text:p>25.7485920428186</text:p>
          </table:table-cell>
          <table:table-cell table:formula="of:=([.C882]/([.$A$2]*[.$D$2]))" office:value-type="float" office:value="0.00544340443030521" calcext:value-type="float">
            <text:p>0.005443404430305</text:p>
          </table:table-cell>
          <table:table-cell table:formula="of:=1/[.D882]" office:value-type="float" office:value="183.708561949333" calcext:value-type="float">
            <text:p>183.708561949333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83]*[.$A$2]" office:value-type="float" office:value="66.3746830078125" calcext:value-type="float">
            <text:p>66.3746830078125</text:p>
          </table:table-cell>
          <table:table-cell table:formula="of:=SQRT([.$C$5]*[.B883])" office:value-type="float" office:value="25.7632845359074" calcext:value-type="float">
            <text:p>25.7632845359074</text:p>
          </table:table-cell>
          <table:table-cell table:formula="of:=([.C883]/([.$A$2]*[.$D$2]))" office:value-type="float" office:value="0.00544651051011877" calcext:value-type="float">
            <text:p>0.005446510510119</text:p>
          </table:table-cell>
          <table:table-cell table:formula="of:=1/[.D883]" office:value-type="float" office:value="183.603795153274" calcext:value-type="float">
            <text:p>183.60379515327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4]*[.$A$2]" office:value-type="float" office:value="66.450366796875" calcext:value-type="float">
            <text:p>66.450366796875</text:p>
          </table:table-cell>
          <table:table-cell table:formula="of:=SQRT([.$C$5]*[.B884])" office:value-type="float" office:value="25.7779686548174" calcext:value-type="float">
            <text:p>25.7779686548174</text:p>
          </table:table-cell>
          <table:table-cell table:formula="of:=([.C884]/([.$A$2]*[.$D$2]))" office:value-type="float" office:value="0.00544961481958148" calcext:value-type="float">
            <text:p>0.005449614819581</text:p>
          </table:table-cell>
          <table:table-cell table:formula="of:=1/[.D884]" office:value-type="float" office:value="183.499207394771" calcext:value-type="float">
            <text:p>183.49920739477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5]*[.$A$2]" office:value-type="float" office:value="66.5260505859375" calcext:value-type="float">
            <text:p>66.5260505859375</text:p>
          </table:table-cell>
          <table:table-cell table:formula="of:=SQRT([.$C$5]*[.B885])" office:value-type="float" office:value="25.7926444138513" calcext:value-type="float">
            <text:p>25.7926444138513</text:p>
          </table:table-cell>
          <table:table-cell table:formula="of:=([.C885]/([.$A$2]*[.$D$2]))" office:value-type="float" office:value="0.005452717361717" calcext:value-type="float">
            <text:p>0.005452717361717</text:p>
          </table:table-cell>
          <table:table-cell table:formula="of:=1/[.D885]" office:value-type="float" office:value="183.394798164472" calcext:value-type="float">
            <text:p>183.39479816447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6]*[.$A$2]" office:value-type="float" office:value="66.601734375" calcext:value-type="float">
            <text:p>66.601734375</text:p>
          </table:table-cell>
          <table:table-cell table:formula="of:=SQRT([.$C$5]*[.B886])" office:value-type="float" office:value="25.807311827271" calcext:value-type="float">
            <text:p>25.807311827271</text:p>
          </table:table-cell>
          <table:table-cell table:formula="of:=([.C886]/([.$A$2]*[.$D$2]))" office:value-type="float" office:value="0.00545581813954038" calcext:value-type="float">
            <text:p>0.00545581813954</text:p>
          </table:table-cell>
          <table:table-cell table:formula="of:=1/[.D886]" office:value-type="float" office:value="183.290566955049" calcext:value-type="float">
            <text:p>183.290566955049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7]*[.$A$2]" office:value-type="float" office:value="66.6774181640625" calcext:value-type="float">
            <text:p>66.6774181640625</text:p>
          </table:table-cell>
          <table:table-cell table:formula="of:=SQRT([.$C$5]*[.B887])" office:value-type="float" office:value="25.8219709092979" calcext:value-type="float">
            <text:p>25.8219709092979</text:p>
          </table:table-cell>
          <table:table-cell table:formula="of:=([.C887]/([.$A$2]*[.$D$2]))" office:value-type="float" office:value="0.00545891715605813" calcext:value-type="float">
            <text:p>0.005458917156058</text:p>
          </table:table-cell>
          <table:table-cell table:formula="of:=1/[.D887]" office:value-type="float" office:value="183.186513261194" calcext:value-type="float">
            <text:p>183.186513261194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8]*[.$A$2]" office:value-type="float" office:value="66.753101953125" calcext:value-type="float">
            <text:p>66.753101953125</text:p>
          </table:table-cell>
          <table:table-cell table:formula="of:=SQRT([.$C$5]*[.B888])" office:value-type="float" office:value="25.8366216741131" calcext:value-type="float">
            <text:p>25.8366216741131</text:p>
          </table:table-cell>
          <table:table-cell table:formula="of:=([.C888]/([.$A$2]*[.$D$2]))" office:value-type="float" office:value="0.00546201441426821" calcext:value-type="float">
            <text:p>0.005462014414268</text:p>
          </table:table-cell>
          <table:table-cell table:formula="of:=1/[.D888]" office:value-type="float" office:value="183.082636579599" calcext:value-type="float">
            <text:p>183.082636579599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9]*[.$A$2]" office:value-type="float" office:value="66.8287857421875" calcext:value-type="float">
            <text:p>66.8287857421875</text:p>
          </table:table-cell>
          <table:table-cell table:formula="of:=SQRT([.$C$5]*[.B889])" office:value-type="float" office:value="25.8512641358576" calcext:value-type="float">
            <text:p>25.8512641358576</text:p>
          </table:table-cell>
          <table:table-cell table:formula="of:=([.C889]/([.$A$2]*[.$D$2]))" office:value-type="float" office:value="0.00546510991716009" calcext:value-type="float">
            <text:p>0.00546510991716</text:p>
          </table:table-cell>
          <table:table-cell table:formula="of:=1/[.D889]" office:value-type="float" office:value="182.978936408958" calcext:value-type="float">
            <text:p>182.978936408958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90]*[.$A$2]" office:value-type="float" office:value="66.90446953125" calcext:value-type="float">
            <text:p>66.90446953125</text:p>
          </table:table-cell>
          <table:table-cell table:formula="of:=SQRT([.$C$5]*[.B890])" office:value-type="float" office:value="25.8658983086322" calcext:value-type="float">
            <text:p>25.8658983086322</text:p>
          </table:table-cell>
          <table:table-cell table:formula="of:=([.C890]/([.$A$2]*[.$D$2]))" office:value-type="float" office:value="0.00546820366771478" calcext:value-type="float">
            <text:p>0.005468203667715</text:p>
          </table:table-cell>
          <table:table-cell table:formula="of:=1/[.D890]" office:value-type="float" office:value="182.875412249945" calcext:value-type="float">
            <text:p>182.875412249945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91]*[.$A$2]" office:value-type="float" office:value="66.9801533203125" calcext:value-type="float">
            <text:p>66.9801533203125</text:p>
          </table:table-cell>
          <table:table-cell table:formula="of:=SQRT([.$C$5]*[.B891])" office:value-type="float" office:value="25.8805242064979" calcext:value-type="float">
            <text:p>25.8805242064979</text:p>
          </table:table-cell>
          <table:table-cell table:formula="of:=([.C891]/([.$A$2]*[.$D$2]))" office:value-type="float" office:value="0.00547129566890488" calcext:value-type="float">
            <text:p>0.005471295668905</text:p>
          </table:table-cell>
          <table:table-cell table:formula="of:=1/[.D891]" office:value-type="float" office:value="182.772063605211" calcext:value-type="float">
            <text:p>182.77206360521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92]*[.$A$2]" office:value-type="float" office:value="67.055837109375" calcext:value-type="float">
            <text:p>67.055837109375</text:p>
          </table:table-cell>
          <table:table-cell table:formula="of:=SQRT([.$C$5]*[.B892])" office:value-type="float" office:value="25.8951418434762" calcext:value-type="float">
            <text:p>25.8951418434762</text:p>
          </table:table-cell>
          <table:table-cell table:formula="of:=([.C892]/([.$A$2]*[.$D$2]))" office:value-type="float" office:value="0.00547438592369456" calcext:value-type="float">
            <text:p>0.005474385923695</text:p>
          </table:table-cell>
          <table:table-cell table:formula="of:=1/[.D892]" office:value-type="float" office:value="182.668889979375" calcext:value-type="float">
            <text:p>182.66888997937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93]*[.$A$2]" office:value-type="float" office:value="67.1315208984375" calcext:value-type="float">
            <text:p>67.1315208984375</text:p>
          </table:table-cell>
          <table:table-cell table:formula="of:=SQRT([.$C$5]*[.B893])" office:value-type="float" office:value="25.9097512335486" calcext:value-type="float">
            <text:p>25.9097512335486</text:p>
          </table:table-cell>
          <table:table-cell table:formula="of:=([.C893]/([.$A$2]*[.$D$2]))" office:value-type="float" office:value="0.00547747443503966" calcext:value-type="float">
            <text:p>0.00547747443504</text:p>
          </table:table-cell>
          <table:table-cell table:formula="of:=1/[.D893]" office:value-type="float" office:value="182.565890879007" calcext:value-type="float">
            <text:p>182.56589087900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4]*[.$A$2]" office:value-type="float" office:value="67.2072046875" calcext:value-type="float">
            <text:p>67.2072046875</text:p>
          </table:table-cell>
          <table:table-cell table:formula="of:=SQRT([.$C$5]*[.B894])" office:value-type="float" office:value="25.9243523906577" calcext:value-type="float">
            <text:p>25.9243523906577</text:p>
          </table:table-cell>
          <table:table-cell table:formula="of:=([.C894]/([.$A$2]*[.$D$2]))" office:value-type="float" office:value="0.00548056120588767" calcext:value-type="float">
            <text:p>0.005480561205888</text:p>
          </table:table-cell>
          <table:table-cell table:formula="of:=1/[.D894]" office:value-type="float" office:value="182.463065812625" calcext:value-type="float">
            <text:p>182.463065812625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5]*[.$A$2]" office:value-type="float" office:value="67.2828884765625" calcext:value-type="float">
            <text:p>67.2828884765625</text:p>
          </table:table-cell>
          <table:table-cell table:formula="of:=SQRT([.$C$5]*[.B895])" office:value-type="float" office:value="25.9389453287065" calcext:value-type="float">
            <text:p>25.9389453287065</text:p>
          </table:table-cell>
          <table:table-cell table:formula="of:=([.C895]/([.$A$2]*[.$D$2]))" office:value-type="float" office:value="0.0054836462391778" calcext:value-type="float">
            <text:p>0.005483646239178</text:p>
          </table:table-cell>
          <table:table-cell table:formula="of:=1/[.D895]" office:value-type="float" office:value="182.360414290681" calcext:value-type="float">
            <text:p>182.36041429068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6]*[.$A$2]" office:value-type="float" office:value="67.358572265625" calcext:value-type="float">
            <text:p>67.358572265625</text:p>
          </table:table-cell>
          <table:table-cell table:formula="of:=SQRT([.$C$5]*[.B896])" office:value-type="float" office:value="25.9535300615591" calcext:value-type="float">
            <text:p>25.9535300615591</text:p>
          </table:table-cell>
          <table:table-cell table:formula="of:=([.C896]/([.$A$2]*[.$D$2]))" office:value-type="float" office:value="0.00548672953784098" calcext:value-type="float">
            <text:p>0.005486729537841</text:p>
          </table:table-cell>
          <table:table-cell table:formula="of:=1/[.D896]" office:value-type="float" office:value="182.257935825555" calcext:value-type="float">
            <text:p>182.257935825555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7]*[.$A$2]" office:value-type="float" office:value="67.4342560546875" calcext:value-type="float">
            <text:p>67.4342560546875</text:p>
          </table:table-cell>
          <table:table-cell table:formula="of:=SQRT([.$C$5]*[.B897])" office:value-type="float" office:value="25.9681066030405" calcext:value-type="float">
            <text:p>25.9681066030405</text:p>
          </table:table-cell>
          <table:table-cell table:formula="of:=([.C897]/([.$A$2]*[.$D$2]))" office:value-type="float" office:value="0.00548981110479993" calcext:value-type="float">
            <text:p>0.0054898111048</text:p>
          </table:table-cell>
          <table:table-cell table:formula="of:=1/[.D897]" office:value-type="float" office:value="182.155629931541" calcext:value-type="float">
            <text:p>182.15562993154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8]*[.$A$2]" office:value-type="float" office:value="67.50993984375" calcext:value-type="float">
            <text:p>67.50993984375</text:p>
          </table:table-cell>
          <table:table-cell table:formula="of:=SQRT([.$C$5]*[.B898])" office:value-type="float" office:value="25.9826749669371" calcext:value-type="float">
            <text:p>25.9826749669371</text:p>
          </table:table-cell>
          <table:table-cell table:formula="of:=([.C898]/([.$A$2]*[.$D$2]))" office:value-type="float" office:value="0.00549289094296915" calcext:value-type="float">
            <text:p>0.005492890942969</text:p>
          </table:table-cell>
          <table:table-cell table:formula="of:=1/[.D898]" office:value-type="float" office:value="182.05349612484" calcext:value-type="float">
            <text:p>182.0534961248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9]*[.$A$2]" office:value-type="float" office:value="67.5856236328125" calcext:value-type="float">
            <text:p>67.5856236328125</text:p>
          </table:table-cell>
          <table:table-cell table:formula="of:=SQRT([.$C$5]*[.B899])" office:value-type="float" office:value="25.9972351669966" calcext:value-type="float">
            <text:p>25.9972351669966</text:p>
          </table:table-cell>
          <table:table-cell table:formula="of:=([.C899]/([.$A$2]*[.$D$2]))" office:value-type="float" office:value="0.00549596905525498" calcext:value-type="float">
            <text:p>0.005495969055255</text:p>
          </table:table-cell>
          <table:table-cell table:formula="of:=1/[.D899]" office:value-type="float" office:value="181.951533923549" calcext:value-type="float">
            <text:p>181.951533923549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900]*[.$A$2]" office:value-type="float" office:value="67.661307421875" calcext:value-type="float">
            <text:p>67.661307421875</text:p>
          </table:table-cell>
          <table:table-cell table:formula="of:=SQRT([.$C$5]*[.B900])" office:value-type="float" office:value="26.0117872169282" calcext:value-type="float">
            <text:p>26.0117872169282</text:p>
          </table:table-cell>
          <table:table-cell table:formula="of:=([.C900]/([.$A$2]*[.$D$2]))" office:value-type="float" office:value="0.00549904544455565" calcext:value-type="float">
            <text:p>0.005499045444556</text:p>
          </table:table-cell>
          <table:table-cell table:formula="of:=1/[.D900]" office:value-type="float" office:value="181.849742847652" calcext:value-type="float">
            <text:p>181.849742847652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901]*[.$A$2]" office:value-type="float" office:value="67.7369912109375" calcext:value-type="float">
            <text:p>67.7369912109375</text:p>
          </table:table-cell>
          <table:table-cell table:formula="of:=SQRT([.$C$5]*[.B901])" office:value-type="float" office:value="26.0263311304028" calcext:value-type="float">
            <text:p>26.0263311304028</text:p>
          </table:table-cell>
          <table:table-cell table:formula="of:=([.C901]/([.$A$2]*[.$D$2]))" office:value-type="float" office:value="0.00550212011376125" calcext:value-type="float">
            <text:p>0.005502120113761</text:p>
          </table:table-cell>
          <table:table-cell table:formula="of:=1/[.D901]" office:value-type="float" office:value="181.748122419014" calcext:value-type="float">
            <text:p>181.748122419014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902]*[.$A$2]" office:value-type="float" office:value="67.812675" calcext:value-type="float">
            <text:p>67.812675</text:p>
          </table:table-cell>
          <table:table-cell table:formula="of:=SQRT([.$C$5]*[.B902])" office:value-type="float" office:value="26.0408669210531" calcext:value-type="float">
            <text:p>26.0408669210531</text:p>
          </table:table-cell>
          <table:table-cell table:formula="of:=([.C902]/([.$A$2]*[.$D$2]))" office:value-type="float" office:value="0.00550519306575383" calcext:value-type="float">
            <text:p>0.005505193065754</text:p>
          </table:table-cell>
          <table:table-cell table:formula="of:=1/[.D902]" office:value-type="float" office:value="181.646672161364" calcext:value-type="float">
            <text:p>181.646672161364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903]*[.$A$2]" office:value-type="float" office:value="67.8883587890625" calcext:value-type="float">
            <text:p>67.8883587890625</text:p>
          </table:table-cell>
          <table:table-cell table:formula="of:=SQRT([.$C$5]*[.B903])" office:value-type="float" office:value="26.0553946024739" calcext:value-type="float">
            <text:p>26.0553946024739</text:p>
          </table:table-cell>
          <table:table-cell table:formula="of:=([.C903]/([.$A$2]*[.$D$2]))" office:value-type="float" office:value="0.00550826430340737" calcext:value-type="float">
            <text:p>0.005508264303407</text:p>
          </table:table-cell>
          <table:table-cell table:formula="of:=1/[.D903]" office:value-type="float" office:value="181.545391600292" calcext:value-type="float">
            <text:p>181.545391600292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4]*[.$A$2]" office:value-type="float" office:value="67.964042578125" calcext:value-type="float">
            <text:p>67.964042578125</text:p>
          </table:table-cell>
          <table:table-cell table:formula="of:=SQRT([.$C$5]*[.B904])" office:value-type="float" office:value="26.0699141882218" calcext:value-type="float">
            <text:p>26.0699141882218</text:p>
          </table:table-cell>
          <table:table-cell table:formula="of:=([.C904]/([.$A$2]*[.$D$2]))" office:value-type="float" office:value="0.00551133382958788" calcext:value-type="float">
            <text:p>0.005511333829588</text:p>
          </table:table-cell>
          <table:table-cell table:formula="of:=1/[.D904]" office:value-type="float" office:value="181.444280263237" calcext:value-type="float">
            <text:p>181.44428026323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5]*[.$A$2]" office:value-type="float" office:value="68.0397263671875" calcext:value-type="float">
            <text:p>68.0397263671875</text:p>
          </table:table-cell>
          <table:table-cell table:formula="of:=SQRT([.$C$5]*[.B905])" office:value-type="float" office:value="26.0844256918161" calcext:value-type="float">
            <text:p>26.0844256918161</text:p>
          </table:table-cell>
          <table:table-cell table:formula="of:=([.C905]/([.$A$2]*[.$D$2]))" office:value-type="float" office:value="0.00551440164715336" calcext:value-type="float">
            <text:p>0.005514401647153</text:p>
          </table:table-cell>
          <table:table-cell table:formula="of:=1/[.D905]" office:value-type="float" office:value="181.343337679478" calcext:value-type="float">
            <text:p>181.343337679478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6]*[.$A$2]" office:value-type="float" office:value="68.11541015625" calcext:value-type="float">
            <text:p>68.11541015625</text:p>
          </table:table-cell>
          <table:table-cell table:formula="of:=SQRT([.$C$5]*[.B906])" office:value-type="float" office:value="26.0989291267381" calcext:value-type="float">
            <text:p>26.0989291267381</text:p>
          </table:table-cell>
          <table:table-cell table:formula="of:=([.C906]/([.$A$2]*[.$D$2]))" office:value-type="float" office:value="0.00551746775895388" calcext:value-type="float">
            <text:p>0.005517467758954</text:p>
          </table:table-cell>
          <table:table-cell table:formula="of:=1/[.D906]" office:value-type="float" office:value="181.242563380126" calcext:value-type="float">
            <text:p>181.242563380126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7]*[.$A$2]" office:value-type="float" office:value="68.1910939453125" calcext:value-type="float">
            <text:p>68.1910939453125</text:p>
          </table:table-cell>
          <table:table-cell table:formula="of:=SQRT([.$C$5]*[.B907])" office:value-type="float" office:value="26.113424506432" calcext:value-type="float">
            <text:p>26.113424506432</text:p>
          </table:table-cell>
          <table:table-cell table:formula="of:=([.C907]/([.$A$2]*[.$D$2]))" office:value-type="float" office:value="0.0055205321678316" calcext:value-type="float">
            <text:p>0.005520532167832</text:p>
          </table:table-cell>
          <table:table-cell table:formula="of:=1/[.D907]" office:value-type="float" office:value="181.141956898113" calcext:value-type="float">
            <text:p>181.141956898113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8]*[.$A$2]" office:value-type="float" office:value="68.266777734375" calcext:value-type="float">
            <text:p>68.266777734375</text:p>
          </table:table-cell>
          <table:table-cell table:formula="of:=SQRT([.$C$5]*[.B908])" office:value-type="float" office:value="26.1279118443046" calcext:value-type="float">
            <text:p>26.1279118443046</text:p>
          </table:table-cell>
          <table:table-cell table:formula="of:=([.C908]/([.$A$2]*[.$D$2]))" office:value-type="float" office:value="0.00552359487662078" calcext:value-type="float">
            <text:p>0.005523594876621</text:p>
          </table:table-cell>
          <table:table-cell table:formula="of:=1/[.D908]" office:value-type="float" office:value="181.041517768186" calcext:value-type="float">
            <text:p>181.041517768186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9]*[.$A$2]" office:value-type="float" office:value="68.3424615234375" calcext:value-type="float">
            <text:p>68.3424615234375</text:p>
          </table:table-cell>
          <table:table-cell table:formula="of:=SQRT([.$C$5]*[.B909])" office:value-type="float" office:value="26.1423911537253" calcext:value-type="float">
            <text:p>26.1423911537253</text:p>
          </table:table-cell>
          <table:table-cell table:formula="of:=([.C909]/([.$A$2]*[.$D$2]))" office:value-type="float" office:value="0.00552665588814784" calcext:value-type="float">
            <text:p>0.005526655888148</text:p>
          </table:table-cell>
          <table:table-cell table:formula="of:=1/[.D909]" office:value-type="float" office:value="180.941245526892" calcext:value-type="float">
            <text:p>180.941245526892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10]*[.$A$2]" office:value-type="float" office:value="68.4181453125" calcext:value-type="float">
            <text:p>68.4181453125</text:p>
          </table:table-cell>
          <table:table-cell table:formula="of:=SQRT([.$C$5]*[.B910])" office:value-type="float" office:value="26.1568624480269" calcext:value-type="float">
            <text:p>26.1568624480269</text:p>
          </table:table-cell>
          <table:table-cell table:formula="of:=([.C910]/([.$A$2]*[.$D$2]))" office:value-type="float" office:value="0.00552971520523138" calcext:value-type="float">
            <text:p>0.005529715205231</text:p>
          </table:table-cell>
          <table:table-cell table:formula="of:=1/[.D910]" office:value-type="float" office:value="180.841139712575" calcext:value-type="float">
            <text:p>180.84113971257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11]*[.$A$2]" office:value-type="float" office:value="68.4938291015625" calcext:value-type="float">
            <text:p>68.4938291015625</text:p>
          </table:table-cell>
          <table:table-cell table:formula="of:=SQRT([.$C$5]*[.B911])" office:value-type="float" office:value="26.1713257405051" calcext:value-type="float">
            <text:p>26.1713257405051</text:p>
          </table:table-cell>
          <table:table-cell table:formula="of:=([.C911]/([.$A$2]*[.$D$2]))" office:value-type="float" office:value="0.00553277283068219" calcext:value-type="float">
            <text:p>0.005532772830682</text:p>
          </table:table-cell>
          <table:table-cell table:formula="of:=1/[.D911]" office:value-type="float" office:value="180.741199865367" calcext:value-type="float">
            <text:p>180.74119986536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12]*[.$A$2]" office:value-type="float" office:value="68.569512890625" calcext:value-type="float">
            <text:p>68.569512890625</text:p>
          </table:table-cell>
          <table:table-cell table:formula="of:=SQRT([.$C$5]*[.B912])" office:value-type="float" office:value="26.1857810444189" calcext:value-type="float">
            <text:p>26.1857810444189</text:p>
          </table:table-cell>
          <table:table-cell table:formula="of:=([.C912]/([.$A$2]*[.$D$2]))" office:value-type="float" office:value="0.00553582876730331" calcext:value-type="float">
            <text:p>0.005535828767303</text:p>
          </table:table-cell>
          <table:table-cell table:formula="of:=1/[.D912]" office:value-type="float" office:value="180.641425527173" calcext:value-type="float">
            <text:p>180.641425527173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13]*[.$A$2]" office:value-type="float" office:value="68.6451966796875" calcext:value-type="float">
            <text:p>68.6451966796875</text:p>
          </table:table-cell>
          <table:table-cell table:formula="of:=SQRT([.$C$5]*[.B913])" office:value-type="float" office:value="26.2002283729909" calcext:value-type="float">
            <text:p>26.2002283729909</text:p>
          </table:table-cell>
          <table:table-cell table:formula="of:=([.C913]/([.$A$2]*[.$D$2]))" office:value-type="float" office:value="0.00553888301789005" calcext:value-type="float">
            <text:p>0.00553888301789</text:p>
          </table:table-cell>
          <table:table-cell table:formula="of:=1/[.D913]" office:value-type="float" office:value="180.541816241668" calcext:value-type="float">
            <text:p>180.541816241668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4]*[.$A$2]" office:value-type="float" office:value="68.72088046875" calcext:value-type="float">
            <text:p>68.72088046875</text:p>
          </table:table-cell>
          <table:table-cell table:formula="of:=SQRT([.$C$5]*[.B914])" office:value-type="float" office:value="26.2146677394069" calcext:value-type="float">
            <text:p>26.2146677394069</text:p>
          </table:table-cell>
          <table:table-cell table:formula="of:=([.C914]/([.$A$2]*[.$D$2]))" office:value-type="float" office:value="0.00554193558523" calcext:value-type="float">
            <text:p>0.00554193558523</text:p>
          </table:table-cell>
          <table:table-cell table:formula="of:=1/[.D914]" office:value-type="float" office:value="180.442371554287" calcext:value-type="float">
            <text:p>180.442371554287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5]*[.$A$2]" office:value-type="float" office:value="68.7965642578125" calcext:value-type="float">
            <text:p>68.7965642578125</text:p>
          </table:table-cell>
          <table:table-cell table:formula="of:=SQRT([.$C$5]*[.B915])" office:value-type="float" office:value="26.2290991568167" calcext:value-type="float">
            <text:p>26.2290991568167</text:p>
          </table:table-cell>
          <table:table-cell table:formula="of:=([.C915]/([.$A$2]*[.$D$2]))" office:value-type="float" office:value="0.00554498647210311" calcext:value-type="float">
            <text:p>0.005544986472103</text:p>
          </table:table-cell>
          <table:table-cell table:formula="of:=1/[.D915]" office:value-type="float" office:value="180.343091012216" calcext:value-type="float">
            <text:p>180.343091012216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6]*[.$A$2]" office:value-type="float" office:value="68.872248046875" calcext:value-type="float">
            <text:p>68.872248046875</text:p>
          </table:table-cell>
          <table:table-cell table:formula="of:=SQRT([.$C$5]*[.B916])" office:value-type="float" office:value="26.243522638334" calcext:value-type="float">
            <text:p>26.243522638334</text:p>
          </table:table-cell>
          <table:table-cell table:formula="of:=([.C916]/([.$A$2]*[.$D$2]))" office:value-type="float" office:value="0.00554803568128166" calcext:value-type="float">
            <text:p>0.005548035681282</text:p>
          </table:table-cell>
          <table:table-cell table:formula="of:=1/[.D916]" office:value-type="float" office:value="180.243974164382" calcext:value-type="float">
            <text:p>180.243974164382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7]*[.$A$2]" office:value-type="float" office:value="68.9479318359375" calcext:value-type="float">
            <text:p>68.9479318359375</text:p>
          </table:table-cell>
          <table:table-cell table:formula="of:=SQRT([.$C$5]*[.B917])" office:value-type="float" office:value="26.2579381970362" calcext:value-type="float">
            <text:p>26.2579381970362</text:p>
          </table:table-cell>
          <table:table-cell table:formula="of:=([.C917]/([.$A$2]*[.$D$2]))" office:value-type="float" office:value="0.00555108321553031" calcext:value-type="float">
            <text:p>0.00555108321553</text:p>
          </table:table-cell>
          <table:table-cell table:formula="of:=1/[.D917]" office:value-type="float" office:value="180.145020561445" calcext:value-type="float">
            <text:p>180.145020561445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8]*[.$A$2]" office:value-type="float" office:value="69.023615625" calcext:value-type="float">
            <text:p>69.023615625</text:p>
          </table:table-cell>
          <table:table-cell table:formula="of:=SQRT([.$C$5]*[.B918])" office:value-type="float" office:value="26.2723458459651" calcext:value-type="float">
            <text:p>26.2723458459651</text:p>
          </table:table-cell>
          <table:table-cell table:formula="of:=([.C918]/([.$A$2]*[.$D$2]))" office:value-type="float" office:value="0.00555412907760615" calcext:value-type="float">
            <text:p>0.005554129077606</text:p>
          </table:table-cell>
          <table:table-cell table:formula="of:=1/[.D918]" office:value-type="float" office:value="180.046229755792" calcext:value-type="float">
            <text:p>180.04622975579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9]*[.$A$2]" office:value-type="float" office:value="69.0992994140625" calcext:value-type="float">
            <text:p>69.0992994140625</text:p>
          </table:table-cell>
          <table:table-cell table:formula="of:=SQRT([.$C$5]*[.B919])" office:value-type="float" office:value="26.2867455981265" calcext:value-type="float">
            <text:p>26.2867455981265</text:p>
          </table:table-cell>
          <table:table-cell table:formula="of:=([.C919]/([.$A$2]*[.$D$2]))" office:value-type="float" office:value="0.00555717327025872" calcext:value-type="float">
            <text:p>0.005557173270259</text:p>
          </table:table-cell>
          <table:table-cell table:formula="of:=1/[.D919]" office:value-type="float" office:value="179.947601301523" calcext:value-type="float">
            <text:p>179.947601301523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20]*[.$A$2]" office:value-type="float" office:value="69.174983203125" calcext:value-type="float">
            <text:p>69.174983203125</text:p>
          </table:table-cell>
          <table:table-cell table:formula="of:=SQRT([.$C$5]*[.B920])" office:value-type="float" office:value="26.3011374664909" calcext:value-type="float">
            <text:p>26.3011374664909</text:p>
          </table:table-cell>
          <table:table-cell table:formula="of:=([.C920]/([.$A$2]*[.$D$2]))" office:value-type="float" office:value="0.00556021579623003" calcext:value-type="float">
            <text:p>0.00556021579623</text:p>
          </table:table-cell>
          <table:table-cell table:formula="of:=1/[.D920]" office:value-type="float" office:value="179.849134754451" calcext:value-type="float">
            <text:p>179.84913475445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21]*[.$A$2]" office:value-type="float" office:value="69.2506669921875" calcext:value-type="float">
            <text:p>69.2506669921875</text:p>
          </table:table-cell>
          <table:table-cell table:formula="of:=SQRT([.$C$5]*[.B921])" office:value-type="float" office:value="26.315521463993" calcext:value-type="float">
            <text:p>26.315521463993</text:p>
          </table:table-cell>
          <table:table-cell table:formula="of:=([.C921]/([.$A$2]*[.$D$2]))" office:value-type="float" office:value="0.00556325665825457" calcext:value-type="float">
            <text:p>0.005563256658255</text:p>
          </table:table-cell>
          <table:table-cell table:formula="of:=1/[.D921]" office:value-type="float" office:value="179.750829672083" calcext:value-type="float">
            <text:p>179.7508296720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22]*[.$A$2]" office:value-type="float" office:value="69.32635078125" calcext:value-type="float">
            <text:p>69.32635078125</text:p>
          </table:table-cell>
          <table:table-cell table:formula="of:=SQRT([.$C$5]*[.B922])" office:value-type="float" office:value="26.3298976035324" calcext:value-type="float">
            <text:p>26.3298976035324</text:p>
          </table:table-cell>
          <table:table-cell table:formula="of:=([.C922]/([.$A$2]*[.$D$2]))" office:value-type="float" office:value="0.00556629585905939" calcext:value-type="float">
            <text:p>0.005566295859059</text:p>
          </table:table-cell>
          <table:table-cell table:formula="of:=1/[.D922]" office:value-type="float" office:value="179.652685613622" calcext:value-type="float">
            <text:p>179.652685613622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23]*[.$A$2]" office:value-type="float" office:value="69.4020345703125" calcext:value-type="float">
            <text:p>69.4020345703125</text:p>
          </table:table-cell>
          <table:table-cell table:formula="of:=SQRT([.$C$5]*[.B923])" office:value-type="float" office:value="26.3442658979734" calcext:value-type="float">
            <text:p>26.3442658979734</text:p>
          </table:table-cell>
          <table:table-cell table:formula="of:=([.C923]/([.$A$2]*[.$D$2]))" office:value-type="float" office:value="0.00556933340136408" calcext:value-type="float">
            <text:p>0.005569333401364</text:p>
          </table:table-cell>
          <table:table-cell table:formula="of:=1/[.D923]" office:value-type="float" office:value="179.55470213995" calcext:value-type="float">
            <text:p>179.5547021399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4]*[.$A$2]" office:value-type="float" office:value="69.477718359375" calcext:value-type="float">
            <text:p>69.477718359375</text:p>
          </table:table-cell>
          <table:table-cell table:formula="of:=SQRT([.$C$5]*[.B924])" office:value-type="float" office:value="26.3586263601454" calcext:value-type="float">
            <text:p>26.3586263601454</text:p>
          </table:table-cell>
          <table:table-cell table:formula="of:=([.C924]/([.$A$2]*[.$D$2]))" office:value-type="float" office:value="0.00557236928788083" calcext:value-type="float">
            <text:p>0.005572369287881</text:p>
          </table:table-cell>
          <table:table-cell table:formula="of:=1/[.D924]" office:value-type="float" office:value="179.456878813626" calcext:value-type="float">
            <text:p>179.45687881362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5]*[.$A$2]" office:value-type="float" office:value="69.5534021484375" calcext:value-type="float">
            <text:p>69.5534021484375</text:p>
          </table:table-cell>
          <table:table-cell table:formula="of:=SQRT([.$C$5]*[.B925])" office:value-type="float" office:value="26.3729790028426" calcext:value-type="float">
            <text:p>26.3729790028426</text:p>
          </table:table-cell>
          <table:table-cell table:formula="of:=([.C925]/([.$A$2]*[.$D$2]))" office:value-type="float" office:value="0.00557540352131443" calcext:value-type="float">
            <text:p>0.005575403521314</text:p>
          </table:table-cell>
          <table:table-cell table:formula="of:=1/[.D925]" office:value-type="float" office:value="179.359215198875" calcext:value-type="float">
            <text:p>179.359215198875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6]*[.$A$2]" office:value-type="float" office:value="69.6290859375" calcext:value-type="float">
            <text:p>69.6290859375</text:p>
          </table:table-cell>
          <table:table-cell table:formula="of:=SQRT([.$C$5]*[.B926])" office:value-type="float" office:value="26.3873238388246" calcext:value-type="float">
            <text:p>26.3873238388246</text:p>
          </table:table-cell>
          <table:table-cell table:formula="of:=([.C926]/([.$A$2]*[.$D$2]))" office:value-type="float" office:value="0.00557843610436234" calcext:value-type="float">
            <text:p>0.005578436104362</text:p>
          </table:table-cell>
          <table:table-cell table:formula="of:=1/[.D926]" office:value-type="float" office:value="179.26171086158" calcext:value-type="float">
            <text:p>179.26171086158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7]*[.$A$2]" office:value-type="float" office:value="69.7047697265625" calcext:value-type="float">
            <text:p>69.7047697265625</text:p>
          </table:table-cell>
          <table:table-cell table:formula="of:=SQRT([.$C$5]*[.B927])" office:value-type="float" office:value="26.4016608808163" calcext:value-type="float">
            <text:p>26.4016608808163</text:p>
          </table:table-cell>
          <table:table-cell table:formula="of:=([.C927]/([.$A$2]*[.$D$2]))" office:value-type="float" office:value="0.00558146703971466" calcext:value-type="float">
            <text:p>0.005581467039715</text:p>
          </table:table-cell>
          <table:table-cell table:formula="of:=1/[.D927]" office:value-type="float" office:value="179.164365369274" calcext:value-type="float">
            <text:p>179.164365369274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8]*[.$A$2]" office:value-type="float" office:value="69.780453515625" calcext:value-type="float">
            <text:p>69.780453515625</text:p>
          </table:table-cell>
          <table:table-cell table:formula="of:=SQRT([.$C$5]*[.B928])" office:value-type="float" office:value="26.415990141508" calcext:value-type="float">
            <text:p>26.415990141508</text:p>
          </table:table-cell>
          <table:table-cell table:formula="of:=([.C928]/([.$A$2]*[.$D$2]))" office:value-type="float" office:value="0.00558449633005422" calcext:value-type="float">
            <text:p>0.005584496330054</text:p>
          </table:table-cell>
          <table:table-cell table:formula="of:=1/[.D928]" office:value-type="float" office:value="179.067178291134" calcext:value-type="float">
            <text:p>179.067178291134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9]*[.$A$2]" office:value-type="float" office:value="69.8561373046875" calcext:value-type="float">
            <text:p>69.8561373046875</text:p>
          </table:table-cell>
          <table:table-cell table:formula="of:=SQRT([.$C$5]*[.B929])" office:value-type="float" office:value="26.4303116335558" calcext:value-type="float">
            <text:p>26.4303116335558</text:p>
          </table:table-cell>
          <table:table-cell table:formula="of:=([.C929]/([.$A$2]*[.$D$2]))" office:value-type="float" office:value="0.00558752397805655" calcext:value-type="float">
            <text:p>0.005587523978057</text:p>
          </table:table-cell>
          <table:table-cell table:formula="of:=1/[.D929]" office:value-type="float" office:value="178.970149197967" calcext:value-type="float">
            <text:p>178.970149197967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30]*[.$A$2]" office:value-type="float" office:value="69.93182109375" calcext:value-type="float">
            <text:p>69.93182109375</text:p>
          </table:table-cell>
          <table:table-cell table:formula="of:=SQRT([.$C$5]*[.B930])" office:value-type="float" office:value="26.4446253695812" calcext:value-type="float">
            <text:p>26.4446253695812</text:p>
          </table:table-cell>
          <table:table-cell table:formula="of:=([.C930]/([.$A$2]*[.$D$2]))" office:value-type="float" office:value="0.00559054998638996" calcext:value-type="float">
            <text:p>0.00559054998639</text:p>
          </table:table-cell>
          <table:table-cell table:formula="of:=1/[.D930]" office:value-type="float" office:value="178.873277662211" calcext:value-type="float">
            <text:p>178.87327766221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31]*[.$A$2]" office:value-type="float" office:value="70.0075048828125" calcext:value-type="float">
            <text:p>70.0075048828125</text:p>
          </table:table-cell>
          <table:table-cell table:formula="of:=SQRT([.$C$5]*[.B931])" office:value-type="float" office:value="26.4589313621719" calcext:value-type="float">
            <text:p>26.4589313621719</text:p>
          </table:table-cell>
          <table:table-cell table:formula="of:=([.C931]/([.$A$2]*[.$D$2]))" office:value-type="float" office:value="0.00559357435771553" calcext:value-type="float">
            <text:p>0.005593574357716</text:p>
          </table:table-cell>
          <table:table-cell table:formula="of:=1/[.D931]" office:value-type="float" office:value="178.776563257918" calcext:value-type="float">
            <text:p>178.776563257918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32]*[.$A$2]" office:value-type="float" office:value="70.083188671875" calcext:value-type="float">
            <text:p>70.083188671875</text:p>
          </table:table-cell>
          <table:table-cell table:formula="of:=SQRT([.$C$5]*[.B932])" office:value-type="float" office:value="26.4732296238814" calcext:value-type="float">
            <text:p>26.4732296238814</text:p>
          </table:table-cell>
          <table:table-cell table:formula="of:=([.C932]/([.$A$2]*[.$D$2]))" office:value-type="float" office:value="0.00559659709468714" calcext:value-type="float">
            <text:p>0.005596597094687</text:p>
          </table:table-cell>
          <table:table-cell table:formula="of:=1/[.D932]" office:value-type="float" office:value="178.680005560754" calcext:value-type="float">
            <text:p>178.680005560754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33]*[.$A$2]" office:value-type="float" office:value="70.1588724609375" calcext:value-type="float">
            <text:p>70.1588724609375</text:p>
          </table:table-cell>
          <table:table-cell table:formula="of:=SQRT([.$C$5]*[.B933])" office:value-type="float" office:value="26.4875201672292" calcext:value-type="float">
            <text:p>26.4875201672292</text:p>
          </table:table-cell>
          <table:table-cell table:formula="of:=([.C933]/([.$A$2]*[.$D$2]))" office:value-type="float" office:value="0.00559961819995153" calcext:value-type="float">
            <text:p>0.005599618199952</text:p>
          </table:table-cell>
          <table:table-cell table:formula="of:=1/[.D933]" office:value-type="float" office:value="178.583604147986" calcext:value-type="float">
            <text:p>178.58360414798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4]*[.$A$2]" office:value-type="float" office:value="70.23455625" calcext:value-type="float">
            <text:p>70.23455625</text:p>
          </table:table-cell>
          <table:table-cell table:formula="of:=SQRT([.$C$5]*[.B934])" office:value-type="float" office:value="26.5018030047014" calcext:value-type="float">
            <text:p>26.5018030047014</text:p>
          </table:table-cell>
          <table:table-cell table:formula="of:=([.C934]/([.$A$2]*[.$D$2]))" office:value-type="float" office:value="0.00560263767614829" calcext:value-type="float">
            <text:p>0.005602637676148</text:p>
          </table:table-cell>
          <table:table-cell table:formula="of:=1/[.D934]" office:value-type="float" office:value="178.487358598474" calcext:value-type="float">
            <text:p>178.487358598474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5]*[.$A$2]" office:value-type="float" office:value="70.3102400390625" calcext:value-type="float">
            <text:p>70.3102400390625</text:p>
          </table:table-cell>
          <table:table-cell table:formula="of:=SQRT([.$C$5]*[.B935])" office:value-type="float" office:value="26.5160781487501" calcext:value-type="float">
            <text:p>26.5160781487501</text:p>
          </table:table-cell>
          <table:table-cell table:formula="of:=([.C935]/([.$A$2]*[.$D$2]))" office:value-type="float" office:value="0.0056056555259099" calcext:value-type="float">
            <text:p>0.00560565552591</text:p>
          </table:table-cell>
          <table:table-cell table:formula="of:=1/[.D935]" office:value-type="float" office:value="178.391268492668" calcext:value-type="float">
            <text:p>178.391268492668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6]*[.$A$2]" office:value-type="float" office:value="70.385923828125" calcext:value-type="float">
            <text:p>70.385923828125</text:p>
          </table:table-cell>
          <table:table-cell table:formula="of:=SQRT([.$C$5]*[.B936])" office:value-type="float" office:value="26.5303456117942" calcext:value-type="float">
            <text:p>26.5303456117942</text:p>
          </table:table-cell>
          <table:table-cell table:formula="of:=([.C936]/([.$A$2]*[.$D$2]))" office:value-type="float" office:value="0.00560867175186176" calcext:value-type="float">
            <text:p>0.005608671751862</text:p>
          </table:table-cell>
          <table:table-cell table:formula="of:=1/[.D936]" office:value-type="float" office:value="178.295333412596" calcext:value-type="float">
            <text:p>178.29533341259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7]*[.$A$2]" office:value-type="float" office:value="70.4616076171875" calcext:value-type="float">
            <text:p>70.4616076171875</text:p>
          </table:table-cell>
          <table:table-cell table:formula="of:=SQRT([.$C$5]*[.B937])" office:value-type="float" office:value="26.5446054062191" calcext:value-type="float">
            <text:p>26.5446054062191</text:p>
          </table:table-cell>
          <table:table-cell table:formula="of:=([.C937]/([.$A$2]*[.$D$2]))" office:value-type="float" office:value="0.00561168635662222" calcext:value-type="float">
            <text:p>0.005611686356622</text:p>
          </table:table-cell>
          <table:table-cell table:formula="of:=1/[.D937]" office:value-type="float" office:value="178.199552941857" calcext:value-type="float">
            <text:p>178.19955294185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8]*[.$A$2]" office:value-type="float" office:value="70.53729140625" calcext:value-type="float">
            <text:p>70.53729140625</text:p>
          </table:table-cell>
          <table:table-cell table:formula="of:=SQRT([.$C$5]*[.B938])" office:value-type="float" office:value="26.5588575443768" calcext:value-type="float">
            <text:p>26.5588575443768</text:p>
          </table:table-cell>
          <table:table-cell table:formula="of:=([.C938]/([.$A$2]*[.$D$2]))" office:value-type="float" office:value="0.00561469934280259" calcext:value-type="float">
            <text:p>0.005614699342803</text:p>
          </table:table-cell>
          <table:table-cell table:formula="of:=1/[.D938]" office:value-type="float" office:value="178.103926665617" calcext:value-type="float">
            <text:p>178.103926665617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9]*[.$A$2]" office:value-type="float" office:value="70.6129751953125" calcext:value-type="float">
            <text:p>70.6129751953125</text:p>
          </table:table-cell>
          <table:table-cell table:formula="of:=SQRT([.$C$5]*[.B939])" office:value-type="float" office:value="26.5731020385864" calcext:value-type="float">
            <text:p>26.5731020385864</text:p>
          </table:table-cell>
          <table:table-cell table:formula="of:=([.C939]/([.$A$2]*[.$D$2]))" office:value-type="float" office:value="0.00561771071300719" calcext:value-type="float">
            <text:p>0.005617710713007</text:p>
          </table:table-cell>
          <table:table-cell table:formula="of:=1/[.D939]" office:value-type="float" office:value="178.008454170595" calcext:value-type="float">
            <text:p>178.00845417059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40]*[.$A$2]" office:value-type="float" office:value="70.688658984375" calcext:value-type="float">
            <text:p>70.688658984375</text:p>
          </table:table-cell>
          <table:table-cell table:formula="of:=SQRT([.$C$5]*[.B940])" office:value-type="float" office:value="26.5873389011339" calcext:value-type="float">
            <text:p>26.5873389011339</text:p>
          </table:table-cell>
          <table:table-cell table:formula="of:=([.C940]/([.$A$2]*[.$D$2]))" office:value-type="float" office:value="0.00562072046983335" calcext:value-type="float">
            <text:p>0.005620720469833</text:p>
          </table:table-cell>
          <table:table-cell table:formula="of:=1/[.D940]" office:value-type="float" office:value="177.913135045061" calcext:value-type="float">
            <text:p>177.91313504506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41]*[.$A$2]" office:value-type="float" office:value="70.7643427734375" calcext:value-type="float">
            <text:p>70.7643427734375</text:p>
          </table:table-cell>
          <table:table-cell table:formula="of:=SQRT([.$C$5]*[.B941])" office:value-type="float" office:value="26.6015681442725" calcext:value-type="float">
            <text:p>26.6015681442725</text:p>
          </table:table-cell>
          <table:table-cell table:formula="of:=([.C941]/([.$A$2]*[.$D$2]))" office:value-type="float" office:value="0.00562372861587146" calcext:value-type="float">
            <text:p>0.005623728615871</text:p>
          </table:table-cell>
          <table:table-cell table:formula="of:=1/[.D941]" office:value-type="float" office:value="177.817968878827" calcext:value-type="float">
            <text:p>177.817968878827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42]*[.$A$2]" office:value-type="float" office:value="70.8400265625" calcext:value-type="float">
            <text:p>70.8400265625</text:p>
          </table:table-cell>
          <table:table-cell table:formula="of:=SQRT([.$C$5]*[.B942])" office:value-type="float" office:value="26.6157897802226" calcext:value-type="float">
            <text:p>26.6157897802226</text:p>
          </table:table-cell>
          <table:table-cell table:formula="of:=([.C942]/([.$A$2]*[.$D$2]))" office:value-type="float" office:value="0.00562673515370498" calcext:value-type="float">
            <text:p>0.005626735153705</text:p>
          </table:table-cell>
          <table:table-cell table:formula="of:=1/[.D942]" office:value-type="float" office:value="177.722955263238" calcext:value-type="float">
            <text:p>177.722955263238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43]*[.$A$2]" office:value-type="float" office:value="70.9157103515625" calcext:value-type="float">
            <text:p>70.9157103515625</text:p>
          </table:table-cell>
          <table:table-cell table:formula="of:=SQRT([.$C$5]*[.B943])" office:value-type="float" office:value="26.6300038211718" calcext:value-type="float">
            <text:p>26.6300038211718</text:p>
          </table:table-cell>
          <table:table-cell table:formula="of:=([.C943]/([.$A$2]*[.$D$2]))" office:value-type="float" office:value="0.00562974008591047" calcext:value-type="float">
            <text:p>0.00562974008591</text:p>
          </table:table-cell>
          <table:table-cell table:formula="of:=1/[.D943]" office:value-type="float" office:value="177.628093791167" calcext:value-type="float">
            <text:p>177.628093791167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4]*[.$A$2]" office:value-type="float" office:value="70.991394140625" calcext:value-type="float">
            <text:p>70.991394140625</text:p>
          </table:table-cell>
          <table:table-cell table:formula="of:=SQRT([.$C$5]*[.B944])" office:value-type="float" office:value="26.6442102792755" calcext:value-type="float">
            <text:p>26.6442102792755</text:p>
          </table:table-cell>
          <table:table-cell table:formula="of:=([.C944]/([.$A$2]*[.$D$2]))" office:value-type="float" office:value="0.00563274341505764" calcext:value-type="float">
            <text:p>0.005632743415058</text:p>
          </table:table-cell>
          <table:table-cell table:formula="of:=1/[.D944]" office:value-type="float" office:value="177.533384057006" calcext:value-type="float">
            <text:p>177.533384057006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5]*[.$A$2]" office:value-type="float" office:value="71.0670779296875" calcext:value-type="float">
            <text:p>71.0670779296875</text:p>
          </table:table-cell>
          <table:table-cell table:formula="of:=SQRT([.$C$5]*[.B945])" office:value-type="float" office:value="26.6584091666565" calcext:value-type="float">
            <text:p>26.6584091666565</text:p>
          </table:table-cell>
          <table:table-cell table:formula="of:=([.C945]/([.$A$2]*[.$D$2]))" office:value-type="float" office:value="0.00563574514370931" calcext:value-type="float">
            <text:p>0.005635745143709</text:p>
          </table:table-cell>
          <table:table-cell table:formula="of:=1/[.D945]" office:value-type="float" office:value="177.438825656659" calcext:value-type="float">
            <text:p>177.43882565665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6]*[.$A$2]" office:value-type="float" office:value="71.14276171875" calcext:value-type="float">
            <text:p>71.14276171875</text:p>
          </table:table-cell>
          <table:table-cell table:formula="of:=SQRT([.$C$5]*[.B946])" office:value-type="float" office:value="26.6726004954054" calcext:value-type="float">
            <text:p>26.6726004954054</text:p>
          </table:table-cell>
          <table:table-cell table:formula="of:=([.C946]/([.$A$2]*[.$D$2]))" office:value-type="float" office:value="0.00563874527442151" calcext:value-type="float">
            <text:p>0.005638745274422</text:p>
          </table:table-cell>
          <table:table-cell table:formula="of:=1/[.D946]" office:value-type="float" office:value="177.344418187536" calcext:value-type="float">
            <text:p>177.344418187536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7]*[.$A$2]" office:value-type="float" office:value="71.2184455078125" calcext:value-type="float">
            <text:p>71.2184455078125</text:p>
          </table:table-cell>
          <table:table-cell table:formula="of:=SQRT([.$C$5]*[.B947])" office:value-type="float" office:value="26.6867842775806" calcext:value-type="float">
            <text:p>26.6867842775806</text:p>
          </table:table-cell>
          <table:table-cell table:formula="of:=([.C947]/([.$A$2]*[.$D$2]))" office:value-type="float" office:value="0.00564174380974347" calcext:value-type="float">
            <text:p>0.005641743809743</text:p>
          </table:table-cell>
          <table:table-cell table:formula="of:=1/[.D947]" office:value-type="float" office:value="177.250161248543" calcext:value-type="float">
            <text:p>177.25016124854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8]*[.$A$2]" office:value-type="float" office:value="71.294129296875" calcext:value-type="float">
            <text:p>71.294129296875</text:p>
          </table:table-cell>
          <table:table-cell table:formula="of:=SQRT([.$C$5]*[.B948])" office:value-type="float" office:value="26.7009605252086" calcext:value-type="float">
            <text:p>26.7009605252086</text:p>
          </table:table-cell>
          <table:table-cell table:formula="of:=([.C948]/([.$A$2]*[.$D$2]))" office:value-type="float" office:value="0.00564474075221765" calcext:value-type="float">
            <text:p>0.005644740752218</text:p>
          </table:table-cell>
          <table:table-cell table:formula="of:=1/[.D948]" office:value-type="float" office:value="177.156054440079" calcext:value-type="float">
            <text:p>177.156054440079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9]*[.$A$2]" office:value-type="float" office:value="71.3698130859375" calcext:value-type="float">
            <text:p>71.3698130859375</text:p>
          </table:table-cell>
          <table:table-cell table:formula="of:=SQRT([.$C$5]*[.B949])" office:value-type="float" office:value="26.7151292502839" calcext:value-type="float">
            <text:p>26.7151292502839</text:p>
          </table:table-cell>
          <table:table-cell table:formula="of:=([.C949]/([.$A$2]*[.$D$2]))" office:value-type="float" office:value="0.00564773610437975" calcext:value-type="float">
            <text:p>0.00564773610438</text:p>
          </table:table-cell>
          <table:table-cell table:formula="of:=1/[.D949]" office:value-type="float" office:value="177.062097364024" calcext:value-type="float">
            <text:p>177.06209736402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50]*[.$A$2]" office:value-type="float" office:value="71.445496875" calcext:value-type="float">
            <text:p>71.445496875</text:p>
          </table:table-cell>
          <table:table-cell table:formula="of:=SQRT([.$C$5]*[.B950])" office:value-type="float" office:value="26.7292904647692" calcext:value-type="float">
            <text:p>26.7292904647692</text:p>
          </table:table-cell>
          <table:table-cell table:formula="of:=([.C950]/([.$A$2]*[.$D$2]))" office:value-type="float" office:value="0.00565072986875876" calcext:value-type="float">
            <text:p>0.005650729868759</text:p>
          </table:table-cell>
          <table:table-cell table:formula="of:=1/[.D950]" office:value-type="float" office:value="176.968289623737" calcext:value-type="float">
            <text:p>176.968289623737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51]*[.$A$2]" office:value-type="float" office:value="71.5211806640625" calcext:value-type="float">
            <text:p>71.5211806640625</text:p>
          </table:table-cell>
          <table:table-cell table:formula="of:=SQRT([.$C$5]*[.B951])" office:value-type="float" office:value="26.7434441805955" calcext:value-type="float">
            <text:p>26.7434441805955</text:p>
          </table:table-cell>
          <table:table-cell table:formula="of:=([.C951]/([.$A$2]*[.$D$2]))" office:value-type="float" office:value="0.00565372204787699" calcext:value-type="float">
            <text:p>0.005653722047877</text:p>
          </table:table-cell>
          <table:table-cell table:formula="of:=1/[.D951]" office:value-type="float" office:value="176.874630824044" calcext:value-type="float">
            <text:p>176.87463082404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52]*[.$A$2]" office:value-type="float" office:value="71.596864453125" calcext:value-type="float">
            <text:p>71.596864453125</text:p>
          </table:table-cell>
          <table:table-cell table:formula="of:=SQRT([.$C$5]*[.B952])" office:value-type="float" office:value="26.7575904096623" calcext:value-type="float">
            <text:p>26.7575904096623</text:p>
          </table:table-cell>
          <table:table-cell table:formula="of:=([.C952]/([.$A$2]*[.$D$2]))" office:value-type="float" office:value="0.00565671264425004" calcext:value-type="float">
            <text:p>0.00565671264425</text:p>
          </table:table-cell>
          <table:table-cell table:formula="of:=1/[.D952]" office:value-type="float" office:value="176.781120571236" calcext:value-type="float">
            <text:p>176.78112057123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53]*[.$A$2]" office:value-type="float" office:value="71.6725482421875" calcext:value-type="float">
            <text:p>71.6725482421875</text:p>
          </table:table-cell>
          <table:table-cell table:formula="of:=SQRT([.$C$5]*[.B953])" office:value-type="float" office:value="26.7717291638376" calcext:value-type="float">
            <text:p>26.7717291638376</text:p>
          </table:table-cell>
          <table:table-cell table:formula="of:=([.C953]/([.$A$2]*[.$D$2]))" office:value-type="float" office:value="0.00565970166038689" calcext:value-type="float">
            <text:p>0.005659701660387</text:p>
          </table:table-cell>
          <table:table-cell table:formula="of:=1/[.D953]" office:value-type="float" office:value="176.687758473057" calcext:value-type="float">
            <text:p>176.68775847305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4]*[.$A$2]" office:value-type="float" office:value="71.74823203125" calcext:value-type="float">
            <text:p>71.74823203125</text:p>
          </table:table-cell>
          <table:table-cell table:formula="of:=SQRT([.$C$5]*[.B954])" office:value-type="float" office:value="26.7858604549583" calcext:value-type="float">
            <text:p>26.7858604549583</text:p>
          </table:table-cell>
          <table:table-cell table:formula="of:=([.C954]/([.$A$2]*[.$D$2]))" office:value-type="float" office:value="0.0056626890987899" calcext:value-type="float">
            <text:p>0.00566268909879</text:p>
          </table:table-cell>
          <table:table-cell table:formula="of:=1/[.D954]" office:value-type="float" office:value="176.594544138702" calcext:value-type="float">
            <text:p>176.594544138702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5]*[.$A$2]" office:value-type="float" office:value="71.8239158203125" calcext:value-type="float">
            <text:p>71.8239158203125</text:p>
          </table:table-cell>
          <table:table-cell table:formula="of:=SQRT([.$C$5]*[.B955])" office:value-type="float" office:value="26.7999842948298" calcext:value-type="float">
            <text:p>26.7999842948298</text:p>
          </table:table-cell>
          <table:table-cell table:formula="of:=([.C955]/([.$A$2]*[.$D$2]))" office:value-type="float" office:value="0.00566567496195483" calcext:value-type="float">
            <text:p>0.005665674961955</text:p>
          </table:table-cell>
          <table:table-cell table:formula="of:=1/[.D955]" office:value-type="float" office:value="176.501477178805" calcext:value-type="float">
            <text:p>176.501477178805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6]*[.$A$2]" office:value-type="float" office:value="71.899599609375" calcext:value-type="float">
            <text:p>71.899599609375</text:p>
          </table:table-cell>
          <table:table-cell table:formula="of:=SQRT([.$C$5]*[.B956])" office:value-type="float" office:value="26.8141006952266" calcext:value-type="float">
            <text:p>26.8141006952266</text:p>
          </table:table-cell>
          <table:table-cell table:formula="of:=([.C956]/([.$A$2]*[.$D$2]))" office:value-type="float" office:value="0.00566865925237086" calcext:value-type="float">
            <text:p>0.005668659252371</text:p>
          </table:table-cell>
          <table:table-cell table:formula="of:=1/[.D956]" office:value-type="float" office:value="176.408557205438" calcext:value-type="float">
            <text:p>176.408557205438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7]*[.$A$2]" office:value-type="float" office:value="71.9752833984375" calcext:value-type="float">
            <text:p>71.9752833984375</text:p>
          </table:table-cell>
          <table:table-cell table:formula="of:=SQRT([.$C$5]*[.B957])" office:value-type="float" office:value="26.828209667892" calcext:value-type="float">
            <text:p>26.828209667892</text:p>
          </table:table-cell>
          <table:table-cell table:formula="of:=([.C957]/([.$A$2]*[.$D$2]))" office:value-type="float" office:value="0.00567164197252062" calcext:value-type="float">
            <text:p>0.005671641972521</text:p>
          </table:table-cell>
          <table:table-cell table:formula="of:=1/[.D957]" office:value-type="float" office:value="176.315783832098" calcext:value-type="float">
            <text:p>176.31578383209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8]*[.$A$2]" office:value-type="float" office:value="72.0509671875" calcext:value-type="float">
            <text:p>72.0509671875</text:p>
          </table:table-cell>
          <table:table-cell table:formula="of:=SQRT([.$C$5]*[.B958])" office:value-type="float" office:value="26.8423112245388" calcext:value-type="float">
            <text:p>26.8423112245388</text:p>
          </table:table-cell>
          <table:table-cell table:formula="of:=([.C958]/([.$A$2]*[.$D$2]))" office:value-type="float" office:value="0.00567462312488024" calcext:value-type="float">
            <text:p>0.00567462312488</text:p>
          </table:table-cell>
          <table:table-cell table:formula="of:=1/[.D958]" office:value-type="float" office:value="176.223156673705" calcext:value-type="float">
            <text:p>176.22315667370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9]*[.$A$2]" office:value-type="float" office:value="72.1266509765625" calcext:value-type="float">
            <text:p>72.1266509765625</text:p>
          </table:table-cell>
          <table:table-cell table:formula="of:=SQRT([.$C$5]*[.B959])" office:value-type="float" office:value="26.8564053768486" calcext:value-type="float">
            <text:p>26.8564053768486</text:p>
          </table:table-cell>
          <table:table-cell table:formula="of:=([.C959]/([.$A$2]*[.$D$2]))" office:value-type="float" office:value="0.0056776027119193" calcext:value-type="float">
            <text:p>0.005677602711919</text:p>
          </table:table-cell>
          <table:table-cell table:formula="of:=1/[.D959]" office:value-type="float" office:value="176.130675346594" calcext:value-type="float">
            <text:p>176.130675346594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60]*[.$A$2]" office:value-type="float" office:value="72.202334765625" calcext:value-type="float">
            <text:p>72.202334765625</text:p>
          </table:table-cell>
          <table:table-cell table:formula="of:=SQRT([.$C$5]*[.B960])" office:value-type="float" office:value="26.8704921364729" calcext:value-type="float">
            <text:p>26.8704921364729</text:p>
          </table:table-cell>
          <table:table-cell table:formula="of:=([.C960]/([.$A$2]*[.$D$2]))" office:value-type="float" office:value="0.00568058073610096" calcext:value-type="float">
            <text:p>0.005680580736101</text:p>
          </table:table-cell>
          <table:table-cell table:formula="of:=1/[.D960]" office:value-type="float" office:value="176.038339468507" calcext:value-type="float">
            <text:p>176.038339468507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61]*[.$A$2]" office:value-type="float" office:value="72.2780185546875" calcext:value-type="float">
            <text:p>72.2780185546875</text:p>
          </table:table-cell>
          <table:table-cell table:formula="of:=SQRT([.$C$5]*[.B961])" office:value-type="float" office:value="26.8845715150321" calcext:value-type="float">
            <text:p>26.8845715150321</text:p>
          </table:table-cell>
          <table:table-cell table:formula="of:=([.C961]/([.$A$2]*[.$D$2]))" office:value-type="float" office:value="0.00568355719988188" calcext:value-type="float">
            <text:p>0.005683557199882</text:p>
          </table:table-cell>
          <table:table-cell table:formula="of:=1/[.D961]" office:value-type="float" office:value="175.946148658587" calcext:value-type="float">
            <text:p>175.946148658587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62]*[.$A$2]" office:value-type="float" office:value="72.35370234375" calcext:value-type="float">
            <text:p>72.35370234375</text:p>
          </table:table-cell>
          <table:table-cell table:formula="of:=SQRT([.$C$5]*[.B962])" office:value-type="float" office:value="26.8986435241166" calcext:value-type="float">
            <text:p>26.8986435241166</text:p>
          </table:table-cell>
          <table:table-cell table:formula="of:=([.C962]/([.$A$2]*[.$D$2]))" office:value-type="float" office:value="0.00568653210571233" calcext:value-type="float">
            <text:p>0.005686532105712</text:p>
          </table:table-cell>
          <table:table-cell table:formula="of:=1/[.D962]" office:value-type="float" office:value="175.854102537373" calcext:value-type="float">
            <text:p>175.854102537373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63]*[.$A$2]" office:value-type="float" office:value="72.4293861328125" calcext:value-type="float">
            <text:p>72.4293861328125</text:p>
          </table:table-cell>
          <table:table-cell table:formula="of:=SQRT([.$C$5]*[.B963])" office:value-type="float" office:value="26.9127081752864" calcext:value-type="float">
            <text:p>26.9127081752864</text:p>
          </table:table-cell>
          <table:table-cell table:formula="of:=([.C963]/([.$A$2]*[.$D$2]))" office:value-type="float" office:value="0.00568950545603613" calcext:value-type="float">
            <text:p>0.005689505456036</text:p>
          </table:table-cell>
          <table:table-cell table:formula="of:=1/[.D963]" office:value-type="float" office:value="175.762200726792" calcext:value-type="float">
            <text:p>175.762200726792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4]*[.$A$2]" office:value-type="float" office:value="72.505069921875" calcext:value-type="float">
            <text:p>72.505069921875</text:p>
          </table:table-cell>
          <table:table-cell table:formula="of:=SQRT([.$C$5]*[.B964])" office:value-type="float" office:value="26.9267654800711" calcext:value-type="float">
            <text:p>26.9267654800711</text:p>
          </table:table-cell>
          <table:table-cell table:formula="of:=([.C964]/([.$A$2]*[.$D$2]))" office:value-type="float" office:value="0.00569247725329077" calcext:value-type="float">
            <text:p>0.005692477253291</text:p>
          </table:table-cell>
          <table:table-cell table:formula="of:=1/[.D964]" office:value-type="float" office:value="175.670442850151" calcext:value-type="float">
            <text:p>175.67044285015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5]*[.$A$2]" office:value-type="float" office:value="72.5807537109375" calcext:value-type="float">
            <text:p>72.5807537109375</text:p>
          </table:table-cell>
          <table:table-cell table:formula="of:=SQRT([.$C$5]*[.B965])" office:value-type="float" office:value="26.9408154499706" calcext:value-type="float">
            <text:p>26.9408154499706</text:p>
          </table:table-cell>
          <table:table-cell table:formula="of:=([.C965]/([.$A$2]*[.$D$2]))" office:value-type="float" office:value="0.00569544749990733" calcext:value-type="float">
            <text:p>0.005695447499907</text:p>
          </table:table-cell>
          <table:table-cell table:formula="of:=1/[.D965]" office:value-type="float" office:value="175.578828532134" calcext:value-type="float">
            <text:p>175.578828532134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6]*[.$A$2]" office:value-type="float" office:value="72.6564375" calcext:value-type="float">
            <text:p>72.6564375</text:p>
          </table:table-cell>
          <table:table-cell table:formula="of:=SQRT([.$C$5]*[.B966])" office:value-type="float" office:value="26.9548580964545" calcext:value-type="float">
            <text:p>26.9548580964545</text:p>
          </table:table-cell>
          <table:table-cell table:formula="of:=([.C966]/([.$A$2]*[.$D$2]))" office:value-type="float" office:value="0.0056984161983106" calcext:value-type="float">
            <text:p>0.005698416198311</text:p>
          </table:table-cell>
          <table:table-cell table:formula="of:=1/[.D966]" office:value-type="float" office:value="175.487357398792" calcext:value-type="float">
            <text:p>175.48735739879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7]*[.$A$2]" office:value-type="float" office:value="72.7321212890625" calcext:value-type="float">
            <text:p>72.7321212890625</text:p>
          </table:table-cell>
          <table:table-cell table:formula="of:=SQRT([.$C$5]*[.B967])" office:value-type="float" office:value="26.9688934309627" calcext:value-type="float">
            <text:p>26.9688934309627</text:p>
          </table:table-cell>
          <table:table-cell table:formula="of:=([.C967]/([.$A$2]*[.$D$2]))" office:value-type="float" office:value="0.00570138335091901" calcext:value-type="float">
            <text:p>0.005701383350919</text:p>
          </table:table-cell>
          <table:table-cell table:formula="of:=1/[.D967]" office:value-type="float" office:value="175.396029077541" calcext:value-type="float">
            <text:p>175.39602907754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8]*[.$A$2]" office:value-type="float" office:value="72.807805078125" calcext:value-type="float">
            <text:p>72.807805078125</text:p>
          </table:table-cell>
          <table:table-cell table:formula="of:=SQRT([.$C$5]*[.B968])" office:value-type="float" office:value="26.9829214649054" calcext:value-type="float">
            <text:p>26.9829214649054</text:p>
          </table:table-cell>
          <table:table-cell table:formula="of:=([.C968]/([.$A$2]*[.$D$2]))" office:value-type="float" office:value="0.00570434896014474" calcext:value-type="float">
            <text:p>0.005704348960145</text:p>
          </table:table-cell>
          <table:table-cell table:formula="of:=1/[.D968]" office:value-type="float" office:value="175.30484319715" calcext:value-type="float">
            <text:p>175.30484319715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9]*[.$A$2]" office:value-type="float" office:value="72.8834888671875" calcext:value-type="float">
            <text:p>72.8834888671875</text:p>
          </table:table-cell>
          <table:table-cell table:formula="of:=SQRT([.$C$5]*[.B969])" office:value-type="float" office:value="26.9969422096628" calcext:value-type="float">
            <text:p>26.9969422096628</text:p>
          </table:table-cell>
          <table:table-cell table:formula="of:=([.C969]/([.$A$2]*[.$D$2]))" office:value-type="float" office:value="0.00570731302839368" calcext:value-type="float">
            <text:p>0.005707313028394</text:p>
          </table:table-cell>
          <table:table-cell table:formula="of:=1/[.D969]" office:value-type="float" office:value="175.213799387739" calcext:value-type="float">
            <text:p>175.213799387739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70]*[.$A$2]" office:value-type="float" office:value="72.95917265625" calcext:value-type="float">
            <text:p>72.95917265625</text:p>
          </table:table-cell>
          <table:table-cell table:formula="of:=SQRT([.$C$5]*[.B970])" office:value-type="float" office:value="27.0109556765861" calcext:value-type="float">
            <text:p>27.0109556765861</text:p>
          </table:table-cell>
          <table:table-cell table:formula="of:=([.C970]/([.$A$2]*[.$D$2]))" office:value-type="float" office:value="0.00571027555806549" calcext:value-type="float">
            <text:p>0.005710275558065</text:p>
          </table:table-cell>
          <table:table-cell table:formula="of:=1/[.D970]" office:value-type="float" office:value="175.122897280771" calcext:value-type="float">
            <text:p>175.12289728077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71]*[.$A$2]" office:value-type="float" office:value="73.0348564453125" calcext:value-type="float">
            <text:p>73.0348564453125</text:p>
          </table:table-cell>
          <table:table-cell table:formula="of:=SQRT([.$C$5]*[.B971])" office:value-type="float" office:value="27.0249618769967" calcext:value-type="float">
            <text:p>27.0249618769967</text:p>
          </table:table-cell>
          <table:table-cell table:formula="of:=([.C971]/([.$A$2]*[.$D$2]))" office:value-type="float" office:value="0.00571323655155359" calcext:value-type="float">
            <text:p>0.005713236551554</text:p>
          </table:table-cell>
          <table:table-cell table:formula="of:=1/[.D971]" office:value-type="float" office:value="175.032136509046" calcext:value-type="float">
            <text:p>175.032136509046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72]*[.$A$2]" office:value-type="float" office:value="73.110540234375" calcext:value-type="float">
            <text:p>73.110540234375</text:p>
          </table:table-cell>
          <table:table-cell table:formula="of:=SQRT([.$C$5]*[.B972])" office:value-type="float" office:value="27.0389608221868" calcext:value-type="float">
            <text:p>27.0389608221868</text:p>
          </table:table-cell>
          <table:table-cell table:formula="of:=([.C972]/([.$A$2]*[.$D$2]))" office:value-type="float" office:value="0.00571619601124523" calcext:value-type="float">
            <text:p>0.005716196011245</text:p>
          </table:table-cell>
          <table:table-cell table:formula="of:=1/[.D972]" office:value-type="float" office:value="174.941516706695" calcext:value-type="float">
            <text:p>174.94151670669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73]*[.$A$2]" office:value-type="float" office:value="73.1862240234375" calcext:value-type="float">
            <text:p>73.1862240234375</text:p>
          </table:table-cell>
          <table:table-cell table:formula="of:=SQRT([.$C$5]*[.B973])" office:value-type="float" office:value="27.0529525234192" calcext:value-type="float">
            <text:p>27.0529525234192</text:p>
          </table:table-cell>
          <table:table-cell table:formula="of:=([.C973]/([.$A$2]*[.$D$2]))" office:value-type="float" office:value="0.00571915393952146" calcext:value-type="float">
            <text:p>0.005719153939521</text:p>
          </table:table-cell>
          <table:table-cell table:formula="of:=1/[.D973]" office:value-type="float" office:value="174.851037509173" calcext:value-type="float">
            <text:p>174.85103750917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4]*[.$A$2]" office:value-type="float" office:value="73.2619078125" calcext:value-type="float">
            <text:p>73.2619078125</text:p>
          </table:table-cell>
          <table:table-cell table:formula="of:=SQRT([.$C$5]*[.B974])" office:value-type="float" office:value="27.066936991928" calcext:value-type="float">
            <text:p>27.066936991928</text:p>
          </table:table-cell>
          <table:table-cell table:formula="of:=([.C974]/([.$A$2]*[.$D$2]))" office:value-type="float" office:value="0.00572211033875717" calcext:value-type="float">
            <text:p>0.005722110338757</text:p>
          </table:table-cell>
          <table:table-cell table:formula="of:=1/[.D974]" office:value-type="float" office:value="174.760698553254" calcext:value-type="float">
            <text:p>174.76069855325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5]*[.$A$2]" office:value-type="float" office:value="73.3375916015625" calcext:value-type="float">
            <text:p>73.3375916015625</text:p>
          </table:table-cell>
          <table:table-cell table:formula="of:=SQRT([.$C$5]*[.B975])" office:value-type="float" office:value="27.0809142389179" calcext:value-type="float">
            <text:p>27.0809142389179</text:p>
          </table:table-cell>
          <table:table-cell table:formula="of:=([.C975]/([.$A$2]*[.$D$2]))" office:value-type="float" office:value="0.00572506521132114" calcext:value-type="float">
            <text:p>0.005725065211321</text:p>
          </table:table-cell>
          <table:table-cell table:formula="of:=1/[.D975]" office:value-type="float" office:value="174.670499477024" calcext:value-type="float">
            <text:p>174.670499477024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6]*[.$A$2]" office:value-type="float" office:value="73.413275390625" calcext:value-type="float">
            <text:p>73.413275390625</text:p>
          </table:table-cell>
          <table:table-cell table:formula="of:=SQRT([.$C$5]*[.B976])" office:value-type="float" office:value="27.0948842755648" calcext:value-type="float">
            <text:p>27.0948842755648</text:p>
          </table:table-cell>
          <table:table-cell table:formula="of:=([.C976]/([.$A$2]*[.$D$2]))" office:value-type="float" office:value="0.00572801855957603" calcext:value-type="float">
            <text:p>0.005728018559576</text:p>
          </table:table-cell>
          <table:table-cell table:formula="of:=1/[.D976]" office:value-type="float" office:value="174.580439919876" calcext:value-type="float">
            <text:p>174.580439919876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7]*[.$A$2]" office:value-type="float" office:value="73.4889591796875" calcext:value-type="float">
            <text:p>73.4889591796875</text:p>
          </table:table-cell>
          <table:table-cell table:formula="of:=SQRT([.$C$5]*[.B977])" office:value-type="float" office:value="27.108847113016" calcext:value-type="float">
            <text:p>27.108847113016</text:p>
          </table:table-cell>
          <table:table-cell table:formula="of:=([.C977]/([.$A$2]*[.$D$2]))" office:value-type="float" office:value="0.00573097038587841" calcext:value-type="float">
            <text:p>0.005730970385878</text:p>
          </table:table-cell>
          <table:table-cell table:formula="of:=1/[.D977]" office:value-type="float" office:value="174.490519522502" calcext:value-type="float">
            <text:p>174.490519522502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8]*[.$A$2]" office:value-type="float" office:value="73.56464296875" calcext:value-type="float">
            <text:p>73.56464296875</text:p>
          </table:table-cell>
          <table:table-cell table:formula="of:=SQRT([.$C$5]*[.B978])" office:value-type="float" office:value="27.1228027623898" calcext:value-type="float">
            <text:p>27.1228027623898</text:p>
          </table:table-cell>
          <table:table-cell table:formula="of:=([.C978]/([.$A$2]*[.$D$2]))" office:value-type="float" office:value="0.00573392069257879" calcext:value-type="float">
            <text:p>0.005733920692579</text:p>
          </table:table-cell>
          <table:table-cell table:formula="of:=1/[.D978]" office:value-type="float" office:value="174.400737926889" calcext:value-type="float">
            <text:p>174.400737926889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9]*[.$A$2]" office:value-type="float" office:value="73.6403267578125" calcext:value-type="float">
            <text:p>73.6403267578125</text:p>
          </table:table-cell>
          <table:table-cell table:formula="of:=SQRT([.$C$5]*[.B979])" office:value-type="float" office:value="27.1367512347761" calcext:value-type="float">
            <text:p>27.1367512347761</text:p>
          </table:table-cell>
          <table:table-cell table:formula="of:=([.C979]/([.$A$2]*[.$D$2]))" office:value-type="float" office:value="0.00573686948202163" calcext:value-type="float">
            <text:p>0.005736869482022</text:p>
          </table:table-cell>
          <table:table-cell table:formula="of:=1/[.D979]" office:value-type="float" office:value="174.311094776311" calcext:value-type="float">
            <text:p>174.31109477631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80]*[.$A$2]" office:value-type="float" office:value="73.716010546875" calcext:value-type="float">
            <text:p>73.716010546875</text:p>
          </table:table-cell>
          <table:table-cell table:formula="of:=SQRT([.$C$5]*[.B980])" office:value-type="float" office:value="27.1506925412364" calcext:value-type="float">
            <text:p>27.1506925412364</text:p>
          </table:table-cell>
          <table:table-cell table:formula="of:=([.C980]/([.$A$2]*[.$D$2]))" office:value-type="float" office:value="0.00573981675654537" calcext:value-type="float">
            <text:p>0.005739816756545</text:p>
          </table:table-cell>
          <table:table-cell table:formula="of:=1/[.D980]" office:value-type="float" office:value="174.221589715326" calcext:value-type="float">
            <text:p>174.22158971532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81]*[.$A$2]" office:value-type="float" office:value="73.7916943359375" calcext:value-type="float">
            <text:p>73.7916943359375</text:p>
          </table:table-cell>
          <table:table-cell table:formula="of:=SQRT([.$C$5]*[.B981])" office:value-type="float" office:value="27.1646266928035" calcext:value-type="float">
            <text:p>27.1646266928035</text:p>
          </table:table-cell>
          <table:table-cell table:formula="of:=([.C981]/([.$A$2]*[.$D$2]))" office:value-type="float" office:value="0.00574276251848245" calcext:value-type="float">
            <text:p>0.005742762518482</text:p>
          </table:table-cell>
          <table:table-cell table:formula="of:=1/[.D981]" office:value-type="float" office:value="174.132222389766" calcext:value-type="float">
            <text:p>174.13222238976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82]*[.$A$2]" office:value-type="float" office:value="73.867378125" calcext:value-type="float">
            <text:p>73.867378125</text:p>
          </table:table-cell>
          <table:table-cell table:formula="of:=SQRT([.$C$5]*[.B982])" office:value-type="float" office:value="27.1785537004823" calcext:value-type="float">
            <text:p>27.1785537004823</text:p>
          </table:table-cell>
          <table:table-cell table:formula="of:=([.C982]/([.$A$2]*[.$D$2]))" office:value-type="float" office:value="0.00574570677015933" calcext:value-type="float">
            <text:p>0.005745706770159</text:p>
          </table:table-cell>
          <table:table-cell table:formula="of:=1/[.D982]" office:value-type="float" office:value="174.042992446736" calcext:value-type="float">
            <text:p>174.04299244673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83]*[.$A$2]" office:value-type="float" office:value="73.9430619140625" calcext:value-type="float">
            <text:p>73.9430619140625</text:p>
          </table:table-cell>
          <table:table-cell table:formula="of:=SQRT([.$C$5]*[.B983])" office:value-type="float" office:value="27.1924735752492" calcext:value-type="float">
            <text:p>27.1924735752492</text:p>
          </table:table-cell>
          <table:table-cell table:formula="of:=([.C983]/([.$A$2]*[.$D$2]))" office:value-type="float" office:value="0.00574864951389651" calcext:value-type="float">
            <text:p>0.005748649513897</text:p>
          </table:table-cell>
          <table:table-cell table:formula="of:=1/[.D983]" office:value-type="float" office:value="173.953899534603" calcext:value-type="float">
            <text:p>173.95389953460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4]*[.$A$2]" office:value-type="float" office:value="74.018745703125" calcext:value-type="float">
            <text:p>74.018745703125</text:p>
          </table:table-cell>
          <table:table-cell table:formula="of:=SQRT([.$C$5]*[.B984])" office:value-type="float" office:value="27.2063863280526" calcext:value-type="float">
            <text:p>27.2063863280526</text:p>
          </table:table-cell>
          <table:table-cell table:formula="of:=([.C984]/([.$A$2]*[.$D$2]))" office:value-type="float" office:value="0.00575159075200857" calcext:value-type="float">
            <text:p>0.005751590752009</text:p>
          </table:table-cell>
          <table:table-cell table:formula="of:=1/[.D984]" office:value-type="float" office:value="173.864943302995" calcext:value-type="float">
            <text:p>173.864943302995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5]*[.$A$2]" office:value-type="float" office:value="74.0944294921875" calcext:value-type="float">
            <text:p>74.0944294921875</text:p>
          </table:table-cell>
          <table:table-cell table:formula="of:=SQRT([.$C$5]*[.B985])" office:value-type="float" office:value="27.2202919698132" calcext:value-type="float">
            <text:p>27.2202919698132</text:p>
          </table:table-cell>
          <table:table-cell table:formula="of:=([.C985]/([.$A$2]*[.$D$2]))" office:value-type="float" office:value="0.00575453048680415" calcext:value-type="float">
            <text:p>0.005754530486804</text:p>
          </table:table-cell>
          <table:table-cell table:formula="of:=1/[.D985]" office:value-type="float" office:value="173.776123402791" calcext:value-type="float">
            <text:p>173.77612340279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6]*[.$A$2]" office:value-type="float" office:value="74.17011328125" calcext:value-type="float">
            <text:p>74.17011328125</text:p>
          </table:table-cell>
          <table:table-cell table:formula="of:=SQRT([.$C$5]*[.B986])" office:value-type="float" office:value="27.2341905114233" calcext:value-type="float">
            <text:p>27.2341905114233</text:p>
          </table:table-cell>
          <table:table-cell table:formula="of:=([.C986]/([.$A$2]*[.$D$2]))" office:value-type="float" office:value="0.00575746872058601" calcext:value-type="float">
            <text:p>0.005757468720586</text:p>
          </table:table-cell>
          <table:table-cell table:formula="of:=1/[.D986]" office:value-type="float" office:value="173.687439486118" calcext:value-type="float">
            <text:p>173.687439486118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7]*[.$A$2]" office:value-type="float" office:value="74.2457970703125" calcext:value-type="float">
            <text:p>74.2457970703125</text:p>
          </table:table-cell>
          <table:table-cell table:formula="of:=SQRT([.$C$5]*[.B987])" office:value-type="float" office:value="27.2480819637479" calcext:value-type="float">
            <text:p>27.2480819637479</text:p>
          </table:table-cell>
          <table:table-cell table:formula="of:=([.C987]/([.$A$2]*[.$D$2]))" office:value-type="float" office:value="0.00576040545565103" calcext:value-type="float">
            <text:p>0.005760405455651</text:p>
          </table:table-cell>
          <table:table-cell table:formula="of:=1/[.D987]" office:value-type="float" office:value="173.598891206345" calcext:value-type="float">
            <text:p>173.59889120634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8]*[.$A$2]" office:value-type="float" office:value="74.321480859375" calcext:value-type="float">
            <text:p>74.321480859375</text:p>
          </table:table-cell>
          <table:table-cell table:formula="of:=SQRT([.$C$5]*[.B988])" office:value-type="float" office:value="27.2619663376241" calcext:value-type="float">
            <text:p>27.2619663376241</text:p>
          </table:table-cell>
          <table:table-cell table:formula="of:=([.C988]/([.$A$2]*[.$D$2]))" office:value-type="float" office:value="0.00576334069429025" calcext:value-type="float">
            <text:p>0.00576334069429</text:p>
          </table:table-cell>
          <table:table-cell table:formula="of:=1/[.D988]" office:value-type="float" office:value="173.510478218076" calcext:value-type="float">
            <text:p>173.51047821807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9]*[.$A$2]" office:value-type="float" office:value="74.3971646484375" calcext:value-type="float">
            <text:p>74.3971646484375</text:p>
          </table:table-cell>
          <table:table-cell table:formula="of:=SQRT([.$C$5]*[.B989])" office:value-type="float" office:value="27.2758436438614" calcext:value-type="float">
            <text:p>27.2758436438614</text:p>
          </table:table-cell>
          <table:table-cell table:formula="of:=([.C989]/([.$A$2]*[.$D$2]))" office:value-type="float" office:value="0.00576627443878887" calcext:value-type="float">
            <text:p>0.005766274438789</text:p>
          </table:table-cell>
          <table:table-cell table:formula="of:=1/[.D989]" office:value-type="float" office:value="173.422200177145" calcext:value-type="float">
            <text:p>173.42220017714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90]*[.$A$2]" office:value-type="float" office:value="74.4728484375" calcext:value-type="float">
            <text:p>74.4728484375</text:p>
          </table:table-cell>
          <table:table-cell table:formula="of:=SQRT([.$C$5]*[.B990])" office:value-type="float" office:value="27.2897138932419" calcext:value-type="float">
            <text:p>27.2897138932419</text:p>
          </table:table-cell>
          <table:table-cell table:formula="of:=([.C990]/([.$A$2]*[.$D$2]))" office:value-type="float" office:value="0.00576920669142628" calcext:value-type="float">
            <text:p>0.005769206691426</text:p>
          </table:table-cell>
          <table:table-cell table:formula="of:=1/[.D990]" office:value-type="float" office:value="173.334056740612" calcext:value-type="float">
            <text:p>173.33405674061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91]*[.$A$2]" office:value-type="float" office:value="74.5485322265625" calcext:value-type="float">
            <text:p>74.5485322265625</text:p>
          </table:table-cell>
          <table:table-cell table:formula="of:=SQRT([.$C$5]*[.B991])" office:value-type="float" office:value="27.3035770965202" calcext:value-type="float">
            <text:p>27.3035770965202</text:p>
          </table:table-cell>
          <table:table-cell table:formula="of:=([.C991]/([.$A$2]*[.$D$2]))" office:value-type="float" office:value="0.00577213745447609" calcext:value-type="float">
            <text:p>0.005772137454476</text:p>
          </table:table-cell>
          <table:table-cell table:formula="of:=1/[.D991]" office:value-type="float" office:value="173.246047566753" calcext:value-type="float">
            <text:p>173.246047566753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92]*[.$A$2]" office:value-type="float" office:value="74.624216015625" calcext:value-type="float">
            <text:p>74.624216015625</text:p>
          </table:table-cell>
          <table:table-cell table:formula="of:=SQRT([.$C$5]*[.B992])" office:value-type="float" office:value="27.3174332644238" calcext:value-type="float">
            <text:p>27.3174332644238</text:p>
          </table:table-cell>
          <table:table-cell table:formula="of:=([.C992]/([.$A$2]*[.$D$2]))" office:value-type="float" office:value="0.00577506673020612" calcext:value-type="float">
            <text:p>0.005775066730206</text:p>
          </table:table-cell>
          <table:table-cell table:formula="of:=1/[.D992]" office:value-type="float" office:value="173.15817231506" calcext:value-type="float">
            <text:p>173.1581723150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93]*[.$A$2]" office:value-type="float" office:value="74.6998998046875" calcext:value-type="float">
            <text:p>74.6998998046875</text:p>
          </table:table-cell>
          <table:table-cell table:formula="of:=SQRT([.$C$5]*[.B993])" office:value-type="float" office:value="27.3312824076529" calcext:value-type="float">
            <text:p>27.3312824076529</text:p>
          </table:table-cell>
          <table:table-cell table:formula="of:=([.C993]/([.$A$2]*[.$D$2]))" office:value-type="float" office:value="0.00577799452087846" calcext:value-type="float">
            <text:p>0.005777994520878</text:p>
          </table:table-cell>
          <table:table-cell table:formula="of:=1/[.D993]" office:value-type="float" office:value="173.070430646231" calcext:value-type="float">
            <text:p>173.07043064623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4]*[.$A$2]" office:value-type="float" office:value="74.77558359375" calcext:value-type="float">
            <text:p>74.77558359375</text:p>
          </table:table-cell>
          <table:table-cell table:formula="of:=SQRT([.$C$5]*[.B994])" office:value-type="float" office:value="27.3451245368804" calcext:value-type="float">
            <text:p>27.3451245368804</text:p>
          </table:table-cell>
          <table:table-cell table:formula="of:=([.C994]/([.$A$2]*[.$D$2]))" office:value-type="float" office:value="0.00578092082874946" calcext:value-type="float">
            <text:p>0.005780920828749</text:p>
          </table:table-cell>
          <table:table-cell table:formula="of:=1/[.D994]" office:value-type="float" office:value="172.982822222169" calcext:value-type="float">
            <text:p>172.982822222169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5]*[.$A$2]" office:value-type="float" office:value="74.8512673828125" calcext:value-type="float">
            <text:p>74.8512673828125</text:p>
          </table:table-cell>
          <table:table-cell table:formula="of:=SQRT([.$C$5]*[.B995])" office:value-type="float" office:value="27.3589596627526" calcext:value-type="float">
            <text:p>27.3589596627526</text:p>
          </table:table-cell>
          <table:table-cell table:formula="of:=([.C995]/([.$A$2]*[.$D$2]))" office:value-type="float" office:value="0.00578384565606978" calcext:value-type="float">
            <text:p>0.00578384565607</text:p>
          </table:table-cell>
          <table:table-cell table:formula="of:=1/[.D995]" office:value-type="float" office:value="172.89534670597" calcext:value-type="float">
            <text:p>172.89534670597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6]*[.$A$2]" office:value-type="float" office:value="74.926951171875" calcext:value-type="float">
            <text:p>74.926951171875</text:p>
          </table:table-cell>
          <table:table-cell table:formula="of:=SQRT([.$C$5]*[.B996])" office:value-type="float" office:value="27.3727877958886" calcext:value-type="float">
            <text:p>27.3727877958886</text:p>
          </table:table-cell>
          <table:table-cell table:formula="of:=([.C996]/([.$A$2]*[.$D$2]))" office:value-type="float" office:value="0.00578676900508437" calcext:value-type="float">
            <text:p>0.005786769005084</text:p>
          </table:table-cell>
          <table:table-cell table:formula="of:=1/[.D996]" office:value-type="float" office:value="172.808003761923" calcext:value-type="float">
            <text:p>172.80800376192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7]*[.$A$2]" office:value-type="float" office:value="75.0026349609375" calcext:value-type="float">
            <text:p>75.0026349609375</text:p>
          </table:table-cell>
          <table:table-cell table:formula="of:=SQRT([.$C$5]*[.B997])" office:value-type="float" office:value="27.3866089468809" calcext:value-type="float">
            <text:p>27.3866089468809</text:p>
          </table:table-cell>
          <table:table-cell table:formula="of:=([.C997]/([.$A$2]*[.$D$2]))" office:value-type="float" office:value="0.00578969087803252" calcext:value-type="float">
            <text:p>0.005789690878033</text:p>
          </table:table-cell>
          <table:table-cell table:formula="of:=1/[.D997]" office:value-type="float" office:value="172.720793055505" calcext:value-type="float">
            <text:p>172.720793055505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8]*[.$A$2]" office:value-type="float" office:value="75.07831875" calcext:value-type="float">
            <text:p>75.07831875</text:p>
          </table:table-cell>
          <table:table-cell table:formula="of:=SQRT([.$C$5]*[.B998])" office:value-type="float" office:value="27.400423126295" calcext:value-type="float">
            <text:p>27.400423126295</text:p>
          </table:table-cell>
          <table:table-cell table:formula="of:=([.C998]/([.$A$2]*[.$D$2]))" office:value-type="float" office:value="0.00579261127714789" calcext:value-type="float">
            <text:p>0.005792611277148</text:p>
          </table:table-cell>
          <table:table-cell table:formula="of:=1/[.D998]" office:value-type="float" office:value="172.633714253371" calcext:value-type="float">
            <text:p>172.63371425337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9]*[.$A$2]" office:value-type="float" office:value="75.1540025390625" calcext:value-type="float">
            <text:p>75.1540025390625</text:p>
          </table:table-cell>
          <table:table-cell table:formula="of:=SQRT([.$C$5]*[.B999])" office:value-type="float" office:value="27.41423034467" calcext:value-type="float">
            <text:p>27.41423034467</text:p>
          </table:table-cell>
          <table:table-cell table:formula="of:=([.C999]/([.$A$2]*[.$D$2]))" office:value-type="float" office:value="0.00579553020465848" calcext:value-type="float">
            <text:p>0.005795530204658</text:p>
          </table:table-cell>
          <table:table-cell table:formula="of:=1/[.D999]" office:value-type="float" office:value="172.546767023351" calcext:value-type="float">
            <text:p>172.54676702335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1000]*[.$A$2]" office:value-type="float" office:value="75.229686328125" calcext:value-type="float">
            <text:p>75.229686328125</text:p>
          </table:table-cell>
          <table:table-cell table:formula="of:=SQRT([.$C$5]*[.B1000])" office:value-type="float" office:value="27.4280306125185" calcext:value-type="float">
            <text:p>27.4280306125185</text:p>
          </table:table-cell>
          <table:table-cell table:formula="of:=([.C1000]/([.$A$2]*[.$D$2]))" office:value-type="float" office:value="0.00579844766278671" calcext:value-type="float">
            <text:p>0.005798447662787</text:p>
          </table:table-cell>
          <table:table-cell table:formula="of:=1/[.D1000]" office:value-type="float" office:value="172.459951034447" calcext:value-type="float">
            <text:p>172.45995103444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1001]*[.$A$2]" office:value-type="float" office:value="75.3053701171875" calcext:value-type="float">
            <text:p>75.3053701171875</text:p>
          </table:table-cell>
          <table:table-cell table:formula="of:=SQRT([.$C$5]*[.B1001])" office:value-type="float" office:value="27.4418239403265" calcext:value-type="float">
            <text:p>27.4418239403265</text:p>
          </table:table-cell>
          <table:table-cell table:formula="of:=([.C1001]/([.$A$2]*[.$D$2]))" office:value-type="float" office:value="0.0058013636537494" calcext:value-type="float">
            <text:p>0.005801363653749</text:p>
          </table:table-cell>
          <table:table-cell table:formula="of:=1/[.D1001]" office:value-type="float" office:value="172.373265956825" calcext:value-type="float">
            <text:p>172.373265956825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1002]*[.$A$2]" office:value-type="float" office:value="75.38105390625" calcext:value-type="float">
            <text:p>75.38105390625</text:p>
          </table:table-cell>
          <table:table-cell table:formula="of:=SQRT([.$C$5]*[.B1002])" office:value-type="float" office:value="27.4556103385538" calcext:value-type="float">
            <text:p>27.4556103385538</text:p>
          </table:table-cell>
          <table:table-cell table:formula="of:=([.C1002]/([.$A$2]*[.$D$2]))" office:value-type="float" office:value="0.00580427817975779" calcext:value-type="float">
            <text:p>0.005804278179758</text:p>
          </table:table-cell>
          <table:table-cell table:formula="of:=1/[.D1002]" office:value-type="float" office:value="172.286711461808" calcext:value-type="float">
            <text:p>172.2867114618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1003]*[.$A$2]" office:value-type="float" office:value="75.4567376953125" calcext:value-type="float">
            <text:p>75.4567376953125</text:p>
          </table:table-cell>
          <table:table-cell table:formula="of:=SQRT([.$C$5]*[.B1003])" office:value-type="float" office:value="27.4693898176338" calcext:value-type="float">
            <text:p>27.4693898176338</text:p>
          </table:table-cell>
          <table:table-cell table:formula="of:=([.C1003]/([.$A$2]*[.$D$2]))" office:value-type="float" office:value="0.0058071912430176" calcext:value-type="float">
            <text:p>0.005807191243018</text:p>
          </table:table-cell>
          <table:table-cell table:formula="of:=1/[.D1003]" office:value-type="float" office:value="172.200287221877" calcext:value-type="float">
            <text:p>172.20028722187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4]*[.$A$2]" office:value-type="float" office:value="75.532421484375" calcext:value-type="float">
            <text:p>75.532421484375</text:p>
          </table:table-cell>
          <table:table-cell table:formula="of:=SQRT([.$C$5]*[.B1004])" office:value-type="float" office:value="27.483162387974" calcext:value-type="float">
            <text:p>27.483162387974</text:p>
          </table:table-cell>
          <table:table-cell table:formula="of:=([.C1004]/([.$A$2]*[.$D$2]))" office:value-type="float" office:value="0.005810102845729" calcext:value-type="float">
            <text:p>0.005810102845729</text:p>
          </table:table-cell>
          <table:table-cell table:formula="of:=1/[.D1004]" office:value-type="float" office:value="172.113992910659" calcext:value-type="float">
            <text:p>172.113992910659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5]*[.$A$2]" office:value-type="float" office:value="75.6081052734375" calcext:value-type="float">
            <text:p>75.6081052734375</text:p>
          </table:table-cell>
          <table:table-cell table:formula="of:=SQRT([.$C$5]*[.B1005])" office:value-type="float" office:value="27.4969280599556" calcext:value-type="float">
            <text:p>27.4969280599556</text:p>
          </table:table-cell>
          <table:table-cell table:formula="of:=([.C1005]/([.$A$2]*[.$D$2]))" office:value-type="float" office:value="0.00581301299008664" calcext:value-type="float">
            <text:p>0.005813012990087</text:p>
          </table:table-cell>
          <table:table-cell table:formula="of:=1/[.D1005]" office:value-type="float" office:value="172.027828202926" calcext:value-type="float">
            <text:p>172.02782820292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6]*[.$A$2]" office:value-type="float" office:value="75.6837890625" calcext:value-type="float">
            <text:p>75.6837890625</text:p>
          </table:table-cell>
          <table:table-cell table:formula="of:=SQRT([.$C$5]*[.B1006])" office:value-type="float" office:value="27.5106868439339" calcext:value-type="float">
            <text:p>27.5106868439339</text:p>
          </table:table-cell>
          <table:table-cell table:formula="of:=([.C1006]/([.$A$2]*[.$D$2]))" office:value-type="float" office:value="0.00581592167827972" calcext:value-type="float">
            <text:p>0.00581592167828</text:p>
          </table:table-cell>
          <table:table-cell table:formula="of:=1/[.D1006]" office:value-type="float" office:value="171.941792774587" calcext:value-type="float">
            <text:p>171.9417927745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21:39:20.417618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0:37:50.012488945</meta:creation-date>
    <meta:editing-duration>P1DT22H6M18S</meta:editing-duration>
    <meta:editing-cycles>4</meta:editing-cycles>
    <meta:generator>LibreOffice/6.1.3.2$Linux_X86_64 LibreOffice_project/10$Build-2</meta:generator>
    <dc:date>2018-12-08T10:08:30.058695199</dc:date>
    <meta:document-statistic meta:table-count="2" meta:cell-count="5651" meta:object-count="0"/>
  </office:meta>
</office:document-meta>
</file>